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fo:text-indent="0cm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margin-left="1.27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1.90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90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Heading_20_1">
      <style:paragraph-properties fo:break-before="auto" style:writing-mode="lr-tb"/>
    </style:style>
    <style:style style:name="P15" style:family="paragraph" style:parent-style-name="Heading_20_1">
      <style:paragraph-properties fo:break-before="auto" style:writing-mode="lr-tb"/>
    </style:style>
    <style:style style:name="P16" style:family="paragraph" style:parent-style-name="Heading_20_1">
      <style:paragraph-properties fo:break-before="auto" style:writing-mode="lr-tb"/>
    </style:style>
    <style:style style:name="P17" style:family="paragraph" style:parent-style-name="Heading_20_1">
      <style:paragraph-properties fo:break-before="auto" style:writing-mode="lr-tb"/>
    </style:style>
    <style:style style:name="P18" style:family="paragraph" style:parent-style-name="Heading_20_1">
      <style:paragraph-properties fo:break-before="auto" style:writing-mode="lr-tb"/>
    </style:style>
    <style:style style:name="P19" style:family="paragraph" style:parent-style-name="Heading_20_1">
      <style:paragraph-properties fo:break-before="auto" style:writing-mode="lr-tb"/>
    </style:style>
    <style:style style:name="P20" style:family="paragraph" style:parent-style-name="Heading_20_1">
      <style:paragraph-properties fo:break-before="auto" style:writing-mode="lr-tb"/>
    </style:style>
    <style:style style:name="P21" style:family="paragraph" style:parent-style-name="Heading_20_1">
      <style:paragraph-properties fo:break-before="auto" style:writing-mode="lr-tb"/>
    </style:style>
    <style:style style:name="P22" style:family="paragraph" style:parent-style-name="Heading_20_1">
      <style:paragraph-properties fo:break-before="auto" style:writing-mode="lr-tb"/>
    </style:style>
    <style:style style:name="T22_1" style:family="text"/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P24" style:family="paragraph" style:parent-style-name="Heading_20_2">
      <style:paragraph-properties fo:break-before="auto" fo:margin-top="0.635cm" fo:margin-bottom="0.141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P34" style:family="paragraph" style:parent-style-name="Standard">
      <style:paragraph-properties fo:break-before="auto" fo:margin-top="0cm" fo:margin-bottom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Heading_20_2">
      <style:paragraph-properties fo:break-before="auto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/>
    <style:style style:name="T36_151" style:family="text"/>
    <style:style style:name="T36_152" style:family="text"/>
    <style:style style:name="T36_153" style:family="text"/>
    <style:style style:name="T36_154" style:family="text"/>
    <style:style style:name="T36_155" style:family="text"/>
    <style:style style:name="T36_156" style:family="text"/>
    <style:style style:name="T36_157" style:family="text"/>
    <style:style style:name="T36_158" style:family="text"/>
    <style:style style:name="T36_159" style:family="text"/>
    <style:style style:name="T36_160" style:family="text"/>
    <style:style style:name="T36_161" style:family="text"/>
    <style:style style:name="T36_162" style:family="text"/>
    <style:style style:name="T36_163" style:family="text"/>
    <style:style style:name="T36_164" style:family="text"/>
    <style:style style:name="T36_165" style:family="text"/>
    <style:style style:name="T36_166" style:family="text"/>
    <style:style style:name="T36_167" style:family="text"/>
    <style:style style:name="T36_168" style:family="text"/>
    <style:style style:name="T36_169" style:family="text"/>
    <style:style style:name="T36_170" style:family="text"/>
    <style:style style:name="T36_171" style:family="text"/>
    <style:style style:name="T36_172" style:family="text"/>
    <style:style style:name="T36_173" style:family="text"/>
    <style:style style:name="T36_174" style:family="text"/>
    <style:style style:name="T36_175" style:family="text"/>
    <style:style style:name="T36_176" style:family="text"/>
    <style:style style:name="T36_177" style:family="text"/>
    <style:style style:name="T36_178" style:family="text"/>
    <style:style style:name="T36_179" style:family="text"/>
    <style:style style:name="T36_180" style:family="text"/>
    <style:style style:name="T36_181" style:family="text"/>
    <style:style style:name="T36_182" style:family="text"/>
    <style:style style:name="T36_183" style:family="text"/>
    <style:style style:name="T36_184" style:family="text"/>
    <style:style style:name="T36_185" style:family="text"/>
    <style:style style:name="T36_186" style:family="text"/>
    <style:style style:name="T36_187" style:family="text"/>
    <style:style style:name="T36_188" style:family="text"/>
    <style:style style:name="T36_189" style:family="text"/>
    <style:style style:name="T36_190" style:family="text"/>
    <style:style style:name="T36_191" style:family="text"/>
    <style:style style:name="T36_192" style:family="text"/>
    <style:style style:name="T36_193" style:family="text"/>
    <style:style style:name="T36_194" style:family="text"/>
    <style:style style:name="T36_195" style:family="text"/>
    <style:style style:name="T36_196" style:family="text"/>
    <style:style style:name="T36_197" style:family="text"/>
    <style:style style:name="T36_198" style:family="text"/>
    <style:style style:name="T36_199" style:family="text"/>
    <style:style style:name="T36_200" style:family="text"/>
    <style:style style:name="T36_201" style:family="text"/>
    <style:style style:name="T36_202" style:family="text"/>
    <style:style style:name="T36_203" style:family="text"/>
    <style:style style:name="T36_204" style:family="text"/>
    <style:style style:name="T36_205" style:family="text"/>
    <style:style style:name="T36_206" style:family="text"/>
    <style:style style:name="T36_207" style:family="text"/>
    <style:style style:name="T36_208" style:family="text"/>
    <style:style style:name="T36_209" style:family="text"/>
    <style:style style:name="T36_210" style:family="text"/>
    <style:style style:name="T36_211" style:family="text"/>
    <style:style style:name="T36_212" style:family="text"/>
    <style:style style:name="T36_213" style:family="text"/>
    <style:style style:name="T36_214" style:family="text"/>
    <style:style style:name="T36_215" style:family="text"/>
    <style:style style:name="T36_216" style:family="text"/>
    <style:style style:name="T36_217" style:family="text"/>
    <style:style style:name="T36_218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P94" style:family="paragraph" style:parent-style-name="Standard">
      <style:paragraph-properties fo:break-before="auto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P95" style:family="paragraph" style:parent-style-name="Standard">
      <style:paragraph-properties fo:break-before="auto" fo:margin-top="0cm" fo:margin-bottom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P96" style:family="paragraph" style:parent-style-name="Standard">
      <style:paragraph-properties fo:break-before="auto" style:writing-mode="lr-tb"/>
    </style:style>
    <style:style style:name="P97" style:family="paragraph" style:parent-style-name="Standard">
      <style:paragraph-properties fo:break-before="auto" style:writing-mode="lr-tb"/>
    </style:style>
    <style:style style:name="P98" style:family="paragraph" style:parent-style-name="Heading_20_2">
      <style:paragraph-properties fo:break-before="auto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P100" style:family="paragraph" style:parent-style-name="Standard">
      <style:paragraph-properties fo:break-before="auto" fo:margin-top="0cm" style:writing-mode="lr-tb"/>
    </style:style>
    <style:style style:name="T100_1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P103" style:family="paragraph" style:parent-style-name="Standard">
      <style:paragraph-properties fo:break-before="auto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P104" style:family="paragraph" style:parent-style-name="Standard">
      <style:paragraph-properties fo:break-before="auto" fo:margin-top="0cm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P109" style:family="paragraph" style:parent-style-name="Standard">
      <style:paragraph-properties fo:break-before="auto" fo:margin-top="0cm" style:writing-mode="lr-tb"/>
    </style:style>
    <style:style style:name="T109_1" style:family="text"/>
    <style:style style:name="P110" style:family="paragraph" style:parent-style-name="Standard">
      <style:paragraph-properties fo:break-before="auto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P111" style:family="paragraph" style:parent-style-name="Standard">
      <style:paragraph-properties fo:break-before="auto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break-before="auto" fo:margin-top="0cm" style:writing-mode="lr-tb"/>
    </style:style>
    <style:style style:name="T112_1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P114" style:family="paragraph" style:parent-style-name="Standard">
      <style:paragraph-properties fo:break-before="auto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P115" style:family="paragraph" style:parent-style-name="Standard">
      <style:paragraph-properties fo:break-before="auto" fo:margin-top="0cm" style:writing-mode="lr-tb"/>
    </style:style>
    <style:style style:name="T115_1" style:family="text"/>
    <style:style style:name="P116" style:family="paragraph" style:parent-style-name="Standard">
      <style:paragraph-properties fo:break-before="auto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P118" style:family="paragraph" style:parent-style-name="Standard">
      <style:paragraph-properties fo:break-before="auto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P119" style:family="paragraph" style:parent-style-name="Standard">
      <style:paragraph-properties fo:break-before="auto" fo:margin-top="0cm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P121" style:family="paragraph" style:parent-style-name="Standard">
      <style:paragraph-properties fo:break-before="auto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P122" style:family="paragraph" style:parent-style-name="Standard">
      <style:paragraph-properties fo:break-before="auto" fo:margin-top="0cm" fo:margin-bottom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P123" style:family="paragraph" style:parent-style-name="Heading_20_2">
      <style:paragraph-properties fo:break-before="auto" style:writing-mode="lr-tb"/>
    </style:style>
    <style:style style:name="P124" style:family="paragraph" style:parent-style-name="Heading_20_2">
      <style:paragraph-properties fo:break-before="auto" style:writing-mode="lr-tb"/>
    </style:style>
    <style:style style:name="T124_1" style:family="text"/>
    <style:style style:name="T124_2" style:family="text"/>
    <style:style style:name="T124_3" style:family="text"/>
    <style:style style:name="P125" style:family="paragraph" style:parent-style-name="Standard">
      <style:paragraph-properties fo:break-before="auto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/>
    <style:style style:name="T125_131" style:family="text"/>
    <style:style style:name="T125_132" style:family="text"/>
    <style:style style:name="T125_133" style:family="text"/>
    <style:style style:name="T125_134" style:family="text"/>
    <style:style style:name="T125_135" style:family="text"/>
    <style:style style:name="T125_136" style:family="text"/>
    <style:style style:name="T125_137" style:family="text"/>
    <style:style style:name="T125_138" style:family="text"/>
    <style:style style:name="T125_139" style:family="text"/>
    <style:style style:name="T125_140" style:family="text"/>
    <style:style style:name="T125_141" style:family="text"/>
    <style:style style:name="T125_142" style:family="text"/>
    <style:style style:name="T125_143" style:family="text"/>
    <style:style style:name="T125_144" style:family="text"/>
    <style:style style:name="T125_145" style:family="text"/>
    <style:style style:name="T125_146" style:family="text"/>
    <style:style style:name="T125_147" style:family="text"/>
    <style:style style:name="T125_148" style:family="text"/>
    <style:style style:name="T125_149" style:family="text"/>
    <style:style style:name="T125_150" style:family="text"/>
    <style:style style:name="T125_151" style:family="text"/>
    <style:style style:name="T125_152" style:family="text"/>
    <style:style style:name="T125_153" style:family="text"/>
    <style:style style:name="T125_154" style:family="text"/>
    <style:style style:name="T125_155" style:family="text"/>
    <style:style style:name="T125_156" style:family="text"/>
    <style:style style:name="T125_157" style:family="text"/>
    <style:style style:name="T125_158" style:family="text"/>
    <style:style style:name="T125_159" style:family="text"/>
    <style:style style:name="T125_160" style:family="text"/>
    <style:style style:name="T125_161" style:family="text"/>
    <style:style style:name="T125_162" style:family="text"/>
    <style:style style:name="T125_163" style:family="text"/>
    <style:style style:name="T125_164" style:family="text"/>
    <style:style style:name="T125_165" style:family="text"/>
    <style:style style:name="T125_166" style:family="text"/>
    <style:style style:name="T125_167" style:family="text"/>
    <style:style style:name="T125_168" style:family="text"/>
    <style:style style:name="T125_169" style:family="text"/>
    <style:style style:name="T125_170" style:family="text"/>
    <style:style style:name="T125_171" style:family="text"/>
    <style:style style:name="T125_172" style:family="text"/>
    <style:style style:name="T125_173" style:family="text"/>
    <style:style style:name="T125_174" style:family="text"/>
    <style:style style:name="P126" style:family="paragraph" style:parent-style-name="Standard">
      <style:paragraph-properties fo:break-before="auto" style:writing-mode="lr-tb"/>
    </style:style>
    <style:style style:name="P127" style:family="paragraph" style:parent-style-name="Standard">
      <style:paragraph-properties fo:break-before="auto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P130" style:family="paragraph" style:parent-style-name="Standard">
      <style:paragraph-properties fo:break-before="auto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P131" style:family="paragraph" style:parent-style-name="Standard">
      <style:paragraph-properties fo:break-before="auto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P132" style:family="paragraph" style:parent-style-name="Standard">
      <style:paragraph-properties fo:break-before="auto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P133" style:family="paragraph" style:parent-style-name="Standard">
      <style:paragraph-properties fo:break-before="auto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P134" style:family="paragraph" style:parent-style-name="Standard">
      <style:paragraph-properties fo:break-before="auto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P135" style:family="paragraph" style:parent-style-name="Standard">
      <style:paragraph-properties fo:break-before="auto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P136" style:family="paragraph" style:parent-style-name="Standard">
      <style:paragraph-properties fo:break-before="auto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P137" style:family="paragraph" style:parent-style-name="Standard">
      <style:paragraph-properties fo:break-before="auto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P138" style:family="paragraph" style:parent-style-name="Standard">
      <style:paragraph-properties fo:break-before="auto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P139" style:family="paragraph" style:parent-style-name="Standard">
      <style:paragraph-properties fo:break-before="auto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P140" style:family="paragraph" style:parent-style-name="Standard">
      <style:paragraph-properties fo:break-before="auto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P141" style:family="paragraph" style:parent-style-name="Standard">
      <style:paragraph-properties fo:break-before="auto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P142" style:family="paragraph" style:parent-style-name="Standard">
      <style:paragraph-properties fo:break-before="auto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P143" style:family="paragraph" style:parent-style-name="Standard">
      <style:paragraph-properties fo:break-before="auto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P144" style:family="paragraph" style:parent-style-name="Standard">
      <style:paragraph-properties fo:break-before="auto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P145" style:family="paragraph" style:parent-style-name="Standard">
      <style:paragraph-properties fo:break-before="auto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P146" style:family="paragraph" style:parent-style-name="Standard">
      <style:paragraph-properties fo:break-before="auto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P147" style:family="paragraph" style:parent-style-name="Standard">
      <style:paragraph-properties fo:break-before="auto" fo:margin-top="0cm" style:writing-mode="lr-tb"/>
    </style:style>
    <style:style style:name="T147_1" style:family="text"/>
    <style:style style:name="P148" style:family="paragraph" style:parent-style-name="Standard">
      <style:paragraph-properties fo:break-before="auto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P149" style:family="paragraph" style:parent-style-name="Standard">
      <style:paragraph-properties fo:break-before="auto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P150" style:family="paragraph" style:parent-style-name="Standard">
      <style:paragraph-properties fo:break-before="auto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P151" style:family="paragraph" style:parent-style-name="Standard">
      <style:paragraph-properties fo:break-before="auto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P152" style:family="paragraph" style:parent-style-name="Standard">
      <style:paragraph-properties fo:break-before="auto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P153" style:family="paragraph" style:parent-style-name="Standard">
      <style:paragraph-properties fo:break-before="auto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P154" style:family="paragraph" style:parent-style-name="Standard">
      <style:paragraph-properties fo:break-before="auto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P155" style:family="paragraph" style:parent-style-name="Standard">
      <style:paragraph-properties fo:break-before="auto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P156" style:family="paragraph" style:parent-style-name="Standard">
      <style:paragraph-properties fo:break-before="auto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P157" style:family="paragraph" style:parent-style-name="Standard">
      <style:paragraph-properties fo:break-before="auto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P158" style:family="paragraph" style:parent-style-name="Standard">
      <style:paragraph-properties fo:break-before="auto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P159" style:family="paragraph" style:parent-style-name="Standard">
      <style:paragraph-properties fo:break-before="auto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P160" style:family="paragraph" style:parent-style-name="Standard">
      <style:paragraph-properties fo:break-before="auto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P161" style:family="paragraph" style:parent-style-name="Standard">
      <style:paragraph-properties fo:break-before="auto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P162" style:family="paragraph" style:parent-style-name="Standard">
      <style:paragraph-properties fo:break-before="auto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P163" style:family="paragraph" style:parent-style-name="Standard">
      <style:paragraph-properties fo:break-before="auto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P164" style:family="paragraph" style:parent-style-name="Standard">
      <style:paragraph-properties fo:break-before="auto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P165" style:family="paragraph" style:parent-style-name="Standard">
      <style:paragraph-properties fo:break-before="auto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P166" style:family="paragraph" style:parent-style-name="Standard">
      <style:paragraph-properties fo:break-before="auto" fo:margin-top="0cm" style:writing-mode="lr-tb"/>
    </style:style>
    <style:style style:name="T166_1" style:family="text"/>
    <style:style style:name="P167" style:family="paragraph" style:parent-style-name="Standard">
      <style:paragraph-properties fo:break-before="auto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P168" style:family="paragraph" style:parent-style-name="Standard">
      <style:paragraph-properties fo:break-before="auto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P169" style:family="paragraph" style:parent-style-name="Standard">
      <style:paragraph-properties fo:break-before="auto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P170" style:family="paragraph" style:parent-style-name="Standard">
      <style:paragraph-properties fo:break-before="auto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P171" style:family="paragraph" style:parent-style-name="Standard">
      <style:paragraph-properties fo:break-before="auto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P172" style:family="paragraph" style:parent-style-name="Standard">
      <style:paragraph-properties fo:break-before="auto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P173" style:family="paragraph" style:parent-style-name="Standard">
      <style:paragraph-properties fo:break-before="auto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P174" style:family="paragraph" style:parent-style-name="Standard">
      <style:paragraph-properties fo:break-before="auto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P175" style:family="paragraph" style:parent-style-name="Standard">
      <style:paragraph-properties fo:break-before="auto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P176" style:family="paragraph" style:parent-style-name="Standard">
      <style:paragraph-properties fo:break-before="auto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P177" style:family="paragraph" style:parent-style-name="Standard">
      <style:paragraph-properties fo:break-before="auto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P178" style:family="paragraph" style:parent-style-name="Standard">
      <style:paragraph-properties fo:break-before="auto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P179" style:family="paragraph" style:parent-style-name="Standard">
      <style:paragraph-properties fo:break-before="auto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P180" style:family="paragraph" style:parent-style-name="Standard">
      <style:paragraph-properties fo:break-before="auto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P182" style:family="paragraph" style:parent-style-name="Standard">
      <style:paragraph-properties fo:break-before="auto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P183" style:family="paragraph" style:parent-style-name="Standard">
      <style:paragraph-properties fo:break-before="auto" fo:margin-top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P184" style:family="paragraph" style:parent-style-name="Standard">
      <style:paragraph-properties fo:break-before="auto" fo:margin-top="0cm" fo:margin-bottom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P185" style:family="paragraph" style:parent-style-name="Standard">
      <style:paragraph-properties fo:break-before="auto" fo:text-indent="0cm" fo:margin-left="0cm" style:writing-mode="lr-tb"/>
    </style:style>
    <style:style style:name="P186" style:family="paragraph" style:parent-style-name="Heading_20_1">
      <style:paragraph-properties fo:break-before="auto" style:writing-mode="lr-tb"/>
    </style:style>
    <style:style style:name="T186_1" style:family="text"/>
    <style:style style:name="P187" style:family="paragraph" style:parent-style-name="Standard">
      <style:paragraph-properties fo:break-before="auto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P188" style:family="paragraph" style:parent-style-name="Standard">
      <style:paragraph-properties fo:break-before="auto" style:writing-mode="lr-tb"/>
    </style:style>
    <style:style style:name="P189" style:family="paragraph" style:parent-style-name="Standard">
      <style:paragraph-properties fo:break-before="auto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T189_78" style:family="text"/>
    <style:style style:name="T189_79" style:family="text"/>
    <style:style style:name="T189_80" style:family="text"/>
    <style:style style:name="T189_81" style:family="text"/>
    <style:style style:name="T189_82" style:family="text"/>
    <style:style style:name="T189_83" style:family="text"/>
    <style:style style:name="T189_84" style:family="text"/>
    <style:style style:name="T189_85" style:family="text"/>
    <style:style style:name="T189_86" style:family="text"/>
    <style:style style:name="T189_87" style:family="text"/>
    <style:style style:name="T189_88" style:family="text"/>
    <style:style style:name="T189_89" style:family="text"/>
    <style:style style:name="T189_90" style:family="text"/>
    <style:style style:name="T189_91" style:family="text"/>
    <style:style style:name="T189_92" style:family="text"/>
    <style:style style:name="T189_93" style:family="text"/>
    <style:style style:name="T189_94" style:family="text"/>
    <style:style style:name="T189_95" style:family="text"/>
    <style:style style:name="T189_96" style:family="text"/>
    <style:style style:name="T189_97" style:family="text"/>
    <style:style style:name="T189_98" style:family="text"/>
    <style:style style:name="T189_99" style:family="text"/>
    <style:style style:name="T189_100" style:family="text"/>
    <style:style style:name="T189_101" style:family="text"/>
    <style:style style:name="T189_102" style:family="text"/>
    <style:style style:name="T189_103" style:family="text"/>
    <style:style style:name="T189_104" style:family="text"/>
    <style:style style:name="T189_105" style:family="text"/>
    <style:style style:name="T189_106" style:family="text"/>
    <style:style style:name="T189_107" style:family="text"/>
    <style:style style:name="T189_108" style:family="text"/>
    <style:style style:name="T189_109" style:family="text"/>
    <style:style style:name="T189_110" style:family="text"/>
    <style:style style:name="T189_111" style:family="text"/>
    <style:style style:name="T189_112" style:family="text"/>
    <style:style style:name="T189_113" style:family="text"/>
    <style:style style:name="T189_114" style:family="text"/>
    <style:style style:name="T189_115" style:family="text"/>
    <style:style style:name="T189_116" style:family="text"/>
    <style:style style:name="T189_117" style:family="text"/>
    <style:style style:name="T189_118" style:family="text"/>
    <style:style style:name="T189_119" style:family="text"/>
    <style:style style:name="T189_120" style:family="text"/>
    <style:style style:name="T189_121" style:family="text"/>
    <style:style style:name="T189_122" style:family="text"/>
    <style:style style:name="T189_123" style:family="text"/>
    <style:style style:name="T189_124" style:family="text"/>
    <style:style style:name="T189_125" style:family="text"/>
    <style:style style:name="T189_126" style:family="text"/>
    <style:style style:name="T189_127" style:family="text"/>
    <style:style style:name="T189_128" style:family="text"/>
    <style:style style:name="T189_129" style:family="text"/>
    <style:style style:name="T189_130" style:family="text"/>
    <style:style style:name="T189_131" style:family="text"/>
    <style:style style:name="T189_132" style:family="text"/>
    <style:style style:name="T189_133" style:family="text"/>
    <style:style style:name="T189_134" style:family="text"/>
    <style:style style:name="T189_135" style:family="text"/>
    <style:style style:name="T189_136" style:family="text"/>
    <style:style style:name="T189_137" style:family="text"/>
    <style:style style:name="T189_138" style:family="text"/>
    <style:style style:name="T189_139" style:family="text"/>
    <style:style style:name="T189_140" style:family="text"/>
    <style:style style:name="T189_141" style:family="text"/>
    <style:style style:name="T189_142" style:family="text"/>
    <style:style style:name="T189_143" style:family="text"/>
    <style:style style:name="T189_144" style:family="text"/>
    <style:style style:name="T189_145" style:family="text"/>
    <style:style style:name="T189_146" style:family="text"/>
    <style:style style:name="T189_147" style:family="text"/>
    <style:style style:name="T189_148" style:family="text"/>
    <style:style style:name="T189_149" style:family="text"/>
    <style:style style:name="T189_150" style:family="text"/>
    <style:style style:name="T189_151" style:family="text"/>
    <style:style style:name="T189_152" style:family="text"/>
    <style:style style:name="T189_153" style:family="text"/>
    <style:style style:name="T189_154" style:family="text"/>
    <style:style style:name="T189_155" style:family="text"/>
    <style:style style:name="T189_156" style:family="text"/>
    <style:style style:name="T189_157" style:family="text"/>
    <style:style style:name="T189_158" style:family="text"/>
    <style:style style:name="T189_159" style:family="text"/>
    <style:style style:name="T189_160" style:family="text"/>
    <style:style style:name="T189_161" style:family="text"/>
    <style:style style:name="T189_162" style:family="text"/>
    <style:style style:name="P190" style:family="paragraph" style:parent-style-name="Heading_20_2">
      <style:paragraph-properties fo:break-before="auto" style:writing-mode="lr-tb"/>
    </style:style>
    <style:style style:name="T190_1" style:family="text"/>
    <style:style style:name="T190_2" style:family="text"/>
    <style:style style:name="T190_3" style:family="text"/>
    <style:style style:name="P191" style:family="paragraph" style:parent-style-name="Standard">
      <style:paragraph-properties fo:break-before="auto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P192" style:family="paragraph" style:parent-style-name="Standard">
      <style:paragraph-properties fo:break-before="auto" style:writing-mode="lr-tb"/>
    </style:style>
    <style:style style:name="P193" style:family="paragraph" style:parent-style-name="Standard">
      <style:paragraph-properties fo:break-before="auto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T193_79" style:family="text"/>
    <style:style style:name="T193_80" style:family="text"/>
    <style:style style:name="T193_81" style:family="text"/>
    <style:style style:name="T193_82" style:family="text"/>
    <style:style style:name="T193_83" style:family="text"/>
    <style:style style:name="T193_84" style:family="text"/>
    <style:style style:name="T193_85" style:family="text"/>
    <style:style style:name="T193_86" style:family="text"/>
    <style:style style:name="T193_87" style:family="text"/>
    <style:style style:name="T193_88" style:family="text"/>
    <style:style style:name="T193_89" style:family="text"/>
    <style:style style:name="T193_90" style:family="text"/>
    <style:style style:name="T193_91" style:family="text"/>
    <style:style style:name="T193_92" style:family="text"/>
    <style:style style:name="T193_93" style:family="text"/>
    <style:style style:name="T193_94" style:family="text"/>
    <style:style style:name="T193_95" style:family="text"/>
    <style:style style:name="T193_96" style:family="text"/>
    <style:style style:name="T193_97" style:family="text"/>
    <style:style style:name="T193_98" style:family="text">
      <style:text-properties fo:color="#1155cc" style:text-underline-style="solid" style:text-underline-color="font-color"/>
    </style:style>
    <style:style style:name="T193_99" style:family="text"/>
    <style:style style:name="T193_100" style:family="text"/>
    <style:style style:name="T193_101" style:family="text"/>
    <style:style style:name="T193_102" style:family="text"/>
    <style:style style:name="T193_103" style:family="text"/>
    <style:style style:name="T193_104" style:family="text"/>
    <style:style style:name="T193_105" style:family="text"/>
    <style:style style:name="T193_106" style:family="text"/>
    <style:style style:name="T193_107" style:family="text"/>
    <style:style style:name="T193_108" style:family="text"/>
    <style:style style:name="T193_109" style:family="text"/>
    <style:style style:name="T193_110" style:family="text"/>
    <style:style style:name="T193_111" style:family="text"/>
    <style:style style:name="T193_112" style:family="text"/>
    <style:style style:name="T193_113" style:family="text"/>
    <style:style style:name="T193_114" style:family="text"/>
    <style:style style:name="T193_115" style:family="text"/>
    <style:style style:name="T193_116" style:family="text"/>
    <style:style style:name="T193_117" style:family="text"/>
    <style:style style:name="T193_118" style:family="text"/>
    <style:style style:name="T193_119" style:family="text"/>
    <style:style style:name="T193_120" style:family="text"/>
    <style:style style:name="T193_121" style:family="text"/>
    <style:style style:name="T193_122" style:family="text"/>
    <style:style style:name="T193_123" style:family="text"/>
    <style:style style:name="T193_124" style:family="text"/>
    <style:style style:name="T193_125" style:family="text"/>
    <style:style style:name="T193_126" style:family="text"/>
    <style:style style:name="T193_127" style:family="text"/>
    <style:style style:name="T193_128" style:family="text"/>
    <style:style style:name="T193_129" style:family="text"/>
    <style:style style:name="T193_130" style:family="text"/>
    <style:style style:name="T193_131" style:family="text"/>
    <style:style style:name="T193_132" style:family="text"/>
    <style:style style:name="T193_133" style:family="text"/>
    <style:style style:name="T193_134" style:family="text"/>
    <style:style style:name="T193_135" style:family="text"/>
    <style:style style:name="T193_136" style:family="text"/>
    <style:style style:name="T193_137" style:family="text"/>
    <style:style style:name="T193_138" style:family="text"/>
    <style:style style:name="T193_139" style:family="text"/>
    <style:style style:name="T193_140" style:family="text"/>
    <style:style style:name="T193_141" style:family="text"/>
    <style:style style:name="T193_142" style:family="text"/>
    <style:style style:name="T193_143" style:family="text"/>
    <style:style style:name="T193_144" style:family="text"/>
    <style:style style:name="T193_145" style:family="text"/>
    <style:style style:name="T193_146" style:family="text"/>
    <style:style style:name="T193_147" style:family="text"/>
    <style:style style:name="T193_148" style:family="text"/>
    <style:style style:name="T193_149" style:family="text"/>
    <style:style style:name="T193_150" style:family="text"/>
    <style:style style:name="T193_151" style:family="text"/>
    <style:style style:name="T193_152" style:family="text"/>
    <style:style style:name="T193_153" style:family="text"/>
    <style:style style:name="T193_154" style:family="text"/>
    <style:style style:name="T193_155" style:family="text"/>
    <style:style style:name="T193_156" style:family="text"/>
    <style:style style:name="T193_157" style:family="text"/>
    <style:style style:name="T193_158" style:family="text"/>
    <style:style style:name="T193_159" style:family="text"/>
    <style:style style:name="T193_160" style:family="text"/>
    <style:style style:name="T193_161" style:family="text"/>
    <style:style style:name="T193_162" style:family="text"/>
    <style:style style:name="T193_163" style:family="text"/>
    <style:style style:name="T193_164" style:family="text"/>
    <style:style style:name="T193_165" style:family="text"/>
    <style:style style:name="T193_166" style:family="text"/>
    <style:style style:name="T193_167" style:family="text"/>
    <style:style style:name="T193_168" style:family="text"/>
    <style:style style:name="T193_169" style:family="text"/>
    <style:style style:name="T193_170" style:family="text"/>
    <style:style style:name="T193_171" style:family="text"/>
    <style:style style:name="T193_172" style:family="text"/>
    <style:style style:name="T193_173" style:family="text"/>
    <style:style style:name="T193_174" style:family="text"/>
    <style:style style:name="T193_175" style:family="text"/>
    <style:style style:name="T193_176" style:family="text"/>
    <style:style style:name="T193_177" style:family="text"/>
    <style:style style:name="T193_178" style:family="text"/>
    <style:style style:name="T193_179" style:family="text"/>
    <style:style style:name="T193_180" style:family="text"/>
    <style:style style:name="T193_181" style:family="text"/>
    <style:style style:name="T193_182" style:family="text"/>
    <style:style style:name="T193_183" style:family="text"/>
    <style:style style:name="T193_184" style:family="text"/>
    <style:style style:name="T193_185" style:family="text"/>
    <style:style style:name="T193_186" style:family="text"/>
    <style:style style:name="T193_187" style:family="text"/>
    <style:style style:name="T193_188" style:family="text"/>
    <style:style style:name="T193_189" style:family="text"/>
    <style:style style:name="T193_190" style:family="text"/>
    <style:style style:name="T193_191" style:family="text"/>
    <style:style style:name="T193_192" style:family="text"/>
    <style:style style:name="T193_193" style:family="text"/>
    <style:style style:name="T193_194" style:family="text"/>
    <style:style style:name="T193_195" style:family="text"/>
    <style:style style:name="T193_196" style:family="text"/>
    <style:style style:name="T193_197" style:family="text"/>
    <style:style style:name="T193_198" style:family="text"/>
    <style:style style:name="T193_199" style:family="text"/>
    <style:style style:name="T193_200" style:family="text"/>
    <style:style style:name="T193_201" style:family="text"/>
    <style:style style:name="T193_202" style:family="text"/>
    <style:style style:name="T193_203" style:family="text"/>
    <style:style style:name="T193_204" style:family="text"/>
    <style:style style:name="T193_205" style:family="text"/>
    <style:style style:name="T193_206" style:family="text"/>
    <style:style style:name="T193_207" style:family="text"/>
    <style:style style:name="T193_208" style:family="text"/>
    <style:style style:name="T193_209" style:family="text"/>
    <style:style style:name="T193_210" style:family="text"/>
    <style:style style:name="T193_211" style:family="text"/>
    <style:style style:name="T193_212" style:family="text"/>
    <style:style style:name="T193_213" style:family="text"/>
    <style:style style:name="T193_214" style:family="text"/>
    <style:style style:name="T193_215" style:family="text"/>
    <style:style style:name="T193_216" style:family="text"/>
    <style:style style:name="T193_217" style:family="text"/>
    <style:style style:name="T193_218" style:family="text"/>
    <style:style style:name="T193_219" style:family="text"/>
    <style:style style:name="T193_220" style:family="text"/>
    <style:style style:name="T193_221" style:family="text"/>
    <style:style style:name="T193_222" style:family="text"/>
    <style:style style:name="T193_223" style:family="text"/>
    <style:style style:name="T193_224" style:family="text"/>
    <style:style style:name="T193_225" style:family="text"/>
    <style:style style:name="T193_226" style:family="text"/>
    <style:style style:name="T193_227" style:family="text"/>
    <style:style style:name="T193_228" style:family="text"/>
    <style:style style:name="T193_229" style:family="text"/>
    <style:style style:name="T193_230" style:family="text"/>
    <style:style style:name="T193_231" style:family="text"/>
    <style:style style:name="T193_232" style:family="text"/>
    <style:style style:name="T193_233" style:family="text"/>
    <style:style style:name="T193_234" style:family="text"/>
    <style:style style:name="T193_235" style:family="text"/>
    <style:style style:name="T193_236" style:family="text"/>
    <style:style style:name="T193_237" style:family="text"/>
    <style:style style:name="T193_238" style:family="text"/>
    <style:style style:name="T193_239" style:family="text"/>
    <style:style style:name="T193_240" style:family="text"/>
    <style:style style:name="T193_241" style:family="text"/>
    <style:style style:name="T193_242" style:family="text"/>
    <style:style style:name="T193_243" style:family="text"/>
    <style:style style:name="T193_244" style:family="text"/>
    <style:style style:name="T193_245" style:family="text"/>
    <style:style style:name="T193_246" style:family="text"/>
    <style:style style:name="T193_247" style:family="text"/>
    <style:style style:name="T193_248" style:family="text"/>
    <style:style style:name="T193_249" style:family="text"/>
    <style:style style:name="T193_250" style:family="text"/>
    <style:style style:name="T193_251" style:family="text"/>
    <style:style style:name="T193_252" style:family="text"/>
    <style:style style:name="T193_253" style:family="text"/>
    <style:style style:name="T193_254" style:family="text"/>
    <style:style style:name="T193_255" style:family="text"/>
    <style:style style:name="T193_256" style:family="text"/>
    <style:style style:name="T193_257" style:family="text"/>
    <style:style style:name="T193_258" style:family="text"/>
    <style:style style:name="T193_259" style:family="text"/>
    <style:style style:name="T193_260" style:family="text"/>
    <style:style style:name="T193_261" style:family="text"/>
    <style:style style:name="T193_262" style:family="text"/>
    <style:style style:name="T193_263" style:family="text"/>
    <style:style style:name="T193_264" style:family="text"/>
    <style:style style:name="T193_265" style:family="text"/>
    <style:style style:name="T193_266" style:family="text"/>
    <style:style style:name="T193_267" style:family="text"/>
    <style:style style:name="T193_268" style:family="text"/>
    <style:style style:name="T193_269" style:family="text"/>
    <style:style style:name="T193_270" style:family="text"/>
    <style:style style:name="T193_271" style:family="text"/>
    <style:style style:name="T193_272" style:family="text"/>
    <style:style style:name="T193_273" style:family="text"/>
    <style:style style:name="T193_274" style:family="text"/>
    <style:style style:name="T193_275" style:family="text"/>
    <style:style style:name="T193_276" style:family="text"/>
    <style:style style:name="T193_277" style:family="text"/>
    <style:style style:name="T193_278" style:family="text"/>
    <style:style style:name="T193_279" style:family="text"/>
    <style:style style:name="T193_280" style:family="text"/>
    <style:style style:name="T193_281" style:family="text"/>
    <style:style style:name="T193_282" style:family="text"/>
    <style:style style:name="T193_283" style:family="text"/>
    <style:style style:name="T193_284" style:family="text"/>
    <style:style style:name="T193_285" style:family="text"/>
    <style:style style:name="T193_286" style:family="text"/>
    <style:style style:name="T193_287" style:family="text"/>
    <style:style style:name="T193_288" style:family="text"/>
    <style:style style:name="T193_289" style:family="text"/>
    <style:style style:name="T193_290" style:family="text"/>
    <style:style style:name="T193_291" style:family="text"/>
    <style:style style:name="T193_292" style:family="text"/>
    <style:style style:name="T193_293" style:family="text"/>
    <style:style style:name="T193_294" style:family="text"/>
    <style:style style:name="T193_295" style:family="text"/>
    <style:style style:name="T193_296" style:family="text"/>
    <style:style style:name="T193_297" style:family="text"/>
    <style:style style:name="T193_298" style:family="text"/>
    <style:style style:name="T193_299" style:family="text"/>
    <style:style style:name="T193_300" style:family="text"/>
    <style:style style:name="T193_301" style:family="text"/>
    <style:style style:name="T193_302" style:family="text"/>
    <style:style style:name="T193_303" style:family="text"/>
    <style:style style:name="P194" style:family="paragraph" style:parent-style-name="Standard">
      <style:paragraph-properties fo:break-before="auto" style:writing-mode="lr-tb"/>
    </style:style>
    <style:style style:name="P195" style:family="paragraph" style:parent-style-name="Standard">
      <style:paragraph-properties fo:break-before="auto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>
      <style:text-properties fo:color="#1155cc" style:text-underline-style="solid" style:text-underline-color="font-color"/>
    </style:style>
    <style:style style:name="T195_19" style:family="text"/>
    <style:style style:name="T195_20" style:family="text">
      <style:text-properties fo:color="#1155cc" style:text-underline-style="solid" style:text-underline-color="font-color"/>
    </style:style>
    <style:style style:name="T195_21" style:family="text"/>
    <style:style style:name="T195_22" style:family="text">
      <style:text-properties fo:color="#1155cc" style:text-underline-style="solid" style:text-underline-color="font-color"/>
    </style:style>
    <style:style style:name="T195_23" style:family="text"/>
    <style:style style:name="T195_24" style:family="text">
      <style:text-properties fo:color="#1155cc" style:text-underline-style="solid" style:text-underline-color="font-color"/>
    </style:style>
    <style:style style:name="T195_25" style:family="text"/>
    <style:style style:name="T195_26" style:family="text">
      <style:text-properties fo:color="#1155cc" style:text-underline-style="solid" style:text-underline-color="font-color"/>
    </style:style>
    <style:style style:name="T195_27" style:family="text"/>
    <style:style style:name="T195_28" style:family="text">
      <style:text-properties fo:color="#1155cc" style:text-underline-style="solid" style:text-underline-color="font-color"/>
    </style:style>
    <style:style style:name="T195_29" style:family="text"/>
    <style:style style:name="T195_30" style:family="text">
      <style:text-properties fo:color="#1155cc" style:text-underline-style="solid" style:text-underline-color="font-color"/>
    </style:style>
    <style:style style:name="T195_31" style:family="text"/>
    <style:style style:name="T195_32" style:family="text">
      <style:text-properties fo:color="#1155cc" style:text-underline-style="solid" style:text-underline-color="font-color"/>
    </style:style>
    <style:style style:name="T195_33" style:family="text"/>
    <style:style style:name="T195_34" style:family="text">
      <style:text-properties fo:color="#1155cc" style:text-underline-style="solid" style:text-underline-color="font-color"/>
    </style:style>
    <style:style style:name="T195_35" style:family="text"/>
    <style:style style:name="T195_36" style:family="text">
      <style:text-properties fo:color="#1155cc" style:text-underline-style="solid" style:text-underline-color="font-color"/>
    </style:style>
    <style:style style:name="T195_37" style:family="text"/>
    <style:style style:name="T195_38" style:family="text">
      <style:text-properties fo:color="#1155cc" style:text-underline-style="solid" style:text-underline-color="font-color"/>
    </style:style>
    <style:style style:name="T195_39" style:family="text"/>
    <style:style style:name="T195_40" style:family="text">
      <style:text-properties fo:color="#1155cc" style:text-underline-style="solid" style:text-underline-color="font-color"/>
    </style:style>
    <style:style style:name="T195_41" style:family="text"/>
    <style:style style:name="T195_42" style:family="text">
      <style:text-properties fo:color="#1155cc" style:text-underline-style="solid" style:text-underline-color="font-color"/>
    </style:style>
    <style:style style:name="T195_43" style:family="text"/>
    <style:style style:name="T195_44" style:family="text">
      <style:text-properties fo:color="#1155cc" style:text-underline-style="solid" style:text-underline-color="font-color"/>
    </style:style>
    <style:style style:name="T195_45" style:family="text"/>
    <style:style style:name="T195_46" style:family="text">
      <style:text-properties fo:color="#1155cc" style:text-underline-style="solid" style:text-underline-color="font-color"/>
    </style:style>
    <style:style style:name="T195_47" style:family="text"/>
    <style:style style:name="T195_48" style:family="text">
      <style:text-properties fo:color="#1155cc" style:text-underline-style="solid" style:text-underline-color="font-color"/>
    </style:style>
    <style:style style:name="T195_49" style:family="text"/>
    <style:style style:name="T195_50" style:family="text">
      <style:text-properties fo:color="#1155cc" style:text-underline-style="solid" style:text-underline-color="font-color"/>
    </style:style>
    <style:style style:name="T195_51" style:family="text"/>
    <style:style style:name="T195_52" style:family="text">
      <style:text-properties fo:color="#1155cc" style:text-underline-style="solid" style:text-underline-color="font-color"/>
    </style:style>
    <style:style style:name="T195_53" style:family="text"/>
    <style:style style:name="T195_54" style:family="text">
      <style:text-properties fo:color="#1155cc" style:text-underline-style="solid" style:text-underline-color="font-color"/>
    </style:style>
    <style:style style:name="T195_55" style:family="text"/>
    <style:style style:name="T195_56" style:family="text">
      <style:text-properties fo:color="#1155cc" style:text-underline-style="solid" style:text-underline-color="font-color"/>
    </style:style>
    <style:style style:name="T195_57" style:family="text"/>
    <style:style style:name="T195_58" style:family="text">
      <style:text-properties fo:color="#1155cc" style:text-underline-style="solid" style:text-underline-color="font-color"/>
    </style:style>
    <style:style style:name="T195_59" style:family="text"/>
    <style:style style:name="T195_60" style:family="text">
      <style:text-properties fo:color="#1155cc" style:text-underline-style="solid" style:text-underline-color="font-color"/>
    </style:style>
    <style:style style:name="T195_61" style:family="text"/>
    <style:style style:name="T195_62" style:family="text">
      <style:text-properties fo:color="#1155cc" style:text-underline-style="solid" style:text-underline-color="font-color"/>
    </style:style>
    <style:style style:name="T195_63" style:family="text"/>
    <style:style style:name="T195_64" style:family="text">
      <style:text-properties fo:color="#1155cc" style:text-underline-style="solid" style:text-underline-color="font-color"/>
    </style:style>
    <style:style style:name="T195_65" style:family="text"/>
    <style:style style:name="T195_66" style:family="text">
      <style:text-properties fo:color="#1155cc" style:text-underline-style="solid" style:text-underline-color="font-color"/>
    </style:style>
    <style:style style:name="T195_67" style:family="text"/>
    <style:style style:name="T195_68" style:family="text">
      <style:text-properties fo:color="#1155cc" style:text-underline-style="solid" style:text-underline-color="font-color"/>
    </style:style>
    <style:style style:name="T195_69" style:family="text"/>
    <style:style style:name="T195_70" style:family="text">
      <style:text-properties fo:color="#1155cc" style:text-underline-style="solid" style:text-underline-color="font-color"/>
    </style:style>
    <style:style style:name="T195_71" style:family="text"/>
    <style:style style:name="T195_72" style:family="text">
      <style:text-properties fo:color="#1155cc" style:text-underline-style="solid" style:text-underline-color="font-color"/>
    </style:style>
    <style:style style:name="T195_73" style:family="text"/>
    <style:style style:name="T195_74" style:family="text">
      <style:text-properties fo:color="#1155cc" style:text-underline-style="solid" style:text-underline-color="font-color"/>
    </style:style>
    <style:style style:name="T195_75" style:family="text"/>
    <style:style style:name="T195_76" style:family="text">
      <style:text-properties fo:color="#1155cc" style:text-underline-style="solid" style:text-underline-color="font-color"/>
    </style:style>
    <style:style style:name="T195_77" style:family="text"/>
    <style:style style:name="T195_78" style:family="text">
      <style:text-properties fo:color="#1155cc" style:text-underline-style="solid" style:text-underline-color="font-color"/>
    </style:style>
    <style:style style:name="T195_79" style:family="text"/>
    <style:style style:name="T195_80" style:family="text">
      <style:text-properties fo:color="#1155cc" style:text-underline-style="solid" style:text-underline-color="font-color"/>
    </style:style>
    <style:style style:name="T195_81" style:family="text"/>
    <style:style style:name="T195_82" style:family="text">
      <style:text-properties fo:color="#1155cc" style:text-underline-style="solid" style:text-underline-color="font-color"/>
    </style:style>
    <style:style style:name="T195_83" style:family="text"/>
    <style:style style:name="T195_84" style:family="text">
      <style:text-properties fo:color="#1155cc" style:text-underline-style="solid" style:text-underline-color="font-color"/>
    </style:style>
    <style:style style:name="T195_85" style:family="text"/>
    <style:style style:name="T195_86" style:family="text">
      <style:text-properties fo:color="#1155cc" style:text-underline-style="solid" style:text-underline-color="font-color"/>
    </style:style>
    <style:style style:name="T195_87" style:family="text"/>
    <style:style style:name="T195_88" style:family="text">
      <style:text-properties fo:color="#1155cc" style:text-underline-style="solid" style:text-underline-color="font-color"/>
    </style:style>
    <style:style style:name="T195_89" style:family="text"/>
    <style:style style:name="T195_90" style:family="text">
      <style:text-properties fo:color="#1155cc" style:text-underline-style="solid" style:text-underline-color="font-color"/>
    </style:style>
    <style:style style:name="T195_91" style:family="text"/>
    <style:style style:name="T195_92" style:family="text">
      <style:text-properties fo:color="#1155cc" style:text-underline-style="solid" style:text-underline-color="font-color"/>
    </style:style>
    <style:style style:name="T195_93" style:family="text"/>
    <style:style style:name="T195_94" style:family="text">
      <style:text-properties fo:color="#1155cc" style:text-underline-style="solid" style:text-underline-color="font-color"/>
    </style:style>
    <style:style style:name="T195_95" style:family="text"/>
    <style:style style:name="T195_96" style:family="text">
      <style:text-properties fo:color="#1155cc" style:text-underline-style="solid" style:text-underline-color="font-color"/>
    </style:style>
    <style:style style:name="T195_97" style:family="text"/>
    <style:style style:name="T195_98" style:family="text">
      <style:text-properties fo:color="#1155cc" style:text-underline-style="solid" style:text-underline-color="font-color"/>
    </style:style>
    <style:style style:name="T195_99" style:family="text"/>
    <style:style style:name="T195_100" style:family="text">
      <style:text-properties fo:color="#1155cc" style:text-underline-style="solid" style:text-underline-color="font-color"/>
    </style:style>
    <style:style style:name="P196" style:family="paragraph" style:parent-style-name="Standard">
      <style:paragraph-properties fo:break-before="auto" style:writing-mode="lr-tb"/>
    </style:style>
    <style:style style:name="P197" style:family="paragraph" style:parent-style-name="Standard">
      <style:paragraph-properties fo:break-before="auto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P198" style:family="paragraph" style:parent-style-name="Standard">
      <style:paragraph-properties fo:break-before="auto" style:writing-mode="lr-tb"/>
    </style:style>
    <style:style style:name="P199" style:family="paragraph" style:parent-style-name="Standard">
      <style:paragraph-properties fo:break-before="auto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P200" style:family="paragraph" style:parent-style-name="Standard">
      <style:paragraph-properties fo:break-before="auto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P201" style:family="paragraph" style:parent-style-name="Standard">
      <style:paragraph-properties fo:break-before="auto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P202" style:family="paragraph" style:parent-style-name="Standard">
      <style:paragraph-properties fo:break-before="auto" style:writing-mode="lr-tb"/>
    </style:style>
    <style:style style:name="P203" style:family="paragraph" style:parent-style-name="Heading_20_2">
      <style:paragraph-properties fo:break-before="auto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P204" style:family="paragraph" style:parent-style-name="Standard">
      <style:paragraph-properties fo:break-before="auto" style:writing-mode="lr-tb"/>
    </style:style>
    <style:style style:name="P205" style:family="paragraph" style:parent-style-name="Standard">
      <style:paragraph-properties fo:break-before="auto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P206" style:family="paragraph" style:parent-style-name="Standard">
      <style:paragraph-properties fo:break-before="auto" style:writing-mode="lr-tb"/>
    </style:style>
    <style:style style:name="P207" style:family="paragraph" style:parent-style-name="Standard">
      <style:paragraph-properties fo:break-before="auto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P208" style:family="paragraph" style:parent-style-name="Standard">
      <style:paragraph-properties fo:break-before="auto" style:writing-mode="lr-tb"/>
    </style:style>
    <style:style style:name="P209" style:family="paragraph" style:parent-style-name="Heading_20_4">
      <style:paragraph-properties fo:break-before="auto" fo:margin-top="0.423cm" fo:margin-bottom="0.071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P210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6.154cm"/>
    </style:style>
    <style:style style:name="Column2" style:family="table-column">
      <style:table-column-properties style:column-width="5.969cm"/>
    </style:style>
    <style:style style:name="Column3" style:family="table-column">
      <style:table-column-properties style:column-width="4.38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break-before="auto" style:writing-mode="lr-tb"/>
    </style:style>
    <style:style style:name="P266" style:family="paragraph" style:parent-style-name="Standard">
      <style:paragraph-properties fo:break-before="auto" style:writing-mode="lr-tb"/>
    </style:style>
    <style:style style:name="P267" style:family="paragraph" style:parent-style-name="Standard">
      <style:paragraph-properties fo:break-before="auto" style:writing-mode="lr-tb"/>
    </style:style>
    <style:style style:name="T267_1" style:family="text">
      <style:text-properties fo:font-size="18pt" style:font-size-asian="18pt" style:font-size-complex="18pt" fo:font-weight="bold" style:font-weight-asian="bold" style:font-weight-complex="bold"/>
    </style:style>
    <style:style style:name="P268" style:family="paragraph" style:parent-style-name="Standard">
      <style:paragraph-properties fo:break-before="auto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P269" style:family="paragraph" style:parent-style-name="Standard">
      <style:paragraph-properties fo:break-before="auto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P270" style:family="paragraph" style:parent-style-name="Standard">
      <style:paragraph-properties fo:break-before="auto" style:writing-mode="lr-tb"/>
    </style:style>
    <style:style style:name="P271" style:family="paragraph" style:parent-style-name="Standard">
      <style:paragraph-properties fo:break-before="auto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T271_43" style:family="text"/>
    <style:style style:name="T271_44" style:family="text"/>
    <style:style style:name="T271_45" style:family="text"/>
    <style:style style:name="T271_46" style:family="text"/>
    <style:style style:name="T271_47" style:family="text"/>
    <style:style style:name="T271_48" style:family="text"/>
    <style:style style:name="T271_49" style:family="text"/>
    <style:style style:name="T271_50" style:family="text"/>
    <style:style style:name="T271_51" style:family="text"/>
    <style:style style:name="T271_52" style:family="text"/>
    <style:style style:name="T271_53" style:family="text"/>
    <style:style style:name="T271_54" style:family="text"/>
    <style:style style:name="T271_55" style:family="text"/>
    <style:style style:name="T271_56" style:family="text"/>
    <style:style style:name="T271_57" style:family="text"/>
    <style:style style:name="T271_58" style:family="text"/>
    <style:style style:name="T271_59" style:family="text"/>
    <style:style style:name="T271_60" style:family="text"/>
    <style:style style:name="T271_61" style:family="text"/>
    <style:style style:name="T271_62" style:family="text"/>
    <style:style style:name="T271_63" style:family="text"/>
    <style:style style:name="T271_64" style:family="text"/>
    <style:style style:name="T271_65" style:family="text"/>
    <style:style style:name="T271_66" style:family="text"/>
    <style:style style:name="T271_67" style:family="text"/>
    <style:style style:name="T271_68" style:family="text"/>
    <style:style style:name="T271_69" style:family="text"/>
    <style:style style:name="T271_70" style:family="text"/>
    <style:style style:name="T271_71" style:family="text"/>
    <style:style style:name="T271_72" style:family="text"/>
    <style:style style:name="T271_73" style:family="text"/>
    <style:style style:name="T271_74" style:family="text"/>
    <style:style style:name="T271_75" style:family="text"/>
    <style:style style:name="T271_76" style:family="text"/>
    <style:style style:name="T271_77" style:family="text"/>
    <style:style style:name="T271_78" style:family="text"/>
    <style:style style:name="T271_79" style:family="text"/>
    <style:style style:name="T271_80" style:family="text"/>
    <style:style style:name="T271_81" style:family="text"/>
    <style:style style:name="T271_82" style:family="text"/>
    <style:style style:name="T271_83" style:family="text"/>
    <style:style style:name="T271_84" style:family="text"/>
    <style:style style:name="T271_85" style:family="text"/>
    <style:style style:name="T271_86" style:family="text"/>
    <style:style style:name="T271_87" style:family="text"/>
    <style:style style:name="T271_88" style:family="text"/>
    <style:style style:name="T271_89" style:family="text"/>
    <style:style style:name="T271_90" style:family="text"/>
    <style:style style:name="T271_91" style:family="text"/>
    <style:style style:name="T271_92" style:family="text"/>
    <style:style style:name="T271_93" style:family="text"/>
    <style:style style:name="T271_94" style:family="text"/>
    <style:style style:name="T271_95" style:family="text"/>
    <style:style style:name="T271_96" style:family="text"/>
    <style:style style:name="T271_97" style:family="text"/>
    <style:style style:name="T271_98" style:family="text"/>
    <style:style style:name="T271_99" style:family="text"/>
    <style:style style:name="T271_100" style:family="text"/>
    <style:style style:name="T271_101" style:family="text"/>
    <style:style style:name="T271_102" style:family="text"/>
    <style:style style:name="T271_103" style:family="text"/>
    <style:style style:name="T271_104" style:family="text"/>
    <style:style style:name="T271_105" style:family="text"/>
    <style:style style:name="T271_106" style:family="text"/>
    <style:style style:name="T271_107" style:family="text"/>
    <style:style style:name="T271_108" style:family="text"/>
    <style:style style:name="T271_109" style:family="text"/>
    <style:style style:name="T271_110" style:family="text"/>
    <style:style style:name="T271_111" style:family="text"/>
    <style:style style:name="T271_112" style:family="text"/>
    <style:style style:name="T271_113" style:family="text"/>
    <style:style style:name="T271_114" style:family="text"/>
    <style:style style:name="T271_115" style:family="text"/>
    <style:style style:name="T271_116" style:family="text"/>
    <style:style style:name="T271_117" style:family="text"/>
    <style:style style:name="T271_118" style:family="text"/>
    <style:style style:name="T271_119" style:family="text"/>
    <style:style style:name="T271_120" style:family="text"/>
    <style:style style:name="T271_121" style:family="text"/>
    <style:style style:name="T271_122" style:family="text"/>
    <style:style style:name="T271_123" style:family="text"/>
    <style:style style:name="T271_124" style:family="text"/>
    <style:style style:name="T271_125" style:family="text"/>
    <style:style style:name="T271_126" style:family="text"/>
    <style:style style:name="T271_127" style:family="text"/>
    <style:style style:name="T271_128" style:family="text"/>
    <style:style style:name="T271_129" style:family="text"/>
    <style:style style:name="T271_130" style:family="text"/>
    <style:style style:name="T271_131" style:family="text"/>
    <style:style style:name="T271_132" style:family="text"/>
    <style:style style:name="T271_133" style:family="text"/>
    <style:style style:name="T271_134" style:family="text"/>
    <style:style style:name="T271_135" style:family="text"/>
    <style:style style:name="T271_136" style:family="text"/>
    <style:style style:name="T271_137" style:family="text"/>
    <style:style style:name="T271_138" style:family="text"/>
    <style:style style:name="T271_139" style:family="text"/>
    <style:style style:name="T271_140" style:family="text"/>
    <style:style style:name="T271_141" style:family="text"/>
    <style:style style:name="T271_142" style:family="text"/>
    <style:style style:name="T271_143" style:family="text"/>
    <style:style style:name="T271_144" style:family="text"/>
    <style:style style:name="T271_145" style:family="text"/>
    <style:style style:name="T271_146" style:family="text"/>
    <style:style style:name="T271_147" style:family="text"/>
    <style:style style:name="T271_148" style:family="text"/>
    <style:style style:name="T271_149" style:family="text"/>
    <style:style style:name="T271_150" style:family="text"/>
    <style:style style:name="T271_151" style:family="text"/>
    <style:style style:name="T271_152" style:family="text"/>
    <style:style style:name="T271_153" style:family="text"/>
    <style:style style:name="T271_154" style:family="text"/>
    <style:style style:name="T271_155" style:family="text"/>
    <style:style style:name="T271_156" style:family="text"/>
    <style:style style:name="T271_157" style:family="text"/>
    <style:style style:name="T271_158" style:family="text"/>
    <style:style style:name="T271_159" style:family="text"/>
    <style:style style:name="T271_160" style:family="text"/>
    <style:style style:name="T271_161" style:family="text"/>
    <style:style style:name="T271_162" style:family="text"/>
    <style:style style:name="T271_163" style:family="text"/>
    <style:style style:name="T271_164" style:family="text"/>
    <style:style style:name="T271_165" style:family="text"/>
    <style:style style:name="T271_166" style:family="text"/>
    <style:style style:name="T271_167" style:family="text"/>
    <style:style style:name="T271_168" style:family="text"/>
    <style:style style:name="T271_169" style:family="text"/>
    <style:style style:name="T271_170" style:family="text"/>
    <style:style style:name="T271_171" style:family="text"/>
    <style:style style:name="T271_172" style:family="text"/>
    <style:style style:name="T271_173" style:family="text"/>
    <style:style style:name="T271_174" style:family="text"/>
    <style:style style:name="P272" style:family="paragraph" style:parent-style-name="Standard">
      <style:paragraph-properties fo:break-before="auto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P273" style:family="paragraph" style:parent-style-name="Heading_20_2">
      <style:paragraph-properties fo:break-before="auto" style:writing-mode="lr-tb"/>
    </style:style>
    <style:style style:name="T273_1" style:family="text"/>
    <style:style style:name="T273_2" style:family="text"/>
    <style:style style:name="T273_3" style:family="text"/>
    <style:style style:name="P274" style:family="paragraph" style:parent-style-name="Standard">
      <style:paragraph-properties fo:break-before="auto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T274_69" style:family="text"/>
    <style:style style:name="T274_70" style:family="text"/>
    <style:style style:name="T274_71" style:family="text"/>
    <style:style style:name="T274_72" style:family="text"/>
    <style:style style:name="T274_73" style:family="text"/>
    <style:style style:name="T274_74" style:family="text"/>
    <style:style style:name="T274_75" style:family="text"/>
    <style:style style:name="T274_76" style:family="text"/>
    <style:style style:name="T274_77" style:family="text"/>
    <style:style style:name="T274_78" style:family="text"/>
    <style:style style:name="T274_79" style:family="text"/>
    <style:style style:name="T274_80" style:family="text"/>
    <style:style style:name="T274_81" style:family="text"/>
    <style:style style:name="T274_82" style:family="text"/>
    <style:style style:name="T274_83" style:family="text"/>
    <style:style style:name="T274_84" style:family="text"/>
    <style:style style:name="T274_85" style:family="text"/>
    <style:style style:name="T274_86" style:family="text"/>
    <style:style style:name="T274_87" style:family="text"/>
    <style:style style:name="T274_88" style:family="text"/>
    <style:style style:name="T274_89" style:family="text"/>
    <style:style style:name="T274_90" style:family="text"/>
    <style:style style:name="T274_91" style:family="text"/>
    <style:style style:name="T274_92" style:family="text"/>
    <style:style style:name="T274_93" style:family="text"/>
    <style:style style:name="T274_94" style:family="text"/>
    <style:style style:name="T274_95" style:family="text"/>
    <style:style style:name="T274_96" style:family="text"/>
    <style:style style:name="T274_97" style:family="text"/>
    <style:style style:name="T274_98" style:family="text"/>
    <style:style style:name="T274_99" style:family="text"/>
    <style:style style:name="T274_100" style:family="text"/>
    <style:style style:name="T274_101" style:family="text"/>
    <style:style style:name="T274_102" style:family="text"/>
    <style:style style:name="T274_103" style:family="text"/>
    <style:style style:name="T274_104" style:family="text"/>
    <style:style style:name="T274_105" style:family="text"/>
    <style:style style:name="T274_106" style:family="text"/>
    <style:style style:name="T274_107" style:family="text"/>
    <style:style style:name="T274_108" style:family="text"/>
    <style:style style:name="T274_109" style:family="text"/>
    <style:style style:name="T274_110" style:family="text"/>
    <style:style style:name="T274_111" style:family="text"/>
    <style:style style:name="T274_112" style:family="text"/>
    <style:style style:name="T274_113" style:family="text"/>
    <style:style style:name="T274_114" style:family="text"/>
    <style:style style:name="T274_115" style:family="text"/>
    <style:style style:name="T274_116" style:family="text"/>
    <style:style style:name="T274_117" style:family="text"/>
    <style:style style:name="T274_118" style:family="text"/>
    <style:style style:name="T274_119" style:family="text"/>
    <style:style style:name="T274_120" style:family="text"/>
    <style:style style:name="T274_121" style:family="text"/>
    <style:style style:name="T274_122" style:family="text"/>
    <style:style style:name="T274_123" style:family="text"/>
    <style:style style:name="T274_124" style:family="text"/>
    <style:style style:name="T274_125" style:family="text"/>
    <style:style style:name="T274_126" style:family="text"/>
    <style:style style:name="T274_127" style:family="text"/>
    <style:style style:name="T274_128" style:family="text"/>
    <style:style style:name="T274_129" style:family="text"/>
    <style:style style:name="T274_130" style:family="text"/>
    <style:style style:name="T274_131" style:family="text"/>
    <style:style style:name="T274_132" style:family="text"/>
    <style:style style:name="T274_133" style:family="text"/>
    <style:style style:name="T274_134" style:family="text"/>
    <style:style style:name="T274_135" style:family="text"/>
    <style:style style:name="T274_136" style:family="text"/>
    <style:style style:name="T274_137" style:family="text"/>
    <style:style style:name="T274_138" style:family="text"/>
    <style:style style:name="T274_139" style:family="text"/>
    <style:style style:name="T274_140" style:family="text"/>
    <style:style style:name="T274_141" style:family="text"/>
    <style:style style:name="T274_142" style:family="text"/>
    <style:style style:name="T274_143" style:family="text"/>
    <style:style style:name="T274_144" style:family="text"/>
    <style:style style:name="T274_145" style:family="text"/>
    <style:style style:name="T274_146" style:family="text"/>
    <style:style style:name="T274_147" style:family="text"/>
    <style:style style:name="T274_148" style:family="text"/>
    <style:style style:name="T274_149" style:family="text"/>
    <style:style style:name="T274_150" style:family="text"/>
    <style:style style:name="T274_151" style:family="text"/>
    <style:style style:name="T274_152" style:family="text"/>
    <style:style style:name="T274_153" style:family="text"/>
    <style:style style:name="T274_154" style:family="text"/>
    <style:style style:name="T274_155" style:family="text"/>
    <style:style style:name="T274_156" style:family="text"/>
    <style:style style:name="T274_157" style:family="text"/>
    <style:style style:name="T274_158" style:family="text"/>
    <style:style style:name="T274_159" style:family="text"/>
    <style:style style:name="T274_160" style:family="text"/>
    <style:style style:name="T274_161" style:family="text"/>
    <style:style style:name="T274_162" style:family="text"/>
    <style:style style:name="T274_163" style:family="text"/>
    <style:style style:name="T274_164" style:family="text"/>
    <style:style style:name="T274_165" style:family="text"/>
    <style:style style:name="T274_166" style:family="text"/>
    <style:style style:name="P275" style:family="paragraph" style:parent-style-name="Standard">
      <style:paragraph-properties fo:break-before="auto" style:writing-mode="lr-tb"/>
      <style:text-properties fo:font-style="italic" style:font-style-asian="italic" style:font-style-complex="italic" fo:color="#666666"/>
    </style:style>
    <style:style style:name="P276" style:family="paragraph" style:parent-style-name="Standard">
      <style:paragraph-properties fo:break-before="auto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P277" style:family="paragraph" style:parent-style-name="Standard">
      <style:paragraph-properties fo:break-before="auto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P278" style:family="paragraph" style:parent-style-name="Standard">
      <style:paragraph-properties fo:break-before="auto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P279" style:family="paragraph" style:parent-style-name="Standard">
      <style:paragraph-properties fo:break-before="auto" style:writing-mode="lr-tb"/>
    </style:style>
    <style:style style:name="P280" style:family="paragraph" style:parent-style-name="Standard">
      <style:paragraph-properties fo:break-before="auto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P281" style:family="paragraph" style:parent-style-name="Standard">
      <style:paragraph-properties fo:break-before="auto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P282" style:family="paragraph" style:parent-style-name="Standard">
      <style:paragraph-properties fo:break-before="auto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P283" style:family="paragraph" style:parent-style-name="Standard">
      <style:paragraph-properties fo:break-before="auto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P284" style:family="paragraph" style:parent-style-name="Standard">
      <style:paragraph-properties fo:break-before="auto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P285" style:family="paragraph" style:parent-style-name="Standard">
      <style:paragraph-properties fo:break-before="auto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P286" style:family="paragraph" style:parent-style-name="Standard">
      <style:paragraph-properties fo:break-before="auto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P287" style:family="paragraph" style:parent-style-name="Standard">
      <style:paragraph-properties fo:break-before="auto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P288" style:family="paragraph" style:parent-style-name="Standard">
      <style:paragraph-properties fo:break-before="auto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P289" style:family="paragraph" style:parent-style-name="Standard">
      <style:paragraph-properties fo:break-before="auto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P290" style:family="paragraph" style:parent-style-name="Standard">
      <style:paragraph-properties fo:break-before="auto" style:writing-mode="lr-tb"/>
    </style:style>
    <style:style style:name="P291" style:family="paragraph" style:parent-style-name="Heading_20_2">
      <style:paragraph-properties fo:break-before="auto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P292" style:family="paragraph" style:parent-style-name="Standard">
      <style:paragraph-properties fo:break-before="auto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T292_51" style:family="text"/>
    <style:style style:name="T292_52" style:family="text"/>
    <style:style style:name="T292_53" style:family="text"/>
    <style:style style:name="T292_54" style:family="text"/>
    <style:style style:name="T292_55" style:family="text"/>
    <style:style style:name="T292_56" style:family="text"/>
    <style:style style:name="T292_57" style:family="text"/>
    <style:style style:name="T292_58" style:family="text"/>
    <style:style style:name="T292_59" style:family="text"/>
    <style:style style:name="T292_60" style:family="text"/>
    <style:style style:name="T292_61" style:family="text"/>
    <style:style style:name="T292_62" style:family="text"/>
    <style:style style:name="T292_63" style:family="text"/>
    <style:style style:name="T292_64" style:family="text"/>
    <style:style style:name="T292_65" style:family="text"/>
    <style:style style:name="T292_66" style:family="text"/>
    <style:style style:name="T292_67" style:family="text"/>
    <style:style style:name="T292_68" style:family="text"/>
    <style:style style:name="T292_69" style:family="text"/>
    <style:style style:name="T292_70" style:family="text"/>
    <style:style style:name="T292_71" style:family="text"/>
    <style:style style:name="T292_72" style:family="text"/>
    <style:style style:name="T292_73" style:family="text"/>
    <style:style style:name="T292_74" style:family="text"/>
    <style:style style:name="T292_75" style:family="text"/>
    <style:style style:name="T292_76" style:family="text"/>
    <style:style style:name="T292_77" style:family="text"/>
    <style:style style:name="T292_78" style:family="text"/>
    <style:style style:name="T292_79" style:family="text"/>
    <style:style style:name="T292_80" style:family="text"/>
    <style:style style:name="T292_81" style:family="text"/>
    <style:style style:name="T292_82" style:family="text"/>
    <style:style style:name="T292_83" style:family="text"/>
    <style:style style:name="T292_84" style:family="text"/>
    <style:style style:name="T292_85" style:family="text"/>
    <style:style style:name="T292_86" style:family="text"/>
    <style:style style:name="T292_87" style:family="text"/>
    <style:style style:name="T292_88" style:family="text"/>
    <style:style style:name="T292_89" style:family="text"/>
    <style:style style:name="T292_90" style:family="text"/>
    <style:style style:name="T292_91" style:family="text"/>
    <style:style style:name="T292_92" style:family="text"/>
    <style:style style:name="T292_93" style:family="text"/>
    <style:style style:name="T292_94" style:family="text"/>
    <style:style style:name="T292_95" style:family="text"/>
    <style:style style:name="T292_96" style:family="text"/>
    <style:style style:name="T292_97" style:family="text"/>
    <style:style style:name="T292_98" style:family="text"/>
    <style:style style:name="T292_99" style:family="text"/>
    <style:style style:name="T292_100" style:family="text"/>
    <style:style style:name="T292_101" style:family="text"/>
    <style:style style:name="T292_102" style:family="text"/>
    <style:style style:name="P293" style:family="paragraph" style:parent-style-name="Heading_20_3">
      <style:paragraph-properties fo:break-before="auto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P294" style:family="paragraph" style:parent-style-name="Standard">
      <style:paragraph-properties fo:break-before="auto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P295" style:family="paragraph" style:parent-style-name="Standard">
      <style:paragraph-properties fo:break-before="auto" fo:margin-top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P296" style:family="paragraph" style:parent-style-name="Standard">
      <style:paragraph-properties fo:break-before="auto" fo:margin-top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P297" style:family="paragraph" style:parent-style-name="Standard">
      <style:paragraph-properties fo:break-before="auto" fo:margin-top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P298" style:family="paragraph" style:parent-style-name="Standard">
      <style:paragraph-properties fo:break-before="auto" fo:margin-top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P299" style:family="paragraph" style:parent-style-name="Standard">
      <style:paragraph-properties fo:break-before="auto" fo:margin-top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P300" style:family="paragraph" style:parent-style-name="Standard">
      <style:paragraph-properties fo:break-before="auto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P301" style:family="paragraph" style:parent-style-name="Standard">
      <style:paragraph-properties fo:break-before="auto" fo:margin-top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P302" style:family="paragraph" style:parent-style-name="Standard">
      <style:paragraph-properties fo:break-before="auto" fo:margin-top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P303" style:family="paragraph" style:parent-style-name="Standard">
      <style:paragraph-properties fo:break-before="auto" fo:margin-top="0cm" fo:margin-bottom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P304" style:family="paragraph" style:parent-style-name="Heading_20_3">
      <style:paragraph-properties fo:break-before="auto" style:writing-mode="lr-tb"/>
    </style:style>
    <style:style style:name="T304_1" style:family="text"/>
    <style:style style:name="P305" style:family="paragraph" style:parent-style-name="Standard">
      <style:paragraph-properties fo:break-before="auto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P306" style:family="paragraph" style:parent-style-name="Standard">
      <style:paragraph-properties fo:break-before="auto" fo:margin-top="0cm" style:writing-mode="lr-tb"/>
    </style:style>
    <style:style style:name="T306_1" style:family="text"/>
    <style:style style:name="T306_2" style:family="text"/>
    <style:style style:name="P307" style:family="paragraph" style:parent-style-name="Standard">
      <style:paragraph-properties fo:break-before="auto" fo:margin-top="0cm" fo:margin-bottom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P308" style:family="paragraph" style:parent-style-name="Standard">
      <style:paragraph-properties fo:break-before="auto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P309" style:family="paragraph" style:parent-style-name="Standard">
      <style:paragraph-properties fo:break-before="auto" fo:margin-top="0cm" style:writing-mode="lr-tb"/>
    </style:style>
    <style:style style:name="T309_1" style:family="text"/>
    <style:style style:name="T309_2" style:family="text"/>
    <style:style style:name="P310" style:family="paragraph" style:parent-style-name="Standard">
      <style:paragraph-properties fo:break-before="auto" fo:margin-top="0cm" fo:margin-bottom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P311" style:family="paragraph" style:parent-style-name="Standard">
      <style:paragraph-properties fo:break-before="auto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P312" style:family="paragraph" style:parent-style-name="Standard">
      <style:paragraph-properties fo:break-before="auto" fo:margin-top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P313" style:family="paragraph" style:parent-style-name="Standard">
      <style:paragraph-properties fo:break-before="auto" fo:margin-top="0cm" fo:margin-bottom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P314" style:family="paragraph" style:parent-style-name="Standard">
      <style:paragraph-properties fo:break-before="auto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P315" style:family="paragraph" style:parent-style-name="Standard">
      <style:paragraph-properties fo:break-before="auto" fo:margin-top="0cm" fo:margin-bottom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P316" style:family="paragraph" style:parent-style-name="Heading_20_1">
      <style:paragraph-properties fo:break-before="auto" style:writing-mode="lr-tb"/>
    </style:style>
    <style:style style:name="T316_1" style:family="text"/>
    <style:style style:name="T316_2" style:family="text"/>
    <style:style style:name="P317" style:family="paragraph" style:parent-style-name="Standard">
      <style:paragraph-properties fo:break-before="auto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T317_38" style:family="text"/>
    <style:style style:name="T317_39" style:family="text"/>
    <style:style style:name="T317_40" style:family="text"/>
    <style:style style:name="T317_41" style:family="text"/>
    <style:style style:name="T317_42" style:family="text"/>
    <style:style style:name="T317_43" style:family="text"/>
    <style:style style:name="T317_44" style:family="text"/>
    <style:style style:name="T317_45" style:family="text"/>
    <style:style style:name="T317_46" style:family="text"/>
    <style:style style:name="T317_47" style:family="text"/>
    <style:style style:name="T317_48" style:family="text"/>
    <style:style style:name="T317_49" style:family="text"/>
    <style:style style:name="T317_50" style:family="text"/>
    <style:style style:name="T317_51" style:family="text"/>
    <style:style style:name="T317_52" style:family="text"/>
    <style:style style:name="T317_53" style:family="text"/>
    <style:style style:name="T317_54" style:family="text"/>
    <style:style style:name="T317_55" style:family="text"/>
    <style:style style:name="T317_56" style:family="text"/>
    <style:style style:name="P318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319" style:family="paragraph" style:parent-style-name="Standard">
      <style:paragraph-properties fo:break-before="auto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P320" style:family="paragraph" style:parent-style-name="Standard">
      <style:paragraph-properties fo:break-before="auto" fo:margin-top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P321" style:family="paragraph" style:parent-style-name="Standard">
      <style:paragraph-properties fo:break-before="auto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P322" style:family="paragraph" style:parent-style-name="Standard">
      <style:paragraph-properties fo:break-before="auto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P323" style:family="paragraph" style:parent-style-name="Standard">
      <style:paragraph-properties fo:break-before="auto" fo:margin-top="0cm" style:writing-mode="lr-tb"/>
    </style:style>
    <style:style style:name="T323_1" style:family="text"/>
    <style:style style:name="T323_2" style:family="text"/>
    <style:style style:name="T323_3" style:family="text"/>
    <style:style style:name="P324" style:family="paragraph" style:parent-style-name="Standard">
      <style:paragraph-properties fo:break-before="auto" fo:margin-top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P325" style:family="paragraph" style:parent-style-name="Standard">
      <style:paragraph-properties fo:break-before="auto" fo:margin-top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P326" style:family="paragraph" style:parent-style-name="Standard">
      <style:paragraph-properties fo:break-before="auto" fo:margin-top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P327" style:family="paragraph" style:parent-style-name="Standard">
      <style:paragraph-properties fo:break-before="auto" fo:margin-top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P328" style:family="paragraph" style:parent-style-name="Standard">
      <style:paragraph-properties fo:break-before="auto" fo:margin-top="0cm" fo:margin-bottom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P329" style:family="paragraph" style:parent-style-name="Standard">
      <style:paragraph-properties fo:break-before="auto" style:writing-mode="lr-tb"/>
    </style:style>
    <style:style style:name="P330" style:family="paragraph" style:parent-style-name="Heading_20_1">
      <style:paragraph-properties fo:break-before="auto" style:writing-mode="lr-tb"/>
    </style:style>
    <style:style style:name="T330_1" style:family="text"/>
    <style:style style:name="P331" style:family="paragraph" style:parent-style-name="Standard">
      <style:paragraph-properties fo:break-before="auto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T331_28" style:family="text"/>
    <style:style style:name="T331_29" style:family="text"/>
    <style:style style:name="T331_30" style:family="text"/>
    <style:style style:name="T331_31" style:family="text"/>
    <style:style style:name="T331_32" style:family="text"/>
    <style:style style:name="T331_33" style:family="text"/>
    <style:style style:name="T331_34" style:family="text"/>
    <style:style style:name="T331_35" style:family="text"/>
    <style:style style:name="T331_36" style:family="text"/>
    <style:style style:name="T331_37" style:family="text"/>
    <style:style style:name="T331_38" style:family="text"/>
    <style:style style:name="T331_39" style:family="text"/>
    <style:style style:name="T331_40" style:family="text"/>
    <style:style style:name="T331_41" style:family="text"/>
    <style:style style:name="T331_42" style:family="text"/>
    <style:style style:name="T331_43" style:family="text"/>
    <style:style style:name="T331_44" style:family="text"/>
    <style:style style:name="T331_45" style:family="text"/>
    <style:style style:name="T331_46" style:family="text"/>
    <style:style style:name="T331_47" style:family="text"/>
    <style:style style:name="T331_48" style:family="text"/>
    <style:style style:name="T331_49" style:family="text"/>
    <style:style style:name="T331_50" style:family="text"/>
    <style:style style:name="T331_51" style:family="text"/>
    <style:style style:name="T331_52" style:family="text"/>
    <style:style style:name="T331_53" style:family="text"/>
    <style:style style:name="T331_54" style:family="text"/>
    <style:style style:name="T331_55" style:family="text"/>
    <style:style style:name="T331_56" style:family="text"/>
    <style:style style:name="T331_57" style:family="text"/>
    <style:style style:name="T331_58" style:family="text"/>
    <style:style style:name="T331_59" style:family="text"/>
    <style:style style:name="T331_60" style:family="text"/>
    <style:style style:name="T331_61" style:family="text"/>
    <style:style style:name="T331_62" style:family="text"/>
    <style:style style:name="T331_63" style:family="text"/>
    <style:style style:name="T331_64" style:family="text"/>
    <style:style style:name="T331_65" style:family="text"/>
    <style:style style:name="T331_66" style:family="text"/>
    <style:style style:name="T331_67" style:family="text"/>
    <style:style style:name="T331_68" style:family="text"/>
    <style:style style:name="T331_69" style:family="text"/>
    <style:style style:name="T331_70" style:family="text"/>
    <style:style style:name="T331_71" style:family="text"/>
    <style:style style:name="T331_72" style:family="text"/>
    <style:style style:name="T331_73" style:family="text"/>
    <style:style style:name="T331_74" style:family="text"/>
    <style:style style:name="T331_75" style:family="text"/>
    <style:style style:name="T331_76" style:family="text"/>
    <style:style style:name="T331_77" style:family="text"/>
    <style:style style:name="T331_78" style:family="text"/>
    <style:style style:name="T331_79" style:family="text"/>
    <style:style style:name="T331_80" style:family="text"/>
    <style:style style:name="T331_81" style:family="text"/>
    <style:style style:name="T331_82" style:family="text"/>
    <style:style style:name="T331_83" style:family="text"/>
    <style:style style:name="T331_84" style:family="text"/>
    <style:style style:name="T331_85" style:family="text"/>
    <style:style style:name="T331_86" style:family="text"/>
    <style:style style:name="T331_87" style:family="text"/>
    <style:style style:name="T331_88" style:family="text"/>
    <style:style style:name="T331_89" style:family="text"/>
    <style:style style:name="T331_90" style:family="text"/>
    <style:style style:name="T331_91" style:family="text"/>
    <style:style style:name="T331_92" style:family="text"/>
    <style:style style:name="T331_93" style:family="text"/>
    <style:style style:name="T331_94" style:family="text"/>
    <style:style style:name="T331_95" style:family="text"/>
    <style:style style:name="T331_96" style:family="text"/>
    <style:style style:name="T331_97" style:family="text"/>
    <style:style style:name="T331_98" style:family="text"/>
    <style:style style:name="T331_99" style:family="text"/>
    <style:style style:name="T331_100" style:family="text"/>
    <style:style style:name="T331_101" style:family="text"/>
    <style:style style:name="T331_102" style:family="text"/>
    <style:style style:name="T331_103" style:family="text"/>
    <style:style style:name="T331_104" style:family="text"/>
    <style:style style:name="T331_105" style:family="text"/>
    <style:style style:name="T331_106" style:family="text"/>
    <style:style style:name="T331_107" style:family="text"/>
    <style:style style:name="T331_108" style:family="text"/>
    <style:style style:name="T331_109" style:family="text"/>
    <style:style style:name="T331_110" style:family="text"/>
    <style:style style:name="T331_111" style:family="text"/>
    <style:style style:name="T331_112" style:family="text"/>
    <style:style style:name="T331_113" style:family="text"/>
    <style:style style:name="T331_114" style:family="text"/>
    <style:style style:name="T331_115" style:family="text"/>
    <style:style style:name="T331_116" style:family="text"/>
    <style:style style:name="T331_117" style:family="text"/>
    <style:style style:name="T331_118" style:family="text"/>
    <style:style style:name="T331_119" style:family="text"/>
    <style:style style:name="T331_120" style:family="text"/>
    <style:style style:name="T331_121" style:family="text"/>
    <style:style style:name="T331_122" style:family="text"/>
    <style:style style:name="T331_123" style:family="text"/>
    <style:style style:name="T331_124" style:family="text"/>
    <style:style style:name="T331_125" style:family="text"/>
    <style:style style:name="T331_126" style:family="text"/>
    <style:style style:name="T331_127" style:family="text"/>
    <style:style style:name="T331_128" style:family="text"/>
    <style:style style:name="T331_129" style:family="text"/>
    <style:style style:name="T331_130" style:family="text"/>
    <style:style style:name="T331_131" style:family="text"/>
    <style:style style:name="T331_132" style:family="text"/>
    <style:style style:name="T331_133" style:family="text"/>
    <style:style style:name="T331_134" style:family="text"/>
    <style:style style:name="T331_135" style:family="text"/>
    <style:style style:name="T331_136" style:family="text"/>
    <style:style style:name="T331_137" style:family="text"/>
    <style:style style:name="T331_138" style:family="text"/>
    <style:style style:name="T331_139" style:family="text"/>
    <style:style style:name="T331_140" style:family="text"/>
    <style:style style:name="T331_141" style:family="text"/>
    <style:style style:name="T331_142" style:family="text"/>
    <style:style style:name="T331_143" style:family="text"/>
    <style:style style:name="T331_144" style:family="text"/>
    <style:style style:name="T331_145" style:family="text"/>
    <style:style style:name="T331_146" style:family="text"/>
    <style:style style:name="T331_147" style:family="text"/>
    <style:style style:name="T331_148" style:family="text"/>
    <style:style style:name="T331_149" style:family="text"/>
    <style:style style:name="T331_150" style:family="text"/>
    <style:style style:name="T331_151" style:family="text"/>
    <style:style style:name="T331_152" style:family="text"/>
    <style:style style:name="T331_153" style:family="text"/>
    <style:style style:name="T331_154" style:family="text"/>
    <style:style style:name="T331_155" style:family="text"/>
    <style:style style:name="T331_156" style:family="text"/>
    <style:style style:name="T331_157" style:family="text"/>
    <style:style style:name="T331_158" style:family="text"/>
    <style:style style:name="T331_159" style:family="text"/>
    <style:style style:name="T331_160" style:family="text"/>
    <style:style style:name="T331_161" style:family="text"/>
    <style:style style:name="T331_162" style:family="text"/>
    <style:style style:name="T331_163" style:family="text"/>
    <style:style style:name="T331_164" style:family="text"/>
    <style:style style:name="T331_165" style:family="text"/>
    <style:style style:name="T331_166" style:family="text"/>
    <style:style style:name="T331_167" style:family="text"/>
    <style:style style:name="T331_168" style:family="text"/>
    <style:style style:name="T331_169" style:family="text"/>
    <style:style style:name="T331_170" style:family="text"/>
    <style:style style:name="T331_171" style:family="text"/>
    <style:style style:name="T331_172" style:family="text"/>
    <style:style style:name="T331_173" style:family="text"/>
    <style:style style:name="T331_174" style:family="text"/>
    <style:style style:name="T331_175" style:family="text"/>
    <style:style style:name="T331_176" style:family="text"/>
    <style:style style:name="T331_177" style:family="text"/>
    <style:style style:name="T331_178" style:family="text"/>
    <style:style style:name="T331_179" style:family="text"/>
    <style:style style:name="T331_180" style:family="text"/>
    <style:style style:name="T331_181" style:family="text"/>
    <style:style style:name="T331_182" style:family="text"/>
    <style:style style:name="T331_183" style:family="text"/>
    <style:style style:name="T331_184" style:family="text"/>
    <style:style style:name="T331_185" style:family="text"/>
    <style:style style:name="T331_186" style:family="text"/>
    <style:style style:name="T331_187" style:family="text"/>
    <style:style style:name="T331_188" style:family="text"/>
    <style:style style:name="T331_189" style:family="text"/>
    <style:style style:name="T331_190" style:family="text"/>
    <style:style style:name="P332" style:family="paragraph" style:parent-style-name="Heading_20_3">
      <style:paragraph-properties fo:break-before="auto" style:writing-mode="lr-tb"/>
    </style:style>
    <style:style style:name="T332_1" style:family="text"/>
    <style:style style:name="T332_2" style:family="text"/>
    <style:style style:name="T332_3" style:family="text"/>
    <style:style style:name="P333" style:family="paragraph" style:parent-style-name="Standard">
      <style:paragraph-properties fo:break-before="auto" style:writing-mode="lr-tb"/>
    </style:style>
    <style:style style:name="P334" style:family="paragraph" style:parent-style-name="Standard">
      <style:paragraph-properties fo:break-before="auto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T334_55" style:family="text"/>
    <style:style style:name="T334_56" style:family="text"/>
    <style:style style:name="T334_57" style:family="text"/>
    <style:style style:name="T334_58" style:family="text"/>
    <style:style style:name="T334_59" style:family="text"/>
    <style:style style:name="T334_60" style:family="text"/>
    <style:style style:name="T334_61" style:family="text"/>
    <style:style style:name="T334_62" style:family="text"/>
    <style:style style:name="T334_63" style:family="text"/>
    <style:style style:name="T334_64" style:family="text"/>
    <style:style style:name="T334_65" style:family="text"/>
    <style:style style:name="T334_66" style:family="text"/>
    <style:style style:name="T334_67" style:family="text"/>
    <style:style style:name="T334_68" style:family="text"/>
    <style:style style:name="T334_69" style:family="text"/>
    <style:style style:name="T334_70" style:family="text"/>
    <style:style style:name="T334_71" style:family="text"/>
    <style:style style:name="T334_72" style:family="text"/>
    <style:style style:name="T334_73" style:family="text"/>
    <style:style style:name="T334_74" style:family="text"/>
    <style:style style:name="T334_75" style:family="text"/>
    <style:style style:name="T334_76" style:family="text"/>
    <style:style style:name="T334_77" style:family="text"/>
    <style:style style:name="T334_78" style:family="text"/>
    <style:style style:name="T334_79" style:family="text"/>
    <style:style style:name="T334_80" style:family="text"/>
    <style:style style:name="P335" style:family="paragraph" style:parent-style-name="Standard">
      <style:paragraph-properties fo:break-before="auto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/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T335_49" style:family="text"/>
    <style:style style:name="T335_50" style:family="text"/>
    <style:style style:name="T335_51" style:family="text"/>
    <style:style style:name="T335_52" style:family="text"/>
    <style:style style:name="T335_53" style:family="text"/>
    <style:style style:name="T335_54" style:family="text"/>
    <style:style style:name="T335_55" style:family="text"/>
    <style:style style:name="T335_56" style:family="text"/>
    <style:style style:name="T335_57" style:family="text"/>
    <style:style style:name="T335_58" style:family="text"/>
    <style:style style:name="P336" style:family="paragraph" style:parent-style-name="Standard">
      <style:paragraph-properties fo:break-before="auto" fo:margin-top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T336_44" style:family="text"/>
    <style:style style:name="T336_45" style:family="text"/>
    <style:style style:name="T336_46" style:family="text"/>
    <style:style style:name="T336_47" style:family="text"/>
    <style:style style:name="T336_48" style:family="text"/>
    <style:style style:name="T336_49" style:family="text"/>
    <style:style style:name="T336_50" style:family="text"/>
    <style:style style:name="T336_51" style:family="text"/>
    <style:style style:name="T336_52" style:family="text"/>
    <style:style style:name="T336_53" style:family="text"/>
    <style:style style:name="T336_54" style:family="text"/>
    <style:style style:name="T336_55" style:family="text"/>
    <style:style style:name="T336_56" style:family="text"/>
    <style:style style:name="T336_57" style:family="text"/>
    <style:style style:name="T336_58" style:family="text"/>
    <style:style style:name="T336_59" style:family="text"/>
    <style:style style:name="T336_60" style:family="text"/>
    <style:style style:name="T336_61" style:family="text"/>
    <style:style style:name="T336_62" style:family="text"/>
    <style:style style:name="T336_63" style:family="text"/>
    <style:style style:name="T336_64" style:family="text"/>
    <style:style style:name="T336_65" style:family="text"/>
    <style:style style:name="T336_66" style:family="text"/>
    <style:style style:name="T336_67" style:family="text"/>
    <style:style style:name="T336_68" style:family="text"/>
    <style:style style:name="T336_69" style:family="text"/>
    <style:style style:name="T336_70" style:family="text"/>
    <style:style style:name="T336_71" style:family="text"/>
    <style:style style:name="T336_72" style:family="text"/>
    <style:style style:name="T336_73" style:family="text"/>
    <style:style style:name="T336_74" style:family="text"/>
    <style:style style:name="T336_75" style:family="text"/>
    <style:style style:name="T336_76" style:family="text"/>
    <style:style style:name="T336_77" style:family="text"/>
    <style:style style:name="T336_78" style:family="text"/>
    <style:style style:name="T336_79" style:family="text"/>
    <style:style style:name="T336_80" style:family="text"/>
    <style:style style:name="T336_81" style:family="text"/>
    <style:style style:name="T336_82" style:family="text"/>
    <style:style style:name="T336_83" style:family="text"/>
    <style:style style:name="T336_84" style:family="text"/>
    <style:style style:name="T336_85" style:family="text"/>
    <style:style style:name="T336_86" style:family="text"/>
    <style:style style:name="T336_87" style:family="text"/>
    <style:style style:name="T336_88" style:family="text"/>
    <style:style style:name="T336_89" style:family="text"/>
    <style:style style:name="T336_90" style:family="text"/>
    <style:style style:name="T336_91" style:family="text"/>
    <style:style style:name="T336_92" style:family="text"/>
    <style:style style:name="T336_93" style:family="text"/>
    <style:style style:name="T336_94" style:family="text"/>
    <style:style style:name="T336_95" style:family="text"/>
    <style:style style:name="T336_96" style:family="text"/>
    <style:style style:name="T336_97" style:family="text"/>
    <style:style style:name="T336_98" style:family="text"/>
    <style:style style:name="P337" style:family="paragraph" style:parent-style-name="Standard">
      <style:paragraph-properties fo:break-before="auto" fo:margin-top="0cm" fo:margin-bottom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T337_31" style:family="text"/>
    <style:style style:name="T337_32" style:family="text"/>
    <style:style style:name="T337_33" style:family="text"/>
    <style:style style:name="T337_34" style:family="text"/>
    <style:style style:name="T337_35" style:family="text"/>
    <style:style style:name="T337_36" style:family="text"/>
    <style:style style:name="T337_37" style:family="text"/>
    <style:style style:name="T337_38" style:family="text"/>
    <style:style style:name="T337_39" style:family="text"/>
    <style:style style:name="T337_40" style:family="text"/>
    <style:style style:name="T337_41" style:family="text"/>
    <style:style style:name="T337_42" style:family="text"/>
    <style:style style:name="T337_43" style:family="text"/>
    <style:style style:name="T337_44" style:family="text"/>
    <style:style style:name="T337_45" style:family="text"/>
    <style:style style:name="T337_46" style:family="text"/>
    <style:style style:name="T337_47" style:family="text"/>
    <style:style style:name="T337_48" style:family="text"/>
    <style:style style:name="T337_49" style:family="text"/>
    <style:style style:name="T337_50" style:family="text"/>
    <style:style style:name="T337_51" style:family="text"/>
    <style:style style:name="T337_52" style:family="text"/>
    <style:style style:name="T337_53" style:family="text"/>
    <style:style style:name="T337_54" style:family="text"/>
    <style:style style:name="T337_55" style:family="text"/>
    <style:style style:name="T337_56" style:family="text"/>
    <style:style style:name="T337_57" style:family="text"/>
    <style:style style:name="T337_58" style:family="text"/>
    <style:style style:name="T337_59" style:family="text"/>
    <style:style style:name="T337_60" style:family="text"/>
    <style:style style:name="T337_61" style:family="text"/>
    <style:style style:name="T337_62" style:family="text"/>
    <style:style style:name="T337_63" style:family="text"/>
    <style:style style:name="T337_64" style:family="text"/>
    <style:style style:name="T337_65" style:family="text"/>
    <style:style style:name="T337_66" style:family="text"/>
    <style:style style:name="T337_67" style:family="text"/>
    <style:style style:name="T337_68" style:family="text"/>
    <style:style style:name="T337_69" style:family="text"/>
    <style:style style:name="T337_70" style:family="text"/>
    <style:style style:name="T337_71" style:family="text"/>
    <style:style style:name="T337_72" style:family="text"/>
    <style:style style:name="T337_73" style:family="text"/>
    <style:style style:name="T337_74" style:family="text"/>
    <style:style style:name="P338" style:family="paragraph" style:parent-style-name="Standard">
      <style:paragraph-properties fo:break-before="auto" style:writing-mode="lr-tb"/>
    </style:style>
    <style:style style:name="P339" style:family="paragraph" style:parent-style-name="Heading_20_3">
      <style:paragraph-properties fo:break-before="auto" style:writing-mode="lr-tb"/>
    </style:style>
    <style:style style:name="T339_1" style:family="text"/>
    <style:style style:name="T339_2" style:family="text"/>
    <style:style style:name="T339_3" style:family="text"/>
    <style:style style:name="P340" style:family="paragraph" style:parent-style-name="Standard">
      <style:paragraph-properties fo:break-before="auto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T340_38" style:family="text"/>
    <style:style style:name="T340_39" style:family="text"/>
    <style:style style:name="T340_40" style:family="text"/>
    <style:style style:name="T340_41" style:family="text"/>
    <style:style style:name="T340_42" style:family="text"/>
    <style:style style:name="T340_43" style:family="text"/>
    <style:style style:name="T340_44" style:family="text"/>
    <style:style style:name="T340_45" style:family="text"/>
    <style:style style:name="T340_46" style:family="text"/>
    <style:style style:name="T340_47" style:family="text"/>
    <style:style style:name="T340_48" style:family="text"/>
    <style:style style:name="T340_49" style:family="text"/>
    <style:style style:name="T340_50" style:family="text"/>
    <style:style style:name="T340_51" style:family="text"/>
    <style:style style:name="T340_52" style:family="text"/>
    <style:style style:name="T340_53" style:family="text"/>
    <style:style style:name="T340_54" style:family="text"/>
    <style:style style:name="T340_55" style:family="text"/>
    <style:style style:name="T340_56" style:family="text"/>
    <style:style style:name="T340_57" style:family="text"/>
    <style:style style:name="T340_58" style:family="text"/>
    <style:style style:name="T340_59" style:family="text"/>
    <style:style style:name="T340_60" style:family="text"/>
    <style:style style:name="T340_61" style:family="text"/>
    <style:style style:name="T340_62" style:family="text"/>
    <style:style style:name="T340_63" style:family="text"/>
    <style:style style:name="T340_64" style:family="text"/>
    <style:style style:name="T340_65" style:family="text"/>
    <style:style style:name="T340_66" style:family="text"/>
    <style:style style:name="T340_67" style:family="text"/>
    <style:style style:name="T340_68" style:family="text"/>
    <style:style style:name="T340_69" style:family="text"/>
    <style:style style:name="T340_70" style:family="text"/>
    <style:style style:name="T340_71" style:family="text"/>
    <style:style style:name="T340_72" style:family="text"/>
    <style:style style:name="T340_73" style:family="text"/>
    <style:style style:name="T340_74" style:family="text"/>
    <style:style style:name="T340_75" style:family="text"/>
    <style:style style:name="T340_76" style:family="text"/>
    <style:style style:name="T340_77" style:family="text"/>
    <style:style style:name="T340_78" style:family="text"/>
    <style:style style:name="T340_79" style:family="text"/>
    <style:style style:name="T340_80" style:family="text"/>
    <style:style style:name="T340_81" style:family="text"/>
    <style:style style:name="T340_82" style:family="text"/>
    <style:style style:name="T340_83" style:family="text"/>
    <style:style style:name="T340_84" style:family="text"/>
    <style:style style:name="T340_85" style:family="text"/>
    <style:style style:name="T340_86" style:family="text"/>
    <style:style style:name="T340_87" style:family="text"/>
    <style:style style:name="T340_88" style:family="text"/>
    <style:style style:name="T340_89" style:family="text"/>
    <style:style style:name="T340_90" style:family="text"/>
    <style:style style:name="T340_91" style:family="text"/>
    <style:style style:name="T340_92" style:family="text"/>
    <style:style style:name="T340_93" style:family="text"/>
    <style:style style:name="T340_94" style:family="text"/>
    <style:style style:name="T340_95" style:family="text"/>
    <style:style style:name="T340_96" style:family="text"/>
    <style:style style:name="T340_97" style:family="text"/>
    <style:style style:name="T340_98" style:family="text"/>
    <style:style style:name="T340_99" style:family="text"/>
    <style:style style:name="T340_100" style:family="text"/>
    <style:style style:name="T340_101" style:family="text"/>
    <style:style style:name="T340_102" style:family="text"/>
    <style:style style:name="T340_103" style:family="text"/>
    <style:style style:name="T340_104" style:family="text"/>
    <style:style style:name="T340_105" style:family="text"/>
    <style:style style:name="T340_106" style:family="text"/>
    <style:style style:name="T340_107" style:family="text"/>
    <style:style style:name="T340_108" style:family="text"/>
    <style:style style:name="T340_109" style:family="text"/>
    <style:style style:name="T340_110" style:family="text"/>
    <style:style style:name="T340_111" style:family="text"/>
    <style:style style:name="T340_112" style:family="text"/>
    <style:style style:name="T340_113" style:family="text"/>
    <style:style style:name="T340_114" style:family="text"/>
    <style:style style:name="T340_115" style:family="text"/>
    <style:style style:name="T340_116" style:family="text"/>
    <style:style style:name="T340_117" style:family="text"/>
    <style:style style:name="T340_118" style:family="text"/>
    <style:style style:name="T340_119" style:family="text"/>
    <style:style style:name="T340_120" style:family="text"/>
    <style:style style:name="T340_121" style:family="text"/>
    <style:style style:name="T340_122" style:family="text"/>
    <style:style style:name="T340_123" style:family="text"/>
    <style:style style:name="T340_124" style:family="text"/>
    <style:style style:name="T340_125" style:family="text"/>
    <style:style style:name="T340_126" style:family="text"/>
    <style:style style:name="T340_127" style:family="text"/>
    <style:style style:name="T340_128" style:family="text"/>
    <style:style style:name="T340_129" style:family="text"/>
    <style:style style:name="T340_130" style:family="text"/>
    <style:style style:name="T340_131" style:family="text"/>
    <style:style style:name="T340_132" style:family="text"/>
    <style:style style:name="T340_133" style:family="text"/>
    <style:style style:name="T340_134" style:family="text"/>
    <style:style style:name="T340_135" style:family="text"/>
    <style:style style:name="T340_136" style:family="text"/>
    <style:style style:name="T340_137" style:family="text"/>
    <style:style style:name="T340_138" style:family="text"/>
    <style:style style:name="T340_139" style:family="text"/>
    <style:style style:name="T340_140" style:family="text"/>
    <style:style style:name="T340_141" style:family="text"/>
    <style:style style:name="T340_142" style:family="text"/>
    <style:style style:name="T340_143" style:family="text"/>
    <style:style style:name="T340_144" style:family="text"/>
    <style:style style:name="T340_145" style:family="text"/>
    <style:style style:name="T340_146" style:family="text"/>
    <style:style style:name="T340_147" style:family="text"/>
    <style:style style:name="T340_148" style:family="text"/>
    <style:style style:name="T340_149" style:family="text"/>
    <style:style style:name="T340_150" style:family="text"/>
    <style:style style:name="T340_151" style:family="text"/>
    <style:style style:name="T340_152" style:family="text"/>
    <style:style style:name="T340_153" style:family="text"/>
    <style:style style:name="T340_154" style:family="text"/>
    <style:style style:name="T340_155" style:family="text"/>
    <style:style style:name="T340_156" style:family="text"/>
    <style:style style:name="T340_157" style:family="text"/>
    <style:style style:name="T340_158" style:family="text"/>
    <style:style style:name="T340_159" style:family="text"/>
    <style:style style:name="T340_160" style:family="text"/>
    <style:style style:name="T340_161" style:family="text"/>
    <style:style style:name="T340_162" style:family="text"/>
  </office:automatic-styles>
  <office:body>
    <office:text>
      <text:p text:style-name="P1"><text:bookmark-start text:name="h.ujf5z119gs8x"/><text:bookmark-end text:name="h.ujf5z119gs8x"/><text:span text:style-name="T1_1">Game</text:span><text:span text:style-name="T1_2"><text:s/></text:span><text:span text:style-name="T1_3">Systems</text:span><text:span text:style-name="T1_4"><text:s/></text:span></text:p>
      <text:p text:style-name="P2"/>
      <text:p text:style-name="P3"><text:span text:style-name="T3_1"><text:a xlink:type="simple" xlink:href="#h.zcsk5dphbvus"><text:span text:style-name="T3_2">Combat</text:span></text:a></text:span></text:p>
      <text:p text:style-name="P4"><text:span text:style-name="T4_1"><text:a xlink:type="simple" xlink:href="#h.qwbd6nbc3k0j"><text:span text:style-name="T4_2">Balancing</text:span></text:a></text:span><text:span text:style-name="T4_3"><text:a xlink:type="simple" xlink:href="#h.qwbd6nbc3k0j"><text:span text:style-name="T4_4"><text:s/></text:span></text:a></text:span><text:span text:style-name="T4_5"><text:a xlink:type="simple" xlink:href="#h.qwbd6nbc3k0j"><text:span text:style-name="T4_6">Cost</text:span></text:a></text:span><text:span text:style-name="T4_7"><text:a xlink:type="simple" xlink:href="#h.qwbd6nbc3k0j"><text:span text:style-name="T4_8">/</text:span></text:a></text:span><text:span text:style-name="T4_9"><text:a xlink:type="simple" xlink:href="#h.qwbd6nbc3k0j"><text:span text:style-name="T4_10">Benefit</text:span></text:a></text:span></text:p>
      <text:p text:style-name="P5"><text:span text:style-name="T5_1"><text:a xlink:type="simple" xlink:href="#h.flmzgaw3y0kq"><text:span text:style-name="T5_2">Player</text:span></text:a></text:span><text:span text:style-name="T5_3"><text:a xlink:type="simple" xlink:href="#h.flmzgaw3y0kq"><text:span text:style-name="T5_4"><text:s/></text:span></text:a></text:span><text:span text:style-name="T5_5"><text:a xlink:type="simple" xlink:href="#h.flmzgaw3y0kq"><text:span text:style-name="T5_6">Attacks</text:span></text:a></text:span></text:p>
      <text:p text:style-name="P6"><text:span text:style-name="T6_1"><text:a xlink:type="simple" xlink:href="#h.2w2ggyvbv3po"><text:span text:style-name="T6_2">Enemy</text:span></text:a></text:span><text:span text:style-name="T6_3"><text:a xlink:type="simple" xlink:href="#h.2w2ggyvbv3po"><text:span text:style-name="T6_4"><text:s/></text:span></text:a></text:span><text:span text:style-name="T6_5"><text:a xlink:type="simple" xlink:href="#h.2w2ggyvbv3po"><text:span text:style-name="T6_6">Attacks</text:span></text:a></text:span></text:p>
      <text:p text:style-name="P7"><text:span text:style-name="T7_1"><text:a xlink:type="simple" xlink:href="#h.5tnor286dnxl"><text:span text:style-name="T7_2">Passive</text:span></text:a></text:span><text:span text:style-name="T7_3"><text:a xlink:type="simple" xlink:href="#h.5tnor286dnxl"><text:span text:style-name="T7_4"><text:s/></text:span></text:a></text:span><text:span text:style-name="T7_5"><text:a xlink:type="simple" xlink:href="#h.5tnor286dnxl"><text:span text:style-name="T7_6">Skills</text:span></text:a></text:span></text:p>
      <text:p text:style-name="P8"><text:span text:style-name="T8_1"><text:a xlink:type="simple" xlink:href="#h.9chdfxtzmunl"><text:span text:style-name="T8_2">Crafting</text:span></text:a></text:span><text:span text:style-name="T8_3"><text:a xlink:type="simple" xlink:href="#h.9chdfxtzmunl"><text:span text:style-name="T8_4">/</text:span></text:a></text:span><text:span text:style-name="T8_5"><text:a xlink:type="simple" xlink:href="#h.9chdfxtzmunl"><text:span text:style-name="T8_6">Materials</text:span></text:a></text:span></text:p>
      <text:p text:style-name="P9"><text:span text:style-name="T9_1"><text:a xlink:type="simple" xlink:href="#h.xo1wbz5wx9yn"><text:span text:style-name="T9_2">Recipe</text:span></text:a></text:span><text:span text:style-name="T9_3"><text:a xlink:type="simple" xlink:href="#h.xo1wbz5wx9yn"><text:span text:style-name="T9_4"><text:s/></text:span></text:a></text:span><text:span text:style-name="T9_5"><text:a xlink:type="simple" xlink:href="#h.xo1wbz5wx9yn"><text:span text:style-name="T9_6">System</text:span></text:a></text:span></text:p>
      <text:p text:style-name="P10"><text:span text:style-name="T10_1"><text:a xlink:type="simple" xlink:href="#h.4xhn9yywu9ht"><text:span text:style-name="T10_2">Armor</text:span></text:a></text:span><text:span text:style-name="T10_3"><text:a xlink:type="simple" xlink:href="#h.4xhn9yywu9ht"><text:span text:style-name="T10_4"><text:s/></text:span></text:a></text:span><text:span text:style-name="T10_5"><text:a xlink:type="simple" xlink:href="#h.4xhn9yywu9ht"><text:span text:style-name="T10_6">Creation</text:span></text:a></text:span></text:p>
      <text:p text:style-name="P11"><text:span text:style-name="T11_1"><text:a xlink:type="simple" xlink:href="#h.tayk4xv1c2km"><text:span text:style-name="T11_2">Steps</text:span></text:a></text:span><text:span text:style-name="T11_3"><text:a xlink:type="simple" xlink:href="#h.tayk4xv1c2km"><text:span text:style-name="T11_4"><text:s/></text:span></text:a></text:span><text:span text:style-name="T11_5"><text:a xlink:type="simple" xlink:href="#h.tayk4xv1c2km"><text:span text:style-name="T11_6">for</text:span></text:a></text:span><text:span text:style-name="T11_7"><text:a xlink:type="simple" xlink:href="#h.tayk4xv1c2km"><text:span text:style-name="T11_8"><text:s/></text:span></text:a></text:span><text:span text:style-name="T11_9"><text:a xlink:type="simple" xlink:href="#h.tayk4xv1c2km"><text:span text:style-name="T11_10">Creation</text:span></text:a></text:span></text:p>
      <text:p text:style-name="P12"><text:span text:style-name="T12_1"><text:a xlink:type="simple" xlink:href="#h.dhbwaxrq0zgr"><text:span text:style-name="T12_2">Examples</text:span></text:a></text:span></text:p>
      <text:p text:style-name="P13"><text:span text:style-name="T13_1"><text:a xlink:type="simple" xlink:href="#h.eqxrp0lbuh4j"><text:span text:style-name="T13_2">Trading</text:span></text:a></text:span></text:p>
      <text:h text:style-name="P14" text:outline-level="10"><text:bookmark-start text:name="h.h6i5ksafzm23"/><text:bookmark-end text:name="h.h6i5ksafzm23"/></text:h>
      <text:h text:style-name="P15" text:outline-level="10"><text:bookmark-start text:name="h.xkw5gbuk28qm"/><text:bookmark-end text:name="h.xkw5gbuk28qm"/></text:h>
      <text:h text:style-name="P16" text:outline-level="10"><text:bookmark-start text:name="h.h3wcjf7j8v80"/><text:bookmark-end text:name="h.h3wcjf7j8v80"/></text:h>
      <text:h text:style-name="P17" text:outline-level="10"><text:bookmark-start text:name="h.hixayz343idn"/><text:bookmark-end text:name="h.hixayz343idn"/></text:h>
      <text:h text:style-name="P18" text:outline-level="10"><text:bookmark-start text:name="h.ufrz81700wjt"/><text:bookmark-end text:name="h.ufrz81700wjt"/></text:h>
      <text:h text:style-name="P19" text:outline-level="10"><text:bookmark-start text:name="h.2bs785uvk35r"/><text:bookmark-end text:name="h.2bs785uvk35r"/></text:h>
      <text:h text:style-name="P20" text:outline-level="10"><text:bookmark-start text:name="h.sqikqxi7easg"/><text:bookmark-end text:name="h.sqikqxi7easg"/></text:h>
      <text:h text:style-name="P21" text:outline-level="10"><text:bookmark-start text:name="h.9aiw0z3e7bk8"/><text:bookmark-end text:name="h.9aiw0z3e7bk8"/></text:h>
      <text:h text:style-name="P22" text:outline-level="10"><text:bookmark-start text:name="h.zcsk5dphbvus"/><text:bookmark-end text:name="h.zcsk5dphbvus"/><text:span text:style-name="T22_1">Combat</text:span></text:h>
      <text:p text:style-name="P23"><text:span text:style-name="T23_1">The</text:span><text:span text:style-name="T23_2"><text:s/></text:span><text:span text:style-name="T23_3">team</text:span><text:span text:style-name="T23_4"><text:s/></text:span><text:span text:style-name="T23_5">spent</text:span><text:span text:style-name="T23_6"><text:s/></text:span><text:span text:style-name="T23_7">a</text:span><text:span text:style-name="T23_8"><text:s/></text:span><text:span text:style-name="T23_9">lot</text:span><text:span text:style-name="T23_10"><text:s/></text:span><text:span text:style-name="T23_11">of</text:span><text:span text:style-name="T23_12"><text:s/></text:span><text:span text:style-name="T23_13">time</text:span><text:span text:style-name="T23_14"><text:s/></text:span><text:span text:style-name="T23_15">trying</text:span><text:span text:style-name="T23_16"><text:s/></text:span><text:span text:style-name="T23_17">to</text:span><text:span text:style-name="T23_18"><text:s/></text:span><text:span text:style-name="T23_19">develop</text:span><text:span text:style-name="T23_20"><text:s/></text:span><text:span text:style-name="T23_21">a</text:span><text:span text:style-name="T23_22"><text:s/></text:span><text:span text:style-name="T23_23">unique</text:span><text:span text:style-name="T23_24"><text:s/></text:span><text:span text:style-name="T23_25">combat</text:span><text:span text:style-name="T23_26"><text:s/></text:span><text:span text:style-name="T23_27">system</text:span><text:span text:style-name="T23_28"><text:s/></text:span><text:span text:style-name="T23_29">for</text:span><text:span text:style-name="T23_30"><text:s/></text:span><text:span text:style-name="T23_31">FOSSopolis</text:span><text:span text:style-name="T23_32">.<text:s/></text:span><text:span text:style-name="T23_33">We</text:span><text:span text:style-name="T23_34"><text:s/></text:span><text:span text:style-name="T23_35">settled</text:span><text:span text:style-name="T23_36"><text:s/></text:span><text:span text:style-name="T23_37">on</text:span><text:span text:style-name="T23_38"><text:s/></text:span><text:span text:style-name="T23_39">a</text:span><text:span text:style-name="T23_40"><text:s/></text:span><text:span text:style-name="T23_41">real</text:span><text:span text:style-name="T23_42">-</text:span><text:span text:style-name="T23_43">time</text:span><text:span text:style-name="T23_44"><text:s/></text:span><text:span text:style-name="T23_45">system</text:span><text:span text:style-name="T23_46"><text:s/></text:span><text:span text:style-name="T23_47">that</text:span><text:span text:style-name="T23_48"><text:s/></text:span><text:span text:style-name="T23_49">hosts</text:span><text:span text:style-name="T23_50"><text:s/></text:span><text:span text:style-name="T23_51">a</text:span><text:span text:style-name="T23_52"><text:s/></text:span><text:span text:style-name="T23_53">few</text:span><text:span text:style-name="T23_54"><text:s/></text:span><text:span text:style-name="T23_55">unique</text:span><text:span text:style-name="T23_56"><text:s/></text:span><text:span text:style-name="T23_57">features</text:span><text:span text:style-name="T23_58">.<text:s/></text:span></text:p>
      <text:h text:style-name="P24" text:outline-level="10"><text:bookmark-start text:name="h.qwbd6nbc3k0j"/><text:bookmark-end text:name="h.qwbd6nbc3k0j"/><text:span text:style-name="T24_1">Balancing</text:span><text:span text:style-name="T24_2"><text:s/></text:span><text:span text:style-name="T24_3">Cost</text:span><text:span text:style-name="T24_4">/</text:span><text:span text:style-name="T24_5">Benefit</text:span></text:h>
      <text:p text:style-name="P25"><text:span text:style-name="T25_1">We</text:span><text:span text:style-name="T25_2"><text:s/></text:span><text:span text:style-name="T25_3">tried</text:span><text:span text:style-name="T25_4"><text:s/></text:span><text:span text:style-name="T25_5">to</text:span><text:span text:style-name="T25_6"><text:s/></text:span><text:span text:style-name="T25_7">balance</text:span><text:span text:style-name="T25_8"><text:s/></text:span><text:span text:style-name="T25_9">each</text:span><text:span text:style-name="T25_10"><text:s/></text:span><text:span text:style-name="T25_11">based</text:span><text:span text:style-name="T25_12"><text:s/></text:span><text:span text:style-name="T25_13">on</text:span><text:span text:style-name="T25_14"><text:s/></text:span><text:span text:style-name="T25_15">certain</text:span><text:span text:style-name="T25_16"><text:s/></text:span><text:span text:style-name="T25_17">factors</text:span><text:span text:style-name="T25_18"><text:s/></text:span><text:span text:style-name="T25_19">like</text:span><text:span text:style-name="T25_20"><text:s/></text:span><text:span text:style-name="T25_21">Damage</text:span><text:span text:style-name="T25_22"><text:s/></text:span><text:span text:style-name="T25_23">Per</text:span><text:span text:style-name="T25_24"><text:s/></text:span><text:span text:style-name="T25_25">Second</text:span><text:span text:style-name="T25_26"><text:s/>(</text:span><text:span text:style-name="T25_27">DPS</text:span><text:span text:style-name="T25_28">),<text:s/></text:span><text:span text:style-name="T25_29">the</text:span><text:span text:style-name="T25_30"><text:s/></text:span><text:span text:style-name="T25_31">number</text:span><text:span text:style-name="T25_32"><text:s/></text:span><text:span text:style-name="T25_33">of</text:span><text:span text:style-name="T25_34"><text:s/></text:span><text:span text:style-name="T25_35">sides</text:span><text:span text:style-name="T25_36"><text:s/></text:span><text:span text:style-name="T25_37">each</text:span><text:span text:style-name="T25_38"><text:s/></text:span><text:span text:style-name="T25_39">dice</text:span><text:span text:style-name="T25_40"><text:s/></text:span><text:span text:style-name="T25_41">will</text:span><text:span text:style-name="T25_42"><text:s/></text:span><text:span text:style-name="T25_43">have</text:span><text:span text:style-name="T25_44"><text:s/></text:span><text:span text:style-name="T25_45">when</text:span><text:span text:style-name="T25_46"><text:s/></text:span><text:span text:style-name="T25_47">being</text:span><text:span text:style-name="T25_48"><text:s/></text:span><text:span text:style-name="T25_49">rolled</text:span><text:span text:style-name="T25_50">,<text:s/></text:span><text:span text:style-name="T25_51">the</text:span><text:span text:style-name="T25_52"><text:s/></text:span><text:span text:style-name="T25_53">percent</text:span><text:span text:style-name="T25_54"><text:s/></text:span><text:span text:style-name="T25_55">chance</text:span><text:span text:style-name="T25_56"><text:s/></text:span><text:span text:style-name="T25_57">to</text:span><text:span text:style-name="T25_58"><text:s/></text:span><text:span text:style-name="T25_59">cause</text:span><text:span text:style-name="T25_60"><text:s/></text:span><text:span text:style-name="T25_61">a</text:span><text:span text:style-name="T25_62"><text:s/></text:span><text:span text:style-name="T25_63">secondary</text:span><text:span text:style-name="T25_64"><text:s/></text:span><text:span text:style-name="T25_65">effect</text:span><text:span text:style-name="T25_66">,<text:s/></text:span><text:span text:style-name="T25_67">etc</text:span><text:span text:style-name="T25_68">.<text:s/></text:span><text:span text:style-name="T25_69">In</text:span><text:span text:style-name="T25_70"><text:s/></text:span><text:span text:style-name="T25_71">our</text:span><text:span text:style-name="T25_72"><text:s/></text:span><text:span text:style-name="T25_73">prototype</text:span><text:span text:style-name="T25_74"><text:s/></text:span><text:span text:style-name="T25_75">we</text:span><text:span text:style-name="T25_76"><text:s/></text:span><text:span text:style-name="T25_77">used</text:span><text:span text:style-name="T25_78"><text:s/></text:span><text:span text:style-name="T25_79">turns</text:span><text:span text:style-name="T25_80"><text:s/></text:span><text:span text:style-name="T25_81">to</text:span><text:span text:style-name="T25_82"><text:s/></text:span><text:span text:style-name="T25_83">simulate</text:span><text:span text:style-name="T25_84"><text:s/></text:span><text:span text:style-name="T25_85">seconds</text:span><text:span text:style-name="T25_86"><text:s/>(1<text:s/></text:span><text:span text:style-name="T25_87">turn</text:span><text:span text:style-name="T25_88"><text:s/>=<text:s/>1<text:s/></text:span><text:span text:style-name="T25_89">second</text:span><text:span text:style-name="T25_90"><text:s/></text:span><text:span text:style-name="T25_91">real</text:span><text:span text:style-name="T25_92"><text:s/></text:span><text:span text:style-name="T25_93">time</text:span><text:span text:style-name="T25_94">).<text:s/></text:span></text:p>
      <text:list text:style-name="LS1" xml:id="list0">
        <text:list-item>
          <text:p text:style-name="P26"><text:span text:style-name="T26_1">Balance</text:span><text:span text:style-name="T26_2"><text:s/></text:span><text:span text:style-name="T26_3">of</text:span><text:span text:style-name="T26_4"><text:s/></text:span><text:span text:style-name="T26_5">Cost</text:span><text:span text:style-name="T26_6"><text:s/></text:span><text:span text:style-name="T26_7">and</text:span><text:span text:style-name="T26_8"><text:s/></text:span><text:span text:style-name="T26_9">Benefit</text:span></text:p>
          <text:list>
            <text:list-item>
              <text:p text:style-name="P27"><text:span text:style-name="T27_1">3.5<text:s/></text:span><text:span text:style-name="T27_2">DPS</text:span><text:span text:style-name="T27_3"><text:s/>=<text:s/>1<text:s/></text:span><text:span text:style-name="T27_4">benefit</text:span></text:p>
            </text:list-item>
            <text:list-item>
              <text:p text:style-name="P28"><text:span text:style-name="T28_1">1<text:s/></text:span><text:span text:style-name="T28_2">damage</text:span><text:span text:style-name="T28_3"><text:s/>=<text:s/>1<text:s/></text:span><text:span text:style-name="T28_4">benefit</text:span></text:p>
            </text:list-item>
            <text:list-item>
              <text:p text:style-name="P29"><text:span text:style-name="T29_1">1</text:span><text:span text:style-name="T29_2">d</text:span><text:span text:style-name="T29_3">6<text:s/>=<text:s/>3.5<text:s/></text:span><text:span text:style-name="T29_4">benefit</text:span></text:p>
            </text:list-item>
            <text:list-item>
              <text:p text:style-name="P30"><text:span text:style-name="T30_1">1</text:span><text:span text:style-name="T30_2">d</text:span><text:span text:style-name="T30_3">4<text:s/>=<text:s/>2.5<text:s/></text:span><text:span text:style-name="T30_4">benefit</text:span></text:p>
            </text:list-item>
            <text:list-item>
              <text:p text:style-name="P31"><text:span text:style-name="T31_1">Ability</text:span><text:span text:style-name="T31_2"><text:s/></text:span><text:span text:style-name="T31_3">to</text:span><text:span text:style-name="T31_4"><text:s/></text:span><text:span text:style-name="T31_5">stun</text:span><text:span text:style-name="T31_6">/</text:span><text:span text:style-name="T31_7">knockdown</text:span><text:span text:style-name="T31_8"><text:s/>=<text:s/>15.5<text:s/></text:span><text:span text:style-name="T31_9">benefit</text:span></text:p>
            </text:list-item>
            <text:list-item>
              <text:p text:style-name="P32"><text:span text:style-name="T32_1">Percent</text:span><text:span text:style-name="T32_2"><text:s/></text:span><text:span text:style-name="T32_3">of</text:span><text:span text:style-name="T32_4"><text:s/></text:span><text:span text:style-name="T32_5">stun</text:span><text:span text:style-name="T32_6">/</text:span><text:span text:style-name="T32_7">knockdown</text:span><text:span text:style-name="T32_8"><text:s/>=<text:s/>%<text:s/></text:span><text:span text:style-name="T32_9">of</text:span><text:span text:style-name="T32_10"><text:s/></text:span><text:span text:style-name="T32_11">the</text:span><text:span text:style-name="T32_12"><text:s/>15.5<text:s/></text:span><text:span text:style-name="T32_13">benefit</text:span></text:p>
            </text:list-item>
            <text:list-item>
              <text:p text:style-name="P33"><text:span text:style-name="T33_1">Percent</text:span><text:span text:style-name="T33_2"><text:s/></text:span><text:span text:style-name="T33_3">of</text:span><text:span text:style-name="T33_4"><text:s/></text:span><text:span text:style-name="T33_5">double</text:span><text:span text:style-name="T33_6"><text:s/></text:span><text:span text:style-name="T33_7">damage</text:span><text:span text:style-name="T33_8"><text:s/>=<text:s/></text:span><text:span text:style-name="T33_9">the</text:span><text:span text:style-name="T33_10"><text:s/>%<text:s/></text:span><text:span text:style-name="T33_11">of</text:span><text:span text:style-name="T33_12"><text:s/></text:span><text:span text:style-name="T33_13">the</text:span><text:span text:style-name="T33_14"><text:s/></text:span><text:span text:style-name="T33_15">corresponding</text:span><text:span text:style-name="T33_16"><text:s/></text:span><text:span text:style-name="T33_17">average</text:span><text:span text:style-name="T33_18"><text:s/></text:span><text:span text:style-name="T33_19">attack</text:span><text:span text:style-name="T33_20"><text:s/></text:span><text:span text:style-name="T33_21">damage</text:span></text:p>
            </text:list-item>
            <text:list-item>
              <text:p text:style-name="P34"><text:span text:style-name="T34_1">3<text:s/></text:span><text:span text:style-name="T34_2">sec</text:span><text:span text:style-name="T34_3"><text:s/></text:span><text:span text:style-name="T34_4">cool</text:span><text:span text:style-name="T34_5"><text:s/></text:span><text:span text:style-name="T34_6">down</text:span><text:span text:style-name="T34_7"><text:s/>=<text:s/>10<text:s/></text:span><text:span text:style-name="T34_8">cost</text:span></text:p>
            </text:list-item>
          </text:list>
        </text:list-item>
      </text:list>
      <text:h text:style-name="P35" text:outline-level="10"><text:bookmark-start text:name="h.flmzgaw3y0kq"/><text:bookmark-end text:name="h.flmzgaw3y0kq"/><text:span text:style-name="T35_1">Player</text:span><text:span text:style-name="T35_2"><text:s/></text:span><text:span text:style-name="T35_3">Attacks</text:span></text:h>
      <text:p text:style-name="P36"><text:span text:style-name="T36_1">Each</text:span><text:span text:style-name="T36_2"><text:s/></text:span><text:span text:style-name="T36_3">attack</text:span><text:span text:style-name="T36_4"><text:s/></text:span><text:span text:style-name="T36_5">is</text:span><text:span text:style-name="T36_6"><text:s/></text:span><text:span text:style-name="T36_7">based</text:span><text:span text:style-name="T36_8"><text:s/></text:span><text:span text:style-name="T36_9">on</text:span><text:span text:style-name="T36_10"><text:s/></text:span><text:span text:style-name="T36_11">a</text:span><text:span text:style-name="T36_12"><text:s/></text:span><text:span text:style-name="T36_13">certain</text:span><text:span text:style-name="T36_14"><text:s/></text:span><text:span text:style-name="T36_15">height</text:span><text:span text:style-name="T36_16"><text:s/>(</text:span><text:span text:style-name="T36_17">High</text:span><text:span text:style-name="T36_18">,<text:s/></text:span><text:span text:style-name="T36_19">Medium</text:span><text:span text:style-name="T36_20">,<text:s/></text:span><text:span text:style-name="T36_21">or</text:span><text:span text:style-name="T36_22"><text:s/></text:span><text:span text:style-name="T36_23">Low</text:span><text:span text:style-name="T36_24">)<text:s/></text:span><text:span text:style-name="T36_25">and</text:span><text:span text:style-name="T36_26"><text:s/></text:span><text:span text:style-name="T36_27">has</text:span><text:span text:style-name="T36_28"><text:s/></text:span><text:span text:style-name="T36_29">a</text:span><text:span text:style-name="T36_30"><text:s/></text:span><text:span text:style-name="T36_31">cool</text:span><text:span text:style-name="T36_32"><text:s/></text:span><text:span text:style-name="T36_33">down</text:span><text:span text:style-name="T36_34"><text:s/>(</text:span><text:span text:style-name="T36_35">cd</text:span><text:span text:style-name="T36_36">)<text:s/></text:span><text:span text:style-name="T36_37">time</text:span><text:span text:style-name="T36_38"><text:s/></text:span><text:span text:style-name="T36_39">that</text:span><text:span text:style-name="T36_40"><text:s/></text:span><text:span text:style-name="T36_41">has</text:span><text:span text:style-name="T36_42"><text:s/></text:span><text:span text:style-name="T36_43">to</text:span><text:span text:style-name="T36_44"><text:s/></text:span><text:span text:style-name="T36_45">exhaust</text:span><text:span text:style-name="T36_46"><text:s/></text:span><text:span text:style-name="T36_47">before</text:span><text:span text:style-name="T36_48"><text:s/></text:span><text:span text:style-name="T36_49">the</text:span><text:span text:style-name="T36_50"><text:s/></text:span><text:span text:style-name="T36_51">attack</text:span><text:span text:style-name="T36_52"><text:s/></text:span><text:span text:style-name="T36_53">can</text:span><text:span text:style-name="T36_54"><text:s/></text:span><text:span text:style-name="T36_55">be</text:span><text:span text:style-name="T36_56"><text:s/></text:span><text:span text:style-name="T36_57">used</text:span><text:span text:style-name="T36_58"><text:s/></text:span><text:span text:style-name="T36_59">again</text:span><text:span text:style-name="T36_60">.<text:s/></text:span><text:span text:style-name="T36_61">However</text:span><text:span text:style-name="T36_62">,<text:s/></text:span><text:span text:style-name="T36_63">each</text:span><text:span text:style-name="T36_64"><text:s/></text:span><text:span text:style-name="T36_65">player</text:span><text:span text:style-name="T36_66"><text:s/></text:span><text:span text:style-name="T36_67">has</text:span><text:span text:style-name="T36_68"><text:s/></text:span><text:span text:style-name="T36_69">a</text:span><text:span text:style-name="T36_70"><text:s/></text:span><text:span text:style-name="T36_71">default</text:span><text:span text:style-name="T36_72"><text:s/></text:span><text:span text:style-name="T36_73">attack</text:span><text:span text:style-name="T36_74"><text:s/></text:span><text:span text:style-name="T36_75">that</text:span><text:span text:style-name="T36_76"><text:s/></text:span><text:span text:style-name="T36_77">has</text:span><text:span text:style-name="T36_78"><text:s/></text:span><text:span text:style-name="T36_79">no</text:span><text:span text:style-name="T36_80"><text:s/></text:span><text:span text:style-name="T36_81">cooldown</text:span><text:span text:style-name="T36_82">,<text:s/></text:span><text:span text:style-name="T36_83">and</text:span><text:span text:style-name="T36_84"><text:s/></text:span><text:span text:style-name="T36_85">can</text:span><text:span text:style-name="T36_86"><text:s/></text:span><text:span text:style-name="T36_87">be</text:span><text:span text:style-name="T36_88"><text:s/></text:span><text:span text:style-name="T36_89">used</text:span><text:span text:style-name="T36_90"><text:s/></text:span><text:span text:style-name="T36_91">repeatedly</text:span><text:span text:style-name="T36_92"><text:s/></text:span><text:span text:style-name="T36_93">if</text:span><text:span text:style-name="T36_94"><text:s/></text:span><text:span text:style-name="T36_95">need</text:span><text:span text:style-name="T36_96"><text:s/></text:span><text:span text:style-name="T36_97">be</text:span><text:span text:style-name="T36_98">.<text:s/></text:span><text:span text:style-name="T36_99">Some</text:span><text:span text:style-name="T36_100"><text:s/></text:span><text:span text:style-name="T36_101">attacks</text:span><text:span text:style-name="T36_102"><text:s/></text:span><text:span text:style-name="T36_103">have</text:span><text:span text:style-name="T36_104"><text:s/></text:span><text:span text:style-name="T36_105">special</text:span><text:span text:style-name="T36_106"><text:s/></text:span><text:span text:style-name="T36_107">effects</text:span><text:span text:style-name="T36_108"><text:s/></text:span><text:span text:style-name="T36_109">that</text:span><text:span text:style-name="T36_110"><text:s/></text:span><text:span text:style-name="T36_111">enhance</text:span><text:span text:style-name="T36_112"><text:s/></text:span><text:span text:style-name="T36_113">the</text:span><text:span text:style-name="T36_114"><text:s/></text:span><text:span text:style-name="T36_115">fight</text:span><text:span text:style-name="T36_116">.<text:s/></text:span><text:span text:style-name="T36_117">These</text:span><text:span text:style-name="T36_118"><text:s/></text:span><text:span text:style-name="T36_119">may</text:span><text:span text:style-name="T36_120"><text:s/></text:span><text:span text:style-name="T36_121">prolong</text:span><text:span text:style-name="T36_122"><text:s/></text:span><text:span text:style-name="T36_123">the</text:span><text:span text:style-name="T36_124"><text:s/></text:span><text:span text:style-name="T36_125">damage</text:span><text:span text:style-name="T36_126"><text:s/></text:span><text:span text:style-name="T36_127">received</text:span><text:span text:style-name="T36_128"><text:s/></text:span><text:span text:style-name="T36_129">to</text:span><text:span text:style-name="T36_130"><text:s/></text:span><text:span text:style-name="T36_131">the</text:span><text:span text:style-name="T36_132"><text:s/></text:span><text:span text:style-name="T36_133">enemy</text:span><text:span text:style-name="T36_134">,<text:s/></text:span><text:span text:style-name="T36_135">stun</text:span><text:span text:style-name="T36_136"><text:s/></text:span><text:span text:style-name="T36_137">the</text:span><text:span text:style-name="T36_138"><text:s/></text:span><text:span text:style-name="T36_139">enemy</text:span><text:span text:style-name="T36_140">,<text:s/></text:span><text:span text:style-name="T36_141">etc</text:span><text:span text:style-name="T36_142">.<text:s/></text:span><text:span text:style-name="T36_143">When</text:span><text:span text:style-name="T36_144"><text:s/></text:span><text:span text:style-name="T36_145">an</text:span><text:span text:style-name="T36_146"><text:s/></text:span><text:span text:style-name="T36_147">enemy</text:span><text:span text:style-name="T36_148"><text:s/></text:span><text:span text:style-name="T36_149">is</text:span><text:span text:style-name="T36_150"><text:s/></text:span><text:span text:style-name="T36_151">stunned</text:span><text:span text:style-name="T36_152"><text:s/></text:span><text:span text:style-name="T36_153">or</text:span><text:span text:style-name="T36_154"><text:s/></text:span><text:span text:style-name="T36_155">knocked</text:span><text:span text:style-name="T36_156"><text:s/></text:span><text:span text:style-name="T36_157">down</text:span><text:span text:style-name="T36_158">,<text:s/></text:span><text:span text:style-name="T36_159">it</text:span><text:span text:style-name="T36_160"><text:s/></text:span><text:span text:style-name="T36_161">cannot</text:span><text:span text:style-name="T36_162"><text:s/></text:span><text:span text:style-name="T36_163">move</text:span><text:span text:style-name="T36_164"><text:s/></text:span><text:span text:style-name="T36_165">and</text:span><text:span text:style-name="T36_166"><text:s/></text:span><text:span text:style-name="T36_167">thus</text:span><text:span text:style-name="T36_168"><text:s/></text:span><text:span text:style-name="T36_169">cannot</text:span><text:span text:style-name="T36_170"><text:s/></text:span><text:span text:style-name="T36_171">attack</text:span><text:span text:style-name="T36_172"><text:s/></text:span><text:span text:style-name="T36_173">the</text:span><text:span text:style-name="T36_174"><text:s/></text:span><text:span text:style-name="T36_175">player</text:span><text:span text:style-name="T36_176">.<text:s/></text:span><text:span text:style-name="T36_177">When</text:span><text:span text:style-name="T36_178"><text:s/></text:span><text:span text:style-name="T36_179">testing</text:span><text:span text:style-name="T36_180"><text:s/></text:span><text:span text:style-name="T36_181">the</text:span><text:span text:style-name="T36_182"><text:s/></text:span><text:span text:style-name="T36_183">combat</text:span><text:span text:style-name="T36_184"><text:s/></text:span><text:span text:style-name="T36_185">system</text:span><text:span text:style-name="T36_186"><text:s/></text:span><text:span text:style-name="T36_187">we</text:span><text:span text:style-name="T36_188"><text:s/></text:span><text:span text:style-name="T36_189">used</text:span><text:span text:style-name="T36_190"><text:s/></text:span><text:span text:style-name="T36_191">dice</text:span><text:span text:style-name="T36_192"><text:s/></text:span><text:span text:style-name="T36_193">to</text:span><text:span text:style-name="T36_194"><text:s/></text:span><text:span text:style-name="T36_195">determine</text:span><text:span text:style-name="T36_196"><text:s/></text:span><text:span text:style-name="T36_197">the</text:span><text:span text:style-name="T36_198"><text:s/></text:span><text:span text:style-name="T36_199">amount</text:span><text:span text:style-name="T36_200"><text:s/></text:span><text:span text:style-name="T36_201">of</text:span><text:span text:style-name="T36_202"><text:s/></text:span><text:span text:style-name="T36_203">damage</text:span><text:span text:style-name="T36_204"><text:s/></text:span><text:span text:style-name="T36_205">for</text:span><text:span text:style-name="T36_206"><text:s/></text:span><text:span text:style-name="T36_207">each</text:span><text:span text:style-name="T36_208"><text:s/></text:span><text:span text:style-name="T36_209">attack</text:span><text:span text:style-name="T36_210"><text:s/>(1</text:span><text:span text:style-name="T36_211">d</text:span><text:span text:style-name="T36_212">6<text:s/>=<text:s/></text:span><text:span text:style-name="T36_213">One</text:span><text:span text:style-name="T36_214"><text:s/>6-</text:span><text:span text:style-name="T36_215">sided</text:span><text:span text:style-name="T36_216"><text:s/></text:span><text:span text:style-name="T36_217">die</text:span><text:span text:style-name="T36_218">)</text:span></text:p>
      <text:list text:style-name="LS2" xml:id="list9">
        <text:list-item>
          <text:p text:style-name="P37"><text:span text:style-name="T37_1">High</text:span><text:span text:style-name="T37_2"><text:s/></text:span></text:p>
          <text:list>
            <text:list-item>
              <text:p text:style-name="P38"><text:span text:style-name="T38_1">Overhead</text:span><text:span text:style-name="T38_2"><text:s/></text:span><text:span text:style-name="T38_3">Punch</text:span></text:p>
              <text:list>
                <text:list-item>
                  <text:p text:style-name="P39"><text:span text:style-name="T39_1">0<text:s/></text:span><text:span text:style-name="T39_2">sec</text:span><text:span text:style-name="T39_3"><text:s/></text:span><text:span text:style-name="T39_4">cd</text:span><text:span text:style-name="T39_5"><text:s/>(10.5<text:s/></text:span><text:span text:style-name="T39_6">cost</text:span><text:span text:style-name="T39_7">)</text:span></text:p>
                </text:list-item>
                <text:list-item>
                  <text:p text:style-name="P40"><text:span text:style-name="T40_1">1</text:span><text:span text:style-name="T40_2">d</text:span><text:span text:style-name="T40_3">6<text:s/>+<text:s/>7<text:s/></text:span><text:span text:style-name="T40_4">damage</text:span><text:span text:style-name="T40_5"><text:s/>(10.5<text:s/></text:span><text:span text:style-name="T40_6">benefit</text:span><text:span text:style-name="T40_7">)</text:span></text:p>
                </text:list-item>
              </text:list>
            </text:list-item>
            <text:list-item>
              <text:p text:style-name="P41"><text:span text:style-name="T41_1">Roundhouse</text:span><text:span text:style-name="T41_2"><text:s/></text:span><text:span text:style-name="T41_3">Kick</text:span></text:p>
              <text:list>
                <text:list-item>
                  <text:p text:style-name="P42"><text:span text:style-name="T42_1">6<text:s/></text:span><text:span text:style-name="T42_2">sec</text:span><text:span text:style-name="T42_3"><text:s/></text:span><text:span text:style-name="T42_4">cd</text:span><text:span text:style-name="T42_5"><text:s/>(20<text:s/></text:span><text:span text:style-name="T42_6">cost</text:span><text:span text:style-name="T42_7">)</text:span></text:p>
                </text:list-item>
                <text:list-item>
                  <text:p text:style-name="P43"><text:span text:style-name="T43_1">2</text:span><text:span text:style-name="T43_2">d</text:span><text:span text:style-name="T43_3">6<text:s/>+<text:s/>3<text:s/></text:span><text:span text:style-name="T43_4">damage</text:span><text:span text:style-name="T43_5"><text:s text:c="2"/>(10<text:s/></text:span><text:span text:style-name="T43_6">benefit</text:span><text:span text:style-name="T43_7">)</text:span></text:p>
                </text:list-item>
                <text:list-item>
                  <text:p text:style-name="P44"><text:span text:style-name="T44_1">Chance</text:span><text:span text:style-name="T44_2"><text:s/></text:span><text:span text:style-name="T44_3">to</text:span><text:span text:style-name="T44_4"><text:s/></text:span><text:span text:style-name="T44_5">stun</text:span><text:span text:style-name="T44_6"><text:s/></text:span><text:span text:style-name="T44_7">enemy</text:span><text:span text:style-name="T44_8"><text:s/>(20%)<text:s/>(3<text:s/></text:span><text:span text:style-name="T44_9">benefit</text:span><text:span text:style-name="T44_10">)</text:span></text:p>
                </text:list-item>
                <text:list-item>
                  <text:p text:style-name="P45"><text:span text:style-name="T45_1">Can</text:span><text:span text:style-name="T45_2"><text:s/></text:span><text:span text:style-name="T45_3">be</text:span><text:span text:style-name="T45_4"><text:s/></text:span><text:span text:style-name="T45_5">improved</text:span><text:span text:style-name="T45_6"><text:s/></text:span><text:span text:style-name="T45_7">with</text:span><text:span text:style-name="T45_8"><text:s/></text:span><text:span text:style-name="T45_9">ranks</text:span><text:span text:style-name="T45_10"><text:s/>(</text:span><text:span text:style-name="T45_11">Skill</text:span><text:span text:style-name="T45_12"><text:s/></text:span><text:span text:style-name="T45_13">increase</text:span><text:span text:style-name="T45_14">)</text:span></text:p>
                </text:list-item>
              </text:list>
            </text:list-item>
            <text:list-item>
              <text:p text:style-name="P46"><text:span text:style-name="T46_1">Throat</text:span><text:span text:style-name="T46_2"><text:s/></text:span><text:span text:style-name="T46_3">Stab</text:span></text:p>
              <text:list>
                <text:list-item>
                  <text:p text:style-name="P47"><text:span text:style-name="T47_1">6<text:s/></text:span><text:span text:style-name="T47_2">sec</text:span><text:span text:style-name="T47_3"><text:s/></text:span><text:span text:style-name="T47_4">cd</text:span><text:span text:style-name="T47_5"><text:s text:c="2"/>(20<text:s/></text:span><text:span text:style-name="T47_6">cost</text:span><text:span text:style-name="T47_7">)</text:span></text:p>
                </text:list-item>
                <text:list-item>
                  <text:p text:style-name="P48"><text:span text:style-name="T48_1">2</text:span><text:span text:style-name="T48_2">d</text:span><text:span text:style-name="T48_3">6<text:s/>+<text:s/>11<text:s/></text:span><text:span text:style-name="T48_4">damage</text:span><text:span text:style-name="T48_5"><text:s/>(18<text:s/></text:span><text:span text:style-name="T48_6">benefit</text:span><text:span text:style-name="T48_7">)</text:span></text:p>
                </text:list-item>
                <text:list-item>
                  <text:p text:style-name="P49"><text:span text:style-name="T49_1">Chance</text:span><text:span text:style-name="T49_2"><text:s/></text:span><text:span text:style-name="T49_3">to</text:span><text:span text:style-name="T49_4"><text:s/></text:span><text:span text:style-name="T49_5">deal</text:span><text:span text:style-name="T49_6"><text:s/></text:span><text:span text:style-name="T49_7">double</text:span><text:span text:style-name="T49_8"><text:s/></text:span><text:span text:style-name="T49_9">damage</text:span><text:span text:style-name="T49_10"><text:s/>(10%)<text:s/>(2<text:s/></text:span><text:span text:style-name="T49_11">benefit</text:span><text:span text:style-name="T49_12">)</text:span></text:p>
                </text:list-item>
                <text:list-item>
                  <text:p text:style-name="P50"><text:span text:style-name="T50_1">Can</text:span><text:span text:style-name="T50_2"><text:s/></text:span><text:span text:style-name="T50_3">be</text:span><text:span text:style-name="T50_4"><text:s/></text:span><text:span text:style-name="T50_5">improved</text:span><text:span text:style-name="T50_6"><text:s/></text:span><text:span text:style-name="T50_7">with</text:span><text:span text:style-name="T50_8"><text:s/></text:span><text:span text:style-name="T50_9">ranks</text:span><text:span text:style-name="T50_10"><text:s/>(</text:span><text:span text:style-name="T50_11">Skill</text:span><text:span text:style-name="T50_12"><text:s/></text:span><text:span text:style-name="T50_13">increase</text:span><text:span text:style-name="T50_14">)</text:span></text:p>
                </text:list-item>
              </text:list>
            </text:list-item>
            <text:list-item>
              <text:p text:style-name="P51"><text:span text:style-name="T51_1">Head</text:span><text:span text:style-name="T51_2"><text:s/></text:span><text:span text:style-name="T51_3">to</text:span><text:span text:style-name="T51_4"><text:s/></text:span><text:span text:style-name="T51_5">Ground</text:span></text:p>
              <text:list>
                <text:list-item>
                  <text:p text:style-name="P52"><text:span text:style-name="T52_1">6<text:s/></text:span><text:span text:style-name="T52_2">sec</text:span><text:span text:style-name="T52_3"><text:s/></text:span><text:span text:style-name="T52_4">cd</text:span><text:span text:style-name="T52_5"><text:s text:c="2"/>(20<text:s/></text:span><text:span text:style-name="T52_6">cost</text:span><text:span text:style-name="T52_7">)</text:span></text:p>
                </text:list-item>
                <text:list-item>
                  <text:p text:style-name="P53"><text:span text:style-name="T53_1">2</text:span><text:span text:style-name="T53_2">d</text:span><text:span text:style-name="T53_3">6<text:s/>+<text:s/>13<text:s/></text:span><text:span text:style-name="T53_4">damage</text:span><text:span text:style-name="T53_5"><text:s/>(20<text:s/></text:span><text:span text:style-name="T53_6">benefit</text:span><text:span text:style-name="T53_7">)</text:span></text:p>
                </text:list-item>
              </text:list>
            </text:list-item>
            <text:list-item>
              <text:p text:style-name="P54"><text:span text:style-name="T54_1">Headbutt</text:span></text:p>
              <text:list>
                <text:list-item>
                  <text:p text:style-name="P55"><text:span text:style-name="T55_1">6<text:s/></text:span><text:span text:style-name="T55_2">sec</text:span><text:span text:style-name="T55_3"><text:s/></text:span><text:span text:style-name="T55_4">cd</text:span><text:span text:style-name="T55_5"><text:s text:c="2"/>(20<text:s/></text:span><text:span text:style-name="T55_6">cost</text:span><text:span text:style-name="T55_7">)</text:span></text:p>
                </text:list-item>
                <text:list-item>
                  <text:p text:style-name="P56"><text:span text:style-name="T56_1">2</text:span><text:span text:style-name="T56_2">d</text:span><text:span text:style-name="T56_3">6<text:s/>+<text:s/>9<text:s/></text:span><text:span text:style-name="T56_4">damage</text:span><text:span text:style-name="T56_5"><text:s/>(16<text:s/></text:span><text:span text:style-name="T56_6">benefit</text:span><text:span text:style-name="T56_7">)</text:span></text:p>
                </text:list-item>
                <text:list-item>
                  <text:p text:style-name="P57"><text:span text:style-name="T57_1">Chance</text:span><text:span text:style-name="T57_2"><text:s/></text:span><text:span text:style-name="T57_3">to</text:span><text:span text:style-name="T57_4"><text:s/></text:span><text:span text:style-name="T57_5">stun</text:span><text:span text:style-name="T57_6"><text:s/>(30%)<text:s/>(4<text:s/></text:span><text:span text:style-name="T57_7">benefit</text:span><text:span text:style-name="T57_8">)</text:span></text:p>
                </text:list-item>
              </text:list>
            </text:list-item>
          </text:list>
        </text:list-item>
        <text:list-item>
          <text:p text:style-name="P58"><text:span text:style-name="T58_1">Medium</text:span></text:p>
          <text:list>
            <text:list-item>
              <text:p text:style-name="P59"><text:span text:style-name="T59_1">Tackle</text:span></text:p>
              <text:list>
                <text:list-item>
                  <text:p text:style-name="P60"><text:span text:style-name="T60_1">0<text:s/></text:span><text:span text:style-name="T60_2">sec</text:span><text:span text:style-name="T60_3"><text:s/></text:span><text:span text:style-name="T60_4">cd</text:span><text:span text:style-name="T60_5"><text:s/>(10.5<text:s/></text:span><text:span text:style-name="T60_6">cost</text:span><text:span text:style-name="T60_7">)</text:span></text:p>
                </text:list-item>
                <text:list-item>
                  <text:p text:style-name="P61"><text:span text:style-name="T61_1">1</text:span><text:span text:style-name="T61_2">d</text:span><text:span text:style-name="T61_3">6<text:s/>+<text:s/>7<text:s/></text:span><text:span text:style-name="T61_4">damage</text:span><text:span text:style-name="T61_5"><text:s/>(10.5<text:s/></text:span><text:span text:style-name="T61_6">benefit</text:span><text:span text:style-name="T61_7">)</text:span></text:p>
                </text:list-item>
              </text:list>
            </text:list-item>
            <text:list-item>
              <text:p text:style-name="P62"><text:span text:style-name="T62_1">Flamethrower</text:span></text:p>
              <text:list>
                <text:list-item>
                  <text:p text:style-name="P63"><text:span text:style-name="T63_1">6<text:s/></text:span><text:span text:style-name="T63_2">sec</text:span><text:span text:style-name="T63_3"><text:s/></text:span><text:span text:style-name="T63_4">cd</text:span><text:span text:style-name="T63_5"><text:s text:c="2"/>(20<text:s/></text:span><text:span text:style-name="T63_6">cost</text:span><text:span text:style-name="T63_7">)</text:span></text:p>
                </text:list-item>
                <text:list-item>
                  <text:p text:style-name="P64"><text:span text:style-name="T64_1">1</text:span><text:span text:style-name="T64_2">d</text:span><text:span text:style-name="T64_3">6<text:s/>+<text:s/>3<text:s/></text:span><text:span text:style-name="T64_4">damage</text:span><text:span text:style-name="T64_5"><text:s/>(6.5<text:s/></text:span><text:span text:style-name="T64_6">benefit</text:span><text:span text:style-name="T64_7"><text:s/></text:span><text:span text:style-name="T64_8">x</text:span><text:span text:style-name="T64_9">3)</text:span></text:p>
                </text:list-item>
                <text:list-item>
                  <text:p text:style-name="P65"><text:span text:style-name="T65_1">Does</text:span><text:span text:style-name="T65_2"><text:s/></text:span><text:span text:style-name="T65_3">this</text:span><text:span text:style-name="T65_4"><text:s/></text:span><text:span text:style-name="T65_5">damage</text:span><text:span text:style-name="T65_6"><text:s/></text:span><text:span text:style-name="T65_7">for</text:span><text:span text:style-name="T65_8"><text:s/>3<text:s/></text:span><text:span text:style-name="T65_9">seconds</text:span></text:p>
                </text:list-item>
              </text:list>
            </text:list-item>
            <text:list-item>
              <text:p text:style-name="P66"><text:span text:style-name="T66_1">Belly</text:span><text:span text:style-name="T66_2"><text:s/></text:span><text:span text:style-name="T66_3">Flop</text:span></text:p>
              <text:list>
                <text:list-item>
                  <text:p text:style-name="P67"><text:span text:style-name="T67_1">6<text:s/></text:span><text:span text:style-name="T67_2">sec</text:span><text:span text:style-name="T67_3"><text:s/></text:span><text:span text:style-name="T67_4">cd</text:span><text:span text:style-name="T67_5"><text:s text:c="2"/>(20<text:s/></text:span><text:span text:style-name="T67_6">cost</text:span><text:span text:style-name="T67_7">)</text:span></text:p>
                </text:list-item>
                <text:list-item>
                  <text:p text:style-name="P68"><text:span text:style-name="T68_1">2</text:span><text:span text:style-name="T68_2">d</text:span><text:span text:style-name="T68_3">6<text:s/>+<text:s/>13<text:s/></text:span><text:span text:style-name="T68_4">damage</text:span><text:span text:style-name="T68_5"><text:s/>(20<text:s/></text:span><text:span text:style-name="T68_6">benefit</text:span><text:span text:style-name="T68_7">)</text:span></text:p>
                </text:list-item>
              </text:list>
            </text:list-item>
            <text:list-item>
              <text:p text:style-name="P69"><text:span text:style-name="T69_1">Boomerang</text:span></text:p>
              <text:list>
                <text:list-item>
                  <text:p text:style-name="P70"><text:span text:style-name="T70_1">6<text:s/></text:span><text:span text:style-name="T70_2">sec</text:span><text:span text:style-name="T70_3"><text:s/></text:span><text:span text:style-name="T70_4">cd</text:span><text:span text:style-name="T70_5"><text:s text:c="2"/>(20<text:s/></text:span><text:span text:style-name="T70_6">cost</text:span><text:span text:style-name="T70_7">)</text:span></text:p>
                </text:list-item>
                <text:list-item>
                  <text:p text:style-name="P71"><text:span text:style-name="T71_1">1</text:span><text:span text:style-name="T71_2">d</text:span><text:span text:style-name="T71_3">6<text:s/>+<text:s/>7<text:s/>(1</text:span><text:span text:style-name="T71_4">d</text:span><text:span text:style-name="T71_5">6<text:s/>+<text:s/>7)<text:s/></text:span><text:span text:style-name="T71_6">damage</text:span><text:span text:style-name="T71_7"><text:s/>(10.5<text:s/></text:span><text:span text:style-name="T71_8">benefit</text:span><text:span text:style-name="T71_9">)</text:span></text:p>
                </text:list-item>
                <text:list-item>
                  <text:p text:style-name="P72"><text:span text:style-name="T72_1">Deals</text:span><text:span text:style-name="T72_2"><text:s/></text:span><text:span text:style-name="T72_3">Med</text:span><text:span text:style-name="T72_4"><text:s/></text:span><text:span text:style-name="T72_5">damage</text:span><text:span text:style-name="T72_6"><text:s/></text:span><text:span text:style-name="T72_7">again</text:span><text:span text:style-name="T72_8"><text:s/></text:span><text:span text:style-name="T72_9">after</text:span><text:span text:style-name="T72_10"><text:s/></text:span><text:span text:style-name="T72_11">two</text:span><text:span text:style-name="T72_12"><text:s/></text:span><text:span text:style-name="T72_13">seconds</text:span><text:span text:style-name="T72_14"><text:s/>(9.5<text:s/></text:span><text:span text:style-name="T72_15">benefit</text:span><text:span text:style-name="T72_16">)</text:span></text:p>
                </text:list-item>
              </text:list>
            </text:list-item>
            <text:list-item>
              <text:p text:style-name="P73"><text:span text:style-name="T73_1">Rib</text:span><text:span text:style-name="T73_2"><text:s/></text:span><text:span text:style-name="T73_3">Punch</text:span></text:p>
              <text:list>
                <text:list-item>
                  <text:p text:style-name="P74"><text:span text:style-name="T74_1">6<text:s/></text:span><text:span text:style-name="T74_2">sec</text:span><text:span text:style-name="T74_3"><text:s/></text:span><text:span text:style-name="T74_4">cd</text:span><text:span text:style-name="T74_5"><text:s text:c="2"/>(20<text:s/></text:span><text:span text:style-name="T74_6">cost</text:span><text:span text:style-name="T74_7">)</text:span></text:p>
                </text:list-item>
                <text:list-item>
                  <text:p text:style-name="P75"><text:span text:style-name="T75_1">2</text:span><text:span text:style-name="T75_2">d</text:span><text:span text:style-name="T75_3">6<text:s/>+<text:s/>8<text:s/></text:span><text:span text:style-name="T75_4">damage</text:span><text:span text:style-name="T75_5"><text:s/>(15<text:s/></text:span><text:span text:style-name="T75_6">benefit</text:span><text:span text:style-name="T75_7">)</text:span></text:p>
                </text:list-item>
                <text:list-item>
                  <text:p text:style-name="P76"><text:span text:style-name="T76_1">30%<text:s/></text:span><text:span text:style-name="T76_2">chance</text:span><text:span text:style-name="T76_3"><text:s/></text:span><text:span text:style-name="T76_4">to</text:span><text:span text:style-name="T76_5"><text:s/></text:span><text:span text:style-name="T76_6">do</text:span><text:span text:style-name="T76_7"><text:s/></text:span><text:span text:style-name="T76_8">double</text:span><text:span text:style-name="T76_9"><text:s/></text:span><text:span text:style-name="T76_10">damage</text:span><text:span text:style-name="T76_11"><text:s/>(5<text:s/></text:span><text:span text:style-name="T76_12">benefit</text:span><text:span text:style-name="T76_13">)</text:span></text:p>
                </text:list-item>
              </text:list>
            </text:list-item>
          </text:list>
        </text:list-item>
        <text:list-item>
          <text:p text:style-name="P77"><text:span text:style-name="T77_1">Low</text:span></text:p>
          <text:list>
            <text:list-item>
              <text:p text:style-name="P78"><text:span text:style-name="T78_1">Knee</text:span><text:span text:style-name="T78_2"><text:s/></text:span><text:span text:style-name="T78_3">to</text:span><text:span text:style-name="T78_4"><text:s/></text:span><text:span text:style-name="T78_5">Groin</text:span><text:span text:style-name="T78_6"><text:s/>(10.5<text:s/></text:span><text:span text:style-name="T78_7">cost</text:span><text:span text:style-name="T78_8">)</text:span></text:p>
              <text:list>
                <text:list-item>
                  <text:p text:style-name="P79"><text:span text:style-name="T79_1">1</text:span><text:span text:style-name="T79_2">d</text:span><text:span text:style-name="T79_3">6<text:s/>+<text:s/>7<text:s/></text:span><text:span text:style-name="T79_4">damage</text:span><text:span text:style-name="T79_5"><text:s/>(10.5<text:s/></text:span><text:span text:style-name="T79_6">benefit</text:span><text:span text:style-name="T79_7">)</text:span></text:p>
                </text:list-item>
              </text:list>
            </text:list-item>
            <text:list-item>
              <text:p text:style-name="P80"><text:span text:style-name="T80_1">Trip</text:span></text:p>
              <text:list>
                <text:list-item>
                  <text:p text:style-name="P81"><text:span text:style-name="T81_1">6<text:s/></text:span><text:span text:style-name="T81_2">sec</text:span><text:span text:style-name="T81_3"><text:s/></text:span><text:span text:style-name="T81_4">cd</text:span><text:span text:style-name="T81_5"><text:s/>(20<text:s/></text:span><text:span text:style-name="T81_6">cost</text:span><text:span text:style-name="T81_7">)</text:span></text:p>
                </text:list-item>
                <text:list-item>
                  <text:p text:style-name="P82"><text:span text:style-name="T82_1">1</text:span><text:span text:style-name="T82_2">d</text:span><text:span text:style-name="T82_3">6<text:s/>+<text:s/>1<text:s/></text:span><text:span text:style-name="T82_4">damage</text:span><text:span text:style-name="T82_5"><text:s/>(4.5<text:s/></text:span><text:span text:style-name="T82_6">benefit</text:span><text:span text:style-name="T82_7">)</text:span></text:p>
                </text:list-item>
                <text:list-item>
                  <text:p text:style-name="P83"><text:span text:style-name="T83_1">Knocks</text:span><text:span text:style-name="T83_2"><text:s/></text:span><text:span text:style-name="T83_3">down</text:span><text:span text:style-name="T83_4"><text:s/></text:span><text:span text:style-name="T83_5">for</text:span><text:span text:style-name="T83_6"><text:s/>1<text:s/></text:span><text:span text:style-name="T83_7">seconds</text:span><text:span text:style-name="T83_8"><text:s/>(15.5<text:s/></text:span><text:span text:style-name="T83_9">benefit</text:span><text:span text:style-name="T83_10">)</text:span></text:p>
                </text:list-item>
              </text:list>
            </text:list-item>
            <text:list-item>
              <text:p text:style-name="P84"><text:span text:style-name="T84_1">Poison</text:span><text:span text:style-name="T84_2"><text:s/></text:span><text:span text:style-name="T84_3">Bomb</text:span></text:p>
              <text:list>
                <text:list-item>
                  <text:p text:style-name="P85"><text:span text:style-name="T85_1">6<text:s/></text:span><text:span text:style-name="T85_2">sec</text:span><text:span text:style-name="T85_3"><text:s/></text:span><text:span text:style-name="T85_4">cd</text:span><text:span text:style-name="T85_5"><text:s text:c="2"/>(20<text:s/></text:span><text:span text:style-name="T85_6">cost</text:span><text:span text:style-name="T85_7">)</text:span></text:p>
                </text:list-item>
                <text:list-item>
                  <text:p text:style-name="P86"><text:span text:style-name="T86_1">1</text:span><text:span text:style-name="T86_2">d</text:span><text:span text:style-name="T86_3">6<text:s/>+<text:s/>3<text:s/></text:span><text:span text:style-name="T86_4">damage</text:span><text:span text:style-name="T86_5"><text:s/>(6.5<text:s/></text:span><text:span text:style-name="T86_6">benefit</text:span><text:span text:style-name="T86_7">)</text:span></text:p>
                </text:list-item>
                <text:list-item>
                  <text:p text:style-name="P87"><text:span text:style-name="T87_1">1</text:span><text:span text:style-name="T87_2">d</text:span><text:span text:style-name="T87_3">4<text:s/>+<text:s/>2<text:s/></text:span><text:span text:style-name="T87_4">damage</text:span><text:span text:style-name="T87_5">/</text:span><text:span text:style-name="T87_6">sec</text:span><text:span text:style-name="T87_7"><text:s/></text:span><text:span text:style-name="T87_8">for</text:span><text:span text:style-name="T87_9"><text:s/>3<text:s/></text:span><text:span text:style-name="T87_10">seconds</text:span><text:span text:style-name="T87_11"><text:s/>(13.5<text:s/></text:span><text:span text:style-name="T87_12">benefit</text:span><text:span text:style-name="T87_13">)</text:span></text:p>
                </text:list-item>
              </text:list>
            </text:list-item>
            <text:list-item>
              <text:p text:style-name="P88"><text:span text:style-name="T88_1">Ankle</text:span><text:span text:style-name="T88_2"><text:s/></text:span><text:span text:style-name="T88_3">Sweep</text:span></text:p>
              <text:list>
                <text:list-item>
                  <text:p text:style-name="P89"><text:span text:style-name="T89_1">6<text:s/></text:span><text:span text:style-name="T89_2">sec</text:span><text:span text:style-name="T89_3"><text:s/></text:span><text:span text:style-name="T89_4">cd</text:span><text:span text:style-name="T89_5"><text:s text:c="2"/>(20<text:s/></text:span><text:span text:style-name="T89_6">cost</text:span><text:span text:style-name="T89_7">)</text:span></text:p>
                </text:list-item>
                <text:list-item>
                  <text:p text:style-name="P90"><text:span text:style-name="T90_1">1</text:span><text:span text:style-name="T90_2">d</text:span><text:span text:style-name="T90_3">6<text:s/>+<text:s/>1<text:s/>(4.5<text:s/></text:span><text:span text:style-name="T90_4">benefit</text:span><text:span text:style-name="T90_5">)</text:span></text:p>
                </text:list-item>
                <text:list-item>
                  <text:p text:style-name="P91"><text:span text:style-name="T91_1">Knocks</text:span><text:span text:style-name="T91_2"><text:s/></text:span><text:span text:style-name="T91_3">down</text:span><text:span text:style-name="T91_4"><text:s/></text:span><text:span text:style-name="T91_5">for</text:span><text:span text:style-name="T91_6"><text:s/>1<text:s/></text:span><text:span text:style-name="T91_7">second</text:span><text:span text:style-name="T91_8"><text:s/>(15.5<text:s/></text:span><text:span text:style-name="T91_9">benefit</text:span><text:span text:style-name="T91_10">)</text:span></text:p>
                </text:list-item>
              </text:list>
            </text:list-item>
            <text:list-item>
              <text:p text:style-name="P92"><text:span text:style-name="T92_1">Kneecap</text:span><text:span text:style-name="T92_2"><text:s/></text:span><text:span text:style-name="T92_3">Smash</text:span></text:p>
              <text:list>
                <text:list-item>
                  <text:p text:style-name="P93"><text:span text:style-name="T93_1">6<text:s/></text:span><text:span text:style-name="T93_2">sec</text:span><text:span text:style-name="T93_3"><text:s/></text:span><text:span text:style-name="T93_4">cd</text:span><text:span text:style-name="T93_5"><text:s text:c="2"/>(20<text:s/></text:span><text:span text:style-name="T93_6">cost</text:span><text:span text:style-name="T93_7">)</text:span></text:p>
                </text:list-item>
                <text:list-item>
                  <text:p text:style-name="P94"><text:span text:style-name="T94_1">2</text:span><text:span text:style-name="T94_2">d</text:span><text:span text:style-name="T94_3">6<text:s/>+<text:s/>7<text:s/></text:span><text:span text:style-name="T94_4">damage</text:span><text:span text:style-name="T94_5"><text:s/>(14<text:s/></text:span><text:span text:style-name="T94_6">benefit</text:span><text:span text:style-name="T94_7">)</text:span></text:p>
                </text:list-item>
                <text:list-item>
                  <text:p text:style-name="P95"><text:span text:style-name="T95_1">Disables</text:span><text:span text:style-name="T95_2"><text:s/></text:span><text:span text:style-name="T95_3">low</text:span><text:span text:style-name="T95_4"><text:s/></text:span><text:span text:style-name="T95_5">attacks</text:span><text:span text:style-name="T95_6"><text:s/></text:span><text:span text:style-name="T95_7">for</text:span><text:span text:style-name="T95_8"><text:s/>2<text:s/></text:span><text:span text:style-name="T95_9">seconds</text:span><text:span text:style-name="T95_10"><text:s/>(6<text:s/></text:span><text:span text:style-name="T95_11">benefit</text:span><text:span text:style-name="T95_12">)</text:span></text:p>
                </text:list-item>
              </text:list>
            </text:list-item>
          </text:list>
        </text:list-item>
      </text:list>
      <text:p text:style-name="P96"/>
      <text:p text:style-name="P97"/>
      <text:h text:style-name="P98" text:outline-level="10"><text:bookmark-start text:name="h.2w2ggyvbv3po"/><text:bookmark-end text:name="h.2w2ggyvbv3po"/><text:span text:style-name="T98_1">Enemy</text:span><text:span text:style-name="T98_2"><text:s/></text:span><text:span text:style-name="T98_3">Attacks</text:span></text:h>
      <text:p text:style-name="P99"><text:span text:style-name="T99_1">The</text:span><text:span text:style-name="T99_2"><text:s/></text:span><text:span text:style-name="T99_3">evil</text:span><text:span text:style-name="T99_4"><text:s/></text:span><text:span text:style-name="T99_5">robots</text:span><text:span text:style-name="T99_6"><text:s/></text:span><text:span text:style-name="T99_7">that</text:span><text:span text:style-name="T99_8"><text:s/></text:span><text:span text:style-name="T99_9">players</text:span><text:span text:style-name="T99_10"><text:s/></text:span><text:span text:style-name="T99_11">face</text:span><text:span text:style-name="T99_12"><text:s/></text:span><text:span text:style-name="T99_13">throughout</text:span><text:span text:style-name="T99_14"><text:s/></text:span><text:span text:style-name="T99_15">FOSSopolis</text:span><text:span text:style-name="T99_16"><text:s/></text:span><text:span text:style-name="T99_17">have</text:span><text:span text:style-name="T99_18"><text:s/></text:span><text:span text:style-name="T99_19">their</text:span><text:span text:style-name="T99_20"><text:s/></text:span><text:span text:style-name="T99_21">own</text:span><text:span text:style-name="T99_22"><text:s/></text:span><text:span text:style-name="T99_23">set</text:span><text:span text:style-name="T99_24"><text:s/></text:span><text:span text:style-name="T99_25">of</text:span><text:span text:style-name="T99_26"><text:s/></text:span><text:span text:style-name="T99_27">attacks</text:span><text:span text:style-name="T99_28"><text:s/></text:span><text:span text:style-name="T99_29">to</text:span><text:span text:style-name="T99_30"><text:s/></text:span><text:span text:style-name="T99_31">use</text:span><text:span text:style-name="T99_32"><text:s/></text:span><text:span text:style-name="T99_33">against</text:span><text:span text:style-name="T99_34"><text:s/></text:span><text:span text:style-name="T99_35">players</text:span><text:span text:style-name="T99_36">.<text:s/></text:span><text:span text:style-name="T99_37">Like</text:span><text:span text:style-name="T99_38"><text:s/></text:span><text:span text:style-name="T99_39">the</text:span><text:span text:style-name="T99_40"><text:s/></text:span><text:span text:style-name="T99_41">players</text:span><text:span text:style-name="T99_42">,<text:s/></text:span><text:span text:style-name="T99_43">they</text:span><text:span text:style-name="T99_44"><text:s/></text:span><text:span text:style-name="T99_45">have</text:span><text:span text:style-name="T99_46"><text:s/></text:span><text:span text:style-name="T99_47">high</text:span><text:span text:style-name="T99_48">,<text:s/></text:span><text:span text:style-name="T99_49">medium</text:span><text:span text:style-name="T99_50">,<text:s/></text:span><text:span text:style-name="T99_51">and</text:span><text:span text:style-name="T99_52"><text:s/></text:span><text:span text:style-name="T99_53">low</text:span><text:span text:style-name="T99_54"><text:s/></text:span><text:span text:style-name="T99_55">attacks</text:span><text:span text:style-name="T99_56"><text:s/></text:span><text:span text:style-name="T99_57">to</text:span><text:span text:style-name="T99_58"><text:s/></text:span><text:span text:style-name="T99_59">use</text:span><text:span text:style-name="T99_60">.<text:s/></text:span><text:span text:style-name="T99_61">Unlike</text:span><text:span text:style-name="T99_62"><text:s/></text:span><text:span text:style-name="T99_63">the</text:span><text:span text:style-name="T99_64"><text:s/></text:span><text:span text:style-name="T99_65">players</text:span><text:span text:style-name="T99_66">,<text:s/></text:span><text:span text:style-name="T99_67">they</text:span><text:span text:style-name="T99_68"><text:s/></text:span><text:span text:style-name="T99_69">only</text:span><text:span text:style-name="T99_70"><text:s/></text:span><text:span text:style-name="T99_71">have</text:span><text:span text:style-name="T99_72"><text:s/>2<text:s/></text:span><text:span text:style-name="T99_73">attacks</text:span><text:span text:style-name="T99_74"><text:s/></text:span><text:span text:style-name="T99_75">for</text:span><text:span text:style-name="T99_76"><text:s/></text:span><text:span text:style-name="T99_77">each</text:span><text:span text:style-name="T99_78"><text:s/></text:span><text:span text:style-name="T99_79">height</text:span><text:span text:style-name="T99_80">.<text:s/></text:span><text:span text:style-name="T99_81">Attacks</text:span><text:span text:style-name="T99_82"><text:s/></text:span><text:span text:style-name="T99_83">still</text:span><text:span text:style-name="T99_84"><text:s/></text:span><text:span text:style-name="T99_85">have</text:span><text:span text:style-name="T99_86"><text:s/></text:span><text:span text:style-name="T99_87">cooldown</text:span><text:span text:style-name="T99_88"><text:s/>(</text:span><text:span text:style-name="T99_89">except</text:span><text:span text:style-name="T99_90"><text:s/></text:span><text:span text:style-name="T99_91">for</text:span><text:span text:style-name="T99_92"><text:s/></text:span><text:span text:style-name="T99_93">the</text:span><text:span text:style-name="T99_94"><text:s/></text:span><text:span text:style-name="T99_95">default</text:span><text:span text:style-name="T99_96"><text:s/></text:span><text:span text:style-name="T99_97">attacks</text:span><text:span text:style-name="T99_98">)<text:s/></text:span><text:span text:style-name="T99_99">and</text:span><text:span text:style-name="T99_100"><text:s/></text:span><text:span text:style-name="T99_101">special</text:span><text:span text:style-name="T99_102"><text:s/></text:span><text:span text:style-name="T99_103">effects</text:span><text:span text:style-name="T99_104"><text:s/></text:span><text:span text:style-name="T99_105">like</text:span><text:span text:style-name="T99_106"><text:s/></text:span><text:span text:style-name="T99_107">a</text:span><text:span text:style-name="T99_108"><text:s/></text:span><text:span text:style-name="T99_109">chance</text:span><text:span text:style-name="T99_110"><text:s/></text:span><text:span text:style-name="T99_111">to</text:span><text:span text:style-name="T99_112"><text:s/></text:span><text:span text:style-name="T99_113">stun</text:span><text:span text:style-name="T99_114">.</text:span></text:p>
      <text:list text:style-name="LS3" xml:id="list68">
        <text:list-item>
          <text:p text:style-name="P100"><text:span text:style-name="T100_1">High</text:span></text:p>
          <text:list>
            <text:list-item>
              <text:p text:style-name="P101"><text:span text:style-name="T101_1">Overhead</text:span><text:span text:style-name="T101_2"><text:s/></text:span><text:span text:style-name="T101_3">Punch</text:span></text:p>
              <text:list>
                <text:list-item>
                  <text:p text:style-name="P102"><text:span text:style-name="T102_1">0<text:s/></text:span><text:span text:style-name="T102_2">sec</text:span><text:span text:style-name="T102_3"><text:s/></text:span><text:span text:style-name="T102_4">cd</text:span><text:span text:style-name="T102_5"><text:s/>(6.5<text:s/></text:span><text:span text:style-name="T102_6">cost</text:span><text:span text:style-name="T102_7">)</text:span></text:p>
                </text:list-item>
                <text:list-item>
                  <text:p text:style-name="P103"><text:span text:style-name="T103_1">1</text:span><text:span text:style-name="T103_2">d</text:span><text:span text:style-name="T103_3">6<text:s/>+<text:s/>3<text:s/></text:span><text:span text:style-name="T103_4">damage</text:span><text:span text:style-name="T103_5"><text:s/>(6.5<text:s/></text:span><text:span text:style-name="T103_6">benefit</text:span><text:span text:style-name="T103_7">)</text:span></text:p>
                </text:list-item>
              </text:list>
            </text:list-item>
            <text:list-item>
              <text:p text:style-name="P104"><text:span text:style-name="T104_1">Skull</text:span><text:span text:style-name="T104_2"><text:s/></text:span><text:span text:style-name="T104_3">Smash</text:span></text:p>
              <text:list>
                <text:list-item>
                  <text:p text:style-name="P105"><text:span text:style-name="T105_1">6<text:s/></text:span><text:span text:style-name="T105_2">sec</text:span><text:span text:style-name="T105_3"><text:s/></text:span><text:span text:style-name="T105_4">cd</text:span><text:span text:style-name="T105_5"><text:s text:c="2"/>(10<text:s/></text:span><text:span text:style-name="T105_6">cost</text:span><text:span text:style-name="T105_7">)</text:span></text:p>
                </text:list-item>
                <text:list-item>
                  <text:p text:style-name="P106"><text:span text:style-name="T106_1">1</text:span><text:span text:style-name="T106_2">d</text:span><text:span text:style-name="T106_3">6<text:s/>+<text:s/>5<text:s/></text:span><text:span text:style-name="T106_4">damage</text:span><text:span text:style-name="T106_5"><text:s/>(8.5<text:s/></text:span><text:span text:style-name="T106_6">benefit</text:span><text:span text:style-name="T106_7">)</text:span></text:p>
                </text:list-item>
                <text:list-item>
                  <text:p text:style-name="P107"><text:span text:style-name="T107_1">Chance</text:span><text:span text:style-name="T107_2"><text:s/></text:span><text:span text:style-name="T107_3">to</text:span><text:span text:style-name="T107_4"><text:s/></text:span><text:span text:style-name="T107_5">stun</text:span><text:span text:style-name="T107_6"><text:s/>(15%)<text:s/>(2<text:s/></text:span><text:span text:style-name="T107_7">benefit</text:span><text:span text:style-name="T107_8">)</text:span></text:p>
                </text:list-item>
              </text:list>
            </text:list-item>
          </text:list>
        </text:list-item>
        <text:list-item>
          <text:p text:style-name="P108"><text:span text:style-name="T108_1">Medium</text:span></text:p>
          <text:list>
            <text:list-item>
              <text:p text:style-name="P109"><text:span text:style-name="T109_1">Tackle</text:span></text:p>
              <text:list>
                <text:list-item>
                  <text:p text:style-name="P110"><text:span text:style-name="T110_1">0<text:s/></text:span><text:span text:style-name="T110_2">sec</text:span><text:span text:style-name="T110_3"><text:s/></text:span><text:span text:style-name="T110_4">cd</text:span><text:span text:style-name="T110_5"><text:s/>(6.5<text:s/></text:span><text:span text:style-name="T110_6">cost</text:span><text:span text:style-name="T110_7">)</text:span></text:p>
                </text:list-item>
                <text:list-item>
                  <text:p text:style-name="P111"><text:span text:style-name="T111_1">1</text:span><text:span text:style-name="T111_2">d</text:span><text:span text:style-name="T111_3">6<text:s/>+<text:s/>3<text:s/></text:span><text:span text:style-name="T111_4">damage</text:span><text:span text:style-name="T111_5"><text:s/>(6.5<text:s/></text:span><text:span text:style-name="T111_6">benefit</text:span><text:span text:style-name="T111_7">)</text:span></text:p>
                </text:list-item>
              </text:list>
            </text:list-item>
            <text:list-item>
              <text:p text:style-name="P112"><text:span text:style-name="T112_1">Hipcheck</text:span></text:p>
              <text:list>
                <text:list-item>
                  <text:p text:style-name="P113"><text:span text:style-name="T113_1">6<text:s/></text:span><text:span text:style-name="T113_2">sec</text:span><text:span text:style-name="T113_3"><text:s/></text:span><text:span text:style-name="T113_4">cd</text:span><text:span text:style-name="T113_5"><text:s text:c="2"/>(10<text:s/></text:span><text:span text:style-name="T113_6">cost</text:span><text:span text:style-name="T113_7">)</text:span></text:p>
                </text:list-item>
                <text:list-item>
                  <text:p text:style-name="P114"><text:span text:style-name="T114_1">2</text:span><text:span text:style-name="T114_2">d</text:span><text:span text:style-name="T114_3">6<text:s/>+<text:s/>3<text:s/></text:span><text:span text:style-name="T114_4">damage</text:span><text:span text:style-name="T114_5"><text:s/>(10<text:s/></text:span><text:span text:style-name="T114_6">benefit</text:span><text:span text:style-name="T114_7">)</text:span></text:p>
                </text:list-item>
              </text:list>
            </text:list-item>
          </text:list>
        </text:list-item>
        <text:list-item>
          <text:p text:style-name="P115"><text:span text:style-name="T115_1">Low</text:span></text:p>
          <text:list>
            <text:list-item>
              <text:p text:style-name="P116"><text:span text:style-name="T116_1">Knee</text:span><text:span text:style-name="T116_2"><text:s/></text:span><text:span text:style-name="T116_3">to</text:span><text:span text:style-name="T116_4"><text:s/></text:span><text:span text:style-name="T116_5">Groin</text:span></text:p>
              <text:list>
                <text:list-item>
                  <text:p text:style-name="P117"><text:span text:style-name="T117_1">0<text:s/></text:span><text:span text:style-name="T117_2">sec</text:span><text:span text:style-name="T117_3"><text:s/></text:span><text:span text:style-name="T117_4">cd</text:span><text:span text:style-name="T117_5"><text:s/>(6.5<text:s/></text:span><text:span text:style-name="T117_6">cost</text:span><text:span text:style-name="T117_7">)</text:span></text:p>
                </text:list-item>
                <text:list-item>
                  <text:p text:style-name="P118"><text:span text:style-name="T118_1">1</text:span><text:span text:style-name="T118_2">d</text:span><text:span text:style-name="T118_3">6<text:s/>+<text:s/>3<text:s/></text:span><text:span text:style-name="T118_4">damage</text:span><text:span text:style-name="T118_5"><text:s/>(6.5<text:s/></text:span><text:span text:style-name="T118_6">benefit</text:span><text:span text:style-name="T118_7">)</text:span></text:p>
                </text:list-item>
              </text:list>
            </text:list-item>
            <text:list-item>
              <text:p text:style-name="P119"><text:span text:style-name="T119_1">Shin</text:span><text:span text:style-name="T119_2"><text:s/></text:span><text:span text:style-name="T119_3">Kick</text:span></text:p>
              <text:list>
                <text:list-item>
                  <text:p text:style-name="P120"><text:span text:style-name="T120_1">6<text:s/></text:span><text:span text:style-name="T120_2">sec</text:span><text:span text:style-name="T120_3"><text:s/></text:span><text:span text:style-name="T120_4">cd</text:span><text:span text:style-name="T120_5"><text:s text:c="2"/>(10<text:s/></text:span><text:span text:style-name="T120_6">cost</text:span><text:span text:style-name="T120_7">)\</text:span></text:p>
                </text:list-item>
                <text:list-item>
                  <text:p text:style-name="P121"><text:span text:style-name="T121_1">1</text:span><text:span text:style-name="T121_2">d</text:span><text:span text:style-name="T121_3">6<text:s/>+<text:s/>3<text:s/></text:span><text:span text:style-name="T121_4">damage</text:span><text:span text:style-name="T121_5"><text:s/>(7.5<text:s/></text:span><text:span text:style-name="T121_6">benefit</text:span><text:span text:style-name="T121_7">)</text:span></text:p>
                </text:list-item>
                <text:list-item>
                  <text:p text:style-name="P122"><text:span text:style-name="T122_1">Disables</text:span><text:span text:style-name="T122_2"><text:s/></text:span><text:span text:style-name="T122_3">low</text:span><text:span text:style-name="T122_4"><text:s/></text:span><text:span text:style-name="T122_5">attacks</text:span><text:span text:style-name="T122_6"><text:s/></text:span><text:span text:style-name="T122_7">for</text:span><text:span text:style-name="T122_8"><text:s/>1<text:s/></text:span><text:span text:style-name="T122_9">second</text:span><text:span text:style-name="T122_10"><text:s/>(3<text:s/></text:span><text:span text:style-name="T122_11">benefit</text:span><text:span text:style-name="T122_12">)</text:span></text:p>
                </text:list-item>
              </text:list>
            </text:list-item>
          </text:list>
        </text:list-item>
      </text:list>
      <text:h text:style-name="P123" text:outline-level="10"><text:bookmark-start text:name="h.7al0jym3xo79"/><text:bookmark-end text:name="h.7al0jym3xo79"/></text:h>
      <text:h text:style-name="P124" text:outline-level="10"><text:bookmark-start text:name="h.5tnor286dnxl"/><text:bookmark-end text:name="h.5tnor286dnxl"/><text:span text:style-name="T124_1">Passive</text:span><text:span text:style-name="T124_2"><text:s/></text:span><text:span text:style-name="T124_3">Skills</text:span></text:h>
      <text:p text:style-name="P125"><text:span text:style-name="T125_1">Players</text:span><text:span text:style-name="T125_2"><text:s/></text:span><text:span text:style-name="T125_3">will</text:span><text:span text:style-name="T125_4"><text:s/></text:span><text:span text:style-name="T125_5">be</text:span><text:span text:style-name="T125_6"><text:s/></text:span><text:span text:style-name="T125_7">able</text:span><text:span text:style-name="T125_8"><text:s/></text:span><text:span text:style-name="T125_9">to</text:span><text:span text:style-name="T125_10"><text:s/></text:span><text:span text:style-name="T125_11">upgrade</text:span><text:span text:style-name="T125_12"><text:s/></text:span><text:span text:style-name="T125_13">specific</text:span><text:span text:style-name="T125_14"><text:s/></text:span><text:span text:style-name="T125_15">abilities</text:span><text:span text:style-name="T125_16"><text:s/></text:span><text:span text:style-name="T125_17">over</text:span><text:span text:style-name="T125_18"><text:s/></text:span><text:span text:style-name="T125_19">the</text:span><text:span text:style-name="T125_20"><text:s/></text:span><text:span text:style-name="T125_21">course</text:span><text:span text:style-name="T125_22"><text:s/></text:span><text:span text:style-name="T125_23">of</text:span><text:span text:style-name="T125_24"><text:s/></text:span><text:span text:style-name="T125_25">the</text:span><text:span text:style-name="T125_26"><text:s/></text:span><text:span text:style-name="T125_27">game</text:span><text:span text:style-name="T125_28">.<text:s/></text:span><text:span text:style-name="T125_29">These</text:span><text:span text:style-name="T125_30"><text:s/></text:span><text:span text:style-name="T125_31">passive</text:span><text:span text:style-name="T125_32"><text:s/></text:span><text:span text:style-name="T125_33">skills</text:span><text:span text:style-name="T125_34"><text:s/></text:span><text:span text:style-name="T125_35">aid</text:span><text:span text:style-name="T125_36"><text:s/></text:span><text:span text:style-name="T125_37">the</text:span><text:span text:style-name="T125_38"><text:s/></text:span><text:span text:style-name="T125_39">player</text:span><text:span text:style-name="T125_40"><text:s/></text:span><text:span text:style-name="T125_41">in</text:span><text:span text:style-name="T125_42"><text:s/></text:span><text:span text:style-name="T125_43">the</text:span><text:span text:style-name="T125_44"><text:s/></text:span><text:span text:style-name="T125_45">background</text:span><text:span text:style-name="T125_46"><text:s/></text:span><text:span text:style-name="T125_47">of</text:span><text:span text:style-name="T125_48"><text:s/></text:span><text:span text:style-name="T125_49">combat</text:span><text:span text:style-name="T125_50">,<text:s/></text:span><text:span text:style-name="T125_51">and</text:span><text:span text:style-name="T125_52"><text:s/></text:span><text:span text:style-name="T125_53">are</text:span><text:span text:style-name="T125_54"><text:s/></text:span><text:span text:style-name="T125_55">not</text:span><text:span text:style-name="T125_56"><text:s/></text:span><text:span text:style-name="T125_57">necessarily</text:span><text:span text:style-name="T125_58"><text:s/></text:span><text:span text:style-name="T125_59">attacks</text:span><text:span text:style-name="T125_60">.<text:s/></text:span><text:span text:style-name="T125_61">For</text:span><text:span text:style-name="T125_62"><text:s/></text:span><text:span text:style-name="T125_63">example</text:span><text:span text:style-name="T125_64">,<text:s/></text:span><text:span text:style-name="T125_65">one</text:span><text:span text:style-name="T125_66"><text:s/></text:span><text:span text:style-name="T125_67">of</text:span><text:span text:style-name="T125_68"><text:s/></text:span><text:span text:style-name="T125_69">the</text:span><text:span text:style-name="T125_70"><text:s/></text:span><text:span text:style-name="T125_71">earlier</text:span><text:span text:style-name="T125_72"><text:s/></text:span><text:span text:style-name="T125_73">passive</text:span><text:span text:style-name="T125_74"><text:s/></text:span><text:span text:style-name="T125_75">skills</text:span><text:span text:style-name="T125_76"><text:s/></text:span><text:span text:style-name="T125_77">increases</text:span><text:span text:style-name="T125_78"><text:s/></text:span><text:span text:style-name="T125_79">the</text:span><text:span text:style-name="T125_80"><text:s/></text:span><text:span text:style-name="T125_81">damage</text:span><text:span text:style-name="T125_82"><text:s/></text:span><text:span text:style-name="T125_83">of</text:span><text:span text:style-name="T125_84"><text:s/></text:span><text:span text:style-name="T125_85">Low</text:span><text:span text:style-name="T125_86"><text:s/></text:span><text:span text:style-name="T125_87">attacks</text:span><text:span text:style-name="T125_88">.<text:s/></text:span><text:span text:style-name="T125_89">To</text:span><text:span text:style-name="T125_90"><text:s/></text:span><text:span text:style-name="T125_91">purchase</text:span><text:span text:style-name="T125_92"><text:s/></text:span><text:span text:style-name="T125_93">these</text:span><text:span text:style-name="T125_94"><text:s/></text:span><text:span text:style-name="T125_95">passive</text:span><text:span text:style-name="T125_96"><text:s/></text:span><text:span text:style-name="T125_97">skills</text:span><text:span text:style-name="T125_98">,<text:s/></text:span><text:span text:style-name="T125_99">a</text:span><text:span text:style-name="T125_100"><text:s/></text:span><text:span text:style-name="T125_101">player</text:span><text:span text:style-name="T125_102"><text:s/></text:span><text:span text:style-name="T125_103">will</text:span><text:span text:style-name="T125_104"><text:s/></text:span><text:span text:style-name="T125_105">need</text:span><text:span text:style-name="T125_106"><text:s/></text:span><text:span text:style-name="T125_107">to</text:span><text:span text:style-name="T125_108"><text:s/></text:span><text:span text:style-name="T125_109">spend</text:span><text:span text:style-name="T125_110"><text:s/></text:span><text:span text:style-name="T125_111">Skill</text:span><text:span text:style-name="T125_112"><text:s/></text:span><text:span text:style-name="T125_113">Points</text:span><text:span text:style-name="T125_114"><text:s/>(1<text:s/></text:span><text:span text:style-name="T125_115">Skill</text:span><text:span text:style-name="T125_116"><text:s/></text:span><text:span text:style-name="T125_117">Point</text:span><text:span text:style-name="T125_118"><text:s/></text:span><text:span text:style-name="T125_119">for</text:span><text:span text:style-name="T125_120"><text:s/></text:span><text:span text:style-name="T125_121">each</text:span><text:span text:style-name="T125_122"><text:s/></text:span><text:span text:style-name="T125_123">skill</text:span><text:span text:style-name="T125_124">).<text:s/></text:span><text:span text:style-name="T125_125">To</text:span><text:span text:style-name="T125_126"><text:s/></text:span><text:span text:style-name="T125_127">acquire</text:span><text:span text:style-name="T125_128"><text:s/></text:span><text:span text:style-name="T125_129">a</text:span><text:span text:style-name="T125_130"><text:s/></text:span><text:span text:style-name="T125_131">Rank</text:span><text:span text:style-name="T125_132"><text:s/>2<text:s/></text:span><text:span text:style-name="T125_133">skill</text:span><text:span text:style-name="T125_134">,<text:s/></text:span><text:span text:style-name="T125_135">the</text:span><text:span text:style-name="T125_136"><text:s/></text:span><text:span text:style-name="T125_137">player</text:span><text:span text:style-name="T125_138"><text:s/></text:span><text:span text:style-name="T125_139">must</text:span><text:span text:style-name="T125_140"><text:s/></text:span><text:span text:style-name="T125_141">already</text:span><text:span text:style-name="T125_142"><text:s/></text:span><text:span text:style-name="T125_143">have</text:span><text:span text:style-name="T125_144"><text:s/></text:span><text:span text:style-name="T125_145">the</text:span><text:span text:style-name="T125_146"><text:s/></text:span><text:span text:style-name="T125_147">Rank</text:span><text:span text:style-name="T125_148"><text:s/>1<text:s/></text:span><text:span text:style-name="T125_149">skill</text:span><text:span text:style-name="T125_150"><text:s/></text:span><text:span text:style-name="T125_151">upgraded</text:span><text:span text:style-name="T125_152">.<text:s/></text:span><text:span text:style-name="T125_153">Players</text:span><text:span text:style-name="T125_154"><text:s/></text:span><text:span text:style-name="T125_155">can</text:span><text:span text:style-name="T125_156"><text:s/></text:span><text:span text:style-name="T125_157">acquire</text:span><text:span text:style-name="T125_158"><text:s/></text:span><text:span text:style-name="T125_159">Skill</text:span><text:span text:style-name="T125_160"><text:s/></text:span><text:span text:style-name="T125_161">Points</text:span><text:span text:style-name="T125_162"><text:s/></text:span><text:span text:style-name="T125_163">through</text:span><text:span text:style-name="T125_164"><text:s/></text:span><text:span text:style-name="T125_165">earning</text:span><text:span text:style-name="T125_166"><text:s/></text:span><text:span text:style-name="T125_167">experience</text:span><text:span text:style-name="T125_168"><text:s/></text:span><text:span text:style-name="T125_169">and</text:span><text:span text:style-name="T125_170"><text:s/></text:span><text:span text:style-name="T125_171">leveling</text:span><text:span text:style-name="T125_172"><text:s/></text:span><text:span text:style-name="T125_173">up</text:span><text:span text:style-name="T125_174">.<text:s/></text:span></text:p>
      <text:p text:style-name="P126"/>
      <text:list text:style-name="LS4" xml:id="list91">
        <text:list-item>
          <text:p text:style-name="P127"><text:span text:style-name="T127_1">Passive</text:span><text:span text:style-name="T127_2"><text:s/></text:span><text:span text:style-name="T127_3">skills</text:span><text:span text:style-name="T127_4"><text:s/></text:span><text:span text:style-name="T127_5">for</text:span><text:span text:style-name="T127_6"><text:s/></text:span><text:span text:style-name="T127_7">upgrading</text:span><text:span text:style-name="T127_8"><text:s/></text:span><text:span text:style-name="T127_9">abilities</text:span></text:p>
          <text:list>
            <text:list-item>
              <text:p text:style-name="P128"><text:span text:style-name="T128_1">High</text:span></text:p>
              <text:list>
                <text:list-item>
                  <text:p text:style-name="P129"><text:span text:style-name="T129_1">Rank</text:span><text:span text:style-name="T129_2"><text:s/>1<text:s/>(</text:span><text:span text:style-name="T129_3">Total</text:span><text:span text:style-name="T129_4"><text:s/></text:span><text:span text:style-name="T129_5">benefit</text:span><text:span text:style-name="T129_6"><text:s/>16.5)</text:span></text:p>
                  <text:list>
                    <text:list-item>
                      <text:p text:style-name="P130"><text:span text:style-name="T130_1">High</text:span><text:span text:style-name="T130_2"><text:s/></text:span><text:span text:style-name="T130_3">attacks</text:span><text:span text:style-name="T130_4"><text:s/></text:span><text:span text:style-name="T130_5">deal</text:span><text:span text:style-name="T130_6"><text:s/>+1<text:s/></text:span><text:span text:style-name="T130_7">more</text:span><text:span text:style-name="T130_8"><text:s/></text:span><text:span text:style-name="T130_9">damage</text:span><text:span text:style-name="T130_10"><text:s/>(3.5<text:s/></text:span><text:span text:style-name="T130_11">benefit</text:span><text:span text:style-name="T130_12">)</text:span></text:p>
                    </text:list-item>
                    <text:list-item>
                      <text:p text:style-name="P131"><text:span text:style-name="T131_1">Throat</text:span><text:span text:style-name="T131_2"><text:s/></text:span><text:span text:style-name="T131_3">stab</text:span><text:span text:style-name="T131_4">:<text:s/>+20%<text:s/></text:span><text:span text:style-name="T131_5">chance</text:span><text:span text:style-name="T131_6"><text:s/></text:span><text:span text:style-name="T131_7">to</text:span><text:span text:style-name="T131_8"><text:s/></text:span><text:span text:style-name="T131_9">crit</text:span><text:span text:style-name="T131_10"><text:s/></text:span><text:span text:style-name="T131_11">for</text:span><text:span text:style-name="T131_12"><text:s/></text:span><text:span text:style-name="T131_13">double</text:span><text:span text:style-name="T131_14"><text:s/></text:span><text:span text:style-name="T131_15">damage</text:span><text:span text:style-name="T131_16"><text:s/>(4<text:s/></text:span><text:span text:style-name="T131_17">benefit</text:span><text:span text:style-name="T131_18">)</text:span></text:p>
                    </text:list-item>
                    <text:list-item>
                      <text:p text:style-name="P132"><text:span text:style-name="T132_1">Roundhouse</text:span><text:span text:style-name="T132_2"><text:s/></text:span><text:span text:style-name="T132_3">kick</text:span><text:span text:style-name="T132_4">:<text:s/></text:span><text:span text:style-name="T132_5">has</text:span><text:span text:style-name="T132_6"><text:s/></text:span><text:span text:style-name="T132_7">a</text:span><text:span text:style-name="T132_8"><text:s/>+20%<text:s/></text:span><text:span text:style-name="T132_9">chance</text:span><text:span text:style-name="T132_10"><text:s/></text:span><text:span text:style-name="T132_11">to</text:span><text:span text:style-name="T132_12"><text:s/></text:span><text:span text:style-name="T132_13">stun</text:span><text:span text:style-name="T132_14"><text:s/>(3<text:s/></text:span><text:span text:style-name="T132_15">benefit</text:span><text:span text:style-name="T132_16">)</text:span></text:p>
                    </text:list-item>
                    <text:list-item>
                      <text:p text:style-name="P133"><text:span text:style-name="T133_1">Headbutt</text:span><text:span text:style-name="T133_2">:<text:s/></text:span><text:span text:style-name="T133_3">stun</text:span><text:span text:style-name="T133_4"><text:s/></text:span><text:span text:style-name="T133_5">lasts</text:span><text:span text:style-name="T133_6"><text:s/>+20%<text:s/></text:span><text:span text:style-name="T133_7">longer</text:span><text:span text:style-name="T133_8"><text:s/>(3<text:s/></text:span><text:span text:style-name="T133_9">benefit</text:span><text:span text:style-name="T133_10">)</text:span></text:p>
                    </text:list-item>
                    <text:list-item>
                      <text:p text:style-name="P134"><text:span text:style-name="T134_1">Head</text:span><text:span text:style-name="T134_2"><text:s/></text:span><text:span text:style-name="T134_3">to</text:span><text:span text:style-name="T134_4"><text:s/></text:span><text:span text:style-name="T134_5">Ground</text:span><text:span text:style-name="T134_6">:<text:s/></text:span><text:span text:style-name="T134_7">deals</text:span><text:span text:style-name="T134_8"><text:s/>3<text:s/></text:span><text:span text:style-name="T134_9">more</text:span><text:span text:style-name="T134_10"><text:s/></text:span><text:span text:style-name="T134_11">damage</text:span><text:span text:style-name="T134_12"><text:s/>(3<text:s/></text:span><text:span text:style-name="T134_13">benefit</text:span><text:span text:style-name="T134_14">)</text:span></text:p>
                    </text:list-item>
                  </text:list>
                </text:list-item>
                <text:list-item>
                  <text:p text:style-name="P135"><text:span text:style-name="T135_1">Rank</text:span><text:span text:style-name="T135_2"><text:s/>2<text:s/>(</text:span><text:span text:style-name="T135_3">Total</text:span><text:span text:style-name="T135_4"><text:s/></text:span><text:span text:style-name="T135_5">benefit</text:span><text:span text:style-name="T135_6"><text:s/>34)</text:span></text:p>
                  <text:list>
                    <text:list-item>
                      <text:p text:style-name="P136"><text:span text:style-name="T136_1">High</text:span><text:span text:style-name="T136_2"><text:s/></text:span><text:span text:style-name="T136_3">attacks</text:span><text:span text:style-name="T136_4"><text:s/></text:span><text:span text:style-name="T136_5">deal</text:span><text:span text:style-name="T136_6"><text:s/>+2<text:s/></text:span><text:span text:style-name="T136_7">more</text:span><text:span text:style-name="T136_8"><text:s/></text:span><text:span text:style-name="T136_9">damage</text:span><text:span text:style-name="T136_10"><text:s/>(7<text:s/></text:span><text:span text:style-name="T136_11">benefit</text:span><text:span text:style-name="T136_12">)</text:span></text:p>
                    </text:list-item>
                    <text:list-item>
                      <text:p text:style-name="P137"><text:span text:style-name="T137_1">Throat</text:span><text:span text:style-name="T137_2"><text:s/></text:span><text:span text:style-name="T137_3">Stab</text:span><text:span text:style-name="T137_4">:<text:s text:c="2"/>+30%<text:s/></text:span><text:span text:style-name="T137_5">chance</text:span><text:span text:style-name="T137_6"><text:s/></text:span><text:span text:style-name="T137_7">to</text:span><text:span text:style-name="T137_8"><text:s/></text:span><text:span text:style-name="T137_9">crit</text:span><text:span text:style-name="T137_10"><text:s/>(6<text:s/></text:span><text:span text:style-name="T137_11">benefit</text:span><text:span text:style-name="T137_12">)</text:span></text:p>
                    </text:list-item>
                    <text:list-item>
                      <text:p text:style-name="P138"><text:span text:style-name="T138_1">Roundhouse</text:span><text:span text:style-name="T138_2"><text:s/></text:span><text:span text:style-name="T138_3">Kick</text:span><text:span text:style-name="T138_4">:<text:s/>+40%<text:s/></text:span><text:span text:style-name="T138_5">chance</text:span><text:span text:style-name="T138_6"><text:s/></text:span><text:span text:style-name="T138_7">to</text:span><text:span text:style-name="T138_8"><text:s/></text:span><text:span text:style-name="T138_9">stun</text:span><text:span text:style-name="T138_10"><text:s/>(6<text:s/></text:span><text:span text:style-name="T138_11">benefit</text:span><text:span text:style-name="T138_12">)</text:span></text:p>
                    </text:list-item>
                    <text:list-item>
                      <text:p text:style-name="P139"><text:span text:style-name="T139_1">Headbutt</text:span><text:span text:style-name="T139_2">:<text:s/></text:span><text:span text:style-name="T139_3">Stun</text:span><text:span text:style-name="T139_4"><text:s/></text:span><text:span text:style-name="T139_5">lasts</text:span><text:span text:style-name="T139_6"><text:s/></text:span><text:span text:style-name="T139_7">an</text:span><text:span text:style-name="T139_8"><text:s/></text:span><text:span text:style-name="T139_9">extra</text:span><text:span text:style-name="T139_10"><text:s/></text:span><text:span text:style-name="T139_11">turn</text:span><text:span text:style-name="T139_12"><text:s/>(7<text:s/></text:span><text:span text:style-name="T139_13">benefit</text:span><text:span text:style-name="T139_14">)</text:span></text:p>
                    </text:list-item>
                    <text:list-item>
                      <text:p text:style-name="P140"><text:span text:style-name="T140_1">Head</text:span><text:span text:style-name="T140_2"><text:s/></text:span><text:span text:style-name="T140_3">to</text:span><text:span text:style-name="T140_4"><text:s/></text:span><text:span text:style-name="T140_5">Ground</text:span><text:span text:style-name="T140_6">:<text:s/></text:span><text:span text:style-name="T140_7">deals</text:span><text:span text:style-name="T140_8"><text:s/>8<text:s/></text:span><text:span text:style-name="T140_9">more</text:span><text:span text:style-name="T140_10"><text:s/></text:span><text:span text:style-name="T140_11">damage</text:span><text:span text:style-name="T140_12"><text:s/>(8<text:s/></text:span><text:span text:style-name="T140_13">benefit</text:span><text:span text:style-name="T140_14">)</text:span></text:p>
                    </text:list-item>
                  </text:list>
                </text:list-item>
                <text:list-item>
                  <text:p text:style-name="P141"><text:span text:style-name="T141_1">Rank</text:span><text:span text:style-name="T141_2"><text:s/>3<text:s/>(</text:span><text:span text:style-name="T141_3">Total</text:span><text:span text:style-name="T141_4"><text:s/></text:span><text:span text:style-name="T141_5">benefit</text:span><text:span text:style-name="T141_6"><text:s/>46.5)</text:span></text:p>
                  <text:list>
                    <text:list-item>
                      <text:p text:style-name="P142"><text:span text:style-name="T142_1">High</text:span><text:span text:style-name="T142_2"><text:s/></text:span><text:span text:style-name="T142_3">attacks</text:span><text:span text:style-name="T142_4"><text:s/></text:span><text:span text:style-name="T142_5">deal</text:span><text:span text:style-name="T142_6"><text:s/>+3<text:s/></text:span><text:span text:style-name="T142_7">more</text:span><text:span text:style-name="T142_8"><text:s/></text:span><text:span text:style-name="T142_9">damage</text:span><text:span text:style-name="T142_10"><text:s/>(10.5<text:s/></text:span><text:span text:style-name="T142_11">benefit</text:span><text:span text:style-name="T142_12">)</text:span></text:p>
                    </text:list-item>
                    <text:list-item>
                      <text:p text:style-name="P143"><text:span text:style-name="T143_1">Throat</text:span><text:span text:style-name="T143_2"><text:s/></text:span><text:span text:style-name="T143_3">Stab</text:span><text:span text:style-name="T143_4">:<text:s/></text:span><text:span text:style-name="T143_5">crits</text:span><text:span text:style-name="T143_6"><text:s/></text:span><text:span text:style-name="T143_7">for</text:span><text:span text:style-name="T143_8"><text:s/></text:span><text:span text:style-name="T143_9">triple</text:span><text:span text:style-name="T143_10"><text:s/></text:span><text:span text:style-name="T143_11">damage</text:span><text:span text:style-name="T143_12"><text:s/></text:span><text:span text:style-name="T143_13">instead</text:span><text:span text:style-name="T143_14"><text:s/>(9<text:s/></text:span><text:span text:style-name="T143_15">benefit</text:span><text:span text:style-name="T143_16">)</text:span></text:p>
                    </text:list-item>
                    <text:list-item>
                      <text:p text:style-name="P144"><text:span text:style-name="T144_1">Roundhouse</text:span><text:span text:style-name="T144_2"><text:s/></text:span><text:span text:style-name="T144_3">Kick</text:span><text:span text:style-name="T144_4">:<text:s/></text:span><text:span text:style-name="T144_5">deal</text:span><text:span text:style-name="T144_6"><text:s/>+12<text:s/></text:span><text:span text:style-name="T144_7">damage</text:span><text:span text:style-name="T144_8"><text:s/></text:span><text:span text:style-name="T144_9">if</text:span><text:span text:style-name="T144_10"><text:s/></text:span><text:span text:style-name="T144_11">it</text:span><text:span text:style-name="T144_12"><text:s/></text:span><text:span text:style-name="T144_13">stuns</text:span><text:span text:style-name="T144_14"><text:s/>(9.5<text:s/></text:span><text:span text:style-name="T144_15">benefit</text:span><text:span text:style-name="T144_16">)</text:span></text:p>
                    </text:list-item>
                    <text:list-item>
                      <text:p text:style-name="P145"><text:span text:style-name="T145_1">Headbutt</text:span><text:span text:style-name="T145_2">:<text:s/></text:span><text:span text:style-name="T145_3">stun</text:span><text:span text:style-name="T145_4"><text:s/></text:span><text:span text:style-name="T145_5">lasts</text:span><text:span text:style-name="T145_6"><text:s/></text:span><text:span text:style-name="T145_7">another</text:span><text:span text:style-name="T145_8"><text:s/></text:span><text:span text:style-name="T145_9">turn</text:span><text:span text:style-name="T145_10"><text:s/>(7<text:s/></text:span><text:span text:style-name="T145_11">benefit</text:span><text:span text:style-name="T145_12">)</text:span></text:p>
                    </text:list-item>
                    <text:list-item>
                      <text:p text:style-name="P146"><text:span text:style-name="T146_1">Head</text:span><text:span text:style-name="T146_2"><text:s/></text:span><text:span text:style-name="T146_3">to</text:span><text:span text:style-name="T146_4"><text:s/></text:span><text:span text:style-name="T146_5">Ground</text:span><text:span text:style-name="T146_6">:<text:s/>-5<text:s/></text:span><text:span text:style-name="T146_7">damage</text:span><text:span text:style-name="T146_8">,<text:s/></text:span><text:span text:style-name="T146_9">and</text:span><text:span text:style-name="T146_10"><text:s/></text:span><text:span text:style-name="T146_11">target</text:span><text:span text:style-name="T146_12"><text:s/></text:span><text:span text:style-name="T146_13">is</text:span><text:span text:style-name="T146_14"><text:s/></text:span><text:span text:style-name="T146_15">stunned</text:span><text:span text:style-name="T146_16"><text:s/>(10.5<text:s/></text:span><text:span text:style-name="T146_17">benefit</text:span><text:span text:style-name="T146_18">)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S5" xml:id="list111">
        <text:list-item>
          <text:p text:style-name="P147"><text:span text:style-name="T147_1">Medium</text:span></text:p>
          <text:list>
            <text:list-item>
              <text:p text:style-name="P148"><text:span text:style-name="T148_1">Rank</text:span><text:span text:style-name="T148_2"><text:s/>1<text:s/>(</text:span><text:span text:style-name="T148_3">Total</text:span><text:span text:style-name="T148_4"><text:s/></text:span><text:span text:style-name="T148_5">benefit</text:span><text:span text:style-name="T148_6"><text:s/>21)</text:span></text:p>
              <text:list>
                <text:list-item>
                  <text:p text:style-name="P149"><text:span text:style-name="T149_1">Medium</text:span><text:span text:style-name="T149_2"><text:s/></text:span><text:span text:style-name="T149_3">attacks</text:span><text:span text:style-name="T149_4"><text:s/></text:span><text:span text:style-name="T149_5">deal</text:span><text:span text:style-name="T149_6"><text:s/>+<text:s/>1<text:s/></text:span><text:span text:style-name="T149_7">damage</text:span><text:span text:style-name="T149_8"><text:s/>(3.5<text:s/></text:span><text:span text:style-name="T149_9">benefit</text:span><text:span text:style-name="T149_10">)</text:span></text:p>
                </text:list-item>
                <text:list-item>
                  <text:p text:style-name="P150"><text:span text:style-name="T150_1">Rib</text:span><text:span text:style-name="T150_2"><text:s/></text:span><text:span text:style-name="T150_3">Punch</text:span><text:span text:style-name="T150_4">:<text:s/></text:span><text:span text:style-name="T150_5">does</text:span><text:span text:style-name="T150_6"><text:s/>+3<text:s/></text:span><text:span text:style-name="T150_7">damage</text:span><text:span text:style-name="T150_8"><text:s/>(4<text:s/></text:span><text:span text:style-name="T150_9">benefit</text:span><text:span text:style-name="T150_10">)</text:span></text:p>
                </text:list-item>
                <text:list-item>
                  <text:p text:style-name="P151"><text:span text:style-name="T151_1">Boomerang</text:span><text:span text:style-name="T151_2">:<text:s/></text:span><text:span text:style-name="T151_3">deals</text:span><text:span text:style-name="T151_4"><text:s/>+2<text:s/></text:span><text:span text:style-name="T151_5">damage</text:span><text:span text:style-name="T151_6"><text:s/></text:span><text:span text:style-name="T151_7">on</text:span><text:span text:style-name="T151_8"><text:s/></text:span><text:span text:style-name="T151_9">each</text:span><text:span text:style-name="T151_10"><text:s/></text:span><text:span text:style-name="T151_11">strike</text:span><text:span text:style-name="T151_12"><text:s/>(3.5<text:s/></text:span><text:span text:style-name="T151_13">benefit</text:span><text:span text:style-name="T151_14">)</text:span></text:p>
                </text:list-item>
                <text:list-item>
                  <text:p text:style-name="P152"><text:span text:style-name="T152_1">Flamethrower</text:span><text:span text:style-name="T152_2">:<text:s/></text:span><text:span text:style-name="T152_3">puts</text:span><text:span text:style-name="T152_4"><text:s/></text:span><text:span text:style-name="T152_5">a</text:span><text:span text:style-name="T152_6"><text:s/></text:span><text:span text:style-name="T152_7">debuff</text:span><text:span text:style-name="T152_8"><text:s/></text:span><text:span text:style-name="T152_9">on</text:span><text:span text:style-name="T152_10"><text:s/></text:span><text:span text:style-name="T152_11">the</text:span><text:span text:style-name="T152_12"><text:s/></text:span><text:span text:style-name="T152_13">opponent</text:span><text:span text:style-name="T152_14"><text:s/></text:span><text:span text:style-name="T152_15">that</text:span><text:span text:style-name="T152_16"><text:s/></text:span><text:span text:style-name="T152_17">causes</text:span><text:span text:style-name="T152_18"><text:s/></text:span><text:span text:style-name="T152_19">them</text:span><text:span text:style-name="T152_20"><text:s/></text:span><text:span text:style-name="T152_21">to</text:span><text:span text:style-name="T152_22"><text:s/></text:span><text:span text:style-name="T152_23">burn</text:span><text:span text:style-name="T152_24"><text:s/></text:span><text:span text:style-name="T152_25">for</text:span><text:span text:style-name="T152_26"><text:s/></text:span><text:span text:style-name="T152_27">an</text:span><text:span text:style-name="T152_28"><text:s/></text:span><text:span text:style-name="T152_29">additional</text:span><text:span text:style-name="T152_30"><text:s/>2<text:s/></text:span><text:span text:style-name="T152_31">damage</text:span><text:span text:style-name="T152_32"><text:s/></text:span><text:span text:style-name="T152_33">per</text:span><text:span text:style-name="T152_34"><text:s/></text:span><text:span text:style-name="T152_35">second</text:span><text:span text:style-name="T152_36"><text:s/></text:span><text:span text:style-name="T152_37">for</text:span><text:span text:style-name="T152_38"><text:s/>3<text:s/></text:span><text:span text:style-name="T152_39">seconds</text:span><text:span text:style-name="T152_40"><text:s/>(6<text:s/></text:span><text:span text:style-name="T152_41">benefit</text:span><text:span text:style-name="T152_42">)</text:span></text:p>
                </text:list-item>
                <text:list-item>
                  <text:p text:style-name="P153"><text:span text:style-name="T153_1">Belly</text:span><text:span text:style-name="T153_2"><text:s/></text:span><text:span text:style-name="T153_3">Flop</text:span><text:span text:style-name="T153_4">:<text:s/></text:span><text:span text:style-name="T153_5">deals</text:span><text:span text:style-name="T153_6"><text:s/>+4<text:s/></text:span><text:span text:style-name="T153_7">damage</text:span><text:span text:style-name="T153_8">,<text:s/></text:span><text:span text:style-name="T153_9">user</text:span><text:span text:style-name="T153_10"><text:s/></text:span><text:span text:style-name="T153_11">loses</text:span><text:span text:style-name="T153_12"><text:s/>2<text:s/></text:span><text:span text:style-name="T153_13">health</text:span><text:span text:style-name="T153_14"><text:s/>(34<text:s/></text:span><text:span text:style-name="T153_15">benefit</text:span><text:span text:style-name="T153_16">)</text:span></text:p>
                </text:list-item>
              </text:list>
            </text:list-item>
            <text:list-item>
              <text:p text:style-name="P154"><text:span text:style-name="T154_1">Rank</text:span><text:span text:style-name="T154_2"><text:s/>2<text:s/>(</text:span><text:span text:style-name="T154_3">Total</text:span><text:span text:style-name="T154_4"><text:s/></text:span><text:span text:style-name="T154_5">benefit</text:span><text:span text:style-name="T154_6"><text:s/>43)</text:span></text:p>
              <text:list>
                <text:list-item>
                  <text:p text:style-name="P155"><text:span text:style-name="T155_1">Medium</text:span><text:span text:style-name="T155_2"><text:s/></text:span><text:span text:style-name="T155_3">attacks</text:span><text:span text:style-name="T155_4"><text:s/></text:span><text:span text:style-name="T155_5">deals</text:span><text:span text:style-name="T155_6"><text:s/>+2<text:s/></text:span><text:span text:style-name="T155_7">more</text:span><text:span text:style-name="T155_8"><text:s/></text:span><text:span text:style-name="T155_9">damage</text:span><text:span text:style-name="T155_10"><text:s/>(7<text:s/></text:span><text:span text:style-name="T155_11">benefit</text:span><text:span text:style-name="T155_12">)</text:span></text:p>
                </text:list-item>
                <text:list-item>
                  <text:p text:style-name="P156"><text:span text:style-name="T156_1">Rib</text:span><text:span text:style-name="T156_2"><text:s/></text:span><text:span text:style-name="T156_3">Punch</text:span><text:span text:style-name="T156_4">:<text:s/></text:span><text:span text:style-name="T156_5">deals</text:span><text:span text:style-name="T156_6"><text:s/>+6<text:s/></text:span><text:span text:style-name="T156_7">damage</text:span><text:span text:style-name="T156_8"><text:s/>(8<text:s/></text:span><text:span text:style-name="T156_9">benefit</text:span><text:span text:style-name="T156_10">)</text:span></text:p>
                </text:list-item>
                <text:list-item>
                  <text:p text:style-name="P157"><text:span text:style-name="T157_1">Boomerang</text:span><text:span text:style-name="T157_2">:<text:s/></text:span><text:span text:style-name="T157_3">Deals</text:span><text:span text:style-name="T157_4"><text:s/></text:span><text:span text:style-name="T157_5">damage</text:span><text:span text:style-name="T157_6"><text:s/>3<text:s/></text:span><text:span text:style-name="T157_7">times</text:span><text:span text:style-name="T157_8">,<text:s/>3</text:span><text:span text:style-name="T157_9">rd</text:span><text:span text:style-name="T157_10"><text:s/></text:span><text:span text:style-name="T157_11">strike</text:span><text:span text:style-name="T157_12"><text:s/>2<text:s/></text:span><text:span text:style-name="T157_13">rounds</text:span><text:span text:style-name="T157_14"><text:s/></text:span><text:span text:style-name="T157_15">after</text:span><text:span text:style-name="T157_16"><text:s/></text:span><text:span text:style-name="T157_17">second</text:span><text:span text:style-name="T157_18"><text:s/>(10<text:s/></text:span><text:span text:style-name="T157_19">benefit</text:span><text:span text:style-name="T157_20">)</text:span></text:p>
                </text:list-item>
                <text:list-item>
                  <text:p text:style-name="P158"><text:span text:style-name="T158_1">Flamethrower</text:span><text:span text:style-name="T158_2">:<text:s/></text:span><text:span text:style-name="T158_3">debuff</text:span><text:span text:style-name="T158_4"><text:s/></text:span><text:span text:style-name="T158_5">lasts</text:span><text:span text:style-name="T158_6"><text:s/></text:span><text:span text:style-name="T158_7">for</text:span><text:span text:style-name="T158_8"><text:s/></text:span><text:span text:style-name="T158_9">an</text:span><text:span text:style-name="T158_10"><text:s/></text:span><text:span text:style-name="T158_11">additional</text:span><text:span text:style-name="T158_12"><text:s/>5<text:s/></text:span><text:span text:style-name="T158_13">seconds</text:span><text:span text:style-name="T158_14"><text:s/>(10<text:s/></text:span><text:span text:style-name="T158_15">benefit</text:span><text:span text:style-name="T158_16">)</text:span></text:p>
                </text:list-item>
                <text:list-item>
                  <text:p text:style-name="P159"><text:span text:style-name="T159_1">Belly</text:span><text:span text:style-name="T159_2"><text:s/></text:span><text:span text:style-name="T159_3">Flop</text:span><text:span text:style-name="T159_4">:<text:s/></text:span><text:span text:style-name="T159_5">deals</text:span><text:span text:style-name="T159_6"><text:s/>+8<text:s/></text:span><text:span text:style-name="T159_7">damage</text:span><text:span text:style-name="T159_8">,<text:s/></text:span><text:span text:style-name="T159_9">user</text:span><text:span text:style-name="T159_10"><text:s/></text:span><text:span text:style-name="T159_11">loses</text:span><text:span text:style-name="T159_12"><text:s/>4<text:s/></text:span><text:span text:style-name="T159_13">health</text:span><text:span text:style-name="T159_14"><text:s/>(8<text:s/></text:span><text:span text:style-name="T159_15">benefit</text:span><text:span text:style-name="T159_16">)</text:span></text:p>
                </text:list-item>
              </text:list>
            </text:list-item>
            <text:list-item>
              <text:p text:style-name="P160"><text:span text:style-name="T160_1">Rank</text:span><text:span text:style-name="T160_2"><text:s/>3<text:s/>(</text:span><text:span text:style-name="T160_3">Total</text:span><text:span text:style-name="T160_4"><text:s/></text:span><text:span text:style-name="T160_5">benefit</text:span><text:span text:style-name="T160_6"><text:s/>54)</text:span></text:p>
              <text:list>
                <text:list-item>
                  <text:p text:style-name="P161"><text:span text:style-name="T161_1">Medium</text:span><text:span text:style-name="T161_2"><text:s/></text:span><text:span text:style-name="T161_3">attacks</text:span><text:span text:style-name="T161_4"><text:s/></text:span><text:span text:style-name="T161_5">deals</text:span><text:span text:style-name="T161_6"><text:s/>+3<text:s/></text:span><text:span text:style-name="T161_7">more</text:span><text:span text:style-name="T161_8"><text:s/></text:span><text:span text:style-name="T161_9">damage</text:span><text:span text:style-name="T161_10"><text:s/>(10.5<text:s/></text:span><text:span text:style-name="T161_11">benefit</text:span><text:span text:style-name="T161_12">)</text:span></text:p>
                </text:list-item>
                <text:list-item>
                  <text:p text:style-name="P162"><text:span text:style-name="T162_1">Rib</text:span><text:span text:style-name="T162_2"><text:s/></text:span><text:span text:style-name="T162_3">Punch</text:span><text:span text:style-name="T162_4">:<text:s/></text:span><text:span text:style-name="T162_5">Deals</text:span><text:span text:style-name="T162_6"><text:s/>+<text:s/>9<text:s/></text:span><text:span text:style-name="T162_7">damage</text:span><text:span text:style-name="T162_8"><text:s/>(11.5<text:s/></text:span><text:span text:style-name="T162_9">benefit</text:span><text:span text:style-name="T162_10">)</text:span></text:p>
                </text:list-item>
                <text:list-item>
                  <text:p text:style-name="P163"><text:span text:style-name="T163_1">Boomerang</text:span><text:span text:style-name="T163_2">:<text:s/></text:span><text:span text:style-name="T163_3">Deals</text:span><text:span text:style-name="T163_4"><text:s/></text:span><text:span text:style-name="T163_5">damage</text:span><text:span text:style-name="T163_6"><text:s/>4<text:s/></text:span><text:span text:style-name="T163_7">times</text:span><text:span text:style-name="T163_8">,<text:s/>4</text:span><text:span text:style-name="T163_9">th</text:span><text:span text:style-name="T163_10"><text:s/></text:span><text:span text:style-name="T163_11">strike</text:span><text:span text:style-name="T163_12"><text:s/>2<text:s/></text:span><text:span text:style-name="T163_13">rounds</text:span><text:span text:style-name="T163_14"><text:s/></text:span><text:span text:style-name="T163_15">after</text:span><text:span text:style-name="T163_16"><text:s/></text:span><text:span text:style-name="T163_17">third</text:span><text:span text:style-name="T163_18"><text:s/>(10<text:s/></text:span><text:span text:style-name="T163_19">benefit</text:span><text:span text:style-name="T163_20">)</text:span></text:p>
                </text:list-item>
                <text:list-item>
                  <text:p text:style-name="P164"><text:span text:style-name="T164_1">Flamethrower</text:span><text:span text:style-name="T164_2">:<text:s/></text:span><text:span text:style-name="T164_3">debuff</text:span><text:span text:style-name="T164_4"><text:s/></text:span><text:span text:style-name="T164_5">explodes</text:span><text:span text:style-name="T164_6"><text:s/></text:span><text:span text:style-name="T164_7">at</text:span><text:span text:style-name="T164_8"><text:s/></text:span><text:span text:style-name="T164_9">the</text:span><text:span text:style-name="T164_10"><text:s/></text:span><text:span text:style-name="T164_11">end</text:span><text:span text:style-name="T164_12"><text:s/></text:span><text:span text:style-name="T164_13">of</text:span><text:span text:style-name="T164_14"><text:s/></text:span><text:span text:style-name="T164_15">its</text:span><text:span text:style-name="T164_16"><text:s/></text:span><text:span text:style-name="T164_17">duration</text:span><text:span text:style-name="T164_18"><text:s/></text:span><text:span text:style-name="T164_19">for</text:span><text:span text:style-name="T164_20"><text:s/>+12<text:s/></text:span><text:span text:style-name="T164_21">damage</text:span><text:span text:style-name="T164_22"><text:s/>(12<text:s/></text:span><text:span text:style-name="T164_23">benefit</text:span><text:span text:style-name="T164_24">)</text:span></text:p>
                </text:list-item>
                <text:list-item>
                  <text:p text:style-name="P165"><text:span text:style-name="T165_1">Belly</text:span><text:span text:style-name="T165_2"><text:s/></text:span><text:span text:style-name="T165_3">Flop</text:span><text:span text:style-name="T165_4">:<text:s/></text:span><text:span text:style-name="T165_5">Stuns</text:span><text:span text:style-name="T165_6"><text:s/></text:span><text:span text:style-name="T165_7">for</text:span><text:span text:style-name="T165_8"><text:s/>2<text:s/></text:span><text:span text:style-name="T165_9">seconds</text:span><text:span text:style-name="T165_10">,<text:s/></text:span><text:span text:style-name="T165_11">user</text:span><text:span text:style-name="T165_12"><text:s/></text:span><text:span text:style-name="T165_13">is</text:span><text:span text:style-name="T165_14"><text:s/></text:span><text:span text:style-name="T165_15">stunned</text:span><text:span text:style-name="T165_16"><text:s/></text:span><text:span text:style-name="T165_17">for</text:span><text:span text:style-name="T165_18"><text:s/></text:span><text:span text:style-name="T165_19">one</text:span><text:span text:style-name="T165_20"><text:s/></text:span><text:span text:style-name="T165_21">second</text:span><text:span text:style-name="T165_22"><text:s/></text:span><text:span text:style-name="T165_23">and</text:span><text:span text:style-name="T165_24"><text:s/></text:span><text:span text:style-name="T165_25">loses</text:span><text:span text:style-name="T165_26"><text:s/>8<text:s/></text:span><text:span text:style-name="T165_27">health</text:span><text:span text:style-name="T165_28"><text:s/>(10<text:s/></text:span><text:span text:style-name="T165_29">benefit</text:span><text:span text:style-name="T165_30">)</text:span></text:p>
                </text:list-item>
              </text:list>
            </text:list-item>
          </text:list>
        </text:list-item>
        <text:list-item>
          <text:p text:style-name="P166"><text:span text:style-name="T166_1">Low</text:span></text:p>
          <text:list>
            <text:list-item>
              <text:p text:style-name="P167"><text:span text:style-name="T167_1">Rank</text:span><text:span text:style-name="T167_2"><text:s/>1<text:s text:c="2"/>(<text:s/></text:span><text:span text:style-name="T167_3">total</text:span><text:span text:style-name="T167_4"><text:s/></text:span><text:span text:style-name="T167_5">benefit</text:span><text:span text:style-name="T167_6"><text:s/>17)</text:span></text:p>
              <text:list>
                <text:list-item>
                  <text:p text:style-name="P168"><text:span text:style-name="T168_1">Low</text:span><text:span text:style-name="T168_2"><text:s/></text:span><text:span text:style-name="T168_3">attacks</text:span><text:span text:style-name="T168_4"><text:s/></text:span><text:span text:style-name="T168_5">deal</text:span><text:span text:style-name="T168_6"><text:s/>+1<text:s/></text:span><text:span text:style-name="T168_7">more</text:span><text:span text:style-name="T168_8"><text:s/></text:span><text:span text:style-name="T168_9">damage</text:span><text:span text:style-name="T168_10"><text:s/>(3.5<text:s/></text:span><text:span text:style-name="T168_11">benefit</text:span><text:span text:style-name="T168_12">)</text:span></text:p>
                </text:list-item>
                <text:list-item>
                  <text:p text:style-name="P169"><text:span text:style-name="T169_1">Ankle</text:span><text:span text:style-name="T169_2"><text:s/></text:span><text:span text:style-name="T169_3">Sweep</text:span><text:span text:style-name="T169_4">:<text:s/></text:span><text:span text:style-name="T169_5">Knockdown</text:span><text:span text:style-name="T169_6"><text:s/></text:span><text:span text:style-name="T169_7">lasts</text:span><text:span text:style-name="T169_8"><text:s/>20%<text:s/></text:span><text:span text:style-name="T169_9">longer</text:span><text:span text:style-name="T169_10"><text:s/>(3<text:s/></text:span><text:span text:style-name="T169_11">benefit</text:span><text:span text:style-name="T169_12">)</text:span></text:p>
                </text:list-item>
                <text:list-item>
                  <text:p text:style-name="P170"><text:span text:style-name="T170_1">Kneecap</text:span><text:span text:style-name="T170_2"><text:s/></text:span><text:span text:style-name="T170_3">Smash</text:span><text:span text:style-name="T170_4">:<text:s/></text:span><text:span text:style-name="T170_5">Disables</text:span><text:span text:style-name="T170_6"><text:s/></text:span><text:span text:style-name="T170_7">low</text:span><text:span text:style-name="T170_8"><text:s/></text:span><text:span text:style-name="T170_9">attacks</text:span><text:span text:style-name="T170_10"><text:s/></text:span><text:span text:style-name="T170_11">for</text:span><text:span text:style-name="T170_12"><text:s/>1<text:s/></text:span><text:span text:style-name="T170_13">more</text:span><text:span text:style-name="T170_14"><text:s/></text:span><text:span text:style-name="T170_15">second</text:span><text:span text:style-name="T170_16"><text:s/>(3<text:s/></text:span><text:span text:style-name="T170_17">benefit</text:span><text:span text:style-name="T170_18">)</text:span></text:p>
                </text:list-item>
                <text:list-item>
                  <text:p text:style-name="P171"><text:span text:style-name="T171_1">Trip</text:span><text:span text:style-name="T171_2">:<text:s/>+20%<text:s/></text:span><text:span text:style-name="T171_3">chance</text:span><text:span text:style-name="T171_4"><text:s/></text:span><text:span text:style-name="T171_5">to</text:span><text:span text:style-name="T171_6"><text:s/></text:span><text:span text:style-name="T171_7">last</text:span><text:span text:style-name="T171_8"><text:s/>2<text:s/></text:span><text:span text:style-name="T171_9">turns</text:span><text:span text:style-name="T171_10"><text:s/>(3<text:s/></text:span><text:span text:style-name="T171_11">benefit</text:span><text:span text:style-name="T171_12">)</text:span></text:p>
                </text:list-item>
                <text:list-item>
                  <text:p text:style-name="P172"><text:span text:style-name="T172_1">Poison</text:span><text:span text:style-name="T172_2"><text:s/></text:span><text:span text:style-name="T172_3">Bomb</text:span><text:span text:style-name="T172_4">:<text:s/></text:span><text:span text:style-name="T172_5">Damage</text:span><text:span text:style-name="T172_6"><text:s/></text:span><text:span text:style-name="T172_7">over</text:span><text:span text:style-name="T172_8"><text:s/></text:span><text:span text:style-name="T172_9">time</text:span><text:span text:style-name="T172_10"><text:s/></text:span><text:span text:style-name="T172_11">effect</text:span><text:span text:style-name="T172_12"><text:s/></text:span><text:span text:style-name="T172_13">lasts</text:span><text:span text:style-name="T172_14"><text:s/>1<text:s/></text:span><text:span text:style-name="T172_15">more</text:span><text:span text:style-name="T172_16"><text:s/></text:span><text:span text:style-name="T172_17">second</text:span><text:span text:style-name="T172_18"><text:s/>(4.5<text:s/></text:span><text:span text:style-name="T172_19">benefit</text:span><text:span text:style-name="T172_20">)</text:span></text:p>
                </text:list-item>
              </text:list>
            </text:list-item>
            <text:list-item>
              <text:p text:style-name="P173"><text:span text:style-name="T173_1">Rank</text:span><text:span text:style-name="T173_2"><text:s/>2<text:s text:c="2"/>(<text:s/></text:span><text:span text:style-name="T173_3">total</text:span><text:span text:style-name="T173_4"><text:s/></text:span><text:span text:style-name="T173_5">benefit</text:span><text:span text:style-name="T173_6"><text:s/>33)</text:span></text:p>
              <text:list>
                <text:list-item>
                  <text:p text:style-name="P174"><text:span text:style-name="T174_1">Low</text:span><text:span text:style-name="T174_2"><text:s/></text:span><text:span text:style-name="T174_3">attacks</text:span><text:span text:style-name="T174_4"><text:s/></text:span><text:span text:style-name="T174_5">deals</text:span><text:span text:style-name="T174_6"><text:s/>+2<text:s/></text:span><text:span text:style-name="T174_7">more</text:span><text:span text:style-name="T174_8"><text:s/></text:span><text:span text:style-name="T174_9">damage</text:span><text:span text:style-name="T174_10"><text:s/>(7<text:s/></text:span><text:span text:style-name="T174_11">benefit</text:span><text:span text:style-name="T174_12">)</text:span></text:p>
                </text:list-item>
                <text:list-item>
                  <text:p text:style-name="P175"><text:span text:style-name="T175_1">Ankle</text:span><text:span text:style-name="T175_2"><text:s/></text:span><text:span text:style-name="T175_3">Sweep</text:span><text:span text:style-name="T175_4">:<text:s text:c="2"/></text:span><text:span text:style-name="T175_5">Knockdown</text:span><text:span text:style-name="T175_6"><text:s/></text:span><text:span text:style-name="T175_7">lasts</text:span><text:span text:style-name="T175_8"><text:s/>40%<text:s/></text:span><text:span text:style-name="T175_9">longer</text:span><text:span text:style-name="T175_10"><text:s/>(6<text:s/></text:span><text:span text:style-name="T175_11">benefit</text:span><text:span text:style-name="T175_12">)</text:span></text:p>
                </text:list-item>
                <text:list-item>
                  <text:p text:style-name="P176"><text:span text:style-name="T176_1">Kneecap</text:span><text:span text:style-name="T176_2"><text:s/></text:span><text:span text:style-name="T176_3">Smash</text:span><text:span text:style-name="T176_4">:<text:s/></text:span><text:span text:style-name="T176_5">Disables</text:span><text:span text:style-name="T176_6"><text:s/></text:span><text:span text:style-name="T176_7">low</text:span><text:span text:style-name="T176_8"><text:s/></text:span><text:span text:style-name="T176_9">attacks</text:span><text:span text:style-name="T176_10"><text:s/></text:span><text:span text:style-name="T176_11">for</text:span><text:span text:style-name="T176_12"><text:s/>2<text:s/></text:span><text:span text:style-name="T176_13">more</text:span><text:span text:style-name="T176_14"><text:s/></text:span><text:span text:style-name="T176_15">seconds</text:span><text:span text:style-name="T176_16"><text:s/>(6<text:s/></text:span><text:span text:style-name="T176_17">benefit</text:span><text:span text:style-name="T176_18">)</text:span></text:p>
                </text:list-item>
                <text:list-item>
                  <text:p text:style-name="P177"><text:span text:style-name="T177_1">Trip</text:span><text:span text:style-name="T177_2">:<text:s/>+40%<text:s/></text:span><text:span text:style-name="T177_3">chance</text:span><text:span text:style-name="T177_4"><text:s/></text:span><text:span text:style-name="T177_5">to</text:span><text:span text:style-name="T177_6"><text:s/></text:span><text:span text:style-name="T177_7">last</text:span><text:span text:style-name="T177_8"><text:s/>2<text:s/></text:span><text:span text:style-name="T177_9">turns</text:span><text:span text:style-name="T177_10"><text:s/>(6<text:s/></text:span><text:span text:style-name="T177_11">benefit</text:span><text:span text:style-name="T177_12">)</text:span></text:p>
                </text:list-item>
                <text:list-item>
                  <text:p text:style-name="P178"><text:span text:style-name="T178_1">Poison</text:span><text:span text:style-name="T178_2"><text:s/></text:span><text:span text:style-name="T178_3">Bomb</text:span><text:span text:style-name="T178_4">:<text:s/></text:span><text:span text:style-name="T178_5">Damage</text:span><text:span text:style-name="T178_6"><text:s/></text:span><text:span text:style-name="T178_7">over</text:span><text:span text:style-name="T178_8"><text:s/></text:span><text:span text:style-name="T178_9">time</text:span><text:span text:style-name="T178_10"><text:s/></text:span><text:span text:style-name="T178_11">effect</text:span><text:span text:style-name="T178_12"><text:s/></text:span><text:span text:style-name="T178_13">deals</text:span><text:span text:style-name="T178_14"><text:s/>2<text:s/></text:span><text:span text:style-name="T178_15">more</text:span><text:span text:style-name="T178_16"><text:s/></text:span><text:span text:style-name="T178_17">damage</text:span><text:span text:style-name="T178_18">/</text:span><text:span text:style-name="T178_19">second</text:span><text:span text:style-name="T178_20"><text:s/>(8<text:s/></text:span><text:span text:style-name="T178_21">benefit</text:span><text:span text:style-name="T178_22">)</text:span></text:p>
                </text:list-item>
              </text:list>
            </text:list-item>
            <text:list-item>
              <text:p text:style-name="P179"><text:span text:style-name="T179_1">Rank</text:span><text:span text:style-name="T179_2"><text:s/>3<text:s text:c="2"/>(<text:s/></text:span><text:span text:style-name="T179_3">total</text:span><text:span text:style-name="T179_4"><text:s/></text:span><text:span text:style-name="T179_5">benefit</text:span><text:span text:style-name="T179_6"><text:s/>47.5)</text:span></text:p>
              <text:list>
                <text:list-item>
                  <text:p text:style-name="P180"><text:span text:style-name="T180_1">Low</text:span><text:span text:style-name="T180_2"><text:s/></text:span><text:span text:style-name="T180_3">attacks</text:span><text:span text:style-name="T180_4"><text:s/></text:span><text:span text:style-name="T180_5">deals</text:span><text:span text:style-name="T180_6"><text:s/>+3<text:s/></text:span><text:span text:style-name="T180_7">more</text:span><text:span text:style-name="T180_8"><text:s/></text:span><text:span text:style-name="T180_9">damage</text:span><text:span text:style-name="T180_10"><text:s/>(10.5<text:s/></text:span><text:span text:style-name="T180_11">benefit</text:span><text:span text:style-name="T180_12">)</text:span></text:p>
                </text:list-item>
                <text:list-item>
                  <text:p text:style-name="P181"><text:span text:style-name="T181_1">Ankle</text:span><text:span text:style-name="T181_2"><text:s/></text:span><text:span text:style-name="T181_3">Sweep</text:span><text:span text:style-name="T181_4">:<text:s/></text:span><text:span text:style-name="T181_5">Next</text:span><text:span text:style-name="T181_6"><text:s/></text:span><text:span text:style-name="T181_7">time</text:span><text:span text:style-name="T181_8"><text:s/></text:span><text:span text:style-name="T181_9">target</text:span><text:span text:style-name="T181_10"><text:s/></text:span><text:span text:style-name="T181_11">is</text:span><text:span text:style-name="T181_12"><text:s/></text:span><text:span text:style-name="T181_13">knocked</text:span><text:span text:style-name="T181_14"><text:s/></text:span><text:span text:style-name="T181_15">down</text:span><text:span text:style-name="T181_16"><text:s/></text:span><text:span text:style-name="T181_17">in</text:span><text:span text:style-name="T181_18"><text:s/>4<text:s/></text:span><text:span text:style-name="T181_19">seconds</text:span><text:span text:style-name="T181_20">,<text:s/></text:span><text:span text:style-name="T181_21">the</text:span><text:span text:style-name="T181_22"><text:s/></text:span><text:span text:style-name="T181_23">knockdown</text:span><text:span text:style-name="T181_24"><text:s/></text:span><text:span text:style-name="T181_25">lasts</text:span><text:span text:style-name="T181_26"><text:s/>1<text:s/></text:span><text:span text:style-name="T181_27">second</text:span><text:span text:style-name="T181_28"><text:s/></text:span><text:span text:style-name="T181_29">longer</text:span><text:span text:style-name="T181_30"><text:s/>(10<text:s/></text:span><text:span text:style-name="T181_31">benefit</text:span><text:span text:style-name="T181_32">)</text:span></text:p>
                </text:list-item>
                <text:list-item>
                  <text:p text:style-name="P182"><text:span text:style-name="T182_1">Kneecap</text:span><text:span text:style-name="T182_2"><text:s/></text:span><text:span text:style-name="T182_3">Smash</text:span><text:span text:style-name="T182_4">:<text:s/></text:span><text:span text:style-name="T182_5">Next</text:span><text:span text:style-name="T182_6"><text:s/></text:span><text:span text:style-name="T182_7">low</text:span><text:span text:style-name="T182_8"><text:s/></text:span><text:span text:style-name="T182_9">attack</text:span><text:span text:style-name="T182_10"><text:s/></text:span><text:span text:style-name="T182_11">in</text:span><text:span text:style-name="T182_12"><text:s/>5<text:s/></text:span><text:span text:style-name="T182_13">seconds</text:span><text:span text:style-name="T182_14"><text:s/></text:span><text:span text:style-name="T182_15">has</text:span><text:span text:style-name="T182_16"><text:s/>60%<text:s/></text:span><text:span text:style-name="T182_17">chance</text:span><text:span text:style-name="T182_18"><text:s/></text:span><text:span text:style-name="T182_19">to</text:span><text:span text:style-name="T182_20"><text:s/></text:span><text:span text:style-name="T182_21">knock</text:span><text:span text:style-name="T182_22"><text:s/></text:span><text:span text:style-name="T182_23">down</text:span><text:span text:style-name="T182_24"><text:s/>(9<text:s/></text:span><text:span text:style-name="T182_25">benefit</text:span><text:span text:style-name="T182_26">)</text:span></text:p>
                </text:list-item>
                <text:list-item>
                  <text:p text:style-name="P183"><text:span text:style-name="T183_1">Trip</text:span><text:span text:style-name="T183_2">:<text:s/>+40%<text:s/></text:span><text:span text:style-name="T183_3">chance</text:span><text:span text:style-name="T183_4"><text:s/></text:span><text:span text:style-name="T183_5">to</text:span><text:span text:style-name="T183_6"><text:s/></text:span><text:span text:style-name="T183_7">last</text:span><text:span text:style-name="T183_8"><text:s/>2<text:s/></text:span><text:span text:style-name="T183_9">turns</text:span><text:span text:style-name="T183_10"><text:s/>(6<text:s/></text:span><text:span text:style-name="T183_11">benefit</text:span><text:span text:style-name="T183_12">)</text:span></text:p>
                </text:list-item>
                <text:list-item>
                  <text:p text:style-name="P184"><text:span text:style-name="T184_1">Poison</text:span><text:span text:style-name="T184_2"><text:s/></text:span><text:span text:style-name="T184_3">Bomb</text:span><text:span text:style-name="T184_4">:<text:s/></text:span><text:span text:style-name="T184_5">Initial</text:span><text:span text:style-name="T184_6"><text:s/></text:span><text:span text:style-name="T184_7">impact</text:span><text:span text:style-name="T184_8"><text:s/></text:span><text:span text:style-name="T184_9">deals</text:span><text:span text:style-name="T184_10"><text:s/>+12<text:s/></text:span><text:span text:style-name="T184_11">more</text:span><text:span text:style-name="T184_12"><text:s/></text:span><text:span text:style-name="T184_13">damage</text:span><text:span text:style-name="T184_14"><text:s/>(12<text:s/></text:span><text:span text:style-name="T184_15">benefit</text:span><text:span text:style-name="T184_16">)</text:span></text:p>
                </text:list-item>
              </text:list>
            </text:list-item>
          </text:list>
        </text:list-item>
      </text:list>
      <text:p text:style-name="P185"/>
      <text:h text:style-name="P186" text:outline-level="10"><text:bookmark-start text:name="h.u7x79wr808p8"/><text:bookmark-end text:name="h.u7x79wr808p8"/><text:span text:style-name="T186_1">Materials</text:span></text:h>
      <text:p text:style-name="P187"><text:span text:style-name="T187_1">Within</text:span><text:span text:style-name="T187_2"><text:s/></text:span><text:span text:style-name="T187_3">the</text:span><text:span text:style-name="T187_4"><text:s/></text:span><text:span text:style-name="T187_5">FOSSopolis</text:span><text:span text:style-name="T187_6"><text:s/></text:span><text:span text:style-name="T187_7">world</text:span><text:span text:style-name="T187_8"><text:s/></text:span><text:span text:style-name="T187_9">the</text:span><text:span text:style-name="T187_10"><text:s/></text:span><text:span text:style-name="T187_11">currency</text:span><text:span text:style-name="T187_12"><text:s/></text:span><text:span text:style-name="T187_13">will</text:span><text:span text:style-name="T187_14"><text:s/></text:span><text:span text:style-name="T187_15">be</text:span><text:span text:style-name="T187_16"><text:s/></text:span><text:span text:style-name="T187_17">Silicon</text:span><text:span text:style-name="T187_18">.<text:s text:c="2"/></text:span><text:span text:style-name="T187_19">This</text:span><text:span text:style-name="T187_20"><text:s/></text:span><text:span text:style-name="T187_21">material</text:span><text:span text:style-name="T187_22"><text:s/></text:span><text:span text:style-name="T187_23">will</text:span><text:span text:style-name="T187_24"><text:s/></text:span><text:span text:style-name="T187_25">have</text:span><text:span text:style-name="T187_26"><text:s/></text:span><text:span text:style-name="T187_27">value</text:span><text:span text:style-name="T187_28"><text:s/></text:span><text:span text:style-name="T187_29">since</text:span><text:span text:style-name="T187_30"><text:s/></text:span><text:span text:style-name="T187_31">it</text:span><text:span text:style-name="T187_32"><text:s/></text:span><text:span text:style-name="T187_33">will</text:span><text:span text:style-name="T187_34"><text:s/></text:span><text:span text:style-name="T187_35">also</text:span><text:span text:style-name="T187_36"><text:s/></text:span><text:span text:style-name="T187_37">be</text:span><text:span text:style-name="T187_38"><text:s/></text:span><text:span text:style-name="T187_39">the</text:span><text:span text:style-name="T187_40"><text:s/></text:span><text:span text:style-name="T187_41">main</text:span><text:span text:style-name="T187_42"><text:s/></text:span><text:span text:style-name="T187_43">crafting</text:span><text:span text:style-name="T187_44"><text:s/></text:span><text:span text:style-name="T187_45">component</text:span><text:span text:style-name="T187_46">.<text:s text:c="2"/></text:span></text:p>
      <text:p text:style-name="P188"/>
      <text:p text:style-name="P189"><text:span text:style-name="T189_1">There</text:span><text:span text:style-name="T189_2"><text:s/></text:span><text:span text:style-name="T189_3">will</text:span><text:span text:style-name="T189_4"><text:s/></text:span><text:span text:style-name="T189_5">be</text:span><text:span text:style-name="T189_6"><text:s/></text:span><text:span text:style-name="T189_7">several</text:span><text:span text:style-name="T189_8"><text:s/></text:span><text:span text:style-name="T189_9">other</text:span><text:span text:style-name="T189_10"><text:s/></text:span><text:span text:style-name="T189_11">materials</text:span><text:span text:style-name="T189_12">,<text:s/></text:span><text:span text:style-name="T189_13">broken</text:span><text:span text:style-name="T189_14"><text:s/></text:span><text:span text:style-name="T189_15">into</text:span><text:span text:style-name="T189_16"><text:s/></text:span><text:span text:style-name="T189_17">categories</text:span><text:span text:style-name="T189_18">.<text:s text:c="2"/></text:span><text:span text:style-name="T189_19">One</text:span><text:span text:style-name="T189_20"><text:s/></text:span><text:span text:style-name="T189_21">will</text:span><text:span text:style-name="T189_22"><text:s/></text:span><text:span text:style-name="T189_23">be</text:span><text:span text:style-name="T189_24"><text:s/></text:span><text:span text:style-name="T189_25">low</text:span><text:span text:style-name="T189_26"><text:s/></text:span><text:span text:style-name="T189_27">materials</text:span><text:span text:style-name="T189_28"><text:s/></text:span><text:span text:style-name="T189_29">which</text:span><text:span text:style-name="T189_30"><text:s/></text:span><text:span text:style-name="T189_31">will</text:span><text:span text:style-name="T189_32"><text:s/></text:span><text:span text:style-name="T189_33">be</text:span><text:span text:style-name="T189_34"><text:s/></text:span><text:span text:style-name="T189_35">metals</text:span><text:span text:style-name="T189_36"><text:s/>(</text:span><text:span text:style-name="T189_37">Copper</text:span><text:span text:style-name="T189_38">,<text:s/></text:span><text:span text:style-name="T189_39">Aluminium</text:span><text:span text:style-name="T189_40">)<text:s/></text:span><text:span text:style-name="T189_41">and</text:span><text:span text:style-name="T189_42"><text:s/></text:span><text:span text:style-name="T189_43">represents</text:span><text:span text:style-name="T189_44"><text:s/></text:span><text:span text:style-name="T189_45">low</text:span><text:span text:style-name="T189_46"><text:s/></text:span><text:span text:style-name="T189_47">level</text:span><text:span text:style-name="T189_48"><text:s/></text:span><text:span text:style-name="T189_49">programming</text:span><text:span text:style-name="T189_50"><text:s/></text:span><text:span text:style-name="T189_51">languages</text:span><text:span text:style-name="T189_52">.<text:s text:c="2"/></text:span><text:span text:style-name="T189_53">Another</text:span><text:span text:style-name="T189_54"><text:s/></text:span><text:span text:style-name="T189_55">will</text:span><text:span text:style-name="T189_56"><text:s/></text:span><text:span text:style-name="T189_57">be</text:span><text:span text:style-name="T189_58"><text:s/></text:span><text:span text:style-name="T189_59">medium</text:span><text:span text:style-name="T189_60"><text:s/></text:span><text:span text:style-name="T189_61">materials</text:span><text:span text:style-name="T189_62"><text:s/></text:span><text:span text:style-name="T189_63">which</text:span><text:span text:style-name="T189_64"><text:s/></text:span><text:span text:style-name="T189_65">will</text:span><text:span text:style-name="T189_66"><text:s/></text:span><text:span text:style-name="T189_67">be</text:span><text:span text:style-name="T189_68"><text:s/></text:span><text:span text:style-name="T189_69">rocks</text:span><text:span text:style-name="T189_70"><text:s/>(</text:span><text:span text:style-name="T189_71">Stone</text:span><text:span text:style-name="T189_72">,<text:s/></text:span><text:span text:style-name="T189_73">Granite</text:span><text:span text:style-name="T189_74">,<text:s/></text:span><text:span text:style-name="T189_75">Diamond</text:span><text:span text:style-name="T189_76">)<text:s/></text:span><text:span text:style-name="T189_77">and</text:span><text:span text:style-name="T189_78"><text:s/></text:span><text:span text:style-name="T189_79">represents</text:span><text:span text:style-name="T189_80"><text:s/></text:span><text:span text:style-name="T189_81">medium</text:span><text:span text:style-name="T189_82"><text:s/></text:span><text:span text:style-name="T189_83">level</text:span><text:span text:style-name="T189_84"><text:s/></text:span><text:span text:style-name="T189_85">programming</text:span><text:span text:style-name="T189_86"><text:s/></text:span><text:span text:style-name="T189_87">languages</text:span><text:span text:style-name="T189_88">.<text:s text:c="2"/></text:span><text:span text:style-name="T189_89">Similarly</text:span><text:span text:style-name="T189_90">,<text:s/></text:span><text:span text:style-name="T189_91">high</text:span><text:span text:style-name="T189_92"><text:s/></text:span><text:span text:style-name="T189_93">materials</text:span><text:span text:style-name="T189_94"><text:s/></text:span><text:span text:style-name="T189_95">will</text:span><text:span text:style-name="T189_96"><text:s/></text:span><text:span text:style-name="T189_97">be</text:span><text:span text:style-name="T189_98"><text:s/></text:span><text:span text:style-name="T189_99">plastics</text:span><text:span text:style-name="T189_100"><text:s/>(</text:span><text:span text:style-name="T189_101">Polyesterine</text:span><text:span text:style-name="T189_102">,<text:s/></text:span><text:span text:style-name="T189_103">nylon</text:span><text:span text:style-name="T189_104">,<text:s/></text:span><text:span text:style-name="T189_105">polycarbonate</text:span><text:span text:style-name="T189_106">,<text:s/></text:span><text:span text:style-name="T189_107">Rubber</text:span><text:span text:style-name="T189_108">)<text:s/></text:span><text:span text:style-name="T189_109">and</text:span><text:span text:style-name="T189_110"><text:s/></text:span><text:span text:style-name="T189_111">represents</text:span><text:span text:style-name="T189_112"><text:s/></text:span><text:span text:style-name="T189_113">high</text:span><text:span text:style-name="T189_114"><text:s/></text:span><text:span text:style-name="T189_115">level</text:span><text:span text:style-name="T189_116"><text:s/></text:span><text:span text:style-name="T189_117">programming</text:span><text:span text:style-name="T189_118"><text:s/></text:span><text:span text:style-name="T189_119">languages</text:span><text:span text:style-name="T189_120">.<text:s text:c="2"/></text:span><text:span text:style-name="T189_121">Finally</text:span><text:span text:style-name="T189_122">,<text:s/></text:span><text:span text:style-name="T189_123">the</text:span><text:span text:style-name="T189_124"><text:s/></text:span><text:span text:style-name="T189_125">last</text:span><text:span text:style-name="T189_126"><text:s/></text:span><text:span text:style-name="T189_127">category</text:span><text:span text:style-name="T189_128"><text:s/></text:span><text:span text:style-name="T189_129">will</text:span><text:span text:style-name="T189_130"><text:s/></text:span><text:span text:style-name="T189_131">be</text:span><text:span text:style-name="T189_132"><text:s/></text:span><text:span text:style-name="T189_133">other</text:span><text:span text:style-name="T189_134"><text:s/></text:span><text:span text:style-name="T189_135">which</text:span><text:span text:style-name="T189_136"><text:s/></text:span><text:span text:style-name="T189_137">will</text:span><text:span text:style-name="T189_138"><text:s/></text:span><text:span text:style-name="T189_139">be</text:span><text:span text:style-name="T189_140"><text:s/></text:span><text:span text:style-name="T189_141">various</text:span><text:span text:style-name="T189_142"><text:s/></text:span><text:span text:style-name="T189_143">other</text:span><text:span text:style-name="T189_144"><text:s/></text:span><text:span text:style-name="T189_145">materials</text:span><text:span text:style-name="T189_146"><text:s/>(</text:span><text:span text:style-name="T189_147">Glass</text:span><text:span text:style-name="T189_148">,<text:s/></text:span><text:span text:style-name="T189_149">gunpowder</text:span><text:span text:style-name="T189_150">,<text:s/></text:span><text:span text:style-name="T189_151">energy</text:span><text:span text:style-name="T189_152">)<text:s/></text:span><text:span text:style-name="T189_153">and</text:span><text:span text:style-name="T189_154"><text:s/></text:span><text:span text:style-name="T189_155">represents</text:span><text:span text:style-name="T189_156"><text:s/></text:span><text:span text:style-name="T189_157">non</text:span><text:span text:style-name="T189_158">-</text:span><text:span text:style-name="T189_159">programming</text:span><text:span text:style-name="T189_160"><text:s/></text:span><text:span text:style-name="T189_161">contributions</text:span><text:span text:style-name="T189_162">.<text:s text:c="2"/></text:span></text:p>
      <text:h text:style-name="P190" text:outline-level="10"><text:bookmark-start text:name="h.pcaq3k95ggzs"/><text:bookmark-end text:name="h.pcaq3k95ggzs"/><text:span text:style-name="T190_1">Gaining</text:span><text:span text:style-name="T190_2"><text:s/></text:span><text:span text:style-name="T190_3">Materials</text:span></text:h>
      <text:p text:style-name="P191"><text:span text:style-name="T191_1">Materials</text:span><text:span text:style-name="T191_2"><text:s/></text:span><text:span text:style-name="T191_3">can</text:span><text:span text:style-name="T191_4"><text:s/></text:span><text:span text:style-name="T191_5">be</text:span><text:span text:style-name="T191_6"><text:s/></text:span><text:span text:style-name="T191_7">obtained</text:span><text:span text:style-name="T191_8"><text:s/></text:span><text:span text:style-name="T191_9">in</text:span><text:span text:style-name="T191_10"><text:s/></text:span><text:span text:style-name="T191_11">various</text:span><text:span text:style-name="T191_12"><text:s/></text:span><text:span text:style-name="T191_13">ways</text:span><text:span text:style-name="T191_14"><text:s/></text:span><text:span text:style-name="T191_15">throughout</text:span><text:span text:style-name="T191_16"><text:s/></text:span><text:span text:style-name="T191_17">the</text:span><text:span text:style-name="T191_18"><text:s/></text:span><text:span text:style-name="T191_19">game</text:span><text:span text:style-name="T191_20">,<text:s/></text:span><text:span text:style-name="T191_21">such</text:span><text:span text:style-name="T191_22"><text:s/></text:span><text:span text:style-name="T191_23">as</text:span><text:span text:style-name="T191_24"><text:s/></text:span><text:span text:style-name="T191_25">by</text:span><text:span text:style-name="T191_26"><text:s/></text:span><text:span text:style-name="T191_27">defeating</text:span><text:span text:style-name="T191_28"><text:s/></text:span><text:span text:style-name="T191_29">bosses</text:span><text:span text:style-name="T191_30">.</text:span></text:p>
      <text:p text:style-name="P192"/>
      <text:p text:style-name="P193"><text:span text:style-name="T193_1">Commits</text:span><text:span text:style-name="T193_2"><text:s/></text:span><text:span text:style-name="T193_3">and</text:span><text:span text:style-name="T193_4"><text:s/></text:span><text:span text:style-name="T193_5">pull</text:span><text:span text:style-name="T193_6"><text:s/></text:span><text:span text:style-name="T193_7">requests</text:span><text:span text:style-name="T193_8"><text:s/></text:span><text:span text:style-name="T193_9">will</text:span><text:span text:style-name="T193_10"><text:s/></text:span><text:span text:style-name="T193_11">give</text:span><text:span text:style-name="T193_12"><text:s/></text:span><text:span text:style-name="T193_13">materials</text:span><text:span text:style-name="T193_14"><text:s/></text:span><text:span text:style-name="T193_15">to</text:span><text:span text:style-name="T193_16"><text:s/></text:span><text:span text:style-name="T193_17">the</text:span><text:span text:style-name="T193_18"><text:s/></text:span><text:span text:style-name="T193_19">players</text:span><text:span text:style-name="T193_20">.<text:s/></text:span><text:span text:style-name="T193_21">The</text:span><text:span text:style-name="T193_22"><text:s/></text:span><text:span text:style-name="T193_23">amount</text:span><text:span text:style-name="T193_24"><text:s/></text:span><text:span text:style-name="T193_25">of</text:span><text:span text:style-name="T193_26"><text:s/></text:span><text:span text:style-name="T193_27">lines</text:span><text:span text:style-name="T193_28"><text:s/></text:span><text:span text:style-name="T193_29">committed</text:span><text:span text:style-name="T193_30"><text:s/></text:span><text:span text:style-name="T193_31">will</text:span><text:span text:style-name="T193_32"><text:s/></text:span><text:span text:style-name="T193_33">determine</text:span><text:span text:style-name="T193_34"><text:s/></text:span><text:span text:style-name="T193_35">the</text:span><text:span text:style-name="T193_36"><text:s/></text:span><text:span text:style-name="T193_37">amount</text:span><text:span text:style-name="T193_38"><text:s/></text:span><text:span text:style-name="T193_39">of</text:span><text:span text:style-name="T193_40"><text:s/></text:span><text:span text:style-name="T193_41">materials</text:span><text:span text:style-name="T193_42"><text:s/></text:span><text:span text:style-name="T193_43">received</text:span><text:span text:style-name="T193_44">.<text:s/></text:span><text:span text:style-name="T193_45">However</text:span><text:span text:style-name="T193_46">,<text:s/></text:span><text:span text:style-name="T193_47">each</text:span><text:span text:style-name="T193_48"><text:s/></text:span><text:span text:style-name="T193_49">language</text:span><text:span text:style-name="T193_50"><text:s/></text:span><text:span text:style-name="T193_51">will</text:span><text:span text:style-name="T193_52"><text:s/></text:span><text:span text:style-name="T193_53">have</text:span><text:span text:style-name="T193_54"><text:s/></text:span><text:span text:style-name="T193_55">a</text:span><text:span text:style-name="T193_56"><text:s/></text:span><text:span text:style-name="T193_57">scale</text:span><text:span text:style-name="T193_58">.<text:s/></text:span><text:span text:style-name="T193_59">Theoretically</text:span><text:span text:style-name="T193_60">,<text:s/></text:span><text:span text:style-name="T193_61">this</text:span><text:span text:style-name="T193_62"><text:s/></text:span><text:span text:style-name="T193_63">will</text:span><text:span text:style-name="T193_64"><text:s/></text:span><text:span text:style-name="T193_65">balance</text:span><text:span text:style-name="T193_66"><text:s/></text:span><text:span text:style-name="T193_67">the</text:span><text:span text:style-name="T193_68"><text:s/></text:span><text:span text:style-name="T193_69">materials</text:span><text:span text:style-name="T193_70"><text:s/></text:span><text:span text:style-name="T193_71">received</text:span><text:span text:style-name="T193_72"><text:s/></text:span><text:span text:style-name="T193_73">with</text:span><text:span text:style-name="T193_74"><text:s/></text:span><text:span text:style-name="T193_75">the</text:span><text:span text:style-name="T193_76"><text:s/></text:span><text:span text:style-name="T193_77">lines</text:span><text:span text:style-name="T193_78"><text:s/></text:span><text:span text:style-name="T193_79">committed</text:span><text:span text:style-name="T193_80">.<text:s/></text:span><text:span text:style-name="T193_81">Design</text:span><text:span text:style-name="T193_82"><text:s/></text:span><text:span text:style-name="T193_83">contributions</text:span><text:span text:style-name="T193_84"><text:s/></text:span><text:span text:style-name="T193_85">will</text:span><text:span text:style-name="T193_86"><text:s/></text:span><text:span text:style-name="T193_87">be</text:span><text:span text:style-name="T193_88"><text:s/></text:span><text:span text:style-name="T193_89">handled</text:span><text:span text:style-name="T193_90"><text:s/></text:span><text:span text:style-name="T193_91">similarly</text:span><text:span text:style-name="T193_92"><text:s/></text:span><text:span text:style-name="T193_93">to</text:span><text:span text:style-name="T193_94"><text:s/></text:span><text:span text:style-name="T193_95">the</text:span><text:span text:style-name="T193_96"><text:s/></text:span><text:span text:style-name="T193_97"><text:a xlink:type="simple" xlink:href="http://browse.deviantart.com/digitalart/"><text:span text:style-name="T193_98">deviantArt</text:span></text:a></text:span><text:span text:style-name="T193_99"><text:s/></text:span><text:span text:style-name="T193_100">model</text:span><text:span text:style-name="T193_101">.<text:s/></text:span><text:span text:style-name="T193_102">In</text:span><text:span text:style-name="T193_103"><text:s/></text:span><text:span text:style-name="T193_104">deviantArt</text:span><text:span text:style-name="T193_105">,<text:s/></text:span><text:span text:style-name="T193_106">there</text:span><text:span text:style-name="T193_107"><text:s/></text:span><text:span text:style-name="T193_108">is</text:span><text:span text:style-name="T193_109"><text:s/></text:span><text:span text:style-name="T193_110">a</text:span><text:span text:style-name="T193_111"><text:s/></text:span><text:span text:style-name="T193_112">large</text:span><text:span text:style-name="T193_113"><text:s/></text:span><text:span text:style-name="T193_114">emphasis</text:span><text:span text:style-name="T193_115"><text:s/></text:span><text:span text:style-name="T193_116">on</text:span><text:span text:style-name="T193_117"><text:s/></text:span><text:span text:style-name="T193_118">seeing</text:span><text:span text:style-name="T193_119"><text:s/></text:span><text:span text:style-name="T193_120">different</text:span><text:span text:style-name="T193_121"><text:s/></text:span><text:span text:style-name="T193_122">author</text:span><text:span text:style-name="T193_123">’</text:span><text:span text:style-name="T193_124">s</text:span><text:span text:style-name="T193_125"><text:s/></text:span><text:span text:style-name="T193_126">work</text:span><text:span text:style-name="T193_127">.<text:s/></text:span><text:span text:style-name="T193_128">However</text:span><text:span text:style-name="T193_129">,<text:s/></text:span><text:span text:style-name="T193_130">recognition</text:span><text:span text:style-name="T193_131"><text:s/></text:span><text:span text:style-name="T193_132">is</text:span><text:span text:style-name="T193_133"><text:s/></text:span><text:span text:style-name="T193_134">also</text:span><text:span text:style-name="T193_135"><text:s/></text:span><text:span text:style-name="T193_136">important</text:span><text:span text:style-name="T193_137">.<text:s/></text:span><text:span text:style-name="T193_138">The</text:span><text:span text:style-name="T193_139"><text:s/></text:span><text:span text:style-name="T193_140">original</text:span><text:span text:style-name="T193_141"><text:s/></text:span><text:span text:style-name="T193_142">author</text:span><text:span text:style-name="T193_143"><text:s/></text:span><text:span text:style-name="T193_144">is</text:span><text:span text:style-name="T193_145"><text:s/></text:span><text:span text:style-name="T193_146">notified</text:span><text:span text:style-name="T193_147"><text:s/></text:span><text:span text:style-name="T193_148">each</text:span><text:span text:style-name="T193_149"><text:s/></text:span><text:span text:style-name="T193_150">time</text:span><text:span text:style-name="T193_151"><text:s/></text:span><text:span text:style-name="T193_152">a</text:span><text:span text:style-name="T193_153"><text:s/></text:span><text:span text:style-name="T193_154">piece</text:span><text:span text:style-name="T193_155"><text:s/></text:span><text:span text:style-name="T193_156">on</text:span><text:span text:style-name="T193_157"><text:s/></text:span><text:span text:style-name="T193_158">the</text:span><text:span text:style-name="T193_159"><text:s/></text:span><text:span text:style-name="T193_160">site</text:span><text:span text:style-name="T193_161"><text:s/></text:span><text:span text:style-name="T193_162">is</text:span><text:span text:style-name="T193_163"><text:s/></text:span><text:span text:style-name="T193_164">appreciated</text:span><text:span text:style-name="T193_165">.<text:s/></text:span><text:span text:style-name="T193_166">In</text:span><text:span text:style-name="T193_167"><text:s/></text:span><text:span text:style-name="T193_168">FOSSopolis</text:span><text:span text:style-name="T193_169"><text:s/></text:span><text:span text:style-name="T193_170">we</text:span><text:span text:style-name="T193_171"><text:s/></text:span><text:span text:style-name="T193_172">wanted</text:span><text:span text:style-name="T193_173"><text:s/></text:span><text:span text:style-name="T193_174">to</text:span><text:span text:style-name="T193_175"><text:s/></text:span><text:span text:style-name="T193_176">resemble</text:span><text:span text:style-name="T193_177"><text:s/></text:span><text:span text:style-name="T193_178">this</text:span><text:span text:style-name="T193_179"><text:s/></text:span><text:span text:style-name="T193_180">model</text:span><text:span text:style-name="T193_181"><text:s/></text:span><text:span text:style-name="T193_182">as</text:span><text:span text:style-name="T193_183"><text:s/></text:span><text:span text:style-name="T193_184">best</text:span><text:span text:style-name="T193_185"><text:s/></text:span><text:span text:style-name="T193_186">we</text:span><text:span text:style-name="T193_187"><text:s/></text:span><text:span text:style-name="T193_188">could</text:span><text:span text:style-name="T193_189">.<text:s/></text:span><text:span text:style-name="T193_190">For</text:span><text:span text:style-name="T193_191"><text:s/></text:span><text:span text:style-name="T193_192">example</text:span><text:span text:style-name="T193_193"><text:s/></text:span><text:span text:style-name="T193_194">if</text:span><text:span text:style-name="T193_195"><text:s/></text:span><text:span text:style-name="T193_196">an</text:span><text:span text:style-name="T193_197"><text:s/></text:span><text:span text:style-name="T193_198">image</text:span><text:span text:style-name="T193_199"><text:s/></text:span><text:span text:style-name="T193_200">is</text:span><text:span text:style-name="T193_201"><text:s/></text:span><text:span text:style-name="T193_202">committed</text:span><text:span text:style-name="T193_203"><text:s/></text:span><text:span text:style-name="T193_204">to</text:span><text:span text:style-name="T193_205"><text:s/></text:span><text:span text:style-name="T193_206">a</text:span><text:span text:style-name="T193_207"><text:s/></text:span><text:span text:style-name="T193_208">repo</text:span><text:span text:style-name="T193_209">,<text:s/></text:span><text:span text:style-name="T193_210">and</text:span><text:span text:style-name="T193_211"><text:s/></text:span><text:span text:style-name="T193_212">other</text:span><text:span text:style-name="T193_213"><text:s/></text:span><text:span text:style-name="T193_214">players</text:span><text:span text:style-name="T193_215"><text:s/></text:span><text:span text:style-name="T193_216">want</text:span><text:span text:style-name="T193_217"><text:s/></text:span><text:span text:style-name="T193_218">to</text:span><text:span text:style-name="T193_219"><text:s/></text:span><text:span text:style-name="T193_220">use</text:span><text:span text:style-name="T193_221"><text:s/></text:span><text:span text:style-name="T193_222">that</text:span><text:span text:style-name="T193_223"><text:s/></text:span><text:span text:style-name="T193_224">image</text:span><text:span text:style-name="T193_225"><text:s/></text:span><text:span text:style-name="T193_226">they</text:span><text:span text:style-name="T193_227"><text:s/></text:span><text:span text:style-name="T193_228">of</text:span><text:span text:style-name="T193_229"><text:s/></text:span><text:span text:style-name="T193_230">course</text:span><text:span text:style-name="T193_231"><text:s/></text:span><text:span text:style-name="T193_232">can</text:span><text:span text:style-name="T193_233"><text:s/>(</text:span><text:span text:style-name="T193_234">and</text:span><text:span text:style-name="T193_235"><text:s/></text:span><text:span text:style-name="T193_236">are</text:span><text:span text:style-name="T193_237"><text:s/></text:span><text:span text:style-name="T193_238">encouraged</text:span><text:span text:style-name="T193_239"><text:s/></text:span><text:span text:style-name="T193_240">to</text:span><text:span text:style-name="T193_241"><text:s/></text:span><text:span text:style-name="T193_242">do</text:span><text:span text:style-name="T193_243"><text:s/></text:span><text:span text:style-name="T193_244">so</text:span><text:span text:style-name="T193_245">!).<text:s/></text:span><text:span text:style-name="T193_246">The</text:span><text:span text:style-name="T193_247"><text:s/></text:span><text:span text:style-name="T193_248">committer</text:span><text:span text:style-name="T193_249"><text:s/></text:span><text:span text:style-name="T193_250">of</text:span><text:span text:style-name="T193_251"><text:s/></text:span><text:span text:style-name="T193_252">that</text:span><text:span text:style-name="T193_253"><text:s/></text:span><text:span text:style-name="T193_254">image</text:span><text:span text:style-name="T193_255"><text:s/></text:span><text:span text:style-name="T193_256">will</text:span><text:span text:style-name="T193_257"><text:s/></text:span><text:span text:style-name="T193_258">receive</text:span><text:span text:style-name="T193_259"><text:s/>1-2<text:s/></text:span><text:span text:style-name="T193_260">materials</text:span><text:span text:style-name="T193_261"><text:s/></text:span><text:span text:style-name="T193_262">each</text:span><text:span text:style-name="T193_263"><text:s/></text:span><text:span text:style-name="T193_264">time</text:span><text:span text:style-name="T193_265"><text:s/></text:span><text:span text:style-name="T193_266">that</text:span><text:span text:style-name="T193_267"><text:s/></text:span><text:span text:style-name="T193_268">image</text:span><text:span text:style-name="T193_269"><text:s/></text:span><text:span text:style-name="T193_270">is</text:span><text:span text:style-name="T193_271"><text:s/></text:span><text:span text:style-name="T193_272">added</text:span><text:span text:style-name="T193_273"><text:s/></text:span><text:span text:style-name="T193_274">to</text:span><text:span text:style-name="T193_275"><text:s/></text:span><text:span text:style-name="T193_276">another</text:span><text:span text:style-name="T193_277"><text:s/></text:span><text:span text:style-name="T193_278">project</text:span><text:span text:style-name="T193_279">.<text:s/></text:span><text:span text:style-name="T193_280">This</text:span><text:span text:style-name="T193_281"><text:s/></text:span><text:span text:style-name="T193_282">model</text:span><text:span text:style-name="T193_283"><text:s/></text:span><text:span text:style-name="T193_284">will</text:span><text:span text:style-name="T193_285"><text:s/></text:span><text:span text:style-name="T193_286">be</text:span><text:span text:style-name="T193_287"><text:s/></text:span><text:span text:style-name="T193_288">used</text:span><text:span text:style-name="T193_289"><text:s/></text:span><text:span text:style-name="T193_290">for</text:span><text:span text:style-name="T193_291"><text:s/></text:span><text:span text:style-name="T193_292">non</text:span><text:span text:style-name="T193_293">-</text:span><text:span text:style-name="T193_294">coding</text:span><text:span text:style-name="T193_295"><text:s/></text:span><text:span text:style-name="T193_296">contributions</text:span><text:span text:style-name="T193_297"><text:s/></text:span><text:span text:style-name="T193_298">into</text:span><text:span text:style-name="T193_299"><text:s/></text:span><text:span text:style-name="T193_300">the</text:span><text:span text:style-name="T193_301"><text:s/></text:span><text:span text:style-name="T193_302">game</text:span><text:span text:style-name="T193_303">.</text:span></text:p>
      <text:p text:style-name="P194"/>
      <text:p text:style-name="P195"><text:span text:style-name="T195_1">List</text:span><text:span text:style-name="T195_2"><text:s/></text:span><text:span text:style-name="T195_3">of</text:span><text:span text:style-name="T195_4"><text:s/></text:span><text:span text:style-name="T195_5">languages</text:span><text:span text:style-name="T195_6"><text:s/></text:span><text:span text:style-name="T195_7">to</text:span><text:span text:style-name="T195_8"><text:s/></text:span><text:span text:style-name="T195_9">include</text:span><text:span text:style-name="T195_10"><text:s/></text:span><text:span text:style-name="T195_11">with</text:span><text:span text:style-name="T195_12"><text:s/></text:span><text:span text:style-name="T195_13">linked</text:span><text:span text:style-name="T195_14"><text:s/></text:span><text:span text:style-name="T195_15">materials</text:span><text:span text:style-name="T195_16">:<text:s/></text:span><text:span text:style-name="T195_17"><text:a xlink:type="simple" xlink:href="https://docs.google.com/a/g.rit.edu/spreadsheet/ccc?key=0Aj1SsEIjF3u-dDFuWk5FUXlud1U3T1RWVXprTU1LYkE#gid=0"><text:span text:style-name="T195_18">https</text:span></text:a></text:span><text:span text:style-name="T195_19"><text:a xlink:type="simple" xlink:href="https://docs.google.com/a/g.rit.edu/spreadsheet/ccc?key=0Aj1SsEIjF3u-dDFuWk5FUXlud1U3T1RWVXprTU1LYkE#gid=0"><text:span text:style-name="T195_20">://</text:span></text:a></text:span><text:span text:style-name="T195_21"><text:a xlink:type="simple" xlink:href="https://docs.google.com/a/g.rit.edu/spreadsheet/ccc?key=0Aj1SsEIjF3u-dDFuWk5FUXlud1U3T1RWVXprTU1LYkE#gid=0"><text:span text:style-name="T195_22">docs</text:span></text:a></text:span><text:span text:style-name="T195_23"><text:a xlink:type="simple" xlink:href="https://docs.google.com/a/g.rit.edu/spreadsheet/ccc?key=0Aj1SsEIjF3u-dDFuWk5FUXlud1U3T1RWVXprTU1LYkE#gid=0"><text:span text:style-name="T195_24">.</text:span></text:a></text:span><text:span text:style-name="T195_25"><text:a xlink:type="simple" xlink:href="https://docs.google.com/a/g.rit.edu/spreadsheet/ccc?key=0Aj1SsEIjF3u-dDFuWk5FUXlud1U3T1RWVXprTU1LYkE#gid=0"><text:span text:style-name="T195_26">google</text:span></text:a></text:span><text:span text:style-name="T195_27"><text:a xlink:type="simple" xlink:href="https://docs.google.com/a/g.rit.edu/spreadsheet/ccc?key=0Aj1SsEIjF3u-dDFuWk5FUXlud1U3T1RWVXprTU1LYkE#gid=0"><text:span text:style-name="T195_28">.</text:span></text:a></text:span><text:span text:style-name="T195_29"><text:a xlink:type="simple" xlink:href="https://docs.google.com/a/g.rit.edu/spreadsheet/ccc?key=0Aj1SsEIjF3u-dDFuWk5FUXlud1U3T1RWVXprTU1LYkE#gid=0"><text:span text:style-name="T195_30">com</text:span></text:a></text:span><text:span text:style-name="T195_31"><text:a xlink:type="simple" xlink:href="https://docs.google.com/a/g.rit.edu/spreadsheet/ccc?key=0Aj1SsEIjF3u-dDFuWk5FUXlud1U3T1RWVXprTU1LYkE#gid=0"><text:span text:style-name="T195_32">/</text:span></text:a></text:span><text:span text:style-name="T195_33"><text:a xlink:type="simple" xlink:href="https://docs.google.com/a/g.rit.edu/spreadsheet/ccc?key=0Aj1SsEIjF3u-dDFuWk5FUXlud1U3T1RWVXprTU1LYkE#gid=0"><text:span text:style-name="T195_34">a</text:span></text:a></text:span><text:span text:style-name="T195_35"><text:a xlink:type="simple" xlink:href="https://docs.google.com/a/g.rit.edu/spreadsheet/ccc?key=0Aj1SsEIjF3u-dDFuWk5FUXlud1U3T1RWVXprTU1LYkE#gid=0"><text:span text:style-name="T195_36">/</text:span></text:a></text:span><text:span text:style-name="T195_37"><text:a xlink:type="simple" xlink:href="https://docs.google.com/a/g.rit.edu/spreadsheet/ccc?key=0Aj1SsEIjF3u-dDFuWk5FUXlud1U3T1RWVXprTU1LYkE#gid=0"><text:span text:style-name="T195_38">g</text:span></text:a></text:span><text:span text:style-name="T195_39"><text:a xlink:type="simple" xlink:href="https://docs.google.com/a/g.rit.edu/spreadsheet/ccc?key=0Aj1SsEIjF3u-dDFuWk5FUXlud1U3T1RWVXprTU1LYkE#gid=0"><text:span text:style-name="T195_40">.</text:span></text:a></text:span><text:span text:style-name="T195_41"><text:a xlink:type="simple" xlink:href="https://docs.google.com/a/g.rit.edu/spreadsheet/ccc?key=0Aj1SsEIjF3u-dDFuWk5FUXlud1U3T1RWVXprTU1LYkE#gid=0"><text:span text:style-name="T195_42">rit</text:span></text:a></text:span><text:span text:style-name="T195_43"><text:a xlink:type="simple" xlink:href="https://docs.google.com/a/g.rit.edu/spreadsheet/ccc?key=0Aj1SsEIjF3u-dDFuWk5FUXlud1U3T1RWVXprTU1LYkE#gid=0"><text:span text:style-name="T195_44">.</text:span></text:a></text:span><text:span text:style-name="T195_45"><text:a xlink:type="simple" xlink:href="https://docs.google.com/a/g.rit.edu/spreadsheet/ccc?key=0Aj1SsEIjF3u-dDFuWk5FUXlud1U3T1RWVXprTU1LYkE#gid=0"><text:span text:style-name="T195_46">edu</text:span></text:a></text:span><text:span text:style-name="T195_47"><text:a xlink:type="simple" xlink:href="https://docs.google.com/a/g.rit.edu/spreadsheet/ccc?key=0Aj1SsEIjF3u-dDFuWk5FUXlud1U3T1RWVXprTU1LYkE#gid=0"><text:span text:style-name="T195_48">/</text:span></text:a></text:span><text:span text:style-name="T195_49"><text:a xlink:type="simple" xlink:href="https://docs.google.com/a/g.rit.edu/spreadsheet/ccc?key=0Aj1SsEIjF3u-dDFuWk5FUXlud1U3T1RWVXprTU1LYkE#gid=0"><text:span text:style-name="T195_50">spreadsheet</text:span></text:a></text:span><text:span text:style-name="T195_51"><text:a xlink:type="simple" xlink:href="https://docs.google.com/a/g.rit.edu/spreadsheet/ccc?key=0Aj1SsEIjF3u-dDFuWk5FUXlud1U3T1RWVXprTU1LYkE#gid=0"><text:span text:style-name="T195_52">/</text:span></text:a></text:span><text:span text:style-name="T195_53"><text:a xlink:type="simple" xlink:href="https://docs.google.com/a/g.rit.edu/spreadsheet/ccc?key=0Aj1SsEIjF3u-dDFuWk5FUXlud1U3T1RWVXprTU1LYkE#gid=0"><text:span text:style-name="T195_54">ccc</text:span></text:a></text:span><text:span text:style-name="T195_55"><text:a xlink:type="simple" xlink:href="https://docs.google.com/a/g.rit.edu/spreadsheet/ccc?key=0Aj1SsEIjF3u-dDFuWk5FUXlud1U3T1RWVXprTU1LYkE#gid=0"><text:span text:style-name="T195_56">?</text:span></text:a></text:span><text:span text:style-name="T195_57"><text:a xlink:type="simple" xlink:href="https://docs.google.com/a/g.rit.edu/spreadsheet/ccc?key=0Aj1SsEIjF3u-dDFuWk5FUXlud1U3T1RWVXprTU1LYkE#gid=0"><text:span text:style-name="T195_58">key</text:span></text:a></text:span><text:span text:style-name="T195_59"><text:a xlink:type="simple" xlink:href="https://docs.google.com/a/g.rit.edu/spreadsheet/ccc?key=0Aj1SsEIjF3u-dDFuWk5FUXlud1U3T1RWVXprTU1LYkE#gid=0"><text:span text:style-name="T195_60">=0</text:span></text:a></text:span><text:span text:style-name="T195_61"><text:a xlink:type="simple" xlink:href="https://docs.google.com/a/g.rit.edu/spreadsheet/ccc?key=0Aj1SsEIjF3u-dDFuWk5FUXlud1U3T1RWVXprTU1LYkE#gid=0"><text:span text:style-name="T195_62">Aj</text:span></text:a></text:span><text:span text:style-name="T195_63"><text:a xlink:type="simple" xlink:href="https://docs.google.com/a/g.rit.edu/spreadsheet/ccc?key=0Aj1SsEIjF3u-dDFuWk5FUXlud1U3T1RWVXprTU1LYkE#gid=0"><text:span text:style-name="T195_64">1</text:span></text:a></text:span><text:span text:style-name="T195_65"><text:a xlink:type="simple" xlink:href="https://docs.google.com/a/g.rit.edu/spreadsheet/ccc?key=0Aj1SsEIjF3u-dDFuWk5FUXlud1U3T1RWVXprTU1LYkE#gid=0"><text:span text:style-name="T195_66">SsEIjF</text:span></text:a></text:span><text:span text:style-name="T195_67"><text:a xlink:type="simple" xlink:href="https://docs.google.com/a/g.rit.edu/spreadsheet/ccc?key=0Aj1SsEIjF3u-dDFuWk5FUXlud1U3T1RWVXprTU1LYkE#gid=0"><text:span text:style-name="T195_68">3</text:span></text:a></text:span><text:span text:style-name="T195_69"><text:a xlink:type="simple" xlink:href="https://docs.google.com/a/g.rit.edu/spreadsheet/ccc?key=0Aj1SsEIjF3u-dDFuWk5FUXlud1U3T1RWVXprTU1LYkE#gid=0"><text:span text:style-name="T195_70">u</text:span></text:a></text:span><text:span text:style-name="T195_71"><text:a xlink:type="simple" xlink:href="https://docs.google.com/a/g.rit.edu/spreadsheet/ccc?key=0Aj1SsEIjF3u-dDFuWk5FUXlud1U3T1RWVXprTU1LYkE#gid=0"><text:span text:style-name="T195_72">-</text:span></text:a></text:span><text:span text:style-name="T195_73"><text:a xlink:type="simple" xlink:href="https://docs.google.com/a/g.rit.edu/spreadsheet/ccc?key=0Aj1SsEIjF3u-dDFuWk5FUXlud1U3T1RWVXprTU1LYkE#gid=0"><text:span text:style-name="T195_74">dDFuWk</text:span></text:a></text:span><text:span text:style-name="T195_75"><text:a xlink:type="simple" xlink:href="https://docs.google.com/a/g.rit.edu/spreadsheet/ccc?key=0Aj1SsEIjF3u-dDFuWk5FUXlud1U3T1RWVXprTU1LYkE#gid=0"><text:span text:style-name="T195_76">5</text:span></text:a></text:span><text:span text:style-name="T195_77"><text:a xlink:type="simple" xlink:href="https://docs.google.com/a/g.rit.edu/spreadsheet/ccc?key=0Aj1SsEIjF3u-dDFuWk5FUXlud1U3T1RWVXprTU1LYkE#gid=0"><text:span text:style-name="T195_78">FUXlud</text:span></text:a></text:span><text:span text:style-name="T195_79"><text:a xlink:type="simple" xlink:href="https://docs.google.com/a/g.rit.edu/spreadsheet/ccc?key=0Aj1SsEIjF3u-dDFuWk5FUXlud1U3T1RWVXprTU1LYkE#gid=0"><text:span text:style-name="T195_80">1</text:span></text:a></text:span><text:span text:style-name="T195_81"><text:a xlink:type="simple" xlink:href="https://docs.google.com/a/g.rit.edu/spreadsheet/ccc?key=0Aj1SsEIjF3u-dDFuWk5FUXlud1U3T1RWVXprTU1LYkE#gid=0"><text:span text:style-name="T195_82">U</text:span></text:a></text:span><text:span text:style-name="T195_83"><text:a xlink:type="simple" xlink:href="https://docs.google.com/a/g.rit.edu/spreadsheet/ccc?key=0Aj1SsEIjF3u-dDFuWk5FUXlud1U3T1RWVXprTU1LYkE#gid=0"><text:span text:style-name="T195_84">3</text:span></text:a></text:span><text:span text:style-name="T195_85"><text:a xlink:type="simple" xlink:href="https://docs.google.com/a/g.rit.edu/spreadsheet/ccc?key=0Aj1SsEIjF3u-dDFuWk5FUXlud1U3T1RWVXprTU1LYkE#gid=0"><text:span text:style-name="T195_86">T</text:span></text:a></text:span><text:span text:style-name="T195_87"><text:a xlink:type="simple" xlink:href="https://docs.google.com/a/g.rit.edu/spreadsheet/ccc?key=0Aj1SsEIjF3u-dDFuWk5FUXlud1U3T1RWVXprTU1LYkE#gid=0"><text:span text:style-name="T195_88">1</text:span></text:a></text:span><text:span text:style-name="T195_89"><text:a xlink:type="simple" xlink:href="https://docs.google.com/a/g.rit.edu/spreadsheet/ccc?key=0Aj1SsEIjF3u-dDFuWk5FUXlud1U3T1RWVXprTU1LYkE#gid=0"><text:span text:style-name="T195_90">RWVXprTU</text:span></text:a></text:span><text:span text:style-name="T195_91"><text:a xlink:type="simple" xlink:href="https://docs.google.com/a/g.rit.edu/spreadsheet/ccc?key=0Aj1SsEIjF3u-dDFuWk5FUXlud1U3T1RWVXprTU1LYkE#gid=0"><text:span text:style-name="T195_92">1</text:span></text:a></text:span><text:span text:style-name="T195_93"><text:a xlink:type="simple" xlink:href="https://docs.google.com/a/g.rit.edu/spreadsheet/ccc?key=0Aj1SsEIjF3u-dDFuWk5FUXlud1U3T1RWVXprTU1LYkE#gid=0"><text:span text:style-name="T195_94">LYkE</text:span></text:a></text:span><text:span text:style-name="T195_95"><text:a xlink:type="simple" xlink:href="https://docs.google.com/a/g.rit.edu/spreadsheet/ccc?key=0Aj1SsEIjF3u-dDFuWk5FUXlud1U3T1RWVXprTU1LYkE#gid=0"><text:span text:style-name="T195_96">#</text:span></text:a></text:span><text:span text:style-name="T195_97"><text:a xlink:type="simple" xlink:href="https://docs.google.com/a/g.rit.edu/spreadsheet/ccc?key=0Aj1SsEIjF3u-dDFuWk5FUXlud1U3T1RWVXprTU1LYkE#gid=0"><text:span text:style-name="T195_98">gid</text:span></text:a></text:span><text:span text:style-name="T195_99"><text:a xlink:type="simple" xlink:href="https://docs.google.com/a/g.rit.edu/spreadsheet/ccc?key=0Aj1SsEIjF3u-dDFuWk5FUXlud1U3T1RWVXprTU1LYkE#gid=0"><text:span text:style-name="T195_100">=0</text:span></text:a></text:span></text:p>
      <text:p text:style-name="P196"/>
      <text:p text:style-name="P197"><text:span text:style-name="T197_1">We</text:span><text:span text:style-name="T197_2">’</text:span><text:span text:style-name="T197_3">re</text:span><text:span text:style-name="T197_4"><text:s/></text:span><text:span text:style-name="T197_5">planning</text:span><text:span text:style-name="T197_6"><text:s/></text:span><text:span text:style-name="T197_7">on</text:span><text:span text:style-name="T197_8"><text:s/></text:span><text:span text:style-name="T197_9">having</text:span><text:span text:style-name="T197_10"><text:s/></text:span><text:span text:style-name="T197_11">a</text:span><text:span text:style-name="T197_12"><text:s/></text:span><text:span text:style-name="T197_13">scale</text:span><text:span text:style-name="T197_14"><text:s/></text:span><text:span text:style-name="T197_15">depending</text:span><text:span text:style-name="T197_16"><text:s/></text:span><text:span text:style-name="T197_17">on</text:span><text:span text:style-name="T197_18"><text:s/></text:span><text:span text:style-name="T197_19">the</text:span><text:span text:style-name="T197_20"><text:s/></text:span><text:span text:style-name="T197_21">language</text:span><text:span text:style-name="T197_22">.<text:s/></text:span><text:span text:style-name="T197_23">As</text:span><text:span text:style-name="T197_24"><text:s/></text:span><text:span text:style-name="T197_25">we</text:span><text:span text:style-name="T197_26"><text:s/></text:span><text:span text:style-name="T197_27">looked</text:span><text:span text:style-name="T197_28"><text:s/></text:span><text:span text:style-name="T197_29">into</text:span><text:span text:style-name="T197_30"><text:s/></text:span><text:span text:style-name="T197_31">the</text:span><text:span text:style-name="T197_32"><text:s/></text:span><text:span text:style-name="T197_33">amount</text:span><text:span text:style-name="T197_34"><text:s/></text:span><text:span text:style-name="T197_35">and</text:span><text:span text:style-name="T197_36"><text:s/></text:span><text:span text:style-name="T197_37">scale</text:span><text:span text:style-name="T197_38"><text:s/></text:span><text:span text:style-name="T197_39">of</text:span><text:span text:style-name="T197_40"><text:s/></text:span><text:span text:style-name="T197_41">programming</text:span><text:span text:style-name="T197_42"><text:s/></text:span><text:span text:style-name="T197_43">on</text:span><text:span text:style-name="T197_44"><text:s/></text:span><text:span text:style-name="T197_45">place</text:span><text:span text:style-name="T197_46"><text:s/></text:span><text:span text:style-name="T197_47">like</text:span><text:span text:style-name="T197_48"><text:s/></text:span><text:span text:style-name="T197_49">Github</text:span><text:span text:style-name="T197_50"><text:s/></text:span><text:span text:style-name="T197_51">and</text:span><text:span text:style-name="T197_52"><text:s/></text:span><text:span text:style-name="T197_53">Ohlo</text:span><text:span text:style-name="T197_54">,<text:s/></text:span><text:span text:style-name="T197_55">we</text:span><text:span text:style-name="T197_56"><text:s/></text:span><text:span text:style-name="T197_57">realized</text:span><text:span text:style-name="T197_58"><text:s/></text:span><text:span text:style-name="T197_59">that</text:span><text:span text:style-name="T197_60"><text:s/></text:span><text:span text:style-name="T197_61">this</text:span><text:span text:style-name="T197_62"><text:s/></text:span><text:span text:style-name="T197_63">conversion</text:span><text:span text:style-name="T197_64"><text:s/></text:span><text:span text:style-name="T197_65">will</text:span><text:span text:style-name="T197_66"><text:s/></text:span><text:span text:style-name="T197_67">work</text:span><text:span text:style-name="T197_68"><text:s/></text:span><text:span text:style-name="T197_69">best</text:span><text:span text:style-name="T197_70">.</text:span></text:p>
      <text:p text:style-name="P198"/>
      <text:p text:style-name="P199"><text:span text:style-name="T199_1">Low</text:span><text:span text:style-name="T199_2">-</text:span><text:span text:style-name="T199_3">Level</text:span><text:span text:style-name="T199_4">:<text:s/>5<text:s/></text:span><text:span text:style-name="T199_5">materials</text:span><text:span text:style-name="T199_6">/100<text:s/></text:span><text:span text:style-name="T199_7">lines</text:span><text:span text:style-name="T199_8"><text:tab/><text:tab/></text:span></text:p>
      <text:p text:style-name="P200"><text:span text:style-name="T200_1">Mid</text:span><text:span text:style-name="T200_2">-</text:span><text:span text:style-name="T200_3">Level</text:span><text:span text:style-name="T200_4">:<text:s/>3<text:s/></text:span><text:span text:style-name="T200_5">materials</text:span><text:span text:style-name="T200_6">/100<text:s/></text:span><text:span text:style-name="T200_7">lines</text:span></text:p>
      <text:p text:style-name="P201"><text:span text:style-name="T201_1">High</text:span><text:span text:style-name="T201_2">-</text:span><text:span text:style-name="T201_3">Level</text:span><text:span text:style-name="T201_4">:<text:s/>1<text:s/></text:span><text:span text:style-name="T201_5">materials</text:span><text:span text:style-name="T201_6">/100<text:s/></text:span><text:span text:style-name="T201_7">lines</text:span></text:p>
      <text:p text:style-name="P202"/>
      <text:h text:style-name="P203" text:outline-level="10"><text:bookmark-start text:name="h.eppad3uxbecy"/><text:bookmark-end text:name="h.eppad3uxbecy"/><text:span text:style-name="T203_1">Programming</text:span><text:span text:style-name="T203_2"><text:s/></text:span><text:span text:style-name="T203_3">within</text:span><text:span text:style-name="T203_4"><text:s/></text:span><text:span text:style-name="T203_5">materials</text:span></text:h>
      <text:p text:style-name="P204"/>
      <text:p text:style-name="P205"><text:span text:style-name="T205_1">Each</text:span><text:span text:style-name="T205_2"><text:s/></text:span><text:span text:style-name="T205_3">language</text:span><text:span text:style-name="T205_4"><text:s/></text:span><text:span text:style-name="T205_5">will</text:span><text:span text:style-name="T205_6"><text:s/></text:span><text:span text:style-name="T205_7">have</text:span><text:span text:style-name="T205_8"><text:s/></text:span><text:span text:style-name="T205_9">a</text:span><text:span text:style-name="T205_10"><text:s/></text:span><text:span text:style-name="T205_11">material</text:span><text:span text:style-name="T205_12"><text:s/></text:span><text:span text:style-name="T205_13">associated</text:span><text:span text:style-name="T205_14"><text:s/></text:span><text:span text:style-name="T205_15">with</text:span><text:span text:style-name="T205_16"><text:s/></text:span><text:span text:style-name="T205_17">it</text:span><text:span text:style-name="T205_18">.<text:s/></text:span><text:span text:style-name="T205_19">For</text:span><text:span text:style-name="T205_20"><text:s/></text:span><text:span text:style-name="T205_21">example</text:span><text:span text:style-name="T205_22">,<text:s/></text:span><text:span text:style-name="T205_23">C</text:span><text:span text:style-name="T205_24"><text:s/></text:span><text:span text:style-name="T205_25">would</text:span><text:span text:style-name="T205_26"><text:s/></text:span><text:span text:style-name="T205_27">be</text:span><text:span text:style-name="T205_28"><text:s/></text:span><text:span text:style-name="T205_29">linked</text:span><text:span text:style-name="T205_30"><text:s/></text:span><text:span text:style-name="T205_31">with</text:span><text:span text:style-name="T205_32"><text:s/></text:span><text:span text:style-name="T205_33">the</text:span><text:span text:style-name="T205_34"><text:s/></text:span><text:span text:style-name="T205_35">material</text:span><text:span text:style-name="T205_36"><text:s/></text:span><text:span text:style-name="T205_37">Copper</text:span><text:span text:style-name="T205_38">.<text:s text:c="2"/></text:span><text:span text:style-name="T205_39">This</text:span><text:span text:style-name="T205_40"><text:s/></text:span><text:span text:style-name="T205_41">would</text:span><text:span text:style-name="T205_42"><text:s/></text:span><text:span text:style-name="T205_43">mean</text:span><text:span text:style-name="T205_44"><text:s/></text:span><text:span text:style-name="T205_45">that</text:span><text:span text:style-name="T205_46"><text:s/></text:span><text:span text:style-name="T205_47">copper</text:span><text:span text:style-name="T205_48"><text:s/></text:span><text:span text:style-name="T205_49">would</text:span><text:span text:style-name="T205_50"><text:s/></text:span><text:span text:style-name="T205_51">be</text:span><text:span text:style-name="T205_52"><text:s/></text:span><text:span text:style-name="T205_53">gained</text:span><text:span text:style-name="T205_54"><text:s/></text:span><text:span text:style-name="T205_55">from</text:span><text:span text:style-name="T205_56"><text:s/></text:span><text:span text:style-name="T205_57">the</text:span><text:span text:style-name="T205_58"><text:s/></text:span><text:span text:style-name="T205_59">C</text:span><text:span text:style-name="T205_60"><text:s/></text:span><text:span text:style-name="T205_61">section</text:span><text:span text:style-name="T205_62"><text:s/></text:span><text:span text:style-name="T205_63">of</text:span><text:span text:style-name="T205_64"><text:s/></text:span><text:span text:style-name="T205_65">the</text:span><text:span text:style-name="T205_66"><text:s/></text:span><text:span text:style-name="T205_67">world</text:span><text:span text:style-name="T205_68"><text:s/></text:span><text:span text:style-name="T205_69">and</text:span><text:span text:style-name="T205_70"><text:s/></text:span><text:span text:style-name="T205_71">from</text:span><text:span text:style-name="T205_72"><text:s/></text:span><text:span text:style-name="T205_73">C</text:span><text:span text:style-name="T205_74"><text:s/></text:span><text:span text:style-name="T205_75">lines</text:span><text:span text:style-name="T205_76"><text:s/></text:span><text:span text:style-name="T205_77">of</text:span><text:span text:style-name="T205_78"><text:s/></text:span><text:span text:style-name="T205_79">code</text:span><text:span text:style-name="T205_80">.</text:span></text:p>
      <text:p text:style-name="P206"/>
      <text:p text:style-name="P207"><text:span text:style-name="T207_1">Different</text:span><text:span text:style-name="T207_2"><text:s/></text:span><text:span text:style-name="T207_3">materials</text:span><text:span text:style-name="T207_4"><text:s/></text:span><text:span text:style-name="T207_5">for</text:span><text:span text:style-name="T207_6"><text:s/></text:span><text:span text:style-name="T207_7">each</text:span><text:span text:style-name="T207_8"><text:s/></text:span><text:span text:style-name="T207_9">language</text:span><text:span text:style-name="T207_10">,<text:s/></text:span><text:span text:style-name="T207_11">but</text:span><text:span text:style-name="T207_12"><text:s/></text:span><text:span text:style-name="T207_13">are</text:span><text:span text:style-name="T207_14"><text:s/></text:span><text:span text:style-name="T207_15">in</text:span><text:span text:style-name="T207_16"><text:s/></text:span><text:span text:style-name="T207_17">the</text:span><text:span text:style-name="T207_18"><text:s/></text:span><text:span text:style-name="T207_19">same</text:span><text:span text:style-name="T207_20"><text:s/></text:span><text:span text:style-name="T207_21">category</text:span><text:span text:style-name="T207_22">:<text:s/></text:span><text:span text:style-name="T207_23">C</text:span><text:span text:style-name="T207_24"><text:s/>=<text:s/></text:span><text:span text:style-name="T207_25">copper</text:span><text:span text:style-name="T207_26">,<text:s/></text:span><text:span text:style-name="T207_27">Lisp</text:span><text:span text:style-name="T207_28"><text:s/>=<text:s/></text:span><text:span text:style-name="T207_29">aluminum</text:span><text:span text:style-name="T207_30">,<text:s/></text:span><text:span text:style-name="T207_31">both</text:span><text:span text:style-name="T207_32"><text:s/></text:span><text:span text:style-name="T207_33">would</text:span><text:span text:style-name="T207_34"><text:s/></text:span><text:span text:style-name="T207_35">be</text:span><text:span text:style-name="T207_36"><text:s/></text:span><text:span text:style-name="T207_37">in</text:span><text:span text:style-name="T207_38"><text:s/></text:span><text:span text:style-name="T207_39">the</text:span><text:span text:style-name="T207_40"><text:s/></text:span><text:span text:style-name="T207_41">low</text:span><text:span text:style-name="T207_42"><text:s/></text:span><text:span text:style-name="T207_43">category</text:span><text:span text:style-name="T207_44">.<text:s text:c="2"/></text:span><text:span text:style-name="T207_45">This</text:span><text:span text:style-name="T207_46"><text:s/></text:span><text:span text:style-name="T207_47">category</text:span><text:span text:style-name="T207_48"><text:s/></text:span><text:span text:style-name="T207_49">becomes</text:span><text:span text:style-name="T207_50"><text:s/></text:span><text:span text:style-name="T207_51">important</text:span><text:span text:style-name="T207_52"><text:s/></text:span><text:span text:style-name="T207_53">in</text:span><text:span text:style-name="T207_54"><text:s/></text:span><text:span text:style-name="T207_55">the</text:span><text:span text:style-name="T207_56"><text:s/></text:span><text:span text:style-name="T207_57">crafting</text:span><text:span text:style-name="T207_58"><text:s/></text:span><text:span text:style-name="T207_59">stage</text:span><text:span text:style-name="T207_60">,<text:s/></text:span><text:span text:style-name="T207_61">which</text:span><text:span text:style-name="T207_62"><text:s/></text:span><text:span text:style-name="T207_63">requires</text:span><text:span text:style-name="T207_64"><text:s/></text:span><text:span text:style-name="T207_65">various</text:span><text:span text:style-name="T207_66"><text:s/></text:span><text:span text:style-name="T207_67">material</text:span><text:span text:style-name="T207_68"><text:s/></text:span><text:span text:style-name="T207_69">combinations</text:span><text:span text:style-name="T207_70"><text:s/></text:span><text:span text:style-name="T207_71">based</text:span><text:span text:style-name="T207_72"><text:s/></text:span><text:span text:style-name="T207_73">on</text:span><text:span text:style-name="T207_74"><text:s/></text:span><text:span text:style-name="T207_75">category</text:span><text:span text:style-name="T207_76">.</text:span></text:p>
      <text:p text:style-name="P208"/>
      <text:h text:style-name="P209" text:outline-level="10"><text:span text:style-name="T209_1">List</text:span><text:span text:style-name="T209_2"><text:s/></text:span><text:span text:style-name="T209_3">of</text:span><text:span text:style-name="T209_4"><text:s/></text:span><text:span text:style-name="T209_5">Languages</text:span><text:span text:style-name="T209_6"><text:s/></text:span><text:span text:style-name="T209_7">and</text:span><text:span text:style-name="T209_8"><text:s/></text:span><text:span text:style-name="T209_9">Associated</text:span><text:span text:style-name="T209_10"><text:s/></text:span><text:span text:style-name="T209_11">Material</text:span></text:h>
      <text:p text:style-name="P210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11"><text:span text:style-name="T211_1">Type</text:span></text:p>
          </table:table-cell>
          <table:table-cell table:style-name="Cell2">
            <text:p text:style-name="P212"><text:span text:style-name="T212_1">Material</text:span></text:p>
          </table:table-cell>
          <table:table-cell table:style-name="Cell3">
            <text:p text:style-name="P213"><text:span text:style-name="T213_1">Category</text:span></text:p>
          </table:table-cell>
        </table:table-row>
        <table:table-row table:style-name="Row2">
          <table:table-cell table:style-name="Cell4">
            <text:p text:style-name="P214"><text:span text:style-name="T214_1">C</text:span></text:p>
          </table:table-cell>
          <table:table-cell table:style-name="Cell5">
            <text:p text:style-name="P215"><text:span text:style-name="T215_1">Copper</text:span></text:p>
          </table:table-cell>
          <table:table-cell table:style-name="Cell6">
            <text:p text:style-name="P216"><text:span text:style-name="T216_1">Low</text:span></text:p>
          </table:table-cell>
        </table:table-row>
        <table:table-row table:style-name="Row3">
          <table:table-cell table:style-name="Cell7">
            <text:p text:style-name="P217"><text:span text:style-name="T217_1">Lisp</text:span></text:p>
          </table:table-cell>
          <table:table-cell table:style-name="Cell8">
            <text:p text:style-name="P218"><text:span text:style-name="T218_1">Aluminum</text:span></text:p>
          </table:table-cell>
          <table:table-cell table:style-name="Cell9">
            <text:p text:style-name="P219"><text:span text:style-name="T219_1">Low</text:span></text:p>
          </table:table-cell>
        </table:table-row>
        <table:table-row table:style-name="Row4">
          <table:table-cell table:style-name="Cell10">
            <text:p text:style-name="P220"><text:span text:style-name="T220_1">Shell</text:span></text:p>
          </table:table-cell>
          <table:table-cell table:style-name="Cell11">
            <text:p text:style-name="P221"><text:span text:style-name="T221_1">Iron</text:span></text:p>
          </table:table-cell>
          <table:table-cell table:style-name="Cell12">
            <text:p text:style-name="P222"><text:span text:style-name="T222_1">Low</text:span></text:p>
          </table:table-cell>
        </table:table-row>
        <table:table-row table:style-name="Row5">
          <table:table-cell table:style-name="Cell13">
            <text:p text:style-name="P223"><text:span text:style-name="T223_1">Assembly</text:span></text:p>
          </table:table-cell>
          <table:table-cell table:style-name="Cell14">
            <text:p text:style-name="P224"><text:span text:style-name="T224_1">Platinum</text:span></text:p>
          </table:table-cell>
          <table:table-cell table:style-name="Cell15">
            <text:p text:style-name="P225"><text:span text:style-name="T225_1">Low</text:span></text:p>
          </table:table-cell>
        </table:table-row>
        <table:table-row table:style-name="Row6">
          <table:table-cell table:style-name="Cell16">
            <text:p text:style-name="P226"><text:span text:style-name="T226_1">Java</text:span></text:p>
          </table:table-cell>
          <table:table-cell table:style-name="Cell17">
            <text:p text:style-name="P227"><text:span text:style-name="T227_1">Coal</text:span></text:p>
          </table:table-cell>
          <table:table-cell table:style-name="Cell18">
            <text:p text:style-name="P228"><text:span text:style-name="T228_1">Medium</text:span></text:p>
          </table:table-cell>
        </table:table-row>
        <table:table-row table:style-name="Row7">
          <table:table-cell table:style-name="Cell19">
            <text:p text:style-name="P229"><text:span text:style-name="T229_1">Objective</text:span><text:span text:style-name="T229_2"><text:s/></text:span><text:span text:style-name="T229_3">C</text:span></text:p>
          </table:table-cell>
          <table:table-cell table:style-name="Cell20">
            <text:p text:style-name="P230"><text:span text:style-name="T230_1">Stone</text:span></text:p>
          </table:table-cell>
          <table:table-cell table:style-name="Cell21">
            <text:p text:style-name="P231"><text:span text:style-name="T231_1">Medium</text:span></text:p>
          </table:table-cell>
        </table:table-row>
        <table:table-row table:style-name="Row8">
          <table:table-cell table:style-name="Cell22">
            <text:p text:style-name="P232"><text:span text:style-name="T232_1">C</text:span><text:span text:style-name="T232_2">++</text:span></text:p>
          </table:table-cell>
          <table:table-cell table:style-name="Cell23">
            <text:p text:style-name="P233"><text:span text:style-name="T233_1">Granite</text:span></text:p>
          </table:table-cell>
          <table:table-cell table:style-name="Cell24">
            <text:p text:style-name="P234"><text:span text:style-name="T234_1">Medium</text:span></text:p>
          </table:table-cell>
        </table:table-row>
        <table:table-row table:style-name="Row9">
          <table:table-cell table:style-name="Cell25">
            <text:p text:style-name="P235"><text:span text:style-name="T235_1">HTML</text:span></text:p>
          </table:table-cell>
          <table:table-cell table:style-name="Cell26">
            <text:p text:style-name="P236"><text:span text:style-name="T236_1">Cement</text:span></text:p>
          </table:table-cell>
          <table:table-cell table:style-name="Cell27">
            <text:p text:style-name="P237"><text:span text:style-name="T237_1">Medium</text:span></text:p>
          </table:table-cell>
        </table:table-row>
        <table:table-row table:style-name="Row10">
          <table:table-cell table:style-name="Cell28">
            <text:p text:style-name="P238"><text:span text:style-name="T238_1">Java</text:span></text:p>
          </table:table-cell>
          <table:table-cell table:style-name="Cell29">
            <text:p text:style-name="P239"><text:span text:style-name="T239_1">Diamond</text:span></text:p>
          </table:table-cell>
          <table:table-cell table:style-name="Cell30">
            <text:p text:style-name="P240"><text:span text:style-name="T240_1">Medium</text:span></text:p>
          </table:table-cell>
        </table:table-row>
        <table:table-row table:style-name="Row11">
          <table:table-cell table:style-name="Cell31">
            <text:p text:style-name="P241"><text:span text:style-name="T241_1">Ruby</text:span></text:p>
          </table:table-cell>
          <table:table-cell table:style-name="Cell32">
            <text:p text:style-name="P242"><text:span text:style-name="T242_1">Plastic</text:span></text:p>
          </table:table-cell>
          <table:table-cell table:style-name="Cell33">
            <text:p text:style-name="P243"><text:span text:style-name="T243_1">High</text:span></text:p>
          </table:table-cell>
        </table:table-row>
        <table:table-row table:style-name="Row12">
          <table:table-cell table:style-name="Cell34">
            <text:p text:style-name="P244"><text:span text:style-name="T244_1">C</text:span><text:span text:style-name="T244_2">#</text:span></text:p>
          </table:table-cell>
          <table:table-cell table:style-name="Cell35">
            <text:p text:style-name="P245"><text:span text:style-name="T245_1">Nylon</text:span></text:p>
          </table:table-cell>
          <table:table-cell table:style-name="Cell36">
            <text:p text:style-name="P246"><text:span text:style-name="T246_1">High</text:span></text:p>
          </table:table-cell>
        </table:table-row>
        <table:table-row table:style-name="Row13">
          <table:table-cell table:style-name="Cell37">
            <text:p text:style-name="P247"><text:span text:style-name="T247_1">Python</text:span></text:p>
          </table:table-cell>
          <table:table-cell table:style-name="Cell38">
            <text:p text:style-name="P248"><text:span text:style-name="T248_1">Rubber</text:span></text:p>
          </table:table-cell>
          <table:table-cell table:style-name="Cell39">
            <text:p text:style-name="P249"><text:span text:style-name="T249_1">High</text:span></text:p>
          </table:table-cell>
        </table:table-row>
        <table:table-row table:style-name="Row14">
          <table:table-cell table:style-name="Cell40">
            <text:p text:style-name="P250"><text:span text:style-name="T250_1">CSS</text:span></text:p>
          </table:table-cell>
          <table:table-cell table:style-name="Cell41">
            <text:p text:style-name="P251"><text:span text:style-name="T251_1">Polycarbonate</text:span></text:p>
          </table:table-cell>
          <table:table-cell table:style-name="Cell42">
            <text:p text:style-name="P252"><text:span text:style-name="T252_1">High</text:span></text:p>
          </table:table-cell>
        </table:table-row>
        <table:table-row table:style-name="Row15">
          <table:table-cell table:style-name="Cell43">
            <text:p text:style-name="P253"><text:span text:style-name="T253_1">Documentation</text:span></text:p>
          </table:table-cell>
          <table:table-cell table:style-name="Cell44">
            <text:p text:style-name="P254"><text:span text:style-name="T254_1">Power</text:span></text:p>
          </table:table-cell>
          <table:table-cell table:style-name="Cell45">
            <text:p text:style-name="P255"><text:span text:style-name="T255_1">Non</text:span><text:span text:style-name="T255_2">-</text:span><text:span text:style-name="T255_3">code</text:span></text:p>
          </table:table-cell>
        </table:table-row>
        <table:table-row table:style-name="Row16">
          <table:table-cell table:style-name="Cell46">
            <text:p text:style-name="P256"><text:span text:style-name="T256_1">Graphics</text:span></text:p>
          </table:table-cell>
          <table:table-cell table:style-name="Cell47">
            <text:p text:style-name="P257"><text:span text:style-name="T257_1">Glass</text:span></text:p>
          </table:table-cell>
          <table:table-cell table:style-name="Cell48">
            <text:p text:style-name="P258"><text:span text:style-name="T258_1">Non</text:span><text:span text:style-name="T258_2">-</text:span><text:span text:style-name="T258_3">code</text:span></text:p>
          </table:table-cell>
        </table:table-row>
        <table:table-row table:style-name="Row17">
          <table:table-cell table:style-name="Cell49">
            <text:p text:style-name="P259"><text:span text:style-name="T259_1">Audio</text:span></text:p>
          </table:table-cell>
          <table:table-cell table:style-name="Cell50">
            <text:p text:style-name="P260"><text:span text:style-name="T260_1">Gunpowder</text:span></text:p>
          </table:table-cell>
          <table:table-cell table:style-name="Cell51">
            <text:p text:style-name="P261"><text:span text:style-name="T261_1">Non</text:span><text:span text:style-name="T261_2">-</text:span><text:span text:style-name="T261_3">code</text:span></text:p>
          </table:table-cell>
        </table:table-row>
        <table:table-row table:style-name="Row18">
          <table:table-cell table:style-name="Cell52">
            <text:p text:style-name="P262"><text:span text:style-name="T262_1">Video</text:span></text:p>
          </table:table-cell>
          <table:table-cell table:style-name="Cell53">
            <text:p text:style-name="P263"><text:span text:style-name="T263_1">Quartz</text:span></text:p>
          </table:table-cell>
          <table:table-cell table:style-name="Cell54">
            <text:p text:style-name="P264"><text:span text:style-name="T264_1">Non</text:span><text:span text:style-name="T264_2">-</text:span><text:span text:style-name="T264_3">code</text:span></text:p>
          </table:table-cell>
        </table:table-row>
      </table:table>
      <text:p text:style-name="P265"/>
      <text:p text:style-name="P266"/>
      <text:p text:style-name="P267"><text:span text:style-name="T267_1">Crafting</text:span></text:p>
      <text:p text:style-name="P268"><text:span text:style-name="T268_1">Item</text:span><text:span text:style-name="T268_2"><text:s/></text:span><text:span text:style-name="T268_3">categories</text:span><text:span text:style-name="T268_4"><text:s/></text:span><text:span text:style-name="T268_5">to</text:span><text:span text:style-name="T268_6"><text:s/></text:span><text:span text:style-name="T268_7">craft</text:span></text:p>
      <text:p text:style-name="P269"><text:span text:style-name="T269_1">Armor</text:span><text:span text:style-name="T269_2">,<text:s/></text:span><text:span text:style-name="T269_3">weapons</text:span><text:span text:style-name="T269_4">,<text:s/></text:span><text:span text:style-name="T269_5">building</text:span><text:span text:style-name="T269_6"><text:s/></text:span><text:span text:style-name="T269_7">materials</text:span><text:span text:style-name="T269_8">,<text:s/></text:span><text:span text:style-name="T269_9">consumables</text:span><text:span text:style-name="T269_10"><text:s/>(</text:span><text:span text:style-name="T269_11">repair</text:span><text:span text:style-name="T269_12"><text:s/></text:span><text:span text:style-name="T269_13">bots</text:span><text:span text:style-name="T269_14"><text:s/></text:span><text:span text:style-name="T269_15">or</text:span><text:span text:style-name="T269_16"><text:s/></text:span><text:span text:style-name="T269_17">other</text:span><text:span text:style-name="T269_18"><text:s/></text:span><text:span text:style-name="T269_19">similar</text:span><text:span text:style-name="T269_20"><text:s/></text:span><text:span text:style-name="T269_21">types</text:span><text:span text:style-name="T269_22"><text:s/></text:span><text:span text:style-name="T269_23">of</text:span><text:span text:style-name="T269_24"><text:s/></text:span><text:span text:style-name="T269_25">consumable</text:span><text:span text:style-name="T269_26"><text:s/>“</text:span><text:span text:style-name="T269_27">potions</text:span><text:span text:style-name="T269_28">”<text:s/></text:span><text:span text:style-name="T269_29">for</text:span><text:span text:style-name="T269_30"><text:s/></text:span><text:span text:style-name="T269_31">buffs</text:span><text:span text:style-name="T269_32"><text:s/></text:span><text:span text:style-name="T269_33">and</text:span><text:span text:style-name="T269_34"><text:s/></text:span><text:span text:style-name="T269_35">healing</text:span><text:span text:style-name="T269_36">),<text:s/></text:span><text:span text:style-name="T269_37">enchanting</text:span></text:p>
      <text:p text:style-name="P270"/>
      <text:p text:style-name="P271"><text:span text:style-name="T271_1">Throughout</text:span><text:span text:style-name="T271_2"><text:s/></text:span><text:span text:style-name="T271_3">FOSSopolis</text:span><text:span text:style-name="T271_4"><text:s/></text:span><text:span text:style-name="T271_5">players</text:span><text:span text:style-name="T271_6"><text:s/></text:span><text:span text:style-name="T271_7">will</text:span><text:span text:style-name="T271_8"><text:s/></text:span><text:span text:style-name="T271_9">be</text:span><text:span text:style-name="T271_10"><text:s/></text:span><text:span text:style-name="T271_11">able</text:span><text:span text:style-name="T271_12"><text:s/></text:span><text:span text:style-name="T271_13">to</text:span><text:span text:style-name="T271_14"><text:s/></text:span><text:span text:style-name="T271_15">craft</text:span><text:span text:style-name="T271_16"><text:s/></text:span><text:span text:style-name="T271_17">pieces</text:span><text:span text:style-name="T271_18"><text:s/></text:span><text:span text:style-name="T271_19">of</text:span><text:span text:style-name="T271_20"><text:s/></text:span><text:span text:style-name="T271_21">armor</text:span><text:span text:style-name="T271_22">.<text:s/></text:span><text:span text:style-name="T271_23">Players</text:span><text:span text:style-name="T271_24"><text:s/></text:span><text:span text:style-name="T271_25">will</text:span><text:span text:style-name="T271_26"><text:s/></text:span><text:span text:style-name="T271_27">earn</text:span><text:span text:style-name="T271_28"><text:s/></text:span><text:span text:style-name="T271_29">the</text:span><text:span text:style-name="T271_30"><text:s/></text:span><text:span text:style-name="T271_31">materials</text:span><text:span text:style-name="T271_32"><text:s/></text:span><text:span text:style-name="T271_33">required</text:span><text:span text:style-name="T271_34"><text:s/></text:span><text:span text:style-name="T271_35">for</text:span><text:span text:style-name="T271_36"><text:s/></text:span><text:span text:style-name="T271_37">each</text:span><text:span text:style-name="T271_38"><text:s/></text:span><text:span text:style-name="T271_39">armor</text:span><text:span text:style-name="T271_40"><text:s/></text:span><text:span text:style-name="T271_41">piece</text:span><text:span text:style-name="T271_42"><text:s/></text:span><text:span text:style-name="T271_43">from</text:span><text:span text:style-name="T271_44"><text:s/></text:span><text:span text:style-name="T271_45">making</text:span><text:span text:style-name="T271_46"><text:s/></text:span><text:span text:style-name="T271_47">certain</text:span><text:span text:style-name="T271_48"><text:s/></text:span><text:span text:style-name="T271_49">language</text:span><text:span text:style-name="T271_50"><text:s/></text:span><text:span text:style-name="T271_51">commits</text:span><text:span text:style-name="T271_52">.<text:s/></text:span><text:span text:style-name="T271_53">High</text:span><text:span text:style-name="T271_54"><text:s/></text:span><text:span text:style-name="T271_55">Level</text:span><text:span text:style-name="T271_56"><text:s/></text:span><text:span text:style-name="T271_57">language</text:span><text:span text:style-name="T271_58"><text:s/>(</text:span><text:span text:style-name="T271_59">Python</text:span><text:span text:style-name="T271_60">,<text:s/></text:span><text:span text:style-name="T271_61">Ruby</text:span><text:span text:style-name="T271_62">,<text:s/></text:span><text:span text:style-name="T271_63">etc</text:span><text:span text:style-name="T271_64">)<text:s/></text:span><text:span text:style-name="T271_65">commits</text:span><text:span text:style-name="T271_66"><text:s/></text:span><text:span text:style-name="T271_67">will</text:span><text:span text:style-name="T271_68"><text:s/></text:span><text:span text:style-name="T271_69">yield</text:span><text:span text:style-name="T271_70"><text:s/></text:span><text:span text:style-name="T271_71">materials</text:span><text:span text:style-name="T271_72"><text:s/></text:span><text:span text:style-name="T271_73">required</text:span><text:span text:style-name="T271_74"><text:s/></text:span><text:span text:style-name="T271_75">to</text:span><text:span text:style-name="T271_76"><text:s/></text:span><text:span text:style-name="T271_77">create</text:span><text:span text:style-name="T271_78"><text:s/></text:span><text:span text:style-name="T271_79">High</text:span><text:span text:style-name="T271_80"><text:s/></text:span><text:span text:style-name="T271_81">Level</text:span><text:span text:style-name="T271_82"><text:s/></text:span><text:span text:style-name="T271_83">armor</text:span><text:span text:style-name="T271_84"><text:s/>(</text:span><text:span text:style-name="T271_85">helms</text:span><text:span text:style-name="T271_86">).<text:s/></text:span><text:span text:style-name="T271_87">Commits</text:span><text:span text:style-name="T271_88"><text:s/></text:span><text:span text:style-name="T271_89">will</text:span><text:span text:style-name="T271_90"><text:s/></text:span><text:span text:style-name="T271_91">also</text:span><text:span text:style-name="T271_92"><text:s/></text:span><text:span text:style-name="T271_93">reward</text:span><text:span text:style-name="T271_94"><text:s/></text:span><text:span text:style-name="T271_95">multiple</text:span><text:span text:style-name="T271_96"><text:s/></text:span><text:span text:style-name="T271_97">types</text:span><text:span text:style-name="T271_98"><text:s/></text:span><text:span text:style-name="T271_99">of</text:span><text:span text:style-name="T271_100"><text:s/></text:span><text:span text:style-name="T271_101">materials</text:span><text:span text:style-name="T271_102">.<text:s/></text:span><text:span text:style-name="T271_103">To</text:span><text:span text:style-name="T271_104"><text:s/></text:span><text:span text:style-name="T271_105">craft</text:span><text:span text:style-name="T271_106"><text:s/></text:span><text:span text:style-name="T271_107">a</text:span><text:span text:style-name="T271_108"><text:s/></text:span><text:span text:style-name="T271_109">piece</text:span><text:span text:style-name="T271_110"><text:s/></text:span><text:span text:style-name="T271_111">of</text:span><text:span text:style-name="T271_112"><text:s/></text:span><text:span text:style-name="T271_113">armor</text:span><text:span text:style-name="T271_114">,<text:s/></text:span><text:span text:style-name="T271_115">players</text:span><text:span text:style-name="T271_116"><text:s/></text:span><text:span text:style-name="T271_117">will</text:span><text:span text:style-name="T271_118"><text:s/></text:span><text:span text:style-name="T271_119">also</text:span><text:span text:style-name="T271_120"><text:s/></text:span><text:span text:style-name="T271_121">have</text:span><text:span text:style-name="T271_122"><text:s/></text:span><text:span text:style-name="T271_123">to</text:span><text:span text:style-name="T271_124"><text:s/></text:span><text:span text:style-name="T271_125">cough</text:span><text:span text:style-name="T271_126"><text:s/></text:span><text:span text:style-name="T271_127">up</text:span><text:span text:style-name="T271_128"><text:s/></text:span><text:span text:style-name="T271_129">a</text:span><text:span text:style-name="T271_130"><text:s/></text:span><text:span text:style-name="T271_131">small</text:span><text:span text:style-name="T271_132"><text:s/></text:span><text:span text:style-name="T271_133">amount</text:span><text:span text:style-name="T271_134"><text:s/></text:span><text:span text:style-name="T271_135">of</text:span><text:span text:style-name="T271_136"><text:s/></text:span><text:span text:style-name="T271_137">currency</text:span><text:span text:style-name="T271_138">,<text:s/></text:span><text:span text:style-name="T271_139">Silicon</text:span><text:span text:style-name="T271_140">.<text:s/></text:span><text:span text:style-name="T271_141">We</text:span><text:span text:style-name="T271_142"><text:s/></text:span><text:span text:style-name="T271_143">wanted</text:span><text:span text:style-name="T271_144"><text:s/></text:span><text:span text:style-name="T271_145">crafting</text:span><text:span text:style-name="T271_146"><text:s/></text:span><text:span text:style-name="T271_147">to</text:span><text:span text:style-name="T271_148"><text:s/></text:span><text:span text:style-name="T271_149">require</text:span><text:span text:style-name="T271_150"><text:s/></text:span><text:span text:style-name="T271_151">materials</text:span><text:span text:style-name="T271_152"><text:s/></text:span><text:span text:style-name="T271_153">from</text:span><text:span text:style-name="T271_154"><text:s/></text:span><text:span text:style-name="T271_155">multiple</text:span><text:span text:style-name="T271_156"><text:s/></text:span><text:span text:style-name="T271_157">different</text:span><text:span text:style-name="T271_158"><text:s/></text:span><text:span text:style-name="T271_159">languages</text:span><text:span text:style-name="T271_160"><text:s/></text:span><text:span text:style-name="T271_161">to</text:span><text:span text:style-name="T271_162"><text:s/></text:span><text:span text:style-name="T271_163">encourage</text:span><text:span text:style-name="T271_164"><text:s/></text:span><text:span text:style-name="T271_165">a</text:span><text:span text:style-name="T271_166"><text:s/></text:span><text:span text:style-name="T271_167">wider</text:span><text:span text:style-name="T271_168"><text:s/></text:span><text:span text:style-name="T271_169">variety</text:span><text:span text:style-name="T271_170"><text:s/></text:span><text:span text:style-name="T271_171">of</text:span><text:span text:style-name="T271_172"><text:s/></text:span><text:span text:style-name="T271_173">experience</text:span><text:span text:style-name="T271_174">.<text:s/></text:span></text:p>
      <text:p text:style-name="P272"><text:span text:style-name="T272_1">Different</text:span><text:span text:style-name="T272_2"><text:s/></text:span><text:span text:style-name="T272_3">materials</text:span><text:span text:style-name="T272_4"><text:s/></text:span><text:span text:style-name="T272_5">may</text:span><text:span text:style-name="T272_6"><text:s/></text:span><text:span text:style-name="T272_7">provide</text:span><text:span text:style-name="T272_8"><text:s/></text:span><text:span text:style-name="T272_9">different</text:span><text:span text:style-name="T272_10"><text:s/></text:span><text:span text:style-name="T272_11">secondary</text:span><text:span text:style-name="T272_12"><text:s/></text:span><text:span text:style-name="T272_13">effects</text:span><text:span text:style-name="T272_14"><text:s/></text:span><text:span text:style-name="T272_15">when</text:span><text:span text:style-name="T272_16"><text:s/></text:span><text:span text:style-name="T272_17">crafted</text:span><text:span text:style-name="T272_18"><text:s/></text:span><text:span text:style-name="T272_19">into</text:span><text:span text:style-name="T272_20"><text:s/></text:span><text:span text:style-name="T272_21">the</text:span><text:span text:style-name="T272_22"><text:s/></text:span><text:span text:style-name="T272_23">armor</text:span><text:span text:style-name="T272_24">.</text:span><text:span text:style-name="T272_25"><text:s/></text:span></text:p>
      <text:h text:style-name="P273" text:outline-level="10"><text:bookmark-start text:name="h.xo1wbz5wx9yn"/><text:bookmark-end text:name="h.xo1wbz5wx9yn"/><text:span text:style-name="T273_1">Recipe</text:span><text:span text:style-name="T273_2"><text:s/></text:span><text:span text:style-name="T273_3">System</text:span></text:h>
      <text:p text:style-name="P274"><text:span text:style-name="T274_1">Recipes</text:span><text:span text:style-name="T274_2"><text:s/></text:span><text:span text:style-name="T274_3">determine</text:span><text:span text:style-name="T274_4"><text:s/></text:span><text:span text:style-name="T274_5">what</text:span><text:span text:style-name="T274_6"><text:s/></text:span><text:span text:style-name="T274_7">materials</text:span><text:span text:style-name="T274_8"><text:s/></text:span><text:span text:style-name="T274_9">are</text:span><text:span text:style-name="T274_10"><text:s/></text:span><text:span text:style-name="T274_11">required</text:span><text:span text:style-name="T274_12"><text:s/></text:span><text:span text:style-name="T274_13">to</text:span><text:span text:style-name="T274_14"><text:s/></text:span><text:span text:style-name="T274_15">create</text:span><text:span text:style-name="T274_16"><text:s/></text:span><text:span text:style-name="T274_17">certain</text:span><text:span text:style-name="T274_18"><text:s/></text:span><text:span text:style-name="T274_19">types</text:span><text:span text:style-name="T274_20"><text:s/></text:span><text:span text:style-name="T274_21">of</text:span><text:span text:style-name="T274_22"><text:s/></text:span><text:span text:style-name="T274_23">armor</text:span><text:span text:style-name="T274_24">.<text:s/></text:span><text:span text:style-name="T274_25">Each</text:span><text:span text:style-name="T274_26"><text:s/></text:span><text:span text:style-name="T274_27">armor</text:span><text:span text:style-name="T274_28"><text:s/></text:span><text:span text:style-name="T274_29">piece</text:span><text:span text:style-name="T274_30"><text:s/></text:span><text:span text:style-name="T274_31">will</text:span><text:span text:style-name="T274_32"><text:s/></text:span><text:span text:style-name="T274_33">require</text:span><text:span text:style-name="T274_34"><text:s/></text:span><text:span text:style-name="T274_35">at</text:span><text:span text:style-name="T274_36"><text:s/></text:span><text:span text:style-name="T274_37">least</text:span><text:span text:style-name="T274_38"><text:s/></text:span><text:span text:style-name="T274_39">some</text:span><text:span text:style-name="T274_40"><text:s/></text:span><text:span text:style-name="T274_41">silicon</text:span><text:span text:style-name="T274_42">,<text:s/></text:span><text:span text:style-name="T274_43">which</text:span><text:span text:style-name="T274_44"><text:s/></text:span><text:span text:style-name="T274_45">is</text:span><text:span text:style-name="T274_46"><text:s/></text:span><text:span text:style-name="T274_47">the</text:span><text:span text:style-name="T274_48"><text:s/></text:span><text:span text:style-name="T274_49">main</text:span><text:span text:style-name="T274_50"><text:s/></text:span><text:span text:style-name="T274_51">type</text:span><text:span text:style-name="T274_52"><text:s/></text:span><text:span text:style-name="T274_53">of</text:span><text:span text:style-name="T274_54"><text:s/></text:span><text:span text:style-name="T274_55">currency</text:span><text:span text:style-name="T274_56"><text:s/></text:span><text:span text:style-name="T274_57">in</text:span><text:span text:style-name="T274_58"><text:s/></text:span><text:span text:style-name="T274_59">FOSSopolis</text:span><text:span text:style-name="T274_60">,<text:s/></text:span><text:span text:style-name="T274_61">along</text:span><text:span text:style-name="T274_62"><text:s/></text:span><text:span text:style-name="T274_63">with</text:span><text:span text:style-name="T274_64"><text:s/></text:span><text:span text:style-name="T274_65">other</text:span><text:span text:style-name="T274_66"><text:s/></text:span><text:span text:style-name="T274_67">materials</text:span><text:span text:style-name="T274_68">.<text:s/></text:span><text:span text:style-name="T274_69">The</text:span><text:span text:style-name="T274_70"><text:s/></text:span><text:span text:style-name="T274_71">way</text:span><text:span text:style-name="T274_72"><text:s/></text:span><text:span text:style-name="T274_73">the</text:span><text:span text:style-name="T274_74"><text:s/></text:span><text:span text:style-name="T274_75">recipe</text:span><text:span text:style-name="T274_76"><text:s/></text:span><text:span text:style-name="T274_77">system</text:span><text:span text:style-name="T274_78"><text:s/></text:span><text:span text:style-name="T274_79">works</text:span><text:span text:style-name="T274_80"><text:s/></text:span><text:span text:style-name="T274_81">is</text:span><text:span text:style-name="T274_82"><text:s/></text:span><text:span text:style-name="T274_83">that</text:span><text:span text:style-name="T274_84"><text:s/></text:span><text:span text:style-name="T274_85">armor</text:span><text:span text:style-name="T274_86"><text:s/></text:span><text:span text:style-name="T274_87">that</text:span><text:span text:style-name="T274_88"><text:s/></text:span><text:span text:style-name="T274_89">will</text:span><text:span text:style-name="T274_90"><text:s/></text:span><text:span text:style-name="T274_91">protect</text:span><text:span text:style-name="T274_92"><text:s/></text:span><text:span text:style-name="T274_93">against</text:span><text:span text:style-name="T274_94"><text:s/></text:span><text:span text:style-name="T274_95">High</text:span><text:span text:style-name="T274_96"><text:s/></text:span><text:span text:style-name="T274_97">Attacks</text:span><text:span text:style-name="T274_98"><text:s/></text:span><text:span text:style-name="T274_99">will</text:span><text:span text:style-name="T274_100"><text:s/></text:span><text:span text:style-name="T274_101">require</text:span><text:span text:style-name="T274_102"><text:s/></text:span><text:span text:style-name="T274_103">High</text:span><text:span text:style-name="T274_104"><text:s/></text:span><text:span text:style-name="T274_105">Level</text:span><text:span text:style-name="T274_106"><text:s/></text:span><text:span text:style-name="T274_107">materials</text:span><text:span text:style-name="T274_108">.<text:s/></text:span><text:span text:style-name="T274_109">When</text:span><text:span text:style-name="T274_110"><text:s/></text:span><text:span text:style-name="T274_111">players</text:span><text:span text:style-name="T274_112"><text:s/></text:span><text:span text:style-name="T274_113">want</text:span><text:span text:style-name="T274_114"><text:s/></text:span><text:span text:style-name="T274_115">to</text:span><text:span text:style-name="T274_116"><text:s/></text:span><text:span text:style-name="T274_117">craft</text:span><text:span text:style-name="T274_118"><text:s/></text:span><text:span text:style-name="T274_119">a</text:span><text:span text:style-name="T274_120"><text:s/></text:span><text:span text:style-name="T274_121">High</text:span><text:span text:style-name="T274_122"><text:s/></text:span><text:span text:style-name="T274_123">Level</text:span><text:span text:style-name="T274_124"><text:s/></text:span><text:span text:style-name="T274_125">armor</text:span><text:span text:style-name="T274_126"><text:s/></text:span><text:span text:style-name="T274_127">piece</text:span><text:span text:style-name="T274_128">,<text:s/></text:span><text:span text:style-name="T274_129">depending</text:span><text:span text:style-name="T274_130"><text:s/></text:span><text:span text:style-name="T274_131">on</text:span><text:span text:style-name="T274_132"><text:s/></text:span><text:span text:style-name="T274_133">its</text:span><text:span text:style-name="T274_134"><text:s/></text:span><text:span text:style-name="T274_135">level</text:span><text:span text:style-name="T274_136">,<text:s/></text:span><text:span text:style-name="T274_137">they</text:span><text:span text:style-name="T274_138"><text:s/></text:span><text:span text:style-name="T274_139">will</text:span><text:span text:style-name="T274_140"><text:s/></text:span><text:span text:style-name="T274_141">require</text:span><text:span text:style-name="T274_142"><text:s/></text:span><text:span text:style-name="T274_143">more</text:span><text:span text:style-name="T274_144"><text:s/></text:span><text:span text:style-name="T274_145">materials</text:span><text:span text:style-name="T274_146"><text:s/></text:span><text:span text:style-name="T274_147">specific</text:span><text:span text:style-name="T274_148"><text:s/></text:span><text:span text:style-name="T274_149">to</text:span><text:span text:style-name="T274_150"><text:s/></text:span><text:span text:style-name="T274_151">that</text:span><text:span text:style-name="T274_152"><text:s/></text:span><text:span text:style-name="T274_153">height</text:span><text:span text:style-name="T274_154"><text:s/>(</text:span><text:span text:style-name="T274_155">e</text:span><text:span text:style-name="T274_156">.</text:span><text:span text:style-name="T274_157">g</text:span><text:span text:style-name="T274_158">.<text:s/></text:span><text:span text:style-name="T274_159">High</text:span><text:span text:style-name="T274_160"><text:s/></text:span><text:span text:style-name="T274_161">Level</text:span><text:span text:style-name="T274_162"><text:s/></text:span><text:span text:style-name="T274_163">Language</text:span><text:span text:style-name="T274_164"><text:s/></text:span><text:span text:style-name="T274_165">materials</text:span><text:span text:style-name="T274_166">).<text:s/></text:span></text:p>
      <text:p text:style-name="P275"/>
      <text:p text:style-name="P276"><text:span text:style-name="T276_1">High</text:span><text:span text:style-name="T276_2"><text:s/></text:span><text:span text:style-name="T276_3">level</text:span><text:span text:style-name="T276_4"><text:s/></text:span><text:span text:style-name="T276_5">materials</text:span><text:span text:style-name="T276_6"><text:s/>=<text:s/></text:span><text:span text:style-name="T276_7">high</text:span><text:span text:style-name="T276_8"><text:s/></text:span><text:span text:style-name="T276_9">armor</text:span></text:p>
      <text:p text:style-name="P277"><text:span text:style-name="T277_1">Mid</text:span><text:span text:style-name="T277_2"><text:s/></text:span><text:span text:style-name="T277_3">level</text:span><text:span text:style-name="T277_4"><text:s/></text:span><text:span text:style-name="T277_5">materials</text:span><text:span text:style-name="T277_6"><text:s/>=<text:s/></text:span><text:span text:style-name="T277_7">medium</text:span><text:span text:style-name="T277_8"><text:s/></text:span><text:span text:style-name="T277_9">armor</text:span></text:p>
      <text:p text:style-name="P278"><text:span text:style-name="T278_1">Low</text:span><text:span text:style-name="T278_2"><text:s/></text:span><text:span text:style-name="T278_3">level</text:span><text:span text:style-name="T278_4"><text:s/></text:span><text:span text:style-name="T278_5">materials</text:span><text:span text:style-name="T278_6"><text:s/>=<text:s/></text:span><text:span text:style-name="T278_7">low</text:span><text:span text:style-name="T278_8"><text:s/></text:span><text:span text:style-name="T278_9">armor</text:span></text:p>
      <text:p text:style-name="P279"/>
      <text:p text:style-name="P280"><text:span text:style-name="T280_1">Level</text:span><text:span text:style-name="T280_2"><text:s/>1<text:s/>(5<text:s/></text:span><text:span text:style-name="T280_3">silicon</text:span><text:span text:style-name="T280_4">,<text:s/>3<text:s/></text:span><text:span text:style-name="T280_5">general</text:span><text:span text:style-name="T280_6">,<text:s/>2<text:s/></text:span><text:span text:style-name="T280_7">specific</text:span><text:span text:style-name="T280_8">)</text:span></text:p>
      <text:p text:style-name="P281"><text:span text:style-name="T281_1">Level</text:span><text:span text:style-name="T281_2"><text:s/>2<text:s/>(11<text:s/></text:span><text:span text:style-name="T281_3">silicon</text:span><text:span text:style-name="T281_4">,<text:s/>4<text:s/></text:span><text:span text:style-name="T281_5">general</text:span><text:span text:style-name="T281_6">,<text:s/>2<text:s/></text:span><text:span text:style-name="T281_7">specific</text:span><text:span text:style-name="T281_8">)</text:span></text:p>
      <text:p text:style-name="P282"><text:span text:style-name="T282_1">Level</text:span><text:span text:style-name="T282_2"><text:s/>3<text:s/>(20<text:s/></text:span><text:span text:style-name="T282_3">silicon</text:span><text:span text:style-name="T282_4">,<text:s/>6<text:s/></text:span><text:span text:style-name="T282_5">general</text:span><text:span text:style-name="T282_6">,<text:s/>4<text:s/></text:span><text:span text:style-name="T282_7">specific</text:span><text:span text:style-name="T282_8">)</text:span></text:p>
      <text:p text:style-name="P283"><text:span text:style-name="T283_1">Level</text:span><text:span text:style-name="T283_2"><text:s/>4<text:s/>(35<text:s/></text:span><text:span text:style-name="T283_3">silicon</text:span><text:span text:style-name="T283_4">,<text:s/>9<text:s/></text:span><text:span text:style-name="T283_5">general</text:span><text:span text:style-name="T283_6">,<text:s/>8<text:s/></text:span><text:span text:style-name="T283_7">specific</text:span><text:span text:style-name="T283_8">)</text:span></text:p>
      <text:p text:style-name="P284"><text:span text:style-name="T284_1">Level</text:span><text:span text:style-name="T284_2"><text:s/>5<text:s/>(54<text:s/></text:span><text:span text:style-name="T284_3">silicon</text:span><text:span text:style-name="T284_4">,<text:s/>13<text:s/></text:span><text:span text:style-name="T284_5">general</text:span><text:span text:style-name="T284_6">,<text:s/>12<text:s/></text:span><text:span text:style-name="T284_7">specific</text:span><text:span text:style-name="T284_8">)</text:span></text:p>
      <text:p text:style-name="P285"><text:span text:style-name="T285_1">Level</text:span><text:span text:style-name="T285_2"><text:s/>6<text:s/>(80<text:s/></text:span><text:span text:style-name="T285_3">silicon</text:span><text:span text:style-name="T285_4">,<text:s/>15<text:s/></text:span><text:span text:style-name="T285_5">general</text:span><text:span text:style-name="T285_6">,<text:s/>24<text:s/></text:span><text:span text:style-name="T285_7">specific</text:span><text:span text:style-name="T285_8">)</text:span></text:p>
      <text:p text:style-name="P286"><text:span text:style-name="T286_1">Level</text:span><text:span text:style-name="T286_2"><text:s/>7<text:s/>(110<text:s/></text:span><text:span text:style-name="T286_3">silicon</text:span><text:span text:style-name="T286_4">,<text:s/>20<text:s/></text:span><text:span text:style-name="T286_5">general</text:span><text:span text:style-name="T286_6">,<text:s/>20<text:s/></text:span><text:span text:style-name="T286_7">specific</text:span><text:span text:style-name="T286_8">)</text:span></text:p>
      <text:p text:style-name="P287"><text:span text:style-name="T287_1">Level</text:span><text:span text:style-name="T287_2"><text:s/>8<text:s/>(140<text:s/></text:span><text:span text:style-name="T287_3">silicon</text:span><text:span text:style-name="T287_4">,<text:s/>24<text:s/></text:span><text:span text:style-name="T287_5">general</text:span><text:span text:style-name="T287_6">,<text:s/>15/15<text:s/></text:span><text:span text:style-name="T287_7">or</text:span><text:span text:style-name="T287_8"><text:s/>8/8/8/8<text:s/></text:span><text:span text:style-name="T287_9">specific</text:span><text:span text:style-name="T287_10">)</text:span></text:p>
      <text:p text:style-name="P288"><text:span text:style-name="T288_1">Level</text:span><text:span text:style-name="T288_2"><text:s/>9<text:s/>(172<text:s/></text:span><text:span text:style-name="T288_3">silicon</text:span><text:span text:style-name="T288_4">,<text:s/>30<text:s/></text:span><text:span text:style-name="T288_5">general</text:span><text:span text:style-name="T288_6">,<text:s/>18/18<text:s/></text:span><text:span text:style-name="T288_7">or</text:span><text:span text:style-name="T288_8"><text:s/>12/12/12<text:s/></text:span><text:span text:style-name="T288_9">specific</text:span><text:span text:style-name="T288_10">)</text:span></text:p>
      <text:p text:style-name="P289"><text:span text:style-name="T289_1">Level</text:span><text:span text:style-name="T289_2"><text:s/>10<text:s/>(205<text:s/></text:span><text:span text:style-name="T289_3">silicon</text:span><text:span text:style-name="T289_4">,<text:s/>40<text:s/></text:span><text:span text:style-name="T289_5">general</text:span><text:span text:style-name="T289_6">,<text:s/>50<text:s/></text:span><text:span text:style-name="T289_7">or</text:span><text:span text:style-name="T289_8"><text:s/>20/20/15<text:s/></text:span><text:span text:style-name="T289_9">specific</text:span><text:span text:style-name="T289_10">)</text:span></text:p>
      <text:p text:style-name="P290"/>
      <text:h text:style-name="P291" text:outline-level="10"><text:bookmark-start text:name="h.4xhn9yywu9ht"/><text:bookmark-end text:name="h.4xhn9yywu9ht"/><text:span text:style-name="T291_1">Armor</text:span><text:span text:style-name="T291_2"><text:s/></text:span><text:span text:style-name="T291_3">Creation</text:span><text:span text:style-name="T291_4"><text:s/></text:span></text:h>
      <text:p text:style-name="P292"><text:span text:style-name="T292_1">Using</text:span><text:span text:style-name="T292_2"><text:s/></text:span><text:span text:style-name="T292_3">materials</text:span><text:span text:style-name="T292_4">,<text:s/></text:span><text:span text:style-name="T292_5">players</text:span><text:span text:style-name="T292_6"><text:s/></text:span><text:span text:style-name="T292_7">can</text:span><text:span text:style-name="T292_8"><text:s/></text:span><text:span text:style-name="T292_9">create</text:span><text:span text:style-name="T292_10"><text:s/></text:span><text:span text:style-name="T292_11">their</text:span><text:span text:style-name="T292_12"><text:s/></text:span><text:span text:style-name="T292_13">own</text:span><text:span text:style-name="T292_14"><text:s/></text:span><text:span text:style-name="T292_15">armor</text:span><text:span text:style-name="T292_16"><text:s/></text:span><text:span text:style-name="T292_17">to</text:span><text:span text:style-name="T292_18"><text:s/></text:span><text:span text:style-name="T292_19">strengthen</text:span><text:span text:style-name="T292_20"><text:s/></text:span><text:span text:style-name="T292_21">their</text:span><text:span text:style-name="T292_22"><text:s/></text:span><text:span text:style-name="T292_23">character</text:span><text:span text:style-name="T292_24"><text:s/></text:span><text:span text:style-name="T292_25">and</text:span><text:span text:style-name="T292_26"><text:s/></text:span><text:span text:style-name="T292_27">better</text:span><text:span text:style-name="T292_28"><text:s/></text:span><text:span text:style-name="T292_29">prepare</text:span><text:span text:style-name="T292_30"><text:s/></text:span><text:span text:style-name="T292_31">for</text:span><text:span text:style-name="T292_32"><text:s/></text:span><text:span text:style-name="T292_33">combat</text:span><text:span text:style-name="T292_34">.<text:s/></text:span><text:span text:style-name="T292_35">Each</text:span><text:span text:style-name="T292_36"><text:s/></text:span><text:span text:style-name="T292_37">piece</text:span><text:span text:style-name="T292_38"><text:s/></text:span><text:span text:style-name="T292_39">of</text:span><text:span text:style-name="T292_40"><text:s/></text:span><text:span text:style-name="T292_41">armor</text:span><text:span text:style-name="T292_42"><text:s/></text:span><text:span text:style-name="T292_43">will</text:span><text:span text:style-name="T292_44"><text:s/></text:span><text:span text:style-name="T292_45">have</text:span><text:span text:style-name="T292_46"><text:s/></text:span><text:span text:style-name="T292_47">a</text:span><text:span text:style-name="T292_48"><text:s/></text:span><text:span text:style-name="T292_49">height</text:span><text:span text:style-name="T292_50"><text:s/></text:span><text:span text:style-name="T292_51">rating</text:span><text:span text:style-name="T292_52"><text:s/></text:span><text:span text:style-name="T292_53">which</text:span><text:span text:style-name="T292_54"><text:s/></text:span><text:span text:style-name="T292_55">will</text:span><text:span text:style-name="T292_56"><text:s/></text:span><text:span text:style-name="T292_57">boost</text:span><text:span text:style-name="T292_58"><text:s/></text:span><text:span text:style-name="T292_59">the</text:span><text:span text:style-name="T292_60"><text:s/></text:span><text:span text:style-name="T292_61">protection</text:span><text:span text:style-name="T292_62"><text:s/></text:span><text:span text:style-name="T292_63">of</text:span><text:span text:style-name="T292_64"><text:s/></text:span><text:span text:style-name="T292_65">the</text:span><text:span text:style-name="T292_66"><text:s/></text:span><text:span text:style-name="T292_67">player</text:span><text:span text:style-name="T292_68"><text:s/></text:span><text:span text:style-name="T292_69">against</text:span><text:span text:style-name="T292_70"><text:s/></text:span><text:span text:style-name="T292_71">a</text:span><text:span text:style-name="T292_72"><text:s/></text:span><text:span text:style-name="T292_73">certain</text:span><text:span text:style-name="T292_74"><text:s/></text:span><text:span text:style-name="T292_75">attack</text:span><text:span text:style-name="T292_76"><text:s/></text:span><text:span text:style-name="T292_77">height</text:span><text:span text:style-name="T292_78">.<text:s/></text:span><text:span text:style-name="T292_79">The</text:span><text:span text:style-name="T292_80"><text:s/></text:span><text:span text:style-name="T292_81">item</text:span><text:span text:style-name="T292_82"><text:s/></text:span><text:span text:style-name="T292_83">level</text:span><text:span text:style-name="T292_84"><text:s/></text:span><text:span text:style-name="T292_85">of</text:span><text:span text:style-name="T292_86"><text:s/></text:span><text:span text:style-name="T292_87">the</text:span><text:span text:style-name="T292_88"><text:s/></text:span><text:span text:style-name="T292_89">armor</text:span><text:span text:style-name="T292_90"><text:s/></text:span><text:span text:style-name="T292_91">determines</text:span><text:span text:style-name="T292_92"><text:s/></text:span><text:span text:style-name="T292_93">its</text:span><text:span text:style-name="T292_94"><text:s/></text:span><text:span text:style-name="T292_95">value</text:span><text:span text:style-name="T292_96"><text:s/></text:span><text:span text:style-name="T292_97">and</text:span><text:span text:style-name="T292_98"><text:s/></text:span><text:span text:style-name="T292_99">protection</text:span><text:span text:style-name="T292_100"><text:s/></text:span><text:span text:style-name="T292_101">worth</text:span><text:span text:style-name="T292_102">.<text:s/></text:span></text:p>
      <text:h text:style-name="P293" text:outline-level="10"><text:bookmark-start text:name="h.tayk4xv1c2km"/><text:bookmark-end text:name="h.tayk4xv1c2km"/><text:span text:style-name="T293_1">Steps</text:span><text:span text:style-name="T293_2"><text:s/></text:span><text:span text:style-name="T293_3">for</text:span><text:span text:style-name="T293_4"><text:s/></text:span><text:span text:style-name="T293_5">Creation</text:span></text:h>
      <text:list text:style-name="LS6" xml:id="list149">
        <text:list-item>
          <text:p text:style-name="P294"><text:span text:style-name="T294_1">Determine</text:span><text:span text:style-name="T294_2"><text:s/></text:span><text:span text:style-name="T294_3">an</text:span><text:span text:style-name="T294_4"><text:s/></text:span><text:span text:style-name="T294_5">armor</text:span><text:span text:style-name="T294_6"><text:s/></text:span><text:span text:style-name="T294_7">slot</text:span><text:span text:style-name="T294_8">:<text:s/></text:span><text:span text:style-name="T294_9">high</text:span><text:span text:style-name="T294_10">,<text:s/></text:span><text:span text:style-name="T294_11">medium</text:span><text:span text:style-name="T294_12"><text:s/></text:span><text:span text:style-name="T294_13">or</text:span><text:span text:style-name="T294_14"><text:s/></text:span><text:span text:style-name="T294_15">low</text:span></text:p>
          <text:list>
            <text:list-item>
              <text:p text:style-name="P295"><text:span text:style-name="T295_1">High</text:span><text:span text:style-name="T295_2"><text:s/></text:span><text:span text:style-name="T295_3">armor</text:span><text:span text:style-name="T295_4"><text:s/></text:span><text:span text:style-name="T295_5">will</text:span><text:span text:style-name="T295_6"><text:s/></text:span><text:span text:style-name="T295_7">defend</text:span><text:span text:style-name="T295_8"><text:s/></text:span><text:span text:style-name="T295_9">against</text:span><text:span text:style-name="T295_10"><text:s/></text:span><text:span text:style-name="T295_11">high</text:span><text:span text:style-name="T295_12"><text:s/></text:span><text:span text:style-name="T295_13">attacks</text:span><text:span text:style-name="T295_14">,<text:s/></text:span><text:span text:style-name="T295_15">the</text:span><text:span text:style-name="T295_16"><text:s/></text:span><text:span text:style-name="T295_17">same</text:span><text:span text:style-name="T295_18"><text:s/></text:span><text:span text:style-name="T295_19">is</text:span><text:span text:style-name="T295_20"><text:s/></text:span><text:span text:style-name="T295_21">true</text:span><text:span text:style-name="T295_22"><text:s/></text:span><text:span text:style-name="T295_23">of</text:span><text:span text:style-name="T295_24"><text:s/></text:span><text:span text:style-name="T295_25">medium</text:span><text:span text:style-name="T295_26"><text:s/></text:span><text:span text:style-name="T295_27">and</text:span><text:span text:style-name="T295_28"><text:s/></text:span><text:span text:style-name="T295_29">low</text:span><text:span text:style-name="T295_30"><text:s/></text:span><text:span text:style-name="T295_31">armor</text:span></text:p>
            </text:list-item>
          </text:list>
        </text:list-item>
        <text:list-item>
          <text:p text:style-name="P296"><text:span text:style-name="T296_1">Determine</text:span><text:span text:style-name="T296_2"><text:s/></text:span><text:span text:style-name="T296_3">the</text:span><text:span text:style-name="T296_4"><text:s/></text:span><text:span text:style-name="T296_5">item</text:span><text:span text:style-name="T296_6"><text:s/></text:span><text:span text:style-name="T296_7">level</text:span><text:span text:style-name="T296_8"><text:s/></text:span><text:span text:style-name="T296_9">of</text:span><text:span text:style-name="T296_10"><text:s/></text:span><text:span text:style-name="T296_11">the</text:span><text:span text:style-name="T296_12"><text:s/></text:span><text:span text:style-name="T296_13">armor</text:span></text:p>
          <text:list>
            <text:list-item>
              <text:p text:style-name="P297"><text:span text:style-name="T297_1">Item</text:span><text:span text:style-name="T297_2"><text:s/></text:span><text:span text:style-name="T297_3">level</text:span><text:span text:style-name="T297_4"><text:s/></text:span><text:span text:style-name="T297_5">will</text:span><text:span text:style-name="T297_6"><text:s/></text:span><text:span text:style-name="T297_7">determine</text:span><text:span text:style-name="T297_8"><text:s/></text:span><text:span text:style-name="T297_9">the</text:span><text:span text:style-name="T297_10"><text:s/></text:span><text:span text:style-name="T297_11">distribution</text:span><text:span text:style-name="T297_12"><text:s/></text:span><text:span text:style-name="T297_13">of</text:span><text:span text:style-name="T297_14"><text:s/></text:span><text:span text:style-name="T297_15">defense</text:span><text:span text:style-name="T297_16"><text:s/></text:span><text:span text:style-name="T297_17">and</text:span><text:span text:style-name="T297_18"><text:s/></text:span><text:span text:style-name="T297_19">secondary</text:span><text:span text:style-name="T297_20"><text:s/></text:span><text:span text:style-name="T297_21">abilities</text:span></text:p>
            </text:list-item>
            <text:list-item>
              <text:p text:style-name="P298"><text:span text:style-name="T298_1">Every</text:span><text:span text:style-name="T298_2"><text:s/>1<text:s/></text:span><text:span text:style-name="T298_3">Item</text:span><text:span text:style-name="T298_4"><text:s/></text:span><text:span text:style-name="T298_5">level</text:span><text:span text:style-name="T298_6"><text:s/></text:span><text:span text:style-name="T298_7">gives</text:span><text:span text:style-name="T298_8"><text:s/></text:span><text:span text:style-name="T298_9">the</text:span><text:span text:style-name="T298_10"><text:s/></text:span><text:span text:style-name="T298_11">armor</text:span><text:span text:style-name="T298_12"><text:s/>6<text:s/></text:span><text:span text:style-name="T298_13">points</text:span><text:span text:style-name="T298_14"><text:s/></text:span><text:span text:style-name="T298_15">to</text:span><text:span text:style-name="T298_16"><text:s/></text:span><text:span text:style-name="T298_17">spend</text:span><text:span text:style-name="T298_18"><text:s/></text:span><text:span text:style-name="T298_19">on</text:span><text:span text:style-name="T298_20"><text:s/></text:span><text:span text:style-name="T298_21">stats</text:span><text:span text:style-name="T298_22"><text:s/></text:span><text:span text:style-name="T298_23">and</text:span><text:span text:style-name="T298_24"><text:s/></text:span><text:span text:style-name="T298_25">abilities</text:span></text:p>
            </text:list-item>
            <text:list-item>
              <text:p text:style-name="P299"><text:span text:style-name="T299_1">1<text:s/></text:span><text:span text:style-name="T299_2">High</text:span><text:span text:style-name="T299_3">/</text:span><text:span text:style-name="T299_4">Medium</text:span><text:span text:style-name="T299_5">/</text:span><text:span text:style-name="T299_6">Low</text:span><text:span text:style-name="T299_7"><text:s/></text:span><text:span text:style-name="T299_8">Defense</text:span><text:span text:style-name="T299_9"><text:s/>=<text:s/>2<text:s/></text:span><text:span text:style-name="T299_10">points</text:span></text:p>
            </text:list-item>
          </text:list>
        </text:list-item>
        <text:list-item>
          <text:p text:style-name="P300"><text:span text:style-name="T300_1">For</text:span><text:span text:style-name="T300_2"><text:s/></text:span><text:span text:style-name="T300_3">secondary</text:span><text:span text:style-name="T300_4"><text:s/></text:span><text:span text:style-name="T300_5">abilities</text:span><text:span text:style-name="T300_6">,<text:s/></text:span><text:span text:style-name="T300_7">the</text:span><text:span text:style-name="T300_8"><text:s/></text:span><text:span text:style-name="T300_9">value</text:span><text:span text:style-name="T300_10"><text:s/></text:span><text:span text:style-name="T300_11">ratios</text:span><text:span text:style-name="T300_12"><text:s/></text:span><text:span text:style-name="T300_13">are</text:span><text:span text:style-name="T300_14"><text:s/></text:span><text:span text:style-name="T300_15">listed</text:span><text:span text:style-name="T300_16"><text:s/></text:span><text:span text:style-name="T300_17">below</text:span></text:p>
          <text:list>
            <text:list-item>
              <text:p text:style-name="P301"><text:span text:style-name="T301_1">%<text:s/></text:span><text:span text:style-name="T301_2">chance</text:span><text:span text:style-name="T301_3"><text:s/></text:span><text:span text:style-name="T301_4">to</text:span><text:span text:style-name="T301_5"><text:s/></text:span><text:span text:style-name="T301_6">take</text:span><text:span text:style-name="T301_7"><text:s/></text:span><text:span text:style-name="T301_8">no</text:span><text:span text:style-name="T301_9"><text:s/></text:span><text:span text:style-name="T301_10">damage</text:span><text:span text:style-name="T301_11"><text:s/></text:span><text:span text:style-name="T301_12">from</text:span><text:span text:style-name="T301_13"><text:s/></text:span><text:span text:style-name="T301_14">a</text:span><text:span text:style-name="T301_15"><text:s/>(</text:span><text:span text:style-name="T301_16">High</text:span><text:span text:style-name="T301_17">/</text:span><text:span text:style-name="T301_18">Medium</text:span><text:span text:style-name="T301_19">/</text:span><text:span text:style-name="T301_20">Low</text:span><text:span text:style-name="T301_21">)<text:s/></text:span><text:span text:style-name="T301_22">attack</text:span><text:span text:style-name="T301_23"><text:s/>=<text:s/></text:span><text:span text:style-name="T301_24">Benefit</text:span><text:span text:style-name="T301_25"><text:s/></text:span><text:span text:style-name="T301_26">of</text:span><text:span text:style-name="T301_27"><text:s/></text:span><text:span text:style-name="T301_28">an</text:span><text:span text:style-name="T301_29"><text:s/>1<text:s/></text:span><text:span text:style-name="T301_30">defense</text:span><text:span text:style-name="T301_31"><text:s/>(</text:span><text:span text:style-name="T301_32">currently</text:span><text:span text:style-name="T301_33"><text:s/>2)<text:s/>*<text:s/></text:span><text:span text:style-name="T301_34">approximate</text:span><text:span text:style-name="T301_35"><text:s/></text:span><text:span text:style-name="T301_36">damage</text:span><text:span text:style-name="T301_37"><text:s/></text:span><text:span text:style-name="T301_38">reduced</text:span><text:span text:style-name="T301_39"><text:s/>(</text:span><text:span text:style-name="T301_40">currently</text:span><text:span text:style-name="T301_41"><text:s/>15.5)<text:s/>*<text:s/></text:span><text:span text:style-name="T301_42">chance</text:span></text:p>
            </text:list-item>
            <text:list-item>
              <text:p text:style-name="P302"><text:span text:style-name="T302_1">%<text:s/></text:span><text:span text:style-name="T302_2">chance</text:span><text:span text:style-name="T302_3"><text:s/></text:span><text:span text:style-name="T302_4">to</text:span><text:span text:style-name="T302_5"><text:s/></text:span><text:span text:style-name="T302_6">reflect</text:span><text:span text:style-name="T302_7"><text:s/></text:span><text:span text:style-name="T302_8">damage</text:span><text:span text:style-name="T302_9"><text:s/></text:span><text:span text:style-name="T302_10">from</text:span><text:span text:style-name="T302_11"><text:s/></text:span><text:span text:style-name="T302_12">a</text:span><text:span text:style-name="T302_13"><text:s/>(</text:span><text:span text:style-name="T302_14">High</text:span><text:span text:style-name="T302_15">/</text:span><text:span text:style-name="T302_16">Medium</text:span><text:span text:style-name="T302_17">/</text:span><text:span text:style-name="T302_18">Low</text:span><text:span text:style-name="T302_19">)<text:s/></text:span><text:span text:style-name="T302_20">attack</text:span><text:span text:style-name="T302_21"><text:s text:c="2"/>=<text:s/></text:span><text:span text:style-name="T302_22">Approximate</text:span><text:span text:style-name="T302_23"><text:s/></text:span><text:span text:style-name="T302_24">damage</text:span><text:span text:style-name="T302_25"><text:s/>(</text:span><text:span text:style-name="T302_26">currently</text:span><text:span text:style-name="T302_27"><text:s text:c="2"/>15.5)<text:s/>*<text:s/></text:span><text:span text:style-name="T302_28">chance</text:span><text:span text:style-name="T302_29"><text:s/>/<text:s/>2</text:span></text:p>
            </text:list-item>
            <text:list-item>
              <text:p text:style-name="P303"><text:span text:style-name="T303_1">If</text:span><text:span text:style-name="T303_2"><text:s/></text:span><text:span text:style-name="T303_3">an</text:span><text:span text:style-name="T303_4"><text:s/></text:span><text:span text:style-name="T303_5">ability</text:span><text:span text:style-name="T303_6"><text:s/></text:span><text:span text:style-name="T303_7">affects</text:span><text:span text:style-name="T303_8"><text:s/></text:span><text:span text:style-name="T303_9">all</text:span><text:span text:style-name="T303_10"><text:s/></text:span><text:span text:style-name="T303_11">heights</text:span><text:span text:style-name="T303_12">,<text:s/></text:span><text:span text:style-name="T303_13">multiply</text:span><text:span text:style-name="T303_14"><text:s/></text:span><text:span text:style-name="T303_15">the</text:span><text:span text:style-name="T303_16"><text:s/></text:span><text:span text:style-name="T303_17">benefit</text:span><text:span text:style-name="T303_18"><text:s/></text:span><text:span text:style-name="T303_19">by</text:span><text:span text:style-name="T303_20"><text:s/>2</text:span></text:p>
            </text:list-item>
          </text:list>
        </text:list-item>
      </text:list>
      <text:h text:style-name="P304" text:outline-level="10"><text:bookmark-start text:name="h.dhbwaxrq0zgr"/><text:bookmark-end text:name="h.dhbwaxrq0zgr"/><text:span text:style-name="T304_1">Examples</text:span></text:h>
      <text:p text:style-name="P305"><text:span text:style-name="T305_1">Level</text:span><text:span text:style-name="T305_2"><text:s/>5<text:s/></text:span><text:span text:style-name="T305_3">low</text:span><text:span text:style-name="T305_4"><text:s/></text:span><text:span text:style-name="T305_5">armor</text:span><text:span text:style-name="T305_6"><text:s/>(</text:span><text:span text:style-name="T305_7">boots</text:span><text:span text:style-name="T305_8">)</text:span></text:p>
      <text:list text:style-name="LS7" xml:id="list159">
        <text:list-item>
          <text:p text:style-name="P306"><text:span text:style-name="T306_1">54<text:s/></text:span><text:span text:style-name="T306_2">silicon</text:span></text:p>
        </text:list-item>
        <text:list-item>
          <text:p text:style-name="P307"><text:span text:style-name="T307_1">13<text:s/></text:span><text:span text:style-name="T307_2">of</text:span><text:span text:style-name="T307_3"><text:s/></text:span><text:span text:style-name="T307_4">any</text:span><text:span text:style-name="T307_5"><text:s/></text:span><text:span text:style-name="T307_6">low</text:span><text:span text:style-name="T307_7">-</text:span><text:span text:style-name="T307_8">level</text:span><text:span text:style-name="T307_9"><text:s/></text:span><text:span text:style-name="T307_10">language</text:span><text:span text:style-name="T307_11"><text:s/></text:span><text:span text:style-name="T307_12">material</text:span><text:span text:style-name="T307_13">,<text:s/>4<text:s/></text:span><text:span text:style-name="T307_14">Iron</text:span><text:span text:style-name="T307_15">,<text:s/>4<text:s/></text:span><text:span text:style-name="T307_16">Copper</text:span><text:span text:style-name="T307_17">,<text:s/>4<text:s/></text:span><text:span text:style-name="T307_18">aluminum</text:span></text:p>
        </text:list-item>
      </text:list>
      <text:p text:style-name="P308"><text:span text:style-name="T308_1">Level</text:span><text:span text:style-name="T308_2"><text:s/>3<text:s/></text:span><text:span text:style-name="T308_3">medium</text:span><text:span text:style-name="T308_4"><text:s/></text:span><text:span text:style-name="T308_5">armor</text:span><text:span text:style-name="T308_6"><text:s/>(</text:span><text:span text:style-name="T308_7">chest</text:span><text:span text:style-name="T308_8"><text:s/></text:span><text:span text:style-name="T308_9">plate</text:span><text:span text:style-name="T308_10">)</text:span></text:p>
      <text:list text:style-name="LS8" xml:id="list161">
        <text:list-item>
          <text:p text:style-name="P309"><text:span text:style-name="T309_1">20<text:s/></text:span><text:span text:style-name="T309_2">silicon</text:span></text:p>
        </text:list-item>
        <text:list-item>
          <text:p text:style-name="P310"><text:span text:style-name="T310_1">6<text:s/></text:span><text:span text:style-name="T310_2">of</text:span><text:span text:style-name="T310_3"><text:s/></text:span><text:span text:style-name="T310_4">any</text:span><text:span text:style-name="T310_5"><text:s/></text:span><text:span text:style-name="T310_6">mid</text:span><text:span text:style-name="T310_7">-</text:span><text:span text:style-name="T310_8">level</text:span><text:span text:style-name="T310_9"><text:s/></text:span><text:span text:style-name="T310_10">language</text:span><text:span text:style-name="T310_11"><text:s/></text:span><text:span text:style-name="T310_12">material</text:span><text:span text:style-name="T310_13">,<text:s/>2<text:s/></text:span><text:span text:style-name="T310_14">specific</text:span><text:span text:style-name="T310_15"><text:s/>2<text:s/></text:span><text:span text:style-name="T310_16">specific</text:span></text:p>
        </text:list-item>
      </text:list>
      <text:p text:style-name="P311"><text:span text:style-name="T311_1">Level</text:span><text:span text:style-name="T311_2"><text:s/>9<text:s/></text:span><text:span text:style-name="T311_3">high</text:span><text:span text:style-name="T311_4"><text:s/></text:span><text:span text:style-name="T311_5">armor</text:span><text:span text:style-name="T311_6"><text:s/>(</text:span><text:span text:style-name="T311_7">helmet</text:span><text:span text:style-name="T311_8">)</text:span></text:p>
      <text:list text:style-name="LS9" xml:id="list163">
        <text:list-item>
          <text:p text:style-name="P312"><text:span text:style-name="T312_1">174<text:s/></text:span><text:span text:style-name="T312_2">silicon</text:span><text:span text:style-name="T312_3">,<text:s/>30<text:s/></text:span><text:span text:style-name="T312_4">of</text:span><text:span text:style-name="T312_5"><text:s/></text:span><text:span text:style-name="T312_6">any</text:span><text:span text:style-name="T312_7"><text:s/></text:span><text:span text:style-name="T312_8">high</text:span><text:span text:style-name="T312_9">-</text:span><text:span text:style-name="T312_10">level</text:span><text:span text:style-name="T312_11"><text:s/></text:span><text:span text:style-name="T312_12">language</text:span><text:span text:style-name="T312_13"><text:s/></text:span><text:span text:style-name="T312_14">material</text:span></text:p>
        </text:list-item>
        <text:list-item>
          <text:p text:style-name="P313"><text:span text:style-name="T313_1">30<text:s/></text:span><text:span text:style-name="T313_2">of</text:span><text:span text:style-name="T313_3"><text:s/></text:span><text:span text:style-name="T313_4">any</text:span><text:span text:style-name="T313_5"><text:s/></text:span><text:span text:style-name="T313_6">high</text:span><text:span text:style-name="T313_7"><text:s/></text:span><text:span text:style-name="T313_8">level</text:span><text:span text:style-name="T313_9"><text:s/></text:span><text:span text:style-name="T313_10">language</text:span><text:span text:style-name="T313_11"><text:s/></text:span><text:span text:style-name="T313_12">material</text:span><text:span text:style-name="T313_13">,<text:s/>36<text:s/></text:span><text:span text:style-name="T313_14">specific</text:span></text:p>
        </text:list-item>
      </text:list>
      <text:p text:style-name="P314"><text:span text:style-name="T314_1">Level</text:span><text:span text:style-name="T314_2"><text:s/>1<text:s/></text:span><text:span text:style-name="T314_3">medium</text:span><text:span text:style-name="T314_4"><text:s/></text:span><text:span text:style-name="T314_5">armor</text:span><text:span text:style-name="T314_6"><text:s/>(</text:span><text:span text:style-name="T314_7">chest</text:span><text:span text:style-name="T314_8"><text:s/></text:span><text:span text:style-name="T314_9">plate</text:span><text:span text:style-name="T314_10">)</text:span></text:p>
      <text:list text:style-name="LS10" xml:id="list165">
        <text:list-item>
          <text:p text:style-name="P315"><text:span text:style-name="T315_1">5<text:s/></text:span><text:span text:style-name="T315_2">silicon</text:span><text:span text:style-name="T315_3">,<text:s/>3<text:s/></text:span><text:span text:style-name="T315_4">of</text:span><text:span text:style-name="T315_5"><text:s/></text:span><text:span text:style-name="T315_6">any</text:span><text:span text:style-name="T315_7"><text:s/></text:span><text:span text:style-name="T315_8">medium</text:span><text:span text:style-name="T315_9">-</text:span><text:span text:style-name="T315_10">level</text:span><text:span text:style-name="T315_11"><text:s/></text:span><text:span text:style-name="T315_12">language</text:span><text:span text:style-name="T315_13"><text:s/></text:span><text:span text:style-name="T315_14">material</text:span><text:span text:style-name="T315_15">,<text:s/>1<text:s/></text:span><text:span text:style-name="T315_16">wood</text:span><text:span text:style-name="T315_17">,<text:s/>1<text:s/></text:span><text:span text:style-name="T315_18">stone</text:span></text:p>
        </text:list-item>
      </text:list>
      <text:h text:style-name="P316" text:outline-level="10"><text:bookmark-start text:name="h.eqxrp0lbuh4j"/><text:bookmark-end text:name="h.eqxrp0lbuh4j"/><text:span text:style-name="T316_1">Trading</text:span><text:span text:style-name="T316_2"><text:s/></text:span></text:h>
      <text:p text:style-name="P317"><text:span text:style-name="T317_1">Trading</text:span><text:span text:style-name="T317_2"><text:s/></text:span><text:span text:style-name="T317_3">in</text:span><text:span text:style-name="T317_4"><text:s/></text:span><text:span text:style-name="T317_5">FOSSopolis</text:span><text:span text:style-name="T317_6"><text:s/></text:span><text:span text:style-name="T317_7">will</text:span><text:span text:style-name="T317_8"><text:s/></text:span><text:span text:style-name="T317_9">be</text:span><text:span text:style-name="T317_10"><text:s/></text:span><text:span text:style-name="T317_11">an</text:span><text:span text:style-name="T317_12"><text:s/></text:span><text:span text:style-name="T317_13">important</text:span><text:span text:style-name="T317_14"><text:s/></text:span><text:span text:style-name="T317_15">element</text:span><text:span text:style-name="T317_16"><text:s/></text:span><text:span text:style-name="T317_17">of</text:span><text:span text:style-name="T317_18"><text:s/></text:span><text:span text:style-name="T317_19">the</text:span><text:span text:style-name="T317_20"><text:s/></text:span><text:span text:style-name="T317_21">game</text:span><text:span text:style-name="T317_22">.<text:s/></text:span><text:span text:style-name="T317_23">Players</text:span><text:span text:style-name="T317_24"><text:s/></text:span><text:span text:style-name="T317_25">can</text:span><text:span text:style-name="T317_26"><text:s/></text:span><text:span text:style-name="T317_27">sell</text:span><text:span text:style-name="T317_28">,<text:s/></text:span><text:span text:style-name="T317_29">buy</text:span><text:span text:style-name="T317_30">,<text:s/></text:span><text:span text:style-name="T317_31">and</text:span><text:span text:style-name="T317_32"><text:s/></text:span><text:span text:style-name="T317_33">barter</text:span><text:span text:style-name="T317_34"><text:s/></text:span><text:span text:style-name="T317_35">with</text:span><text:span text:style-name="T317_36"><text:s/></text:span><text:span text:style-name="T317_37">other</text:span><text:span text:style-name="T317_38"><text:s/></text:span><text:span text:style-name="T317_39">players</text:span><text:span text:style-name="T317_40"><text:s/></text:span><text:span text:style-name="T317_41">in</text:span><text:span text:style-name="T317_42"><text:s/></text:span><text:span text:style-name="T317_43">order</text:span><text:span text:style-name="T317_44"><text:s/></text:span><text:span text:style-name="T317_45">to</text:span><text:span text:style-name="T317_46"><text:s/></text:span><text:span text:style-name="T317_47">obtain</text:span><text:span text:style-name="T317_48"><text:s/></text:span><text:span text:style-name="T317_49">better</text:span><text:span text:style-name="T317_50"><text:s/></text:span><text:span text:style-name="T317_51">armor</text:span><text:span text:style-name="T317_52">,<text:s/></text:span><text:span text:style-name="T317_53">materials</text:span><text:span text:style-name="T317_54">,<text:s/></text:span><text:span text:style-name="T317_55">etc</text:span><text:span text:style-name="T317_56">.<text:s/></text:span></text:p>
      <text:p text:style-name="P318"/>
      <text:list text:style-name="LS11" xml:id="list166">
        <text:list-item>
          <text:p text:style-name="P319"><text:span text:style-name="T319_1">Players</text:span><text:span text:style-name="T319_2"><text:s/></text:span><text:span text:style-name="T319_3">can</text:span><text:span text:style-name="T319_4"><text:s/></text:span><text:span text:style-name="T319_5">set</text:span><text:span text:style-name="T319_6"><text:s/></text:span><text:span text:style-name="T319_7">up</text:span><text:span text:style-name="T319_8"><text:s/></text:span><text:span text:style-name="T319_9">shop</text:span><text:span text:style-name="T319_10">(</text:span><text:span text:style-name="T319_11">s</text:span><text:span text:style-name="T319_12">)</text:span></text:p>
          <text:list>
            <text:list-item>
              <text:p text:style-name="P320"><text:span text:style-name="T320_1">Can</text:span><text:span text:style-name="T320_2"><text:s/></text:span><text:span text:style-name="T320_3">tend</text:span><text:span text:style-name="T320_4"><text:s/></text:span><text:span text:style-name="T320_5">to</text:span><text:span text:style-name="T320_6"><text:s/></text:span><text:span text:style-name="T320_7">it</text:span><text:span text:style-name="T320_8">/</text:span><text:span text:style-name="T320_9">them</text:span><text:span text:style-name="T320_10">,<text:s/></text:span><text:span text:style-name="T320_11">or</text:span><text:span text:style-name="T320_12"><text:s/></text:span><text:span text:style-name="T320_13">hire</text:span><text:span text:style-name="T320_14"><text:s/></text:span><text:span text:style-name="T320_15">NPC</text:span><text:span text:style-name="T320_16">(</text:span><text:span text:style-name="T320_17">s</text:span><text:span text:style-name="T320_18">)<text:s/></text:span><text:span text:style-name="T320_19">to</text:span><text:span text:style-name="T320_20"><text:s/></text:span><text:span text:style-name="T320_21">keep</text:span><text:span text:style-name="T320_22"><text:s/></text:span><text:span text:style-name="T320_23">shop</text:span></text:p>
            </text:list-item>
          </text:list>
        </text:list-item>
        <text:list-item>
          <text:p text:style-name="P321"><text:span text:style-name="T321_1">Trading</text:span><text:span text:style-name="T321_2">/</text:span><text:span text:style-name="T321_3">vendor</text:span><text:span text:style-name="T321_4"><text:s/></text:span><text:span text:style-name="T321_5">abilities</text:span><text:span text:style-name="T321_6"><text:s/></text:span><text:span text:style-name="T321_7">and</text:span><text:span text:style-name="T321_8"><text:s/></text:span><text:span text:style-name="T321_9">restrictions</text:span><text:span text:style-name="T321_10"><text:s/></text:span><text:span text:style-name="T321_11">based</text:span><text:span text:style-name="T321_12"><text:s/></text:span><text:span text:style-name="T321_13">on</text:span><text:span text:style-name="T321_14"><text:s/></text:span><text:span text:style-name="T321_15">some</text:span><text:span text:style-name="T321_16"><text:s/></text:span><text:span text:style-name="T321_17">trading</text:span><text:span text:style-name="T321_18"><text:s/></text:span><text:span text:style-name="T321_19">skill</text:span></text:p>
          <text:list>
            <text:list-item>
              <text:p text:style-name="P322"><text:span text:style-name="T322_1">Ability</text:span><text:span text:style-name="T322_2"><text:s/></text:span><text:span text:style-name="T322_3">to</text:span><text:span text:style-name="T322_4"><text:s/></text:span><text:span text:style-name="T322_5">market</text:span><text:span text:style-name="T322_6"><text:s/></text:span><text:span text:style-name="T322_7">goods</text:span></text:p>
              <text:list>
                <text:list-item>
                  <text:p text:style-name="P323"><text:span text:style-name="T323_1">Better</text:span><text:span text:style-name="T323_2"><text:s/></text:span><text:span text:style-name="T323_3">advertising</text:span></text:p>
                </text:list-item>
                <text:list-item>
                  <text:p text:style-name="P324"><text:span text:style-name="T324_1">More</text:span><text:span text:style-name="T324_2"><text:s/></text:span><text:span text:style-name="T324_3">item</text:span><text:span text:style-name="T324_4"><text:s/></text:span><text:span text:style-name="T324_5">slots</text:span></text:p>
                </text:list-item>
                <text:list-item>
                  <text:p text:style-name="P325"><text:span text:style-name="T325_1">Larger</text:span><text:span text:style-name="T325_2"><text:s/></text:span><text:span text:style-name="T325_3">profit</text:span><text:span text:style-name="T325_4"><text:s/></text:span><text:span text:style-name="T325_5">margin</text:span><text:span text:style-name="T325_6"><text:s/>/<text:s/></text:span><text:span text:style-name="T325_7">smaller</text:span><text:span text:style-name="T325_8"><text:s/></text:span><text:span text:style-name="T325_9">fees</text:span><text:span text:style-name="T325_10">?</text:span></text:p>
                </text:list-item>
              </text:list>
            </text:list-item>
            <text:list-item>
              <text:p text:style-name="P326"><text:span text:style-name="T326_1">Players</text:span><text:span text:style-name="T326_2"><text:s/></text:span><text:span text:style-name="T326_3">can</text:span><text:span text:style-name="T326_4"><text:s/></text:span><text:span text:style-name="T326_5">use</text:span><text:span text:style-name="T326_6"><text:s/></text:span><text:span text:style-name="T326_7">ability</text:span><text:span text:style-name="T326_8"><text:s/></text:span><text:span text:style-name="T326_9">to</text:span><text:span text:style-name="T326_10"><text:s/></text:span><text:span text:style-name="T326_11">find</text:span><text:span text:style-name="T326_12"><text:s/></text:span><text:span text:style-name="T326_13">nearby</text:span><text:span text:style-name="T326_14"><text:s/></text:span><text:span text:style-name="T326_15">shops</text:span><text:span text:style-name="T326_16"><text:s/></text:span><text:span text:style-name="T326_17">and</text:span><text:span text:style-name="T326_18"><text:s/></text:span><text:span text:style-name="T326_19">items</text:span></text:p>
              <text:list>
                <text:list-item>
                  <text:p text:style-name="P327"><text:span text:style-name="T327_1">Better</text:span><text:span text:style-name="T327_2"><text:s/></text:span><text:span text:style-name="T327_3">skill</text:span><text:span text:style-name="T327_4"><text:s/></text:span><text:span text:style-name="T327_5">level</text:span><text:span text:style-name="T327_6"><text:s/></text:span><text:span text:style-name="T327_7">allows</text:span><text:span text:style-name="T327_8"><text:s/></text:span><text:span text:style-name="T327_9">you</text:span><text:span text:style-name="T327_10"><text:s/></text:span><text:span text:style-name="T327_11">to</text:span><text:span text:style-name="T327_12"><text:s/></text:span><text:span text:style-name="T327_13">find</text:span><text:span text:style-name="T327_14"><text:s/></text:span><text:span text:style-name="T327_15">the</text:span><text:span text:style-name="T327_16"><text:s/></text:span><text:span text:style-name="T327_17">best</text:span><text:span text:style-name="T327_18"><text:s/></text:span><text:span text:style-name="T327_19">deals</text:span><text:span text:style-name="T327_20"><text:s/></text:span><text:span text:style-name="T327_21">or</text:span><text:span text:style-name="T327_22"><text:s/></text:span><text:span text:style-name="T327_23">perform</text:span><text:span text:style-name="T327_24"><text:s/>“</text:span><text:span text:style-name="T327_25">advanced</text:span><text:span text:style-name="T327_26"><text:s/></text:span><text:span text:style-name="T327_27">searches</text:span><text:span text:style-name="T327_28">”<text:s/></text:span><text:span text:style-name="T327_29">based</text:span><text:span text:style-name="T327_30"><text:s/></text:span><text:span text:style-name="T327_31">on</text:span><text:span text:style-name="T327_32"><text:s/></text:span><text:span text:style-name="T327_33">certain</text:span><text:span text:style-name="T327_34"><text:s/></text:span><text:span text:style-name="T327_35">parameters</text:span></text:p>
                </text:list-item>
                <text:list-item>
                  <text:p text:style-name="P328"><text:span text:style-name="T328_1">Range</text:span><text:span text:style-name="T328_2"><text:s/></text:span><text:span text:style-name="T328_3">of</text:span><text:span text:style-name="T328_4"><text:s/></text:span><text:span text:style-name="T328_5">ability</text:span><text:span text:style-name="T328_6"><text:s/></text:span><text:span text:style-name="T328_7">affected</text:span><text:span text:style-name="T328_8"><text:s/></text:span><text:span text:style-name="T328_9">by</text:span><text:span text:style-name="T328_10"><text:s/></text:span><text:span text:style-name="T328_11">ability</text:span><text:span text:style-name="T328_12"><text:s/></text:span><text:span text:style-name="T328_13">level</text:span></text:p>
                </text:list-item>
              </text:list>
            </text:list-item>
          </text:list>
        </text:list-item>
      </text:list>
      <text:p text:style-name="P329"/>
      <text:h text:style-name="P330" text:outline-level="10"><text:bookmark-start text:name="h.y4dwc71wt7f3"/><text:bookmark-end text:name="h.y4dwc71wt7f3"/><text:span text:style-name="T330_1">Quests</text:span></text:h>
      <text:p text:style-name="P331"><text:span text:style-name="T331_1">In</text:span><text:span text:style-name="T331_2"><text:s/></text:span><text:span text:style-name="T331_3">FOSSopolis</text:span><text:span text:style-name="T331_4"><text:s/></text:span><text:span text:style-name="T331_5">the</text:span><text:span text:style-name="T331_6"><text:s/></text:span><text:span text:style-name="T331_7">player</text:span><text:span text:style-name="T331_8"><text:s/></text:span><text:span text:style-name="T331_9">will</text:span><text:span text:style-name="T331_10"><text:s/></text:span><text:span text:style-name="T331_11">be</text:span><text:span text:style-name="T331_12"><text:s/></text:span><text:span text:style-name="T331_13">able</text:span><text:span text:style-name="T331_14"><text:s/></text:span><text:span text:style-name="T331_15">to</text:span><text:span text:style-name="T331_16"><text:s/></text:span><text:span text:style-name="T331_17">take</text:span><text:span text:style-name="T331_18"><text:s/></text:span><text:span text:style-name="T331_19">part</text:span><text:span text:style-name="T331_20"><text:s/></text:span><text:span text:style-name="T331_21">in</text:span><text:span text:style-name="T331_22"><text:s/></text:span><text:span text:style-name="T331_23">a</text:span><text:span text:style-name="T331_24"><text:s/></text:span><text:span text:style-name="T331_25">variety</text:span><text:span text:style-name="T331_26"><text:s/></text:span><text:span text:style-name="T331_27">of</text:span><text:span text:style-name="T331_28"><text:s/></text:span><text:span text:style-name="T331_29">different</text:span><text:span text:style-name="T331_30"><text:s/></text:span><text:span text:style-name="T331_31">missions</text:span><text:span text:style-name="T331_32"><text:s/></text:span><text:span text:style-name="T331_33">and</text:span><text:span text:style-name="T331_34"><text:s/></text:span><text:span text:style-name="T331_35">quests</text:span><text:span text:style-name="T331_36">.<text:s/></text:span><text:span text:style-name="T331_37">Missions</text:span><text:span text:style-name="T331_38"><text:s/></text:span><text:span text:style-name="T331_39">will</text:span><text:span text:style-name="T331_40"><text:s/></text:span><text:span text:style-name="T331_41">range</text:span><text:span text:style-name="T331_42"><text:s/></text:span><text:span text:style-name="T331_43">all</text:span><text:span text:style-name="T331_44"><text:s/></text:span><text:span text:style-name="T331_45">over</text:span><text:span text:style-name="T331_46"><text:s/></text:span><text:span text:style-name="T331_47">the</text:span><text:span text:style-name="T331_48"><text:s/></text:span><text:span text:style-name="T331_49">board</text:span><text:span text:style-name="T331_50"><text:s/></text:span><text:span text:style-name="T331_51">from</text:span><text:span text:style-name="T331_52"><text:s/></text:span><text:span text:style-name="T331_53">easy</text:span><text:span text:style-name="T331_54"><text:s/></text:span><text:span text:style-name="T331_55">to</text:span><text:span text:style-name="T331_56"><text:s/></text:span><text:span text:style-name="T331_57">hard</text:span><text:span text:style-name="T331_58"><text:s/></text:span><text:span text:style-name="T331_59">as</text:span><text:span text:style-name="T331_60"><text:s/></text:span><text:span text:style-name="T331_61">the</text:span><text:span text:style-name="T331_62"><text:s/></text:span><text:span text:style-name="T331_63">players</text:span><text:span text:style-name="T331_64"><text:s/></text:span><text:span text:style-name="T331_65">explore</text:span><text:span text:style-name="T331_66"><text:s/></text:span><text:span text:style-name="T331_67">the</text:span><text:span text:style-name="T331_68"><text:s/></text:span><text:span text:style-name="T331_69">world</text:span><text:span text:style-name="T331_70"><text:s/></text:span><text:span text:style-name="T331_71">and</text:span><text:span text:style-name="T331_72"><text:s/></text:span><text:span text:style-name="T331_73">encounter</text:span><text:span text:style-name="T331_74"><text:s/></text:span><text:span text:style-name="T331_75">evil</text:span><text:span text:style-name="T331_76"><text:s/></text:span><text:span text:style-name="T331_77">robots</text:span><text:span text:style-name="T331_78"><text:s/></text:span><text:span text:style-name="T331_79">to</text:span><text:span text:style-name="T331_80"><text:s/></text:span><text:span text:style-name="T331_81">protect</text:span><text:span text:style-name="T331_82"><text:s/></text:span><text:span text:style-name="T331_83">the</text:span><text:span text:style-name="T331_84"><text:s/></text:span><text:span text:style-name="T331_85">city</text:span><text:span text:style-name="T331_86">.</text:span><text:span text:style-name="T331_87">These</text:span><text:span text:style-name="T331_88"><text:s/></text:span><text:span text:style-name="T331_89">will</text:span><text:span text:style-name="T331_90"><text:s/></text:span><text:span text:style-name="T331_91">include</text:span><text:span text:style-name="T331_92"><text:s/></text:span><text:span text:style-name="T331_93">players</text:span><text:span text:style-name="T331_94"><text:s/></text:span><text:span text:style-name="T331_95">battling</text:span><text:span text:style-name="T331_96"><text:s/></text:span><text:span text:style-name="T331_97">evil</text:span><text:span text:style-name="T331_98"><text:s/></text:span><text:span text:style-name="T331_99">robots</text:span><text:span text:style-name="T331_100"><text:s/></text:span><text:span text:style-name="T331_101">throughout</text:span><text:span text:style-name="T331_102"><text:s/></text:span><text:span text:style-name="T331_103">the</text:span><text:span text:style-name="T331_104"><text:s/></text:span><text:span text:style-name="T331_105">world</text:span><text:span text:style-name="T331_106"><text:s/></text:span><text:span text:style-name="T331_107">and</text:span><text:span text:style-name="T331_108"><text:s/></text:span><text:span text:style-name="T331_109">in</text:span><text:span text:style-name="T331_110"><text:s/></text:span><text:span text:style-name="T331_111">dungeons</text:span><text:span text:style-name="T331_112"><text:s/>(</text:span><text:span text:style-name="T331_113">Player</text:span><text:span text:style-name="T331_114"><text:s/></text:span><text:span text:style-name="T331_115">vs</text:span><text:span text:style-name="T331_116"><text:s/></text:span><text:span text:style-name="T331_117">Enemy</text:span><text:span text:style-name="T331_118">)<text:s/></text:span><text:span text:style-name="T331_119">and</text:span><text:span text:style-name="T331_120"><text:s/></text:span><text:span text:style-name="T331_121">an</text:span><text:span text:style-name="T331_122"><text:s/></text:span><text:span text:style-name="T331_123">Arena</text:span><text:span text:style-name="T331_124"><text:s/></text:span><text:span text:style-name="T331_125">where</text:span><text:span text:style-name="T331_126"><text:s/></text:span><text:span text:style-name="T331_127">all</text:span><text:span text:style-name="T331_128"><text:s/></text:span><text:span text:style-name="T331_129">players</text:span><text:span text:style-name="T331_130"><text:s/></text:span><text:span text:style-name="T331_131">can</text:span><text:span text:style-name="T331_132"><text:s/></text:span><text:span text:style-name="T331_133">go</text:span><text:span text:style-name="T331_134"><text:s/></text:span><text:span text:style-name="T331_135">to</text:span><text:span text:style-name="T331_136"><text:s/></text:span><text:span text:style-name="T331_137">train</text:span><text:span text:style-name="T331_138"><text:s/></text:span><text:span text:style-name="T331_139">with</text:span><text:span text:style-name="T331_140"><text:s/></text:span><text:span text:style-name="T331_141">one</text:span><text:span text:style-name="T331_142"><text:s/></text:span><text:span text:style-name="T331_143">another</text:span><text:span text:style-name="T331_144"><text:s/>(</text:span><text:span text:style-name="T331_145">Player</text:span><text:span text:style-name="T331_146"><text:s/></text:span><text:span text:style-name="T331_147">vs</text:span><text:span text:style-name="T331_148"><text:s/></text:span><text:span text:style-name="T331_149">Player</text:span><text:span text:style-name="T331_150">).<text:s text:c="2"/></text:span><text:span text:style-name="T331_151">Beyond</text:span><text:span text:style-name="T331_152"><text:s/></text:span><text:span text:style-name="T331_153">this</text:span><text:span text:style-name="T331_154">,<text:s/></text:span><text:span text:style-name="T331_155">completing</text:span><text:span text:style-name="T331_156"><text:s/></text:span><text:span text:style-name="T331_157">missions</text:span><text:span text:style-name="T331_158"><text:s/></text:span><text:span text:style-name="T331_159">will</text:span><text:span text:style-name="T331_160"><text:s/></text:span><text:span text:style-name="T331_161">provide</text:span><text:span text:style-name="T331_162"><text:s/></text:span><text:span text:style-name="T331_163">xp</text:span><text:span text:style-name="T331_164">,<text:s/></text:span><text:span text:style-name="T331_165">equipment</text:span><text:span text:style-name="T331_166">,<text:s/></text:span><text:span text:style-name="T331_167">and</text:span><text:span text:style-name="T331_168"><text:s/></text:span><text:span text:style-name="T331_169">location</text:span><text:span text:style-name="T331_170"><text:s/></text:span><text:span text:style-name="T331_171">unlocks</text:span><text:span text:style-name="T331_172"><text:s/></text:span><text:span text:style-name="T331_173">to</text:span><text:span text:style-name="T331_174"><text:s/></text:span><text:span text:style-name="T331_175">allow</text:span><text:span text:style-name="T331_176"><text:s/></text:span><text:span text:style-name="T331_177">the</text:span><text:span text:style-name="T331_178"><text:s/></text:span><text:span text:style-name="T331_179">player</text:span><text:span text:style-name="T331_180"><text:s/></text:span><text:span text:style-name="T331_181">to</text:span><text:span text:style-name="T331_182"><text:s/></text:span><text:span text:style-name="T331_183">advance</text:span><text:span text:style-name="T331_184"><text:s/></text:span><text:span text:style-name="T331_185">in</text:span><text:span text:style-name="T331_186"><text:s/></text:span><text:span text:style-name="T331_187">the</text:span><text:span text:style-name="T331_188"><text:s/></text:span><text:span text:style-name="T331_189">storyline</text:span><text:span text:style-name="T331_190">.<text:s text:c="2"/></text:span></text:p>
      <text:h text:style-name="P332" text:outline-level="10"><text:bookmark-start text:name="h.j7nrymhcxd0a"/><text:bookmark-end text:name="h.j7nrymhcxd0a"/><text:span text:style-name="T332_1">Example</text:span><text:span text:style-name="T332_2"><text:s/></text:span><text:span text:style-name="T332_3">Missions</text:span></text:h>
      <text:p text:style-name="P333"/>
      <text:list text:style-name="LS12" xml:id="list176">
        <text:list-item>
          <text:p text:style-name="P334"><text:span text:style-name="T334_1">A</text:span><text:span text:style-name="T334_2"><text:s/></text:span><text:span text:style-name="T334_3">small</text:span><text:span text:style-name="T334_4"><text:s/></text:span><text:span text:style-name="T334_5">force</text:span><text:span text:style-name="T334_6"><text:s/></text:span><text:span text:style-name="T334_7">of</text:span><text:span text:style-name="T334_8"><text:s/></text:span><text:span text:style-name="T334_9">Janitorbots</text:span><text:span text:style-name="T334_10"><text:s/></text:span><text:span text:style-name="T334_11">are</text:span><text:span text:style-name="T334_12"><text:s/></text:span><text:span text:style-name="T334_13">being</text:span><text:span text:style-name="T334_14"><text:s/></text:span><text:span text:style-name="T334_15">attacked</text:span><text:span text:style-name="T334_16"><text:s/></text:span><text:span text:style-name="T334_17">by</text:span><text:span text:style-name="T334_18"><text:s/></text:span><text:span text:style-name="T334_19">a</text:span><text:span text:style-name="T334_20"><text:s/></text:span><text:span text:style-name="T334_21">cluster</text:span><text:span text:style-name="T334_22"><text:s/></text:span><text:span text:style-name="T334_23">of</text:span><text:span text:style-name="T334_24">--<text:s/></text:span><text:span text:style-name="T334_25">evil</text:span><text:span text:style-name="T334_26"><text:s/></text:span><text:span text:style-name="T334_27">robots</text:span><text:span text:style-name="T334_28"><text:s/></text:span><text:span text:style-name="T334_29">in</text:span><text:span text:style-name="T334_30"><text:s/></text:span><text:span text:style-name="T334_31">the</text:span><text:span text:style-name="T334_32"><text:s/></text:span><text:span text:style-name="T334_33">outskirts</text:span><text:span text:style-name="T334_34"><text:s/></text:span><text:span text:style-name="T334_35">of</text:span><text:span text:style-name="T334_36"><text:s/></text:span><text:span text:style-name="T334_37">the</text:span><text:span text:style-name="T334_38"><text:s/></text:span><text:span text:style-name="T334_39">city</text:span><text:span text:style-name="T334_40">.<text:s/></text:span><text:span text:style-name="T334_41">The</text:span><text:span text:style-name="T334_42"><text:s/></text:span><text:span text:style-name="T334_43">player</text:span><text:span text:style-name="T334_44"><text:s/></text:span><text:span text:style-name="T334_45">and</text:span><text:span text:style-name="T334_46"><text:s/></text:span><text:span text:style-name="T334_47">his</text:span><text:span text:style-name="T334_48"><text:s/></text:span><text:span text:style-name="T334_49">team</text:span><text:span text:style-name="T334_50"><text:s/></text:span><text:span text:style-name="T334_51">must</text:span><text:span text:style-name="T334_52"><text:s/></text:span><text:span text:style-name="T334_53">work</text:span><text:span text:style-name="T334_54"><text:s/></text:span><text:span text:style-name="T334_55">together</text:span><text:span text:style-name="T334_56"><text:s/></text:span><text:span text:style-name="T334_57">to</text:span><text:span text:style-name="T334_58"><text:s/></text:span><text:span text:style-name="T334_59">prevent</text:span><text:span text:style-name="T334_60"><text:s/></text:span><text:span text:style-name="T334_61">baddies</text:span><text:span text:style-name="T334_62"><text:s/></text:span><text:span text:style-name="T334_63">from</text:span><text:span text:style-name="T334_64"><text:s/></text:span><text:span text:style-name="T334_65">eating</text:span><text:span text:style-name="T334_66"><text:s/></text:span><text:span text:style-name="T334_67">the</text:span><text:span text:style-name="T334_68"><text:s/></text:span><text:span text:style-name="T334_69">bots</text:span><text:span text:style-name="T334_70"><text:s/></text:span><text:span text:style-name="T334_71">that</text:span><text:span text:style-name="T334_72"><text:s/></text:span><text:span text:style-name="T334_73">maintain</text:span><text:span text:style-name="T334_74"><text:s/></text:span><text:span text:style-name="T334_75">city</text:span><text:span text:style-name="T334_76">’</text:span><text:span text:style-name="T334_77">s</text:span><text:span text:style-name="T334_78"><text:s/></text:span><text:span text:style-name="T334_79">cleanliness</text:span><text:span text:style-name="T334_80">.</text:span></text:p>
        </text:list-item>
        <text:list-item>
          <text:p text:style-name="P335"><text:span text:style-name="T335_1">Without</text:span><text:span text:style-name="T335_2"><text:s/></text:span><text:span text:style-name="T335_3">communication</text:span><text:span text:style-name="T335_4"><text:s/></text:span><text:span text:style-name="T335_5">amongst</text:span><text:span text:style-name="T335_6"><text:s/></text:span><text:span text:style-name="T335_7">allies</text:span><text:span text:style-name="T335_8">,<text:s/></text:span><text:span text:style-name="T335_9">the</text:span><text:span text:style-name="T335_10"><text:s/></text:span><text:span text:style-name="T335_11">player</text:span><text:span text:style-name="T335_12"><text:s/></text:span><text:span text:style-name="T335_13">can</text:span><text:span text:style-name="T335_14">’</text:span><text:span text:style-name="T335_15">t</text:span><text:span text:style-name="T335_16"><text:s/></text:span><text:span text:style-name="T335_17">unite</text:span><text:span text:style-name="T335_18"><text:s/></text:span><text:span text:style-name="T335_19">together</text:span><text:span text:style-name="T335_20"><text:s/></text:span><text:span text:style-name="T335_21">to</text:span><text:span text:style-name="T335_22"><text:s/></text:span><text:span text:style-name="T335_23">defeat</text:span><text:span text:style-name="T335_24"><text:s/></text:span><text:span text:style-name="T335_25">the</text:span><text:span text:style-name="T335_26"><text:s/></text:span><text:span text:style-name="T335_27">evil</text:span><text:span text:style-name="T335_28"><text:s/></text:span><text:span text:style-name="T335_29">robot</text:span><text:span text:style-name="T335_30">.<text:s/></text:span><text:span text:style-name="T335_31">Build</text:span><text:span text:style-name="T335_32"><text:s/></text:span><text:span text:style-name="T335_33">relationships</text:span><text:span text:style-name="T335_34"><text:s/></text:span><text:span text:style-name="T335_35">by</text:span><text:span text:style-name="T335_36"><text:s/></text:span><text:span text:style-name="T335_37">talking</text:span><text:span text:style-name="T335_38"><text:s/></text:span><text:span text:style-name="T335_39">to</text:span><text:span text:style-name="T335_40"><text:s/></text:span><text:span text:style-name="T335_41">the</text:span><text:span text:style-name="T335_42"><text:s/></text:span><text:span text:style-name="T335_43">Citybots</text:span><text:span text:style-name="T335_44"><text:s/></text:span><text:span text:style-name="T335_45">and</text:span><text:span text:style-name="T335_46"><text:s/></text:span><text:span text:style-name="T335_47">strengthen</text:span><text:span text:style-name="T335_48"><text:s/></text:span><text:span text:style-name="T335_49">the</text:span><text:span text:style-name="T335_50"><text:s/></text:span><text:span text:style-name="T335_51">unity</text:span><text:span text:style-name="T335_52"><text:s/></text:span><text:span text:style-name="T335_53">amongst</text:span><text:span text:style-name="T335_54"><text:s/></text:span><text:span text:style-name="T335_55">the</text:span><text:span text:style-name="T335_56"><text:s/></text:span><text:span text:style-name="T335_57">FOSSBots</text:span><text:span text:style-name="T335_58">.</text:span></text:p>
        </text:list-item>
        <text:list-item>
          <text:p text:style-name="P336"><text:span text:style-name="T336_1">You</text:span><text:span text:style-name="T336_2"><text:s/></text:span><text:span text:style-name="T336_3">and</text:span><text:span text:style-name="T336_4"><text:s/></text:span><text:span text:style-name="T336_5">your</text:span><text:span text:style-name="T336_6"><text:s/></text:span><text:span text:style-name="T336_7">squad</text:span><text:span text:style-name="T336_8"><text:s/></text:span><text:span text:style-name="T336_9">of</text:span><text:span text:style-name="T336_10"><text:s/></text:span><text:span text:style-name="T336_11">bots</text:span><text:span text:style-name="T336_12"><text:s/></text:span><text:span text:style-name="T336_13">have</text:span><text:span text:style-name="T336_14"><text:s/></text:span><text:span text:style-name="T336_15">just</text:span><text:span text:style-name="T336_16"><text:s/></text:span><text:span text:style-name="T336_17">reached</text:span><text:span text:style-name="T336_18"><text:s/></text:span><text:span text:style-name="T336_19">a</text:span><text:span text:style-name="T336_20"><text:s/></text:span><text:span text:style-name="T336_21">new</text:span><text:span text:style-name="T336_22"><text:s/></text:span><text:span text:style-name="T336_23">area</text:span><text:span text:style-name="T336_24">.<text:s/></text:span><text:span text:style-name="T336_25">However</text:span><text:span text:style-name="T336_26">,<text:s/></text:span><text:span text:style-name="T336_27">this</text:span><text:span text:style-name="T336_28"><text:s/></text:span><text:span text:style-name="T336_29">area</text:span><text:span text:style-name="T336_30"><text:s/></text:span><text:span text:style-name="T336_31">is</text:span><text:span text:style-name="T336_32"><text:s/></text:span><text:span text:style-name="T336_33">unmapped</text:span><text:span text:style-name="T336_34"><text:s/></text:span><text:span text:style-name="T336_35">and</text:span><text:span text:style-name="T336_36"><text:s/></text:span><text:span text:style-name="T336_37">needs</text:span><text:span text:style-name="T336_38"><text:s/></text:span><text:span text:style-name="T336_39">to</text:span><text:span text:style-name="T336_40"><text:s/></text:span><text:span text:style-name="T336_41">be</text:span><text:span text:style-name="T336_42"><text:s/></text:span><text:span text:style-name="T336_43">charted</text:span><text:span text:style-name="T336_44"><text:s/></text:span><text:span text:style-name="T336_45">down</text:span><text:span text:style-name="T336_46">.<text:s/></text:span><text:span text:style-name="T336_47">In</text:span><text:span text:style-name="T336_48"><text:s/></text:span><text:span text:style-name="T336_49">order</text:span><text:span text:style-name="T336_50"><text:s/></text:span><text:span text:style-name="T336_51">to</text:span><text:span text:style-name="T336_52"><text:s/></text:span><text:span text:style-name="T336_53">do</text:span><text:span text:style-name="T336_54"><text:s/></text:span><text:span text:style-name="T336_55">this</text:span><text:span text:style-name="T336_56"><text:s/></text:span><text:span text:style-name="T336_57">you</text:span><text:span text:style-name="T336_58"><text:s/></text:span><text:span text:style-name="T336_59">have</text:span><text:span text:style-name="T336_60"><text:s/></text:span><text:span text:style-name="T336_61">to</text:span><text:span text:style-name="T336_62"><text:s/></text:span><text:span text:style-name="T336_63">search</text:span><text:span text:style-name="T336_64"><text:s/></text:span><text:span text:style-name="T336_65">the</text:span><text:span text:style-name="T336_66"><text:s/></text:span><text:span text:style-name="T336_67">surrounding</text:span><text:span text:style-name="T336_68"><text:s/></text:span><text:span text:style-name="T336_69">area</text:span><text:span text:style-name="T336_70"><text:s/></text:span><text:span text:style-name="T336_71">for</text:span><text:span text:style-name="T336_72"><text:s/></text:span><text:span text:style-name="T336_73">a</text:span><text:span text:style-name="T336_74"><text:s/></text:span><text:span text:style-name="T336_75">compass</text:span><text:span text:style-name="T336_76">,<text:s/></text:span><text:span text:style-name="T336_77">and</text:span><text:span text:style-name="T336_78"><text:s/></text:span><text:span text:style-name="T336_79">then</text:span><text:span text:style-name="T336_80"><text:s/></text:span><text:span text:style-name="T336_81">use</text:span><text:span text:style-name="T336_82"><text:s/></text:span><text:span text:style-name="T336_83">it</text:span><text:span text:style-name="T336_84"><text:s/></text:span><text:span text:style-name="T336_85">to</text:span><text:span text:style-name="T336_86"><text:s/></text:span><text:span text:style-name="T336_87">find</text:span><text:span text:style-name="T336_88"><text:s/></text:span><text:span text:style-name="T336_89">the</text:span><text:span text:style-name="T336_90"><text:s/></text:span><text:span text:style-name="T336_91">data</text:span><text:span text:style-name="T336_92"><text:s/></text:span><text:span text:style-name="T336_93">of</text:span><text:span text:style-name="T336_94"><text:s/></text:span><text:span text:style-name="T336_95">the</text:span><text:span text:style-name="T336_96"><text:s/></text:span><text:span text:style-name="T336_97">map</text:span><text:span text:style-name="T336_98">.</text:span></text:p>
        </text:list-item>
        <text:list-item>
          <text:p text:style-name="P337"><text:span text:style-name="T337_1">The</text:span><text:span text:style-name="T337_2"><text:s/></text:span><text:span text:style-name="T337_3">entrance</text:span><text:span text:style-name="T337_4"><text:s/></text:span><text:span text:style-name="T337_5">to</text:span><text:span text:style-name="T337_6"><text:s/></text:span><text:span text:style-name="T337_7">one</text:span><text:span text:style-name="T337_8"><text:s/></text:span><text:span text:style-name="T337_9">of</text:span><text:span text:style-name="T337_10"><text:s/></text:span><text:span text:style-name="T337_11">the</text:span><text:span text:style-name="T337_12"><text:s/></text:span><text:span text:style-name="T337_13">dungeons</text:span><text:span text:style-name="T337_14"><text:s/></text:span><text:span text:style-name="T337_15">is</text:span><text:span text:style-name="T337_16"><text:s/></text:span><text:span text:style-name="T337_17">surrounded</text:span><text:span text:style-name="T337_18"><text:s/></text:span><text:span text:style-name="T337_19">by</text:span><text:span text:style-name="T337_20"><text:s/></text:span><text:span text:style-name="T337_21">enemy</text:span><text:span text:style-name="T337_22"><text:s/></text:span><text:span text:style-name="T337_23">watchtowers</text:span><text:span text:style-name="T337_24">.<text:s/></text:span><text:span text:style-name="T337_25">The</text:span><text:span text:style-name="T337_26"><text:s/></text:span><text:span text:style-name="T337_27">player</text:span><text:span text:style-name="T337_28"><text:s/></text:span><text:span text:style-name="T337_29">has</text:span><text:span text:style-name="T337_30"><text:s/></text:span><text:span text:style-name="T337_31">to</text:span><text:span text:style-name="T337_32"><text:s/></text:span><text:span text:style-name="T337_33">sneak</text:span><text:span text:style-name="T337_34"><text:s/></text:span><text:span text:style-name="T337_35">around</text:span><text:span text:style-name="T337_36"><text:s/></text:span><text:span text:style-name="T337_37">each</text:span><text:span text:style-name="T337_38"><text:s/></text:span><text:span text:style-name="T337_39">tower</text:span><text:span text:style-name="T337_40"><text:s/></text:span><text:span text:style-name="T337_41">and</text:span><text:span text:style-name="T337_42"><text:s/></text:span><text:span text:style-name="T337_43">take</text:span><text:span text:style-name="T337_44"><text:s/></text:span><text:span text:style-name="T337_45">out</text:span><text:span text:style-name="T337_46"><text:s/></text:span><text:span text:style-name="T337_47">the</text:span><text:span text:style-name="T337_48"><text:s/></text:span><text:span text:style-name="T337_49">enemies</text:span><text:span text:style-name="T337_50"><text:s/></text:span><text:span text:style-name="T337_51">guarding</text:span><text:span text:style-name="T337_52"><text:s/></text:span><text:span text:style-name="T337_53">the</text:span><text:span text:style-name="T337_54"><text:s/></text:span><text:span text:style-name="T337_55">towers</text:span><text:span text:style-name="T337_56"><text:s/></text:span><text:span text:style-name="T337_57">in</text:span><text:span text:style-name="T337_58"><text:s/></text:span><text:span text:style-name="T337_59">order</text:span><text:span text:style-name="T337_60"><text:s/></text:span><text:span text:style-name="T337_61">to</text:span><text:span text:style-name="T337_62"><text:s/></text:span><text:span text:style-name="T337_63">free</text:span><text:span text:style-name="T337_64"><text:s/></text:span><text:span text:style-name="T337_65">the</text:span><text:span text:style-name="T337_66"><text:s/></text:span><text:span text:style-name="T337_67">entrance</text:span><text:span text:style-name="T337_68"><text:s/></text:span><text:span text:style-name="T337_69">of</text:span><text:span text:style-name="T337_70"><text:s/></text:span><text:span text:style-name="T337_71">the</text:span><text:span text:style-name="T337_72"><text:s/></text:span><text:span text:style-name="T337_73">dungeon</text:span><text:span text:style-name="T337_74">.</text:span></text:p>
        </text:list-item>
      </text:list>
      <text:p text:style-name="P338"/>
      <text:h text:style-name="P339" text:outline-level="10"><text:bookmark-start text:name="h.b4e5s4hqql3t"/><text:bookmark-end text:name="h.b4e5s4hqql3t"/><text:span text:style-name="T339_1">The</text:span><text:span text:style-name="T339_2"><text:s/></text:span><text:span text:style-name="T339_3">Arena</text:span></text:h>
      <text:p text:style-name="P340"><text:span text:style-name="T340_1">The</text:span><text:span text:style-name="T340_2"><text:s/></text:span><text:span text:style-name="T340_3">arena</text:span><text:span text:style-name="T340_4"><text:s/></text:span><text:span text:style-name="T340_5">would</text:span><text:span text:style-name="T340_6"><text:s/></text:span><text:span text:style-name="T340_7">serve</text:span><text:span text:style-name="T340_8"><text:s/></text:span><text:span text:style-name="T340_9">as</text:span><text:span text:style-name="T340_10"><text:s/></text:span><text:span text:style-name="T340_11">a</text:span><text:span text:style-name="T340_12"><text:s/></text:span><text:span text:style-name="T340_13">place</text:span><text:span text:style-name="T340_14"><text:s/></text:span><text:span text:style-name="T340_15">for</text:span><text:span text:style-name="T340_16"><text:s/></text:span><text:span text:style-name="T340_17">players</text:span><text:span text:style-name="T340_18"><text:s/></text:span><text:span text:style-name="T340_19">to</text:span><text:span text:style-name="T340_20"><text:s/></text:span><text:span text:style-name="T340_21">battle</text:span><text:span text:style-name="T340_22"><text:s/></text:span><text:span text:style-name="T340_23">against</text:span><text:span text:style-name="T340_24"><text:s/></text:span><text:span text:style-name="T340_25">one</text:span><text:span text:style-name="T340_26"><text:s/></text:span><text:span text:style-name="T340_27">another</text:span><text:span text:style-name="T340_28">.<text:s/></text:span><text:span text:style-name="T340_29">The</text:span><text:span text:style-name="T340_30"><text:s/></text:span><text:span text:style-name="T340_31">idea</text:span><text:span text:style-name="T340_32"><text:s/></text:span><text:span text:style-name="T340_33">behind</text:span><text:span text:style-name="T340_34"><text:s/></text:span><text:span text:style-name="T340_35">this</text:span><text:span text:style-name="T340_36"><text:s/></text:span><text:span text:style-name="T340_37">is</text:span><text:span text:style-name="T340_38"><text:s/></text:span><text:span text:style-name="T340_39">to</text:span><text:span text:style-name="T340_40"><text:s/></text:span><text:span text:style-name="T340_41">create</text:span><text:span text:style-name="T340_42"><text:s/></text:span><text:span text:style-name="T340_43">a</text:span><text:span text:style-name="T340_44"><text:s/></text:span><text:span text:style-name="T340_45">combat</text:span><text:span text:style-name="T340_46"><text:s/></text:span><text:span text:style-name="T340_47">area</text:span><text:span text:style-name="T340_48"><text:s/></text:span><text:span text:style-name="T340_49">in</text:span><text:span text:style-name="T340_50"><text:s/></text:span><text:span text:style-name="T340_51">the</text:span><text:span text:style-name="T340_52"><text:s/></text:span><text:span text:style-name="T340_53">game</text:span><text:span text:style-name="T340_54"><text:s/></text:span><text:span text:style-name="T340_55">that</text:span><text:span text:style-name="T340_56"><text:s/></text:span><text:span text:style-name="T340_57">was</text:span><text:span text:style-name="T340_58"><text:s/></text:span><text:span text:style-name="T340_59">populated</text:span><text:span text:style-name="T340_60"><text:s/></text:span><text:span text:style-name="T340_61">by</text:span><text:span text:style-name="T340_62"><text:s/></text:span><text:span text:style-name="T340_63">more</text:span><text:span text:style-name="T340_64"><text:s/></text:span><text:span text:style-name="T340_65">players</text:span><text:span text:style-name="T340_66"><text:s/></text:span><text:span text:style-name="T340_67">than</text:span><text:span text:style-name="T340_68"><text:s/></text:span><text:span text:style-name="T340_69">NPCs</text:span><text:span text:style-name="T340_70">.<text:s/></text:span><text:span text:style-name="T340_71">In</text:span><text:span text:style-name="T340_72"><text:s/></text:span><text:span text:style-name="T340_73">the</text:span><text:span text:style-name="T340_74"><text:s/></text:span><text:span text:style-name="T340_75">arena</text:span><text:span text:style-name="T340_76">,<text:s/></text:span><text:span text:style-name="T340_77">players</text:span><text:span text:style-name="T340_78"><text:s/></text:span><text:span text:style-name="T340_79">are</text:span><text:span text:style-name="T340_80"><text:s/></text:span><text:span text:style-name="T340_81">pitted</text:span><text:span text:style-name="T340_82"><text:s/></text:span><text:span text:style-name="T340_83">against</text:span><text:span text:style-name="T340_84"><text:s/></text:span><text:span text:style-name="T340_85">each</text:span><text:span text:style-name="T340_86"><text:s/></text:span><text:span text:style-name="T340_87">other</text:span><text:span text:style-name="T340_88">.<text:s/></text:span><text:span text:style-name="T340_89">By</text:span><text:span text:style-name="T340_90"><text:s/></text:span><text:span text:style-name="T340_91">defeating</text:span><text:span text:style-name="T340_92"><text:s/></text:span><text:span text:style-name="T340_93">opponents</text:span><text:span text:style-name="T340_94">,<text:s/></text:span><text:span text:style-name="T340_95">the</text:span><text:span text:style-name="T340_96"><text:s/></text:span><text:span text:style-name="T340_97">player</text:span><text:span text:style-name="T340_98"><text:s/></text:span><text:span text:style-name="T340_99">will</text:span><text:span text:style-name="T340_100"><text:s/></text:span><text:span text:style-name="T340_101">gain</text:span><text:span text:style-name="T340_102"><text:s/></text:span><text:span text:style-name="T340_103">XP</text:span><text:span text:style-name="T340_104">,<text:s/></text:span><text:span text:style-name="T340_105">and</text:span><text:span text:style-name="T340_106"><text:s/></text:span><text:span text:style-name="T340_107">Silicon</text:span><text:span text:style-name="T340_108"><text:s/></text:span><text:span text:style-name="T340_109">to</text:span><text:span text:style-name="T340_110"><text:s/></text:span><text:span text:style-name="T340_111">be</text:span><text:span text:style-name="T340_112"><text:s/></text:span><text:span text:style-name="T340_113">used</text:span><text:span text:style-name="T340_114"><text:s/></text:span><text:span text:style-name="T340_115">to</text:span><text:span text:style-name="T340_116"><text:s/></text:span><text:span text:style-name="T340_117">craft</text:span><text:span text:style-name="T340_118"><text:s/></text:span><text:span text:style-name="T340_119">and</text:span><text:span text:style-name="T340_120"><text:s/></text:span><text:span text:style-name="T340_121">purchase</text:span><text:span text:style-name="T340_122"><text:s/></text:span><text:span text:style-name="T340_123">armor</text:span><text:span text:style-name="T340_124"><text:s/></text:span><text:span text:style-name="T340_125">throughout</text:span><text:span text:style-name="T340_126"><text:s/></text:span><text:span text:style-name="T340_127">the</text:span><text:span text:style-name="T340_128"><text:s/></text:span><text:span text:style-name="T340_129">game</text:span><text:span text:style-name="T340_130">.<text:s/></text:span><text:span text:style-name="T340_131">The</text:span><text:span text:style-name="T340_132"><text:s/></text:span><text:span text:style-name="T340_133">amount</text:span><text:span text:style-name="T340_134"><text:s/></text:span><text:span text:style-name="T340_135">of</text:span><text:span text:style-name="T340_136"><text:s/></text:span><text:span text:style-name="T340_137">Silicon</text:span><text:span text:style-name="T340_138"><text:s/></text:span><text:span text:style-name="T340_139">to</text:span><text:span text:style-name="T340_140"><text:s/></text:span><text:span text:style-name="T340_141">be</text:span><text:span text:style-name="T340_142"><text:s/></text:span><text:span text:style-name="T340_143">won</text:span><text:span text:style-name="T340_144"><text:s/></text:span><text:span text:style-name="T340_145">will</text:span><text:span text:style-name="T340_146"><text:s/></text:span><text:span text:style-name="T340_147">be</text:span><text:span text:style-name="T340_148"><text:s/></text:span><text:span text:style-name="T340_149">predetermined</text:span><text:span text:style-name="T340_150"><text:s/></text:span><text:span text:style-name="T340_151">by</text:span><text:span text:style-name="T340_152"><text:s/></text:span><text:span text:style-name="T340_153">the</text:span><text:span text:style-name="T340_154"><text:s/></text:span><text:span text:style-name="T340_155">combatants</text:span><text:span text:style-name="T340_156"><text:s/></text:span><text:span text:style-name="T340_157">before</text:span><text:span text:style-name="T340_158"><text:s/></text:span><text:span text:style-name="T340_159">each</text:span><text:span text:style-name="T340_160"><text:s/></text:span><text:span text:style-name="T340_161">fight</text:span><text:span text:style-name="T340_162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○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right" fo:break-before="auto" style:writing-mode="lr-tb"/>
    </style:style>
    <style:style style:name="P2" style:family="paragraph" style:parent-style-name="Standard">
      <style:paragraph-properties fo:text-align="right" fo:break-before="auto" style:writing-mode="lr-tb"/>
    </style:style>
    <style:style style:name="T2_1" style:family="text"/>
    <style:style style:name="P3" style:family="paragraph" style:parent-style-name="Standard">
      <style:paragraph-properties fo:text-align="right" fo:break-before="auto" style:writing-mode="lr-tb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<text:page-number text:select-page="current"/></text:span>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